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1">
      <style:paragraph-properties fo:margin-top="0in" fo:margin-bottom="0in"/>
    </style:style>
    <style:style style:name="P19" style:family="paragraph" style:parent-style-name="Text_20_body" style:list-style-name="L2">
      <style:paragraph-properties fo:margin-top="0in" fo:margin-bottom="0in"/>
    </style:style>
    <style:style style:name="P20" style:family="paragraph" style:parent-style-name="Text_20_body" style:list-style-name="L3">
      <style:paragraph-properties fo:margin-top="0in" fo:margin-bottom="0in"/>
    </style:style>
    <style:style style:name="P21" style:family="paragraph" style:parent-style-name="Text_20_body" style:list-style-name="L4">
      <style:paragraph-properties fo:margin-top="0in" fo:margin-bottom="0in"/>
    </style:style>
    <style:style style:name="P22" style:family="paragraph" style:parent-style-name="Text_20_body" style:list-style-name="L5">
      <style:paragraph-properties fo:margin-top="0in" fo:margin-bottom="0in"/>
    </style:style>
    <style:style style:name="P23" style:family="paragraph" style:parent-style-name="Text_20_body" style:list-style-name="L6">
      <style:paragraph-properties fo:margin-top="0in" fo:margin-bottom="0in"/>
    </style:style>
    <style:style style:name="P24" style:family="paragraph" style:parent-style-name="Text_20_body" style:list-style-name="L7">
      <style:paragraph-properties fo:margin-top="0in" fo:margin-bottom="0in"/>
    </style:style>
    <style:style style:name="P25" style:family="paragraph" style:parent-style-name="Text_20_body" style:list-style-name="L8">
      <style:paragraph-properties fo:margin-top="0in" fo:margin-bottom="0in"/>
    </style:style>
    <style:style style:name="P26" style:family="paragraph" style:parent-style-name="Text_20_body" style:list-style-name="L9">
      <style:paragraph-properties fo:margin-top="0in" fo:margin-bottom="0in"/>
    </style:style>
    <style:style style:name="P27" style:family="paragraph" style:parent-style-name="Text_20_body" style:list-style-name="L10">
      <style:paragraph-properties fo:margin-top="0in" fo:margin-bottom="0in"/>
    </style:style>
    <style:style style:name="P28" style:family="paragraph" style:parent-style-name="Text_20_body" style:list-style-name="L11">
      <style:paragraph-properties fo:margin-top="0in" fo:margin-bottom="0in"/>
    </style:style>
    <style:style style:name="P29" style:family="paragraph" style:parent-style-name="Text_20_body" style:list-style-name="L12">
      <style:paragraph-properties fo:margin-top="0in" fo:margin-bottom="0in"/>
    </style:style>
    <style:style style:name="P30" style:family="paragraph" style:parent-style-name="Text_20_body" style:list-style-name="L13">
      <style:paragraph-properties fo:margin-top="0in" fo:margin-bottom="0in"/>
    </style:style>
    <style:style style:name="P31" style:family="paragraph" style:parent-style-name="Text_20_body" style:list-style-name="L14">
      <style:paragraph-properties fo:margin-top="0in" fo:margin-bottom="0in"/>
    </style:style>
    <style:style style:name="P32" style:family="paragraph" style:parent-style-name="Text_20_body" style:list-style-name="L15">
      <style:paragraph-properties fo:margin-top="0in" fo:margin-bottom="0in"/>
    </style:style>
    <style:style style:name="P33" style:family="paragraph" style:parent-style-name="Text_20_body" style:list-style-name="L16">
      <style:paragraph-properties fo:margin-top="0in" fo:margin-bottom="0in"/>
    </style:style>
    <style:style style:name="P34" style:family="paragraph" style:parent-style-name="Text_20_body" style:list-style-name="L17">
      <style:paragraph-properties fo:margin-top="0in" fo:margin-bottom="0in"/>
    </style:style>
    <style:style style:name="P35" style:family="paragraph" style:parent-style-name="Text_20_body" style:list-style-name="L18">
      <style:paragraph-properties fo:margin-top="0in" fo:margin-bottom="0in"/>
    </style:style>
    <style:style style:name="P36" style:family="paragraph" style:parent-style-name="Quotations">
      <style:paragraph-properties fo:margin-left="0.5in" fo:margin-right="0in" fo:text-indent="0in" style:auto-text-indent="false"/>
    </style:style>
    <style:style style:name="P37" style:family="paragraph" style:parent-style-name="Text_20_body" style:list-style-name="L19">
    </style:style>
    <style:style style:name="P38" style:family="paragraph" style:parent-style-name="Text_20_body" style:list-style-name="L20">
    </style:style>
    <style:style style:name="P39" style:family="paragraph" style:parent-style-name="Text_20_body" style:list-style-name="L21">
    </style:style>
    <style:style style:name="P40" style:family="paragraph" style:parent-style-name="Text_20_body" style:list-style-name="L22">
    </style:style>
    <style:style style:name="P41" style:family="paragraph" style:parent-style-name="Text_20_body" style:list-style-name="L23">
      <style:paragraph-properties fo:margin-top="0in" fo:margin-bottom="0in"/>
    </style:style>
    <style:style style:name="P42" style:family="paragraph" style:parent-style-name="Text_20_body" style:list-style-name="L24">
    </style:style>
    <style:style style:name="P43" style:family="paragraph" style:parent-style-name="Text_20_body" style:list-style-name="L25">
      <style:paragraph-properties fo:margin-top="0in" fo:margin-bottom="0in"/>
    </style:style>
    <style:style style:name="P44" style:family="paragraph" style:parent-style-name="Text_20_body" style:list-style-name="L26">
      <style:paragraph-properties fo:margin-top="0in" fo:margin-bottom="0in"/>
    </style:style>
    <style:style style:name="P45" style:family="paragraph" style:parent-style-name="Text_20_body" style:list-style-name="L27">
    </style:style>
    <style:style style:name="P46" style:family="paragraph" style:parent-style-name="Text_20_body" style:list-style-name="L28">
      <style:paragraph-properties fo:margin-top="0in" fo:margin-bottom="0in"/>
    </style:style>
    <style:style style:name="P47" style:family="paragraph" style:parent-style-name="Text_20_body" style:list-style-name="L29">
      <style:paragraph-properties fo:margin-top="0in" fo:margin-bottom="0in"/>
    </style:style>
    <style:style style:name="P48" style:family="paragraph" style:parent-style-name="Text_20_body" style:list-style-name="L30">
      <style:paragraph-properties fo:margin-top="0in" fo:margin-bottom="0in"/>
    </style:style>
    <style:style style:name="P49" style:family="paragraph" style:parent-style-name="Text_20_body" style:list-style-name="L31">
      <style:paragraph-properties fo:margin-top="0in" fo:margin-bottom="0in"/>
    </style:style>
    <style:style style:name="P50" style:family="paragraph" style:parent-style-name="Text_20_body" style:list-style-name="L32">
      <style:paragraph-properties fo:margin-top="0in" fo:margin-bottom="0in"/>
    </style:style>
    <style:style style:name="P51" style:family="paragraph" style:parent-style-name="Text_20_body" style:list-style-name="L33">
      <style:paragraph-properties fo:margin-top="0in" fo:margin-bottom="0in"/>
    </style:style>
    <style:style style:name="P52" style:family="paragraph" style:parent-style-name="Text_20_body" style:list-style-name="L34">
      <style:paragraph-properties fo:margin-top="0in" fo:margin-bottom="0in"/>
    </style:style>
    <style:style style:name="P53" style:family="paragraph" style:parent-style-name="Text_20_body" style:list-style-name="L35">
      <style:paragraph-properties fo:margin-top="0in" fo:margin-bottom="0in"/>
    </style:style>
    <style:style style:name="P54" style:family="paragraph" style:parent-style-name="Text_20_body" style:list-style-name="L36">
      <style:paragraph-properties fo:margin-top="0in" fo:margin-bottom="0in"/>
    </style:style>
    <style:style style:name="P55" style:family="paragraph" style:parent-style-name="Text_20_body" style:list-style-name="L37">
      <style:paragraph-properties fo:margin-top="0in" fo:margin-bottom="0in"/>
    </style:style>
    <style:style style:name="P56" style:family="paragraph" style:parent-style-name="Text_20_body" style:list-style-name="L38">
      <style:paragraph-properties fo:margin-top="0in" fo:margin-bottom="0in"/>
    </style:style>
    <style:style style:name="P57" style:family="paragraph" style:parent-style-name="Text_20_body" style:list-style-name="L39">
      <style:paragraph-properties fo:margin-top="0in" fo:margin-bottom="0in"/>
    </style:style>
    <style:style style:name="P58" style:family="paragraph" style:parent-style-name="Preformatted_20_Text">
    </style:style>
    <style:style style:name="P59" style:family="paragraph" style:parent-style-name="Text_20_body" style:list-style-name="L40">
    </style:style>
    <style:style style:name="P60" style:family="paragraph" style:parent-style-name="Text_20_body" style:list-style-name="L41">
    </style:style>
    <style:style style:name="P61" style:family="paragraph" style:parent-style-name="Text_20_body" style:list-style-name="L42">
    </style:style>
    <style:style style:name="P62" style:family="paragraph" style:parent-style-name="Text_20_body" style:list-style-name="L43">
    </style:style>
    <style:style style:name="P63" style:family="paragraph" style:parent-style-name="Text_20_body" style:list-style-name="L44">
    </style:style>
    <style:style style:name="P64" style:family="paragraph" style:parent-style-name="Text_20_body" style:list-style-name="L45">
    </style:style>
    <style:style style:name="P65" style:family="paragraph" style:parent-style-name="Preformatted_20_Text">
    </style:style>
    <style:style style:name="P66" style:family="paragraph" style:parent-style-name="Text_20_body" style:list-style-name="L46">
      <style:paragraph-properties fo:margin-top="0in" fo:margin-bottom="0in"/>
    </style:style>
    <style:style style:name="P67" style:family="paragraph" style:parent-style-name="Preformatted_20_Text">
    </style:style>
    <style:style style:name="P68" style:family="paragraph" style:parent-style-name="Text_20_body" style:list-style-name="L47">
      <style:paragraph-properties fo:margin-top="0in" fo:margin-bottom="0in"/>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Text_20_body" style:list-style-name="L48">
      <style:paragraph-properties fo:margin-top="0in" fo:margin-bottom="0in"/>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49">
      <style:paragraph-properties fo:margin-top="0in" fo:margin-bottom="0in"/>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Text_20_body" style:list-style-name="L50">
      <style:paragraph-properties fo:margin-top="0in" fo:margin-bottom="0in"/>
    </style:style>
    <style:style style:name="P93" style:family="paragraph" style:parent-style-name="Preformatted_20_Text">
    </style:style>
    <style:style style:name="P94" style:family="paragraph" style:parent-style-name="Text_20_body" style:list-style-name="L51">
      <style:paragraph-properties fo:margin-top="0in" fo:margin-bottom="0in"/>
    </style:style>
    <style:style style:name="P95" style:family="paragraph" style:parent-style-name="Preformatted_20_Text">
    </style:style>
    <style:style style:name="P96" style:family="paragraph" style:parent-style-name="Text_20_body" style:list-style-name="L52">
      <style:paragraph-properties fo:margin-top="0in" fo:margin-bottom="0in"/>
    </style:style>
    <style:style style:name="P97" style:family="paragraph" style:parent-style-name="Preformatted_20_Text">
    </style:style>
    <style:style style:name="P98" style:family="paragraph" style:parent-style-name="Text_20_body" style:list-style-name="L53">
      <style:paragraph-properties fo:margin-top="0in" fo:margin-bottom="0in"/>
    </style:style>
    <style:style style:name="P99" style:family="paragraph" style:parent-style-name="Preformatted_20_Text">
    </style:style>
    <style:style style:name="P100" style:family="paragraph" style:parent-style-name="Text_20_body" style:list-style-name="L54">
      <style:paragraph-properties fo:margin-top="0in" fo:margin-bottom="0in"/>
    </style:style>
    <style:style style:name="P101" style:family="paragraph" style:parent-style-name="Preformatted_20_Text">
    </style:style>
    <style:style style:name="P102" style:family="paragraph" style:parent-style-name="Text_20_body" style:list-style-name="L55">
      <style:paragraph-properties fo:margin-top="0in" fo:margin-bottom="0in"/>
    </style:style>
    <style:style style:name="P103" style:family="paragraph" style:parent-style-name="Preformatted_20_Text">
    </style:style>
    <style:style style:name="P104" style:family="paragraph" style:parent-style-name="Text_20_body" style:list-style-name="L56">
      <style:paragraph-properties fo:margin-top="0in" fo:margin-bottom="0in"/>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57">
      <style:paragraph-properties fo:margin-top="0in" fo:margin-bottom="0in"/>
    </style:style>
    <style:style style:name="P111" style:family="paragraph" style:parent-style-name="Preformatted_20_Text">
    </style:style>
    <style:style style:name="P112" style:family="paragraph" style:parent-style-name="Text_20_body" style:list-style-name="L58">
      <style:paragraph-properties fo:margin-top="0in" fo:margin-bottom="0in"/>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59">
      <style:paragraph-properties fo:margin-top="0in" fo:margin-bottom="0in"/>
    </style:style>
    <style:style style:name="P117" style:family="paragraph" style:parent-style-name="Text_20_body" style:list-style-name="L60">
      <style:paragraph-properties fo:margin-top="0in" fo:margin-bottom="0in"/>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1">
      <style:paragraph-properties fo:margin-top="0in" fo:margin-bottom="0in"/>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Text_20_body" style:list-style-name="L62">
      <style:paragraph-properties fo:margin-top="0in" fo:margin-bottom="0in"/>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Text_20_body" style:list-style-name="L63">
      <style:paragraph-properties fo:margin-top="0in" fo:margin-bottom="0in"/>
    </style:style>
    <style:style style:name="P136" style:family="paragraph" style:parent-style-name="Preformatted_20_Text">
    </style:style>
    <style:style style:name="P137" style:family="paragraph" style:parent-style-name="Text_20_body" style:list-style-name="L64">
      <style:paragraph-properties fo:margin-top="0in" fo:margin-bottom="0in"/>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7">
      <style:paragraph-properties fo:margin-top="0in" fo:margin-bottom="0in"/>
    </style:style>
    <style:style style:name="P145" style:family="paragraph" style:parent-style-name="Preformatted_20_Text">
    </style:style>
    <style:style style:name="P146" style:family="paragraph" style:parent-style-name="Text_20_body" style:list-style-name="L68">
      <style:paragraph-properties fo:margin-top="0in" fo:margin-bottom="0in"/>
    </style:style>
    <style:style style:name="P147" style:family="paragraph" style:parent-style-name="Text_20_body" style:list-style-name="L69">
      <style:paragraph-properties fo:margin-top="0in" fo:margin-bottom="0in"/>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Text_20_body" style:list-style-name="L70">
      <style:paragraph-properties fo:margin-top="0in" fo:margin-bottom="0in"/>
    </style:style>
    <style:style style:name="P155" style:family="paragraph" style:parent-style-name="Preformatted_20_Text">
    </style:style>
    <style:style style:name="P156" style:family="paragraph" style:parent-style-name="Text_20_body" style:list-style-name="L71">
      <style:paragraph-properties fo:margin-top="0in" fo:margin-bottom="0in"/>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Text_20_body" style:list-style-name="L72">
      <style:paragraph-properties fo:margin-top="0in" fo:margin-bottom="0in"/>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73">
      <style:paragraph-properties fo:margin-top="0in" fo:margin-bottom="0in"/>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74">
      <style:paragraph-properties fo:margin-top="0in" fo:margin-bottom="0in"/>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Text_20_body" style:list-style-name="L75">
      <style:paragraph-properties fo:margin-top="0in" fo:margin-bottom="0in"/>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76">
      <style:paragraph-properties fo:margin-top="0in" fo:margin-bottom="0in"/>
    </style:style>
    <style:style style:name="P251" style:family="paragraph" style:parent-style-name="Text_20_body" style:list-style-name="L77">
      <style:paragraph-properties fo:margin-top="0in" fo:margin-bottom="0in"/>
    </style:style>
    <style:style style:name="P252" style:family="paragraph" style:parent-style-name="Text_20_body" style:list-style-name="L78">
      <style:paragraph-properties fo:margin-top="0in" fo:margin-bottom="0in"/>
    </style:style>
    <style:style style:name="P253" style:family="paragraph" style:parent-style-name="Text_20_body" style:list-style-name="L79">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80">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81">
      <style:paragraph-properties fo:margin-top="0in" fo:margin-bottom="0in"/>
    </style:style>
    <style:style style:name="P271" style:family="paragraph" style:parent-style-name="Preformatted_20_Text">
    </style:style>
    <style:style style:name="P272" style:family="paragraph" style:parent-style-name="Text_20_body" style:list-style-name="L82">
      <style:paragraph-properties fo:margin-top="0in" fo:margin-bottom="0in"/>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Text_20_body" style:list-style-name="L83">
      <style:paragraph-properties fo:margin-top="0in" fo:margin-bottom="0in"/>
    </style:style>
    <style:style style:name="P277" style:family="paragraph" style:parent-style-name="Text_20_body" style:list-style-name="L84">
      <style:paragraph-properties fo:margin-top="0in" fo:margin-bottom="0in"/>
    </style:style>
    <style:style style:name="P278" style:family="paragraph" style:parent-style-name="Text_20_body" style:list-style-name="L85">
      <style:paragraph-properties fo:margin-top="0in" fo:margin-bottom="0in"/>
    </style:style>
    <style:style style:name="P279" style:family="paragraph" style:parent-style-name="Preformatted_20_Text">
    </style:style>
    <style:style style:name="P280" style:family="paragraph" style:parent-style-name="Text_20_body" style:list-style-name="L86">
      <style:paragraph-properties fo:margin-top="0in" fo:margin-bottom="0in"/>
    </style:style>
    <style:style style:name="P281" style:family="paragraph" style:parent-style-name="Text_20_body" style:list-style-name="L87">
      <style:paragraph-properties fo:margin-top="0in" fo:margin-bottom="0in"/>
    </style:style>
    <style:style style:name="P282" style:family="paragraph" style:parent-style-name="Preformatted_20_Text">
    </style:style>
    <style:style style:name="P283" style:family="paragraph" style:parent-style-name="Text_20_body" style:list-style-name="L88">
      <style:paragraph-properties fo:margin-top="0in" fo:margin-bottom="0in"/>
    </style:style>
    <style:style style:name="P284" style:family="paragraph" style:parent-style-name="Preformatted_20_Text">
    </style:style>
    <style:style style:name="P285" style:family="paragraph" style:parent-style-name="Text_20_body" style:list-style-name="L89">
      <style:paragraph-properties fo:margin-top="0in" fo:margin-bottom="0in"/>
    </style:style>
    <style:style style:name="P286" style:family="paragraph" style:parent-style-name="Text_20_body" style:list-style-name="L90">
      <style:paragraph-properties fo:margin-top="0in" fo:margin-bottom="0in"/>
    </style:style>
    <style:style style:name="P287" style:family="paragraph" style:parent-style-name="Text_20_body" style:list-style-name="L91">
      <style:paragraph-properties fo:margin-top="0in" fo:margin-bottom="0in"/>
    </style:style>
    <style:style style:name="P288" style:family="paragraph" style:parent-style-name="Preformatted_20_Text">
    </style:style>
    <style:style style:name="P289" style:family="paragraph" style:parent-style-name="Text_20_body" style:list-style-name="L92">
      <style:paragraph-properties fo:margin-top="0in" fo:margin-bottom="0in"/>
    </style:style>
    <style:style style:name="P290" style:family="paragraph" style:parent-style-name="Text_20_body" style:list-style-name="L93">
      <style:paragraph-properties fo:margin-top="0in" fo:margin-bottom="0in"/>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Text_20_body" style:list-style-name="L94">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Text_20_body" style:list-style-name="L95">
      <style:paragraph-properties fo:margin-top="0in" fo:margin-bottom="0in"/>
    </style:style>
    <style:style style:name="P563" style:family="paragraph" style:parent-style-name="Text_20_body" style:list-style-name="L96">
      <style:paragraph-properties fo:margin-top="0in" fo:margin-bottom="0in"/>
    </style:style>
    <style:style style:name="P564" style:family="paragraph" style:parent-style-name="Preformatted_20_Text">
    </style:style>
    <style:style style:name="P565" style:family="paragraph" style:parent-style-name="Text_20_body" style:list-style-name="L97">
      <style:paragraph-properties fo:margin-top="0in" fo:margin-bottom="0in"/>
    </style:style>
    <style:style style:name="P566" style:family="paragraph" style:parent-style-name="Text_20_body" style:list-style-name="L98">
      <style:paragraph-properties fo:margin-top="0in" fo:margin-bottom="0in"/>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99">
      <style:paragraph-properties fo:margin-top="0in" fo:margin-bottom="0in"/>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100">
      <style:paragraph-properties fo:margin-top="0in" fo:margin-bottom="0in"/>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101">
      <style:paragraph-properties fo:margin-top="0in" fo:margin-bottom="0in"/>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Text_20_body" style:list-style-name="L102">
    </style:style>
    <style:style style:name="P865" style:family="paragraph" style:parent-style-name="Text_20_body" style:list-style-name="L103">
    </style:style>
    <style:style style:name="P866" style:family="paragraph" style:parent-style-name="Text_20_body" style:list-style-name="L104">
    </style:style>
    <style:style style:name="P867" style:family="paragraph" style:parent-style-name="Text_20_body" style:list-style-name="L105">
    </style:style>
    <style:style style:name="P868" style:family="paragraph" style:parent-style-name="Text_20_body" style:list-style-name="L106">
    </style:style>
    <style:style style:name="P869" style:family="paragraph" style:parent-style-name="Text_20_body" style:list-style-name="L107">
    </style:style>
    <style:style style:name="P870" style:family="paragraph" style:parent-style-name="Text_20_body" style:list-style-name="L108">
    </style:style>
    <style:style style:name="P871" style:family="paragraph" style:parent-style-name="Text_20_body" style:list-style-name="L109">
    </style:style>
    <style:style style:name="P872" style:family="paragraph" style:parent-style-name="Text_20_body" style:list-style-name="L110">
    </style:style>
    <style:style style:name="P873" style:family="paragraph" style:parent-style-name="Text_20_body" style:list-style-name="L111">
    </style:style>
    <style:style style:name="P874" style:family="paragraph" style:parent-style-name="Text_20_body" style:list-style-name="L112">
    </style:style>
    <style:style style:name="P875" style:family="paragraph" style:parent-style-name="Text_20_body" style:list-style-name="L113">
    </style:style>
    <style:style style:name="P876" style:family="paragraph" style:parent-style-name="Preformatted_20_Text">
    </style:style>
    <style:style style:name="P877" style:family="paragraph" style:parent-style-name="Text_20_body" style:list-style-name="L114">
    </style:style>
    <style:style style:name="P878" style:family="paragraph" style:parent-style-name="Text_20_body" style:list-style-name="L115">
    </style:style>
    <style:style style:name="P879" style:family="paragraph" style:parent-style-name="Text_20_body" style:list-style-name="L116">
    </style:style>
    <style:style style:name="P880" style:family="paragraph" style:parent-style-name="Text_20_body" style:list-style-name="L117">
      <style:paragraph-properties fo:margin-top="0in" fo:margin-bottom="0in"/>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Text_20_body" style:list-style-name="L118">
      <style:paragraph-properties fo:margin-top="0in" fo:margin-bottom="0in"/>
    </style:style>
    <style:style style:name="P897" style:family="paragraph" style:parent-style-name="Text_20_body" style:list-style-name="L119">
      <style:paragraph-properties fo:margin-top="0in" fo:margin-bottom="0in"/>
    </style:style>
    <style:style style:name="P898" style:family="paragraph" style:parent-style-name="Text_20_body" style:list-style-name="L120">
      <style:paragraph-properties fo:margin-top="0in" fo:margin-bottom="0in"/>
    </style:style>
    <style:style style:name="P899" style:family="paragraph" style:parent-style-name="Text_20_body" style:list-style-name="L121">
      <style:paragraph-properties fo:margin-top="0in" fo:margin-bottom="0in"/>
    </style:style>
    <style:style style:name="P900" style:family="paragraph" style:parent-style-name="Text_20_body" style:list-style-name="L122">
      <style:paragraph-properties fo:margin-top="0in" fo:margin-bottom="0in"/>
    </style:style>
    <style:style style:name="P901" style:family="paragraph" style:parent-style-name="Text_20_body" style:list-style-name="L123">
      <style:paragraph-properties fo:margin-top="0in" fo:margin-bottom="0in"/>
    </style:style>
    <style:style style:name="P902" style:family="paragraph" style:parent-style-name="Text_20_body" style:list-style-name="L124">
      <style:paragraph-properties fo:margin-top="0in" fo:margin-bottom="0in"/>
    </style:style>
    <style:style style:name="P903" style:family="paragraph" style:parent-style-name="Text_20_body" style:list-style-name="L125">
      <style:paragraph-properties fo:margin-top="0in" fo:margin-bottom="0in"/>
    </style:style>
    <style:style style:name="P904" style:family="paragraph" style:parent-style-name="Text_20_body" style:list-style-name="L126">
      <style:paragraph-properties fo:margin-top="0in" fo:margin-bottom="0in"/>
    </style:style>
    <style:style style:name="P905" style:family="paragraph" style:parent-style-name="Text_20_body" style:list-style-name="L127">
      <style:paragraph-properties fo:margin-top="0in" fo:margin-bottom="0in"/>
    </style:style>
    <style:style style:name="P906" style:family="paragraph" style:parent-style-name="Text_20_body" style:list-style-name="L128">
      <style:paragraph-properties fo:margin-top="0in" fo:margin-bottom="0in"/>
    </style:style>
    <style:style style:name="P907" style:family="paragraph" style:parent-style-name="Text_20_body" style:list-style-name="L129">
      <style:paragraph-properties fo:margin-top="0in" fo:margin-bottom="0in"/>
    </style:style>
    <style:style style:name="P908" style:family="paragraph" style:parent-style-name="Text_20_body" style:list-style-name="L130">
      <style:paragraph-properties fo:margin-top="0in" fo:margin-bottom="0in"/>
    </style:style>
    <style:style style:name="P909" style:family="paragraph" style:parent-style-name="Text_20_body" style:list-style-name="L131">
      <style:paragraph-properties fo:margin-top="0in" fo:margin-bottom="0in"/>
    </style:style>
    <style:style style:name="P910" style:family="paragraph" style:parent-style-name="Text_20_body" style:list-style-name="L132">
      <style:paragraph-properties fo:margin-top="0in" fo:margin-bottom="0in"/>
    </style:style>
    <style:style style:name="P911" style:family="paragraph" style:parent-style-name="Text_20_body" style:list-style-name="L133">
      <style:paragraph-properties fo:margin-top="0in" fo:margin-bottom="0in"/>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Text_20_body" style:list-style-name="L134">
    </style:style>
    <style:style style:name="P931" style:family="paragraph" style:parent-style-name="Text_20_body" style:list-style-name="L135">
      <style:paragraph-properties fo:margin-top="0in" fo:margin-bottom="0in"/>
    </style:style>
    <style:style style:name="P932" style:family="paragraph" style:parent-style-name="Text_20_body" style:list-style-name="L136">
      <style:paragraph-properties fo:margin-top="0in" fo:margin-bottom="0in"/>
    </style:style>
    <style:style style:name="P933" style:family="paragraph" style:parent-style-name="Text_20_body" style:list-style-name="L137">
      <style:paragraph-properties fo:margin-top="0in" fo:margin-bottom="0in"/>
    </style:style>
    <style:style style:name="P934" style:family="paragraph" style:parent-style-name="Text_20_body" style:list-style-name="L138">
      <style:paragraph-properties fo:margin-top="0in" fo:margin-bottom="0in"/>
    </style:style>
    <style:style style:name="P935" style:family="paragraph" style:parent-style-name="Text_20_body" style:list-style-name="L139">
      <style:paragraph-properties fo:margin-top="0in" fo:margin-bottom="0in"/>
    </style:style>
    <style:style style:name="P936" style:family="paragraph" style:parent-style-name="Text_20_body" style:list-style-name="L140">
      <style:paragraph-properties fo:margin-top="0in" fo:margin-bottom="0in"/>
    </style:style>
    <style:style style:name="P937" style:family="paragraph" style:parent-style-name="Text_20_body" style:list-style-name="L141">
      <style:paragraph-properties fo:margin-top="0in" fo:margin-bottom="0in"/>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Text_20_body" style:list-style-name="L142">
      <style:paragraph-properties fo:margin-top="0in" fo:margin-bottom="0in"/>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Text_20_body" style:list-style-name="L143">
    </style:style>
    <style:style style:name="P1087" style:family="paragraph" style:parent-style-name="Text_20_body" style:list-style-name="L144">
    </style:style>
    <style:style style:name="P1088" style:family="paragraph" style:parent-style-name="Text_20_body" style:list-style-name="L145">
      <style:paragraph-properties fo:margin-top="0in" fo:margin-bottom="0in"/>
    </style:style>
    <style:style style:name="P1089" style:family="paragraph" style:parent-style-name="Text_20_body" style:list-style-name="L146">
    </style:style>
    <style:style style:name="P1090" style:family="paragraph" style:parent-style-name="Text_20_body" style:list-style-name="L147">
      <style:paragraph-properties fo:margin-top="0in" fo:margin-bottom="0in"/>
    </style:style>
    <style:style style:name="P1091" style:family="paragraph" style:parent-style-name="Text_20_body" style:list-style-name="L148">
    </style:style>
    <style:style style:name="P1092" style:family="paragraph" style:parent-style-name="Text_20_body" style:list-style-name="L149">
      <style:paragraph-properties fo:margin-top="0in" fo:margin-bottom="0in"/>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office:automatic-styles>
  <office:body>
    <office:text>
      <text:p text:style-name="Text_20_body">HACKER INDUSTRIE</text:p>
      <text:p text:style-name="Text_20_body"><text:span text:style-name="T1">Mise en recette informatique</text:span></text:p>
      <text:p text:style-name="Horizontal_20_Line"/>
      <text:p text:style-name="First_20_paragraph">Par Anthony J.R Le Goff</text:p>
      <text:p text:style-name="Text_20_body"><text:span text:style-name="T2">LICENSE</text:span></text:p>
      <text:p text:style-name="Text_20_body">Copyright (C) 2021 ANTHONY JR. LE GOFF.</text:p>
      <text:p text:style-name="Text_20_body">Permission is granted to copy, distribute and/or modify this document under the terms of the <text:span text:style-name="T2">GNU Free Documentation License, Version 1.3</text:span> or any later version published by the Free Software Foundation; with no Invariant Sections, no Front-Cover Texts, and no Back-Cover Texts. A copy of the license is included in the section entitled "<text:a xlink:type="simple" xlink:href="https://www.gnu.org/licenses/fdl-1.3.html" office:name=""><text:span text:style-name="Definition">GNU Free Documentation License</text:span></text:a>".</text:p>
      <text:p text:style-name="Text_20_body">Contact email: legoff.ant[at]gmail.com pour toutes questions relatives au livre, suggestion et correction.</text:p>
      <text:h text:style-name="Heading_20_1" text:outline-level="1"><text:bookmark-start text:name="o-généralités"/>O. Généralités<text:bookmark-end text:name="o-généralités"/></text:h>
      <text:p text:style-name="Horizontal_20_Line"/>
      <text:h text:style-name="Heading_20_2" text:outline-level="2"><text:bookmark-start text:name="id_01-historique"/>0.1 Historique<text:bookmark-end text:name="id_01-historique"/></text:h>
      <text:p text:style-name="First_20_paragraph">Pour commencer cette université il est nécessaire d'introduire en faisant l'historique des grandes théories de l'informatique, ce qui vous permettera d'approfondir le sujet et de situer dans l'ordre chronologique les dates marquantes de la discipline et ces acteurs, mais retenez surtout: <text:a xlink:type="simple" xlink:href="https://en.wikipedia.org/wiki/Al-Khwarizmi" office:name=""><text:span text:style-name="Definition">AL-KHWARIZMI</text:span></text:a>, <text:a xlink:type="simple" xlink:href="https://fr.wikipedia.org/wiki/Ada_Lovelace" office:name=""><text:span text:style-name="Definition">ADA LOVELACE</text:span></text:a>, <text:a xlink:type="simple" xlink:href="https://fr.wikipedia.org/wiki/George_Boole" office:name=""><text:span text:style-name="Definition">GEORGE BOOLE</text:span></text:a>, <text:a xlink:type="simple" xlink:href="https://fr.wikipedia.org/wiki/Alan_Turing" office:name=""><text:span text:style-name="Definition">ALAN TURING</text:span></text:a>, <text:a xlink:type="simple" xlink:href="https://fr.wikipedia.org/wiki/John_von_Neumann" office:name=""><text:span text:style-name="Definition">JOHN VON NEUMANN</text:span></text:a> &amp; <text:a xlink:type="simple" xlink:href="https://fr.wikipedia.org/wiki/Claude_Shannon" office:name=""><text:span text:style-name="Definition">CLAUDE SHANNON</text:span></text:a></text:p>
      <text:h text:style-name="Heading_20_3" text:outline-level="3"><text:bookmark-start text:name="traitement-de-linformation-et-automatisation"/>Traitement de l'information et automatisation<text:bookmark-end text:name="traitement-de-linformation-et-automatisation"/></text:h>
      <text:h text:style-name="Heading_20_3" text:outline-level="3"><text:bookmark-start text:name="id_-3000---le-binaire--le-yingyang-chinois"/>-3000 - Le binaire &amp; le Ying/Yang chinois<text:bookmark-end text:name="id_-3000---le-binaire--le-yingyang-chinois"/></text:h>
      <text:h text:style-name="Heading_20_3" text:outline-level="3"><text:bookmark-start text:name="id_-1750---code-dhammourabi"/>-1750 - Code d'HAMMOURABI<text:bookmark-end text:name="id_-1750---code-dhammourabi"/></text:h>
      <text:p text:style-name="First_20_paragraph">Le roi de Babylone (Mésopotamie), nommé HAMMOURABI, a fait graver cette stèle. Celle-ci est composée d'un ensemble de sentences royales sous la forme :</text:p>
      <text:p text:style-name="P1">SI {personne} ET {action} ALORS {sentence}</text:p>
      <text:h text:style-name="Heading_20_3" text:outline-level="3"><text:bookmark-start text:name="id_-330-logique"/>-330 Logique<text:bookmark-end text:name="id_-330-logique"/></text:h>
      <text:p text:style-name="First_20_paragraph">Elle est définie par le philosophe grec ARISTOTE dans l'ouvrage de référence l'<text:a xlink:type="simple" xlink:href="https://www.cosmovisions.com/textOrganon.htm" office:name=""><text:span text:style-name="Definition">Organon</text:span></text:a></text:p>
      <text:h text:style-name="Heading_20_3" text:outline-level="3"><text:bookmark-start text:name="id_820-travaux-du-mathématicien-musulman-al-khwarizmi"/>820 Travaux du mathématicien musulman AL KHWARIZMI<text:bookmark-end text:name="id_820-travaux-du-mathématicien-musulman-al-khwarizmi"/></text:h>
      <text:p text:style-name="First_20_paragraph">L'algorithme dans un livre intitulé كتاب الجام والتبارك بحسب الهند “Kitab Al-Jam wal-tafriq bi hisab al-hind” dont – à cause du livre brûlé pendant l’invasion mongole – il ne reste qu’une traduction latine, à savoir; «Algoritmi de numero indorum».</text:p>
      <text:h text:style-name="Heading_20_3" text:outline-level="3"><text:bookmark-start text:name="id_1000-zéro"/>1000 Zéro<text:bookmark-end text:name="id_1000-zéro"/></text:h>
      <text:p text:style-name="First_20_paragraph">Inventé en Inde et rapporté en Occident par les invasions arabes islamiques, le zéro trouvera un ardent défenseur en la personne de Gerbert d'AURILLAC qui tentera de l'imposer lorsqu'il deviendra le pape Sylvestre II. Mais, ce n'est que vers le XIVème siècle, que le monde occidental l'acceptera définitivement.</text:p>
      <text:h text:style-name="Heading_20_3" text:outline-level="3"><text:bookmark-start text:name="id_1614-logarithmes-par-john-neper"/>1614 Logarithmes par John NEPER<text:bookmark-end text:name="id_1614-logarithmes-par-john-neper"/></text:h>
      <text:p text:style-name="First_20_paragraph">Grâce aux travaux de l'écossais NEPER, la multiplication et la division peuvent être ramenées à deux opérations très simples: l'addition et la soustraction.</text:p>
      <text:h text:style-name="Heading_20_3" text:outline-level="3"><text:bookmark-start text:name="id_1697-introduction-du-binaire-en-europe-par-gottfried-leibnitz"/>1697 Introduction du binaire en Europe par Gottfried LEIBNITZ<text:bookmark-end text:name="id_1697-introduction-du-binaire-en-europe-par-gottfried-leibnitz"/></text:h>
      <text:p text:style-name="First_20_paragraph">Passionné par la Dyadique, LEIBNITZ fut conforté dans ses idées lorsqu'il apprit que le binaire avait été inventé par les Chinois plusieurs millénaires auparavant. Il exposera devant l'Académie des Sciences de Paris ses idées qui seront publiées dans "Explication de l'arithmétique binaire avec des remarques sur son utilité et sur le sens qu'elle donne des anciennes figures chinoises de Fou-Hi".</text:p>
      <text:h text:style-name="Heading_20_3" text:outline-level="3"><text:bookmark-start text:name="id_1840-principe-des-machines-à-calculer-par-augusta-lovelace"/>1840 Principe des machines à calculer par Augusta LOVELACE<text:bookmark-end text:name="id_1840-principe-des-machines-à-calculer-par-augusta-lovelace"/></text:h>
      <text:p text:style-name="First_20_paragraph">Pour elle, une machine à calculer doit comporter :</text:p>
      <text:p text:style-name="P2"><text:s text:c="3"/>* Un dispositif permettant d'introduire les données numériques (cartes perforées, roues dentées...)</text:p>
      <text:p text:style-name="P3"/>
      <text:p text:style-name="P4"><text:s text:c="3"/>* Une mémoire pour conserver les valeurs numériques entrées</text:p>
      <text:p text:style-name="P5"/>
      <text:p text:style-name="P6"><text:s text:c="3"/>* Une unité de commande grâce à laquelle l'utilisateur va indiquer à la machine les tâches à effectuer</text:p>
      <text:p text:style-name="P7"/>
      <text:p text:style-name="P8"><text:s text:c="3"/>* Un "moulin" chargé d'effectuer les calculs</text:p>
      <text:p text:style-name="P9"/>
      <text:p text:style-name="P10"><text:s text:c="3"/>* Un dispositif permettant de prendre connaissance des résultats (imprimante...)</text:p>
      <text:p text:style-name="First_20_paragraph">Ces principes seront, un siècle plus tard, à la base des premiers ordinateurs.</text:p>
      <text:h text:style-name="Heading_20_3" text:outline-level="3"><text:bookmark-start text:name="id_1843-théorie-de-la-programmation-par-ada-lovelace"/>1843 Théorie de la programmation par Ada LOVELACE<text:bookmark-end text:name="id_1843-théorie-de-la-programmation-par-ada-lovelace"/></text:h>
      <text:p text:style-name="First_20_paragraph">Ici, elle définit le principe d'itérations successives dans l'exécution d'une opération. En l'honneur du mathématicien arabe AL KHWARIZMI, elle appelle "algorithme" le processus logique permettant l'exécution d'un programme.</text:p>
      <text:h text:style-name="Heading_20_3" text:outline-level="3"><text:bookmark-start text:name="id_1854-théorie-de-la-logique-binaire-de-george-boole"/>1854 Théorie de la logique binaire de George BOOLE<text:bookmark-end text:name="id_1854-théorie-de-la-logique-binaire-de-george-boole"/></text:h>
      <text:p text:style-name="First_20_paragraph">Dans "Les lois de la pensée", il explique que l'on peut coder les démarches de la pensée à l'aide de système n'ayant que deux états: ZERO-UN; OUI-NON; VRAI-FAUX...</text:p>
      <text:h text:style-name="Heading_20_3" text:outline-level="3"><text:bookmark-start text:name="lère-de-lélectronique"/>L'ère de l'électronique<text:bookmark-end text:name="lère-de-lélectronique"/></text:h>
      <text:h text:style-name="Heading_20_3" text:outline-level="3"><text:bookmark-start text:name="id_1914-principes-de-lautomatisme-par-torres-quevedo"/>1914 Principes de l'automatisme par TORRES QUEVEDO<text:bookmark-end text:name="id_1914-principes-de-lautomatisme-par-torres-quevedo"/></text:h>
      <text:p text:style-name="First_20_paragraph">Il décrit tout ce qui est nécessaire pour faire fonctionner un automate dans "Essai sur l'Automatisme" :</text:p>
      <text:p text:style-name="P11"><text:s text:c="3"/>* des sens (thermomètres, boussoles, dynamomètres...)</text:p>
      <text:p text:style-name="P12"/>
      <text:p text:style-name="P13"><text:s text:c="3"/>* des membres</text:p>
      <text:p text:style-name="P14"/>
      <text:p text:style-name="P15"><text:s text:c="3"/>* une énergie (électricité, eau, air...)</text:p>
      <text:p text:style-name="P16"/>
      <text:p text:style-name="P17"><text:s text:c="3"/>* une faculté de discernement</text:p>
      <text:h text:style-name="Heading_20_3" text:outline-level="3"><text:bookmark-start text:name="id_1936-définition-de-la-notion-dalgorithme-par-alan-turing"/>1936 Définition de la notion d'Algorithme par Alan TURING<text:bookmark-end text:name="id_1936-définition-de-la-notion-dalgorithme-par-alan-turing"/></text:h>
      <text:p text:style-name="First_20_paragraph">Pour cela, il a décrit une machine (virtuelle) capable de résoudre tout problème pouvant être mis sous forme d'algorithme..</text:p>
      <text:h text:style-name="Heading_20_3" text:outline-level="3"><text:bookmark-start text:name="id_1940-système-de-calcul-en-virgule-flottante-floating-point"/>1940 Système de calcul en Virgule flottante (floating-point)<text:bookmark-end text:name="id_1940-système-de-calcul-en-virgule-flottante-floating-point"/></text:h>
      <text:p text:style-name="First_20_paragraph">Mise au point séparément par George STIBITZ (aux USA) et Konrad ZUSE (en Allemagne), cette notion fait appel aux puissances de 10. Les grands nombres sont exprimés à l'aide d'une "mantisse" et d'un exposant. Exemple : 252 000=2,52 x 105. On a donc un gain de place en mémoire et des multiplications plus faciles à effectuer. Le Z3 est le premier calculateur à utiliser ce système avec succès.</text:p>
      <text:h text:style-name="Heading_20_3" text:outline-level="3"><text:bookmark-start text:name="id_1943-énoncé-des-ordinateurs-par-alan-turing"/>1943 "Énoncé des ordinateurs" par Alan TURING<text:bookmark-end text:name="id_1943-énoncé-des-ordinateurs-par-alan-turing"/></text:h>
      <text:h text:style-name="Heading_20_3" text:outline-level="3"><text:bookmark-start text:name="id_1945-architecture-von-neumann"/>1945 Architecture Von Neumann<text:bookmark-end text:name="id_1945-architecture-von-neumann"/></text:h>
      <text:p text:style-name="First_20_paragraph">L'architecture générale des ordinateurs a été développée dans le cadre d'un projet EDVAC par John Von Neumann (et d'autres scientifiques de l'époque), mathématicien et physicien américano-hongrois en 1945. Ce modèle propose une structure dans laquelle le programme est stocké dans la mémoire de la machine.</text:p>
      <text:h text:style-name="Heading_20_3" text:outline-level="3"><text:bookmark-start text:name="id_1945-hypertexte-par-vannevar-bush"/>1945 Hypertexte par Vannevar BUSH<text:bookmark-end text:name="id_1945-hypertexte-par-vannevar-bush"/></text:h>
      <text:p text:style-name="First_20_paragraph">Dans son système memex, il proposait des documents, des textes, des notes personnelles de façon à les retrouver facilement. Cette idée sera reprise par Douglas ENGELBART en 1963 puis par Ted NELSON (en 1975) qui lui donne le nom d'hypertexte.</text:p>
      <text:h text:style-name="Heading_20_3" text:outline-level="3"><text:bookmark-start text:name="id_1948-théorie-mathématique-de-linformation-par-claude-shannon"/>1948 "Théorie mathématique de l'information" par Claude SHANNON<text:bookmark-end text:name="id_1948-théorie-mathématique-de-linformation-par-claude-shannon"/></text:h>
      <text:p text:style-name="First_20_paragraph">Issu de ses travaux pour sa thèse, ce mémoire décrit l'application de la théorie de BOOLE. Dans cet ouvrage, SHANNON introduit un terme nouveau : " le bit " (contraction de Binary digIT) qui fournit une mesure de la quantité d'information.</text:p>
      <text:h text:style-name="Heading_20_3" text:outline-level="3"><text:bookmark-start text:name="id_1952---premier-compilateur"/>1952 - Premier compilateur<text:bookmark-end text:name="id_1952---premier-compilateur"/></text:h>
      <text:p text:style-name="First_20_paragraph">Grace Hopper a terminé son premier compilateur (pour ordinateur Sperry-Rand), connu sous le nom de système A-0.</text:p>
      <text:h text:style-name="Heading_20_3" text:outline-level="3"><text:bookmark-start text:name="id_1958---lisp--lintelligence-artificielle"/>1958 - LISP &amp; l'intelligence artificielle<text:bookmark-end text:name="id_1958---lisp--lintelligence-artificielle"/></text:h>
      <text:p text:style-name="First_20_paragraph">John Mc Carthy développe le langage de programmation Lisp qui devient le langage de programmation le plus populaire utilisé dans la recherche sur l’intelligence artificielle.</text:p>
      <text:h text:style-name="Heading_20_3" text:outline-level="3"><text:bookmark-start text:name="id_1968---2001lodysée-de-lespace"/>1968 - 2001:L'odysée de l'espace<text:bookmark-end text:name="id_1968---2001lodysée-de-lespace"/></text:h>
      <text:p text:style-name="First_20_paragraph">Le film 2001 : Odyssée de l’espace sort, mettant en scène Hal, un ordinateur doué de sensibilité.</text:p>
      <text:h text:style-name="Heading_20_3" text:outline-level="3"><text:bookmark-start text:name="id_1970---création-du-système-dexploitation-unix"/>1970 - Création du système d'exploitation UNIX<text:bookmark-end text:name="id_1970---création-du-système-dexploitation-unix"/></text:h>
      <text:p text:style-name="First_20_paragraph">Unix, officiellement UNIX, est une famille de systèmes d'exploitation multitâche et multi-utilisateur dérivé du Unix d'origine créé par AT&amp;T, le développement de ce dernier ayant commencé dans les années 1970 au centre de recherche de Bell Labs mené par Kenneth Thompson</text:p>
      <text:h text:style-name="Heading_20_3" text:outline-level="3"><text:bookmark-start text:name="id_1989---la-naissance-du-web"/>1989 - La naissance du web<text:bookmark-end text:name="id_1989---la-naissance-du-web"/></text:h>
      <text:p text:style-name="First_20_paragraph">Tim Berners-Lee, chercheur britannique, a inventé le Web au CERN. À l'origine, le projet, baptisé « World Wide Web », a été conçu et développé pour que des scientifiques travaillant dans des universités et instituts du monde entier puissent s'échanger des informations instantanément.</text:p>
      <text:h text:style-name="Heading_20_3" text:outline-level="3"><text:bookmark-start text:name="id_1991-unicode"/>1991 Unicode<text:bookmark-end text:name="id_1991-unicode"/></text:h>
      <text:p text:style-name="First_20_paragraph">Afin de résoudre une fois pour toute les problèmes de codage de caractères et de ses différents jeux (ex: ISO 8859-1/Latin 1 etc...) incompatibles, l'Unicode a été créé pour être un sur-ensemble de tous les autres. Il est capable, en théorie, de supporter tous les langages existants (et disparus) avec leurs particularités. Il existe plusieurs formats de représentation : UTF-8 est de plus en plus utilisé pour les transmissions de documents (par exemple cette page web) et sur les serveurs UNIX. Il a l'inconvénient d'avoir une longeur par caractère qui est variable (1 caractère = 1,2,3 ou 4 octets) mais il a l'avantage d'être très compact pour l'alphabet occidental non accentué et n'a pas le problème d'ordre des octets comme UTF-16 (utilisé par Windows). Si la première version de la norme a été publiée en 1991, sa complexité rend son adoption très lente.</text:p>
      <text:h text:style-name="Heading_20_3" text:outline-level="3"><text:bookmark-start text:name="id_1998-logiciel-libre"/>1998 Logiciel Libre<text:bookmark-end text:name="id_1998-logiciel-libre"/></text:h>
      <text:p text:style-name="First_20_paragraph">D'après les statuts de l'AFUL, sont considérés comme libres les logiciels disponibles sous forme de code source, librement redistribuables et modifiables, selon des termes proches des licences «GPL», «Berkeley» ou «artistique» et plus généralement des recommandations du groupe «Open Source». Les bases de ce mode de distribution ont été jetées par Richard Stallman, créateur de la FSF et du projet GNU. Depuis quelques temps, l'idée de logiciel libre se répend rapidement (un des plus connu étant Linux) comme alternative aux solutions propriétaires traditionnelles.</text:p>
      <text:list text:style-name="L1">
        <text:list-item>
          <text:p text:style-name="P18">Association Francophone des Utilisateurs de Logiciels Libres: <text:a xlink:type="simple" xlink:href="https://aful.org/" office:name=""><text:span text:style-name="Definition"><text:a xlink:type="simple" xlink:href="https://aful.org/" office:name=""><text:span text:style-name="Definition">https://aful.org/</text:span></text:a></text:span></text:a></text:p>
        </text:list-item>
        <text:list-item>
          <text:p text:style-name="P18">Free Software Foundation: <text:a xlink:type="simple" xlink:href="https://www.fsf.org/" office:name=""><text:span text:style-name="Definition"><text:a xlink:type="simple" xlink:href="https://www.fsf.org/" office:name=""><text:span text:style-name="Definition">https://www.fsf.org/</text:span></text:a></text:span></text:a></text:p>
        </text:list-item>
        <text:list-item>
          <text:p text:style-name="P18">Open Source: <text:a xlink:type="simple" xlink:href="https://opensource.org/" office:name=""><text:span text:style-name="Definition"><text:a xlink:type="simple" xlink:href="https://opensource.org/" office:name=""><text:span text:style-name="Definition">https://opensource.org/</text:span></text:a></text:span></text:a></text:p>
        </text:list-item>
        <text:list-item>
          <text:p text:style-name="P18">GNU: <text:a xlink:type="simple" xlink:href="https://www.gnu.org/home.fr.html" office:name=""><text:span text:style-name="Definition"><text:a xlink:type="simple" xlink:href="https://www.gnu.org/home.fr.html" office:name=""><text:span text:style-name="Definition">https://www.gnu.org/home.fr.html</text:span></text:a></text:span></text:a></text:p>
        </text:list-item>
      </text:list>
      <text:h text:style-name="Heading_20_2" text:outline-level="2"><text:bookmark-start text:name="id_02-préambule-libriste"/>0.2 Préambule libriste<text:bookmark-end text:name="id_02-préambule-libriste"/></text:h>
      <text:p text:style-name="First_20_paragraph">Il m'était impossible de ne pas introduire l'objet de l'étude de l'informatique par un mouvement de fond tel que le logiciel libre. Steve Ballmer(ex PDG Microsoft) disait du logiciel libre que c'était un cancer pour la propriété intellectuelle. Ce que l'on entend par propriété intellectuelle est le brevet pour une invention. Ce qui permet de rémunérer les inventeurs et d'accéder à la paternité d'une nouvelle idée mise en concept à bus de faire du profit commercial.C'est donc une manière d'éviter de ce faire copier et donc voler son travail. Personne n'aime le plagiat, qui représente un travail médiocre en qualité. Dans ce sens l'arrivée des logiciels informatiques allaient remettre en cause les pratiques dominantes sur les oeuvres de l'esprit. En particulier l'étude et la redistribution du code source. Un logiciel disposant du code source peut-être copié à l'infini ne vous dépouillant pas de votre travail ayant vous même une copie du code source. L'étude du code source permet donc d'améliorer les fonctionnalités et d'en faire des dérivées <text:span text:style-name="T1">fork</text:span>, de l'adapter sur plusieurs matériels mais également d'en faire un travail d'audit de recherche de faille de sécurité qui pourrait compromettre son utilisation. Ces quelques principes sur une économie du partage n'est pas venu instinctivement car des pratiques pour s'enrichir sur le dos du modèle capitaliste vont apparaitre fin des années 70. Le code ouvert en particulier par l'utilisation des universitaires se fermera par l'arrivée commerciale pour le grand public du micro-ordinateur dont le système d'exploitation DOS. Quelques projets vont rentrer en résistance dont le projet GNU de Richard Stallman en mémoire de l'esprit hacker des premiers jours pour faire un dérivée de système d'exploitation UNIX qui serait libre. On peu dire que Richard Stallman est le premier libriste en définissant le logiciel libre. Une véritable <text:a xlink:type="simple" xlink:href="https://www.labatailledulibre.org/" office:name=""><text:span text:style-name="Definition">bataille du libre</text:span></text:a> va donc commencer marquant l'histoire de l'informatique.</text:p>
      <text:p text:style-name="Text_20_body">Dans ce cadre, la volonté de la communauté est avant tout chose de résoudre un problème technique que de répondre à une offre marchande et donc la protection par un brevet contre la concurrence. Pourtant il est nécessaire de considérer la paternité d'une innovation technologique en informatique et de prendre en compte les auteurs. Ce que va définir Richard Stallman dans son projet GNU est une license d'utilisation. Les libristes donc se définissent comme des enfants du projet GNU et la définition des quatres libertés fondammentales tel que:</text:p>
      <text:list text:style-name="L2">
        <text:list-item>
          <text:p text:style-name="P19">la liberté d'exécuter le programme, pour tous les usages ;</text:p>
        </text:list-item>
        <text:list-item>
          <text:p text:style-name="P19">la liberté d'étudier le fonctionnement du programme et de l'adapter à ses besoins ;</text:p>
        </text:list-item>
        <text:list-item>
          <text:p text:style-name="P19">la liberté de redistribuer des copies du programme (ce qui implique la possibilité aussi bien de donner que de vendre des copies) ;</text:p>
        </text:list-item>
        <text:list-item>
          <text:p text:style-name="P19">la liberté d'améliorer le programme et de distribuer ces améliorations au public, pour en faire profiter toute la communauté.</text:p>
        </text:list-item>
      </text:list>
      <text:p text:style-name="First_20_paragraph">Ainsi la nécessité d'accès au code source est une condition de ces libertés. Et après tout quand on y réfléchis bien n'est ce pas pareil en biologie? Un être humain à la liberté d'être copié et de ce reproduire et son programme codé dans l'ADN est disponible. Aujourd'hui en génétique on peut modifier cet ADN pour l'améliorer ou réparer des caractéristiques. On peut penser au processus d'amélioration continue et de mutation d'un logiciel comme l'évolution du vivant. Avec des branches dans l'origine d'un arbre d'une espèce. Ainsi un logiciel pour le traitement de texte est une famille qui demande d'être adapté à un environnement de travail qui évolue et donc mise à jour dans le temps en ajoutant des caractéristiques. Certaines personnes vont ajouter des fonctionnalités exclusives pour en tirer parti d'un point de vue commerciale. Tel est le constat caché le code source complique le processus d'innovation car on restreint la distribution à quelques acteurs et donc on élève des privilèges. Cela me rappel des affaires tel que Coca-Cola qui garda jalousement secrète sa recette et donc garder un monopole. Hors c'est bien la lutte contre les monopoles dont il est question dans le logiciel libre. C'est une stratégie qui est contre-productive car sur du long terme vous ne pouvez pas empêcher la recherche, également cela engendre dans le principe de concurrence une mise en place d'espionnage pour découvrir les secrets de fabrication et de production. Si on veut réduire la malveillance un secret doit être partagé. On retrouve dans d'autres domaines des exemples de raté, tel que la fabrication de la bombe atomique. les USA n'ont jamais gardé le monopole, au contraire cela n'a fait qu'accélérer une course à l'armement. La question de la propriété intellectuelle n'est pas vite répondu, la découverte d'une solution technique engendre un phénomène d'adoption rapide à partir du moment qu'il répond à un besoin. Dans le cadre de la bombe atomique, c'est la question de puissance qui est remis en cause et donc l'impact politique. Mais cela peut-être un impact sur la création tel que des logiciels de CAO(conception assisté par ordinateur). Doit-on restreindre la possibilité de création à l'industrie et quelques licences universitaires? Comment fait-on pour que l'étudiant ce forme si celui-ci ne peut qu'utiliser les ordinateurs à l'université? Et si on donne un travail personnel à faire chez soi? Que de contrainte. Au-delà de ça c'est croire une utopie de civilisation que la recherche de solution technique ne se fait qu'à l'industrie dans le cadre d'un travail rémunérer. Hors, l'histoire des découvertes de ce monde en science est une affaire de passionné et pas seulement qu'en laboratoire. C'est ce que démontre le logiciel libre par le bénévolat et hors temps de travail, on peut produire une solution technique. Il pourrait être question de développement durable et d'accès à la technologie pour des pays en voie de développement. Pour accèder à ces marchés le coût pour se fournir en matériel informatique est bien trop élevé. Donc on regarde des solutions alternatives parfois gratuite pour remplacer les industriels et logiciels privateurs. La circulation de l'information doit être accélérée en tout point du globe et définir les bonnes pratiques pour que chacun puisse avoir accès aux outils de création, de production en particulier d'oeuvre de l'esprit et donc intellectuel.</text:p>
      <text:p text:style-name="Text_20_body">C'est sous cette nécessité que ce livre se construit. Par adhésion au mouvement de la culture libre initié par des informaticiens pour aller plus loin que l'idéologie, c'est un projet de société et de civilisation et la croyance en une futur <text:a xlink:type="simple" xlink:href="https://www.cairn.info/revue-hermes-la-revue-2006-2-page-51.htm" office:name=""><text:span text:style-name="Definition">économie de l'abondance</text:span></text:a> dont le logiciel libre est la première brique qui déposa un standard sur l'utilisation de ressource illimité. Elle doit être tout d'abord développé dans un paradigme de la pensée et de l'immatériel dont la révolution informatique à propager l'économie de la connaissance actuelle, vers la possibilité pour l'humanité d'élargir les horizons vers l'espace et le minage d'astéroide et de exoplanète permettant l'utilisation de la ressource matériel illimité réduisant les conflits sur les problèmatiques de rareté. Il faut être clair pour tout programme spatial, c'est tout d'abord du calcul de trajectoire de projectile que l'informatique nous permet et la production d'un capital immateriel pour développer un produit avec succès. Le logiciel libre est le cheval de Troie de l'ouverture vers l'espace car c'est un univers fait de robotique terrain de jeu de la cybernétique.Aujourd'hui du logiciel libre est embarqué dans les fusées SpaceX ou sur le rover Persévérance sur Mars. Le succès du logiciel libre à travers la FSF(Free-software foundation) a permis de voir des projets tel que:</text:p>
      <text:list text:style-name="L3">
        <text:list-item>
          <text:p text:style-name="P20">Linux (noyau de système d'exploitation)</text:p>
        </text:list-item>
        <text:list-item>
          <text:p text:style-name="P20">Apache (serveur web)</text:p>
        </text:list-item>
        <text:list-item>
          <text:p text:style-name="P20">Mozilla Firefox (navigateur internet)</text:p>
        </text:list-item>
        <text:list-item>
          <text:p text:style-name="P20">Gimp (logiciel de dessin)</text:p>
        </text:list-item>
        <text:list-item>
          <text:p text:style-name="P20">Git (outil de contôle de version)</text:p>
        </text:list-item>
        <text:list-item>
          <text:p text:style-name="P20">Perl (langage de programmation)</text:p>
        </text:list-item>
      </text:list>
      <text:p text:style-name="First_20_paragraph">Largement adopté par les industriels de nos jours par les pratiques des développeurs car répondant une solution technique et un réel besoin. 99% top 1 million des websites fonctionnent sur un serveur GNU/Linux et 100% des top 500 supercalculateurs mondiaux ont adopté GNU/Linux. Il y a une véritable suprématie des logiciels libres quand il est question de performance et de réduire les coûts de fonctionnement. On peut également noté que les scientifiques du CERN tournent sous GNU/Linux et sont très actif dans le développement par la propagation de la <text:a xlink:type="simple" xlink:href="https://www.science-ouverte.cnrs.fr/le-mouvement-pour-la-science-ouverte/" office:name=""><text:span text:style-name="Definition">science ouverte</text:span></text:a>. Le logiciel libre est moteur dans la mise en oeuvre de pratique développé par l'économie du partage qui réduit de plus en plus la portée des documents classifiés chez les industriels dans une optique de collaboration entre des parties prenantes pour chasser en meute.</text:p>
      <text:h text:style-name="Heading_20_2" text:outline-level="2"><text:bookmark-start text:name="id_03-lhéritage-dunix"/>0.3 L'héritage d'Unix<text:bookmark-end text:name="id_03-lhéritage-dunix"/></text:h>
      <text:p text:style-name="First_20_paragraph">Revenons un peu sur la genèse du projet GNU, j'expliquai que ce livre est de vous permettre d'apprendre l'informatique et d'acquérir des libertés numériques. Nous allons donc faire une étude de cas à travers une distribution GNU/Linux. Il faudra donc connaitre GNU et Linux. Comme j'en parlais le projet GNU est une ré-écriture complète d'UNIX. UNIX est un système d'exploitation pour ordinateur, c'est à dire que c'est un logiciel qui permet la communication entre le matériel(hardware) physique tel que le clavier, l'écran, la souris, le processeur, etc... et des applications comme votre navigateur internet. GNU est une série de programmes, librairies et compilateurs pour l'utilisateur: c'est à dire un environnement complet de travail pour le développeur pour créer des logiciels. Vous trouverez à la page <text:a xlink:type="simple" xlink:href="https://wiki.archlinux.org/title/GNU" office:name=""><text:span text:style-name="Definition">GNU du wiki arch linux</text:span></text:a> la liste complète de projet GNU de nos jours. Au commencement, en 1985, on retrouvait en particulier:</text:p>
      <text:list text:style-name="L4">
        <text:list-item>
          <text:p text:style-name="P21">Bash, un shell pour écrire des lignes de commande</text:p>
        </text:list-item>
        <text:list-item>
          <text:p text:style-name="P21">glibc, <text:span text:style-name="T1">GNU C Librairy</text:span> Implémentation de la librairie standard en C</text:p>
        </text:list-item>
        <text:list-item>
          <text:p text:style-name="P21">Emacs, un éditeur de texte</text:p>
        </text:list-item>
        <text:list-item>
          <text:p text:style-name="P21">gcc, GNU Compiler Collection est un logiciel de compilation en C</text:p>
        </text:list-item>
      </text:list>
      <text:p text:style-name="First_20_paragraph">UNIX a été écrit en langage C. Les systèmes d'exploitation sont écrit dans ce langage, il était donc nécessaire de créer un compilateur pour faire des fichiers binaires éxecutables. Le compilateur transforme du code que peut lire et écrire l'humain en langage C vers du code machine binaire à base de 0,1 des bits que peu lire le processeur et exécuter. Pour écrire du code, on utilise un éditeur de texte. Sous UNIX, l'éditeur est Vi. Il existe une petite guerre de religion entre les puristes qui utilisent Emacs et Vi puis son héritier Vim. Mais cela vous aller le découvrir. On utilise un shell pour lancer un programme tel que Vi en ligne de commande pour éditer un fichier en langage C puis on compile toujours en ligne de commande avec gcc. Quand à glibc est une bibliothèque C qui apporte les appels système et les fonctions de base telles que open, malloc, printf, etc. Si vous cherchez à étudier la programmation système il vous faudra connaître ces notions, mais pour l'instant ce n'est que pour la culture.</text:p>
      <text:h text:style-name="Heading_20_2" text:outline-level="2"><text:bookmark-start text:name="id_04-matériel"/>0.4 Matériel<text:bookmark-end text:name="id_04-matériel"/></text:h>
      <text:p text:style-name="First_20_paragraph">Nous allons parler un peu du materiel pour faire tourner GNU/Linux et surtout les laptops. j'aurai tendance à privilégier le materiel libre pour faire tourner du GNU/Linux que cela soit sur la politique de Licence. Ainsi préféré quand c'est possible du matériel sous RISC-V comme architecture de processeur open source.</text:p>
      <text:p text:style-name="Text_20_body">Vous trouverez une <text:a xlink:type="simple" xlink:href="https://en.wikipedia.org/wiki/List_of_open-source_hardware_projects" office:name=""><text:span text:style-name="Definition">liste des projets</text:span></text:a> sous matériel libre et vous pouvez aller sur le <text:a xlink:type="simple" xlink:href="https://www.oshwa.org/" office:name=""><text:span text:style-name="Definition">site officiel oshwa</text:span></text:a>. Si vous ne savez pas par ou commencer regarder du côté de Raspberry Pi sous processeur ARM, mais également MangoPi MQ Pro sous RISC-V. De plus pour avoir un nano-ordinateur performant de bureau je conseil la société SipeedIO avec le <text:a xlink:type="simple" xlink:href="https://sipeed.com/licheepi4a" office:name=""><text:span text:style-name="Definition">LicheePi 4A</text:span></text:a>.</text:p>
      <text:p text:style-name="Text_20_body">En ce qui concerne les laptops. Utiliser des entreprises qui sont spécialisés dans le materiel sous GNU/Linux et qu'il l'utilise comme outil de travail comme les "Lenovo Thinkpad". Ils ont très bonne réputation et cela ce trouve à très bon prix en reconditionné sur <text:a xlink:type="simple" xlink:href="https://www.backmarket.fr/fr-fr/search?q=thinkpad#keyboard_type_language=AZERTY%20-%20Fran%C3%A7ais&amp;price=0&amp;price=450" office:name=""><text:span text:style-name="Definition">BackMarket</text:span></text:a>. jetez un oeil, on trouve de bon PC pour un prix moyen de 368€ pour les débutants en informatique.</text:p>
      <text:p text:style-name="Text_20_body">Pour du haut de gamme et sur mesure, vous pouvez toujours achetez en neuf chez Lenovo à minimum 800€. D'autres marques ont des laptops haut de gamme tel que <text:a xlink:type="simple" xlink:href="https://fr.starlabs.systems/products/starbook?variant=43968785678590" office:name=""><text:span text:style-name="Definition">Starlabs Starbook</text:span></text:a> en clavier AZERTY français.</text:p>
      <text:h text:style-name="Heading_20_2" text:outline-level="2"><text:bookmark-start text:name="id_05-eco-système"/>0.5 Eco-système<text:bookmark-end text:name="id_05-eco-système"/></text:h>
      <text:p text:style-name="First_20_paragraph">On l'aura vue, depuis la genèse du projet GNU de Richard Stallman, un éco-système va ce mettre en place avec des programmeurs autour du logiciel libre qui donnera naissance à Linux. Tout d'abord la FSF ou free-software foundation. On va retrouver le premier système d'exploitation sous GNU/Linux et la communauté Debian, puis viendra la première entreprise avec Red Hat puis la distribution Fedora. On compte maintenant plus de 600 distribution sous GNU/Linux dans le monde avec des partisans et militants du logiciel libre. En France la promotion et la défense du logiciel libre est réalisé par l'<text:a xlink:type="simple" xlink:href="https://april.org/" office:name=""><text:span text:style-name="Definition">April</text:span></text:a>, mais aussi par l' association Framasoft qui publie des documents et ressources et également Linuxfr.org qui est le principal site communautaire. En 2021 la documentation la plus accessible est celle de la distribution Ubuntu pour s'initier à la communauté ainsi que le wiki Arch Linux sur internet. A noter que Wikipédia, l'encyclopédie libre est une réussite du mouvement, autant apprécié des internautes curieux de connaissance que des thésards comme source d'information. Les idées reçuent comme quoi on ne peu pas faire confiance à une source d'information que n'importe qui peu éditer et contribuer n'est plus d'actualité grâce au travail des wikipédiens. Concernant les infrastructures critiques financières, la bourse de New-York à migré vers des solutions "Red Hat entreprise"en 2008. Du côté des militaires, au USA le "Department of Defense" de l'US Army utilise egalement Linux ainsi que pour la flotte de sous-marin nucléaire et le système de sonar.</text:p>
      <text:p text:style-name="Text_20_body">Un autre mouvement va apparaitre en 1998 sous l'impulsion de Eric Raymond nommé l'OSI(Open source initiative) mettait plutôt l'accent sur le développement technologique en permettant aux créateurs de se servir librement du travail de leurs devanciers. L'open source sera particulièrement plus adapté pour les entreprises pour développer de la technologie alors que le logiciel libre sera plus un mouvement social selon Richard Stallman. Lawrence Lessig, le créateur de Creative Commons (CC) et du livre "culture libre" en 2005 fera la remarque que le copyright est un obstacle à la production culturelle, au partage de la connaissance, à l'innovation technologique et l'intérêt privée. Une autre ONG représente le paysage de la culture libre à l'échelle internationnale est l'<text:a xlink:type="simple" xlink:href="https://www.eff.org/fr" office:name=""><text:span text:style-name="Definition">EFF(Electronic frontier foundation)</text:span></text:a>. l'EFF contribue à la protection des droits et liberté sur internet. L'objectif essentiel de l'EFF est de défendre la liberté d'expression sur Internet, et plus largement la vie privée en ligne des utilisateurs. Pour accompagner ces derniers dans cette optique, EFF a notamment mis en place un guide spécialisé dans la protection contre l'espionnage en ligne, intitulé Autodéfense contre la surveillance.</text:p>
      <text:p text:style-name="Text_20_body">L'autre éco-système est la "Linux fondation". C'est un organisme à but non-lucratif qui regroupe plus de 70 membres tels que AT&amp;T, Google, AMD, Fujitsu, HP, Hitachi, Intel, IBM, LG Group, Microsoft, NEC, Novell, Oracle, Orange, Samsung, Twitter, Valve, Yahoo!, Tencent, Huawei, Valve, Qualcomm. La "Linux Foundation" a pour mission de protéger et standardiser Linux en procurant les ressources et services centralisés nécessaires à concurrencer de manière efficace les autres systèmes d'exploitation. Sur leur site on retrouve des services de formation et des certificats, si vous avez envie de devenir "kernel developer" par la suite. Linus Torvalds est employé par l'organisme et quelques autres principaux programmeurs tel que Greg Kroah-Hartman. A noter que le fondateur d'Ubuntu et CEO de l'entreprise Canonical Ltd: Mark Shuttleworth est dans les administrateurs de la "Linux Fondation".</text:p>
      <text:p text:style-name="Text_20_body">D'un autre côté on retrouve les entreprises contributeurs du noyau Linux incluant: Intel (12.9%), Red Hat (8%), Linaro (4%), Samsung (3.9%), SUSE (3.2%), et IBM (2.7%). La question de qui approuve le code et donc les mainteneurs du noyau Linux est un peu différente avec des acteurs qui patchs appartenant à la "Linux fondation" et également de Google. Ce qui parait normal sachant que Google a lancé Android sur smartphone sous noyau Linux ou encore les fameux Chromebook à la base d'une GNU/Linux Gentoo. Red Hat a été racheté par IBM pour 34 milliards de dollars. On peu faire confiance à Lenovo qui avait racheté la branche ordinateur de l'entreprise IBM pour un portage du materiel Linux. Donc voir IBM contributeur du noyau Linux consolide le travail de compatibilité. Il faut noter que parmis les rares constructeurs d'ordinateurs, on trouve des solutions en natif sous GNU/Linux chez Lenovo serie Thinkpad et DELL serie XPS specialement pour développeur.</text:p>
      <text:p text:style-name="Text_20_body">Si vous cherchez un peu plus sur internet on peu tomber sur des alliances d'entreprises autour de l'open source tel que TODO,OSPO. C'est un phénomène assez récent de la décennie et la part croissante d'utilisation de l'open source dans les entreprises de la Tech.</text:p>
      <text:p text:style-name="Text_20_body">Les alliances d'entreprises du logiciel libre en France se regroupe autour du CNLL. On retrouve 300 entreprises appartenant à 11 Clusters régionaux incluant des start-ups, des éditeurs de logiciels ou des cabinets de conseil et ENL(Entreprise du numérique libre).</text:p>
      <text:p text:style-name="Text_20_body">La communauté du libre forme des groupes autour de personnalité public qui son des influenceurs et leader d'opinion que cela soit pour leur activisme ou compétence technique reconnue. Citons quelques un qui ont fait l'actualité ou prenne régulièrement la parole:</text:p>
      <text:list text:style-name="L5">
        <text:list-item>
          <text:p text:style-name="P22"><text:span text:style-name="T2">Philippe Aigrain</text:span>, est un informaticien et chercheur qui a fait du militantisme autour de l'idée des biens communs et des abus de la propriété intellectuelle. Ses analyses sont notamment développées dans son livre <text:span text:style-name="T1">Cause commune: l'information entre bien commun et propriété</text:span>, qui base une réflexion sur le sujet. Il est aussi cofondateur de la quadrature du net.</text:p>
        </text:list-item>
        <text:list-item>
          <text:p text:style-name="P22"><text:span text:style-name="T2">Stéphane Bortzmeyer</text:span> est informaticien à l’Association française pour le nommage Internet en coopération (Afnic). Il s'occupe entre autres de sécurité, notamment du DNS. C'est un pionnier du chiffrement en France, et l'auteur du livre <text:span text:style-name="T1">"Cyberstructure : L'Internet : un espace politique"</text:span>.</text:p>
        </text:list-item>
        <text:list-item>
          <text:p text:style-name="P22"><text:span text:style-name="T2">Fréderic Couchet</text:span>, est un militant des libertés informatiques, conférencier à TEDx "Logiciel libre" et et co-producteur de l'émission radio "Libre à vous".</text:p>
        </text:list-item>
        <text:list-item>
          <text:p text:style-name="P22"><text:span text:style-name="T2">Laurent Chemla</text:span>, considéré comme premier cyberpirate de France est le fondateur du registar Gandi.net.</text:p>
        </text:list-item>
        <text:list-item>
          <text:p text:style-name="P22"><text:span text:style-name="T2">Fabrice Epelboin</text:span>, est un entrepreneur français, spécialiste des médias sociaux et du web social. Cofondateur du site OWNI. Il est professeur à sciencePo et enseigne la guerre informationnelle, les usages politiques des réseaux sociaux, la surveillance de masse et l'astroturfing.</text:p>
        </text:list-item>
        <text:list-item>
          <text:p text:style-name="P22"><text:span text:style-name="T2">Roberto Di Cosmo</text:span>, est un chercheur informaticien italien, installé en France, membre du laboratoire Preuves, Programmes et Systèmes de l'université Paris Diderot. Il est membre de l'AFUL, association francophone des utilisateurs de Linux et de logiciels libres. C'est un conférencier qui traite de sujet autour du logiciel libre. Il a été porteur du projet de pole de competitivité Ouverture en Ile-de-France plus tard rattaché au sein du pôle Systematic. Le 30 juin 2016, Inria a dévoilé Software Heritage, une initiative qui vise à préserver l'ensemble du code source disponible publiquement. Roberto Di Cosmo est l'un des architectes de cette bibliothèque ainsi que directeur du projet.</text:p>
        </text:list-item>
        <text:list-item>
          <text:p text:style-name="P22"><text:span text:style-name="T2">Olivier Laurelli</text:span> est un hacker, spécialiste de la cybersécurité alias "Bluetouff" fondateur du site reflets.info.</text:p>
        </text:list-item>
        <text:list-item>
          <text:p text:style-name="P22"><text:span text:style-name="T2">Jean-Marc Manach</text:span> est un journaliste d'investigation français, spécialiste d'Internet et des questions de surveillance et de vie privée.Coauteur avec Julien Goetz et Sylvain Bergère d'<text:span text:style-name="T1">Une contre-histoire de l'Internet</text:span>, documentaire et webdocumentaire donnant la parole à de nombreux défenseurs des libertés sur Internet. Il tient un blog bugbrother au journal "Le Monde" et à écrit plusieurs livres.</text:p>
        </text:list-item>
        <text:list-item>
          <text:p text:style-name="P22"><text:span text:style-name="T2">Jérémie Zimmermann</text:span> cofondateur et l'ex-porte-parole de la Quadrature du Net, une organisation de défense des droits et libertés des citoyens sur Internet.</text:p>
        </text:list-item>
      </text:list>
      <text:p text:style-name="First_20_paragraph">Cela permet dejà d'avoir un aperçu francophone de la communauté du libre, passons à l'internationnal avec plusieurs personnalités qui ont d'ailleurs fait coulé de l'encre durant la décennie 2010.</text:p>
      <text:list text:style-name="L6">
        <text:list-item>
          <text:p text:style-name="P23"><text:span text:style-name="T2">Jacob Appelbaum</text:span>, militant, chercheur et développeur de Tor. Appelbaum, un chercheur en informatique à l’Université de Washington, est l’un des principaux membres du projet Tor, qui permet de garantir l’anonymat de milliers d’internautes à travers le monde. Appelbaum a attiré l’attention du public après avoir été arrêté et fouillé à de nombreuses reprises par des douaniers américains, qui lui ont confisqué son matériel électronique, après qu’il a défendu Julian Assange pendant une conférence.</text:p>
        </text:list-item>
        <text:list-item>
          <text:p text:style-name="P23"><text:span text:style-name="T2">Julian Assange</text:span> rédacteur en chef de Wikileaks, il a publié des documents classifiés sur la guerre en Irak et en Afghanistan, il s'était réfugié à l'ambassade de l'Equateur à Londres ou il a été arrêté et depuis est en prison et accusé d'espionnage. C'est un leader du mouvement de l'internet libre et un interlocuteur important.</text:p>
        </text:list-item>
        <text:list-item>
          <text:p text:style-name="P23"><text:span text:style-name="T2">John Perry Barlow</text:span> Co-fondateur, Electronic Frontier Foundation. Elle est en première ligne quand les libertés numériques sont menacées. L'ONG est active par du lobbying auprès des politiques. Les sujets comme la vie privée, la surveillance de masse sont traité régulièrement.</text:p>
        </text:list-item>
        <text:list-item>
          <text:p text:style-name="P23"><text:span text:style-name="T2">Sir Tim Berners Lee</text:span> est l'inventeur du world wide web, il milite toujours dans les hautes sphères de gouvernement pour l'open data à travers le monde.</text:p>
        </text:list-item>
        <text:list-item>
          <text:p text:style-name="P23"><text:span text:style-name="T2">Heather Brooke</text:span> est une journaliste et activiste qui milite pour la liberté d'information, elle a écrit un livre sur la culture hacker, le numérique et les lanceurs d'alerte: <text:span text:style-name="T1">The Revolution Will Be Digitised</text:span> en 2011 incluant une recherche sur Wikileaks.</text:p>
        </text:list-item>
        <text:list-item>
          <text:p text:style-name="P23"><text:span text:style-name="T2">Rickard Falkvinge</text:span> est fondateur du partie pirate. Falkvinge a fondé le parti Pirate Suédois en 2006 afin de se concentrer sur la réforme des lois sur le droit d’auteur, les brevets et le partage de fichiers. Il est la troisième force politique en Allemagne.</text:p>
        </text:list-item>
        <text:list-item>
          <text:p text:style-name="P23"><text:span text:style-name="T2">Aaron Swartz</text:span> est un activiste, programmeur à l'origine entre autre de Creative Commons, Reddit, mais également du langage Markdown. Partisan de la liberté d'accès à la connaissance scientifique et de la transparence politique, son combat créa un scandale dans l'affaire JTSOR et le téléchargement de plus de 4 millions publications scientifiques. Un procès était programmé avant son suicide en 2013. Un livre lui est dédié regroupant ces textes sous : <text:span text:style-name="T1">Celui qui pourrait changer le monde</text:span>.</text:p>
        </text:list-item>
        <text:list-item>
          <text:p text:style-name="P23"><text:span text:style-name="T2">Edward Snowden</text:span> est un informaticien et lanceur d'alerte, ancien employé de la CIA. Il met au jour l'affaire de la NSA et la surveillance de masse avec les projets PRISM, Xkeyscore. Il défend l'utilisation de Tail pour l'annonymat et la vie privée. Il est exilé en Russie et a publié un livre: <text:span text:style-name="T1">Mémoire vive</text:span>.</text:p>
        </text:list-item>
      </text:list>
      <text:h text:style-name="Heading_20_2" text:outline-level="2"><text:bookmark-start text:name="id_06-les-hackers"/>0.6 Les hackers<text:bookmark-end text:name="id_06-les-hackers"/></text:h>
      <text:p text:style-name="First_20_paragraph">Jusqu'ou peut-on remonter à la source des hackers? A vrai dire aux premiers programmeurs et théoriciens de l'informatique. Après la trace commence à disparaitre historiquement, ou du moins à moins marqué la sous-culture "underground" des hackers. L'une des premières sources d'inspiration est Ada Lovelace pionnière dans l'écriture de programme informatique. Il faut voir un programme comme une recette de cuisine qui élabore une série d'instruction comprise par la machine qui lui permet de faire un travail. Ainsi la note G d'Ada Lovelace est un algorithme très détaillé pour calculer les nombres de Bernoulli. La mentalité du programmeur est d'élaborer une recette pour résoudre un problème par une machine qui influença la mentalité des hackers. Ainsi par la suite va apparaitre des théoriciens, pères de l'informatique qui vont profondemment marquer la théorie sur les machines et créer l'ordinateur sur le papier. Tout d'abord Alan Turing, c'est en 1936 qu'il présente une expérience de pensée: la machine de Turing, et également le concept de programme informatique et de programmation. Ces travaux vont être secret durant la guerre car il travailla sur la machine Enigma des Nazis en tant que cryptanalyste pour décoder les messages de l'ennemi. La cryptographie est un domaine majeur des hackers que la transmission des messages secrets et l'anonymat. La machine de Turing, L'idée générale de ce modèle est qu'un acteur modifie ce qui est inscrit sur un ruban découpé en plusieurs cases, en appliquant des règles mécaniques, sans réfléchir. Par exemple une règle pourrait être : « si il y a un A dans la case que tu lis, alors écrit à la place Z et va à la case suivante ». Une telle machine pourrait servir à remplacer les A par des Z dans un texte. La machine de Turing est un modèle abstrait du fonctionnement d'une machine (mécanique) à calculer (type ordinateur). Ce modèle pensé par Alan Turing permet d'apporter une définition précise au concept d'algorithme (appelé alors « procédure mécanique »). Description d'une machine de Turing:</text:p>
      <text:list text:style-name="L7">
        <text:list-item>
          <text:p text:style-name="P24">Un ruban infini divisé en cases consécutives. Chaque case contient un symbole d'un alphabet fini donné. L'alphabet contient un symbole spécial appelé « symbole blanc » ('0' dans les exemples qui suivent), et un ou plusieurs autres symboles. Le ruban est supposé être de longueur infinie vers la gauche ou vers la droite, en d'autres termes la machine doit toujours avoir assez de longueur de ruban pour son exécution. On considère que les cases du ruban contiennent par défaut le « symbole blanc » ;</text:p>
        </text:list-item>
        <text:list-item>
          <text:p text:style-name="P24">Une tête de lecture/écriture qui peut lire et écrire les symboles sur le ruban, et se déplacer vers la gauche ou vers la droite du ruban ;</text:p>
        </text:list-item>
        <text:list-item>
          <text:p text:style-name="P24">Un registre d'état qui mémorise l'état courant de la machine de Turing. Le nombre d'états possibles est toujours fini, et il existe un état spécial appelé « état de départ » qui est l'état initial de la machine avant son exécution ;</text:p>
        </text:list-item>
        <text:list-item>
          <text:p text:style-name="P24">Une table d'actions qui indique à la machine quel symbole écrire sur le ruban, comment déplacer la tête de lecture, et quel est le nouvel état, en fonction du symbole lu sur le ruban et de l'état courant de la machine. Si aucune action n'existe pour une combinaison donnée d'un symbole lu et d'un état courant, la machine s'arrête.</text:p>
        </text:list-item>
      </text:list>
      <text:p text:style-name="First_20_paragraph">Pour aller plus loin, le modèle est défini selon un alphabet fini. Une évolution possible serait des travaux en linguistique et théorie du langage sur des alphabets dynamiques et inventifs de nouveaux symboles. La machine fonctionne que si elle a connaissance de l'alphabet et si celui-ci n'ajoute pas des symboles dans le temps. C'est des pistes en cryptographie. Si dans le langage il est permis d'inventer, il y a un flou décisionnel qui apparait dans le sens que la machine doit faire un choix de mettre à jour dynamiquement son alphabet. Dans cette contrainte la machine est isolée. L'écriture chinoise ne connait pas l'alphabet, on utilise des images (idéogrammes) pour faire des mots. On manipule des traits de base, des figures simples formant des sons. C'est une véritable prolifération des caractères qui permet l'invention à l'infini.</text:p>
      <text:p text:style-name="Text_20_body">L'autre grand acteur est le mathématicien John Von Neumann. Ces travaux sur l'automate cellulaire utilisé dans le jeu de la vie de Conway créant un objet nommé "planeur" est le symbole des hackers. Il donna son nom en informatique à l'architecture Von Neumann d'un ordinateur, toujours utilisé de nos jours ce composant de:</text:p>
      <text:list text:style-name="L8">
        <text:list-item>
          <text:p text:style-name="P25">l’unité arithmétique et logique (UAL) ou unité de traitement, qui effectue les opérations de base ;</text:p>
        </text:list-item>
        <text:list-item>
          <text:p text:style-name="P25">l’unité de contrôle, qui est chargée du séquençage des opérations ;</text:p>
        </text:list-item>
        <text:list-item>
          <text:p text:style-name="P25">la mémoire, qui contient à la fois les données et le programme qui indique à l’unité de contrôle quels calculs faire sur ces données. La mémoire se divise en mémoire vive (programmes et données en cours de fonctionnement) et mémoire de masse (programmes et données de base de la machine) ;</text:p>
        </text:list-item>
        <text:list-item>
          <text:p text:style-name="P25">les dispositifs d’entrées-sorties, qui permettent de communiquer avec le monde extérieur.</text:p>
        </text:list-item>
      </text:list>
      <text:p text:style-name="First_20_paragraph">Les hackers se disent héritier des tout premier programmeur et donc des langages informatiques, plus particulièrement à Lisp créé en 1959 par John McCarthy au MIT qui s'utilise à l'époque sur des ordinateurs "mainframe", c'est à dire des ordinateurs centraux massifs dans des salles climatiseés tel que l'IBM 704. Il en convient donc que seulement quelques individus y ont accès à travers des laboratoires dans des universités ou à des fins militaires. Pour la culture il est important de noter que le papier de la description du langage Lisp en 1959 est toujours une référence en informatique: <text:span text:style-name="T1">recursive functions of symbolic expressions and their computation by machine</text:span>. En raison de son expressivité et de sa flexibilité, Lisp eut beaucoup de succès dans la communauté de l'intelligence artificielle. John McCarthy créa le laboratoire en intelligence artificielle, le SAIL(Stanford Artificial Intelligence Laboratory) par la suite fondé en 1962. C'est cette tradition d'ingénierie et de culture universitaire qui donna naissance à la culture hacker et le logiciel libre.</text:p>
      <text:p text:style-name="Text_20_body">C'est au même moment toujours au MIT qu'apparait pour la première fois le mot hacker. C'est le terme donné aux membres du TMRC(MIT Tech Model Railroad Club) qui ont fait l'acquisition d'un PDP-1 pour programmer un réseau férroviaire miniature. Devenu le jouet favori de ceux-ci, ils inventèrent des programmes et un jargon. Ce club est le noyau dur de hacker qui formeront le laboratoire d'intelligence artificielle du MIT. La suite est lié à la création de l'ARPAnet (Advanced Research Projects Agency Network) en 1969 par le DARPA. C'est l'ancêtre d'internet qui va relier des organismes militaires et universitaires. Ce qui va contribuer à aider l'innovation militaire et la recherche universitaire en joignant dans un réseau les plus grandes universités U.S ou la documentation va être partagée avec des niveaux de confidentialité.C'est un âge d'or de l'aérospatial avec des projets tels que Apollo de la NASA, mais aussi le SR-71 "Blackbird" de Lockeed Martin en 1966. La recherche en intelligence artificielle et le spatial inspire des oeuvres tel que le roman "2001: L'Odysée de l'espace" d'Arthur C. Clarke et le mythique ordinateur HAL 9000. Dans la culture hacker, la science-fiction et l'espace sont omniprésent. On peut le noter par le premier jeu vidéo concocter par un hack d'un ordinateur et d'un oscilloscope matériel par les hackers du MIT qui ont inventé "Spacewar!" dès 1961. La gamification du quotidien allait naître, ou on y défini des buts qui vont souder la communauté. On peut penser que EVE Online est un héritier de l'esprit hacker par la simulation de combat spatial ou l'on va explorer les étoiles à travers la physique newtonienne dans un premier temps puis relativiste. La dernière frontière des hackers, le hack ultime.</text:p>
      <text:p text:style-name="Text_20_body">Une autre histoire commença avec le PDP-10 et la création du système d'exploitation <text:span text:style-name="T1">ITS</text:span> au MIT qui refusa les logiciels du constructeur pour faire à sa sauce le sien. Il était codé en assembleur mais les projets relatifs à son utilisation utilisaient Lisp. L'une des raisons que Lisp et ces innovations, son jargon fait parti de la culture hacker par son utilisation intensive par les étudiants sur PDP-10. Emacs du projet GNU est codé en Lisp et reste un succès parmi les éditeurs de texte préférés des programmeurs.</text:p>
      <text:p text:style-name="Text_20_body">Les hackers avaient trois origines ou laboratoire de formation et d'étude qui sont le laboratoire d'IA du MIT, Le SAIL et le CMU. Ou l'on inventa les premières applications des systèmes experts, de la robotique industrielle et des interfaces utilisateurs. Le Xerox PARC apporta de nombreuse innovation également tel que l'imprimante laser ou le LAN(Local area network).</text:p>
      <text:p text:style-name="Text_20_body">UNIX fut un tournant par la création du système d'exploitation par Ken Thompson au laboratoire <text:span text:style-name="T1">Bell</text:span> en 1971. On retrouve une certaine maturité des systèmes d'exploitations en prenant les bonnes recettes de <text:span text:style-name="T1">Multics</text:span> et ITS. Le but rechercher est d'aider la programmation et donc l'accès aux logiciels. C'est ainsi que le langage C va être créer pour écrire UNIX par le hacker Denis Ritchie. Le livre "Langage C ANSI" ou K&amp;R ecrit par celui-ci fait partie des must-have de la connaissance du langage C. Ce langage proche de la machine permet de ce passer d'assembleur qui n'est pas facile à lire pour les humains. UNIX et C vont largement être distribué dans les laboratoires et milieux universitaires jusqu'à l'arrivée du micro-ordinateur en 1975 et de la création de Microsoft par Bill Gates qui va privatiser le marché, il va écrire un document "An Open Letter to Hobbyists" ou il condamne l'open source et le piratage. Apple sera créé par le hacker Steve Wozniak et Steve Jobs en 1977 dont le système d'exploitation sera un dérivé d'UNIX. On peut parler des UNIX à cette époque tels que Berkeley ou celle de AT&amp;T. Le système allait devenir propriétaire et donc la distribution du code source compromis.</text:p>
      <text:p text:style-name="Text_20_body">Les années 80 va être l'apparition des premiers groupes de hacker et de l'essor de l'ingénierie sociale, l'exploitation de la ressource humaine. Le phreaking et les blues box pour téléphoner gratuitement ont débuté auparavent. Le cyberespace fait son apparition dans le roman de science-fiction avec Neuromancien de William Gibson précurseur à Matrix. Le groupe "414s" sera par le FBI accusé des 60 premières intrusions dans un système informatique. De nos jours il y a une culture "old school" de hackers lié à Legion Of Doom au USA, Le Chaos Computer Club en Allemagne donnant lieu aux premières affaires de cyberespionnage et les magazines "2600:The Hacker Quaterly" et "Phrack". C'est l'époque de protagoniste tels que Kevin Mitnick qui passa des années en prison pour vol de logiciel et destruction d'ordinateur mais également Kevin Poulsen alias "Dark Dante" qui s'introduisa sur l'ARPAnet de l'université de Californie(UCLA) en 1983. En 1984, Fred Cohen développe le terme de Virus informatique. L'année 1988, le célebre protocole de chat IRC fait son apparition, toujours utilisé par une partie des hackers pour sa sécurité, même si des applications tel que Discord à vue le jour. En 1989 aura lieu le premier "Denial of service" par Robert Morris et le ver Morris à l'université de Cornell, il voulait tester l'effet sur un système UNIX sur l'ARPAnet. Les USA allaient règlementer le cybercrime qui prenait son envol à travers "Computer fraud et abuse act" en 1986. L'émergence des premiers blacks hats dans le jargon nécessitait d'arrêter les actes de malveillance. Un incident aura lieu ou un hacker nommé "The Mentor" sera arrêté. Il va jouer un rôle dans la propagation de l'esprit hacker à travers le <text:a xlink:type="simple" xlink:href="https://www.larevuedesressources.org/le-manifeste-du-hacker,2298.html" office:name=""><text:span text:style-name="Definition">manifeste hacker</text:span></text:a> qu'il aura écrit suite à son arrestation. Devenu symbole de la culture et de la psychologie derrière.</text:p>
      <text:p text:style-name="Text_20_body">L'esprit hacker d'UNIX va être ré-écrite par le projet GNU de Richard Stallman qui va définir le logiciel libre face à la privatisation du secteur depuis l'arrivée du micro-ordinateur. Avec le noyau Linux la communauté hacker va rebondir.</text:p>
      <text:p text:style-name="Text_20_body">Les services secrets vont faire de plus en plus d'investigation sur les activités de groupe d'hacker soupçonné de fraude tel que l'opération Sundevil en 1990. La recherche de faille sur les systèmes informatiques et ce connecter sur une machine à distance fait partie des techniques utilisées.</text:p>
      <text:p text:style-name="Text_20_body">En France la communauté hacker va se structurer, mais l'autoroute de l'information qu'est internet fait des débuts hasardeux face au Minitel. Pourtant un homme, Jean-Bernard Condat, consultant pour la DST, les services secrets français va créer le Chaos Computer Club France, comme faux groupe de hacker pour les surveiller et les ficher par le renseignement durant les années 90.</text:p>
      <text:p text:style-name="Text_20_body">L'arrivée d'internet et le www(world wide web) accélère le basculement vers l'âge de l'information. C'est en 1991 que PGP développé par Philip Zimmerman sera diffusé sur le web comme logiciel libre et garantir un droit aux communications chiffrées par email. Parmis les hackers et puriste d'UNIX, freeBSD sera créé comme une solution libre. En 1994, Vladimir Levin, mathématicien, va hacker la Citibank et dérober 10 millions de dollars. La <text:a xlink:type="simple" xlink:href="http://editions-hache.com/essais/barlow/barlow2.html" office:name=""><text:span text:style-name="Definition">déclaration d'indépendance du cyberespace</text:span></text:a> est déclaré le 8 février 1996, par John Perry Barlow (un des co-fondateurs de l'EFF). C'est une déclaration très engagé sur la souveraineté d'internet qui n'appartient pas aux gouvernements. De nos jours la surveillance d'internet par les gouvernements est un enjeu ou chacun aimerait se déclarer possesseur des données transitant sur le réseau. La législation prend en compte le pays pour le stockage des données. Le chiffrement des connexions du protocole TCP/IP a été acceléré à travers le HTTPS depuis l'annonce de la surveillance du réseau par la NSA ou encore le GCHQ du Royaume-Unis. En 1998, deux hackers chinois Hao Jinglong et Hao Jingwen vont pénétrer dans un système bancaire et voler 720 000 Yuans, ils seront condamné à la peine de mort. Cette même année le célèbre groupe "The cult of Dead Cow" va montrer à la conférence du hacking Def Con à travers le programme Back Orifice, un trojan( cheval de Troie) que l'on peu obtenir des accès non-autorisé à Windows à distance. L'année 1999 fut marqué par le développement de la trilogie Matrix, un univers cyberpunk ayant une grande influence sur la culture Hacker rendant mainstream l'<text:a xlink:type="simple" xlink:href="https://www.polytechnique-insights.com/tribunes/science/comment-savoir-si-nous-vivons-dans-une-simulation/" office:name=""><text:span text:style-name="Definition">hypothèse de simulation</text:span></text:a> de Nick Bostrom au grand jour comme quoi nous vivons dans un programme informatique et questionne la réalité, cela fit couler beaucoup d'encre en philosophie. L'an 2000 va être marqué par l'un des plus grandes attaques DDos de l'histoire sur Yahoo, eBay, Amazon.com, CNN et quelques autres sites d'un hacker nommé "MafiaBoy", un adolescent canadien pour épater la communauté des hackers. Eric S. Raymond, à l'origine de l'open source va écrire un article célèbre <text:a xlink:type="simple" xlink:href="https://www.cairn.info/libres-enfants-du-savoir-numerique--9782841620432-page-255.htm%20-%20no10" office:name=""><text:span text:style-name="Definition">"Comment devenir un Hacker"</text:span></text:a> ou entre autre pour résumer le papier il est nécessaire d'apprendre à utiliser un système UNIX, savoir programmer dans plusieurs langages tels que C pour les systèmes, Perl, Python et Lisp. Il préconise d'écrire des programmes au code source ouvert pour la communauté. L'auteur souligne l'importance de former l'esprit à la résolution de problème et automatiser les tâches ennuyeuses. Il parle d'apprendre à utiliser internet le WWW et de savoir utiliser l'HTML.</text:p>
      <text:p text:style-name="Text_20_body">En 2003 va naître un mouvement et groupe d'hacktiviste: Anonymous. Le système de bulletin électronique, 4chan sera très associé à la genèse du groupe qui défend la liberté d'expression par des actions tels que l'attaque DDoS ou le défaçage de site web. Le groupe dénonce et attaque régulièrement la secte de la scientologie par le projet Chanology. Selon Chris Lander, du Baltimore City Paper datant du 2 avril 2008, "Anonymous est la première superconscience construite à l'aide d'Internet" dans le sens qu'il n'y a pas de leadership par un réseau décentralisé. C'est un exemple à suivre dans les méthodes de management que permet internet. La même année sortira Metasploit, par H.D Moore écrit tout d'abord en Perl puis la version d'après en Ruby. Il deviendra l'outil de test de pénétration le plus populaire parmis les hackers permettant de fournir des vulnérabilités sur les systèmes informatiques et de faire des tests d'intrusion, on peut écrire des exploits et des shellcodes(chaîne de caractères qui représente un code binaire exécutable, invoque un shell) en vue de tester un système cible. En 2006 le système d'exploitation BackTrack verra le jour comme suite complète de logiciel pour les tests de pénétration(Pentesting) qui sera ré-écrit en 2013 à la base de Debian sous le nom de Kali Linux. Bien des groupes de hacker vont proliférer qui sont au coeur de la résistance numérique ont peu noter en particulier Telecomix, Lulzsec, ou encore Lizard Squad. La décennie 2010, une nouvelle forme de menace informatique sous le couvert des Etats s'annonce sous le nom d'APT(Advanced Persistent Threat). L'attaque est furtive et sophistiquée souvent sponsorisé par les gouvernements et militaires dans le but d'opération d'influence et de renseignement tel que de cyberespionnage d'entreprise, mais aussi de déstabilisation d'infrastructure stratégique tel que l'énergie. C'est le cas du malware Stuxnet, un programme informatique attribué à la NSA aux U.S pour pénétrer dans un système industriel SCADA et perturber le fonctionnement d'équipement pour l'enrichissement d'uranium en Iran. On compte aujourd'hui <text:a xlink:type="simple" xlink:href="https://attack.mitre.org/groups/" office:name=""><text:span text:style-name="Definition">94 APT référencés par mitre att&amp;ck</text:span></text:a>. En 2017 le ransomware WannaCry a infecté des ordinateurs remontant à un groupe de hacker en Corée du Nord, le groupe Lazarus. D'autres groupes sont sponsorisés par des Etats tels que Double Dragon en Chine, Equation Group aux USA, Fancy Bear en Russie. La technique est en constante évolution et l'avenir est à l'utilisation de Machine Learning en intelligence artificielle permettant de nouvelle manière d'aborder l'ingénierie sociale. Ce chapitre résume bien l'évolution des hackers depuis les origines de l'informatique et l'état des lieux du champ d'application des compétences. Les mercenaires de l'informatique prolifèrent tel que la vente de faille 0days pour des entreprises ou des Etats mais egalement le programme de bug bounty qui permet dans un cadre légal de trouver des failles de sécurité contre une prime dans le but d'améliorer les logiciels. Des hackers ont pu devenir millionaire comme Santiago Lopez. Le cybercrime n'est plus la seule source de revenue et de profit. Mais certain hacktivisme ne recherche que la destruction par idéologie pour que ce monde brule forçant le capitalisme à la remise en question ouvrant la voie à d'autres systèmes de gouvernance supervisé dans le futur par l'intelligence artificielle permettant un meilleur traitement des données pour la prise de décision. Dans un monde informationnel, à l'age d'internet, la compétence de hacking est la clé de ce siècle pour maitriser l'information mais aussi créer et faire évoluer la société.</text:p>
      <text:p text:style-name="Text_20_body">Quelques hackers qui ont marqué la culture par leurs actes passés:</text:p>
      <text:list text:style-name="L9">
        <text:list-item>
          <text:p text:style-name="P26"><text:span text:style-name="T2">Kevin Mitnick</text:span>, en 1982, il a hacké le NORAD( North American Defense Command ) qui a inspiré le film <text:span text:style-name="T1">War Games</text:span>, plus tard c'est la société DEC ou il pénétra sur ces réseaux et copia les logiciels.</text:p>
        </text:list-item>
        <text:list-item>
          <text:p text:style-name="P26"><text:span text:style-name="T2">Adrian Lamo</text:span> surnomé "the homeless hacker" sans domicile fixe, il n'avait qu'un sac léger pour voyager, sans adresse fixe, il est connu pour avoir pénétrer les réseaux du New York Times, Yahoo et Microsoft.</text:p>
        </text:list-item>
        <text:list-item>
          <text:p text:style-name="P26"><text:span text:style-name="T2">Albert Gonzalez</text:span> a organisé une fraude touchant 135 millions numéros de carte de crédit, il fut egalement un informateur des services secrets pour éviter la prison. Pour exploiter ces fraudes il utilisa l'injection SQL pour mettre en place des backdoors.</text:p>
        </text:list-item>
        <text:list-item>
          <text:p text:style-name="P26"><text:span text:style-name="T2">Matthew Bevan et Richard Pryce</text:span> qui ont joué au <text:span text:style-name="T1">war games</text:span> avec le Pentagone. Ils ont pénétré dans plusieurs systèmes militaires dont: Griffiss Air Force Base, the Defense Information System Agency et the Korean Atomic Research Institute (KARI). Ils ont été accusé de vouloir lancer une troisième guerre mondiale. Pour leur défense, l'un parla qu'il cherchait à prouver une conspiration d'OVNI.</text:p>
        </text:list-item>
        <text:list-item>
          <text:p text:style-name="P26"><text:span text:style-name="T2">ASTRA</text:span>, est un mathématicien grec de 58 ans qui a sévit sous le pseudo de ASTRA et pénétrer l'entreprise Dassault pour voler des informations sur des systèmes d'armement ainsi que des logiciels pour les revendres.</text:p>
        </text:list-item>
      </text:list>
      <text:h text:style-name="Heading_20_2" text:outline-level="2"><text:bookmark-start text:name="id_07-ou-obtenir-de-laide"/>0.7 Ou Obtenir de l'aide?<text:bookmark-end text:name="id_07-ou-obtenir-de-laide"/></text:h>
      <text:p text:style-name="First_20_paragraph">Il existe bien des ressources disponible pour celui qui veut progresser en informatique et particulièrement touchant au logiciel libre et à l'open source. Le réflexe en l'occurence se réfère à <text:span text:style-name="T1">RTFM</text:span> &gt;&gt; Read The Fucking Manual! On le dira jamais assez, lisez le manuel et la documentation. Ainsi chaque commande dans un terminal est documenté. Un problème pensez <text:span text:style-name="Source_Text">man</text:span> pour <text:span text:style-name="T1">manual</text:span> et taper le nom de la commande. C'est déjà un début. Pour ce familiariser à la ligne de commande car c'est de ça qu'il est question plus tard dans ce livre en particulier Arch Linux, mettez dans votre navigateur ces liens suivants:</text:p>
      <text:list text:style-name="L10">
        <text:list-item>
          <text:p text:style-name="P27"><text:a xlink:type="simple" xlink:href="https://www.webminal.org/" office:name=""><text:span text:style-name="Definition"><text:a xlink:type="simple" xlink:href="https://www.webminal.org/" office:name=""><text:span text:style-name="Definition">https://www.webminal.org/</text:span></text:a></text:span></text:a> est un site pour apprendre la ligne de commande</text:p>
        </text:list-item>
        <text:list-item>
          <text:p text:style-name="P27">Les wikis Arch Linux en français <text:a xlink:type="simple" xlink:href="https://wiki.archlinux.fr/" office:name=""><text:span text:style-name="Definition"><text:a xlink:type="simple" xlink:href="https://wiki.archlinux.fr/" office:name=""><text:span text:style-name="Definition">https://wiki.archlinux.fr/</text:span></text:a></text:span></text:a> et anglais <text:a xlink:type="simple" xlink:href="https://wiki.archlinux.org/" office:name=""><text:span text:style-name="Definition"><text:a xlink:type="simple" xlink:href="https://wiki.archlinux.org/" office:name=""><text:span text:style-name="Definition">https://wiki.archlinux.org/</text:span></text:a></text:span></text:a></text:p>
        </text:list-item>
        <text:list-item>
          <text:p text:style-name="P27">Le livre disponible chez framabook <text:a xlink:type="simple" xlink:href="https://framabook.org/unixpou-allerplusloinaveclalignedecommande/" office:name=""><text:span text:style-name="Definition"><text:span text:style-name="T1">Unix, pour aller plus loin avec la ligne de commande</text:span></text:span></text:a></text:p>
        </text:list-item>
      </text:list>
      <text:p text:style-name="First_20_paragraph">Parlons des communautés, malgré l'élistisme parfois à tord attaché à Linux, il est possible de poser des questions, obtenir de l'aide et chercher si le problème n'a pas dejà été résolu auparavent sur le web. Quelques communautés francophones:</text:p>
      <text:list text:style-name="L11">
        <text:list-item>
          <text:p text:style-name="P28">Linux sur developpez.net et son forum</text:p>
        </text:list-item>
        <text:list-item>
          <text:p text:style-name="P28">Trouvez un GUL(groupe d’utilisateur de Linux) près de chez vous sur le site de l’<text:a xlink:type="simple" xlink:href="https://aful.org/" office:name=""><text:span text:style-name="Definition">aful</text:span></text:a> et contactez-les.</text:p>
        </text:list-item>
        <text:list-item>
          <text:p text:style-name="P28">Le canal IRC de #archlinux-fr et son forum. Sur Windows utilisez le client IRC xchat. Et configurer le serveur sur libera. Ou directement via le navigateur Web <text:a xlink:type="simple" xlink:href="https://web.libera.chat/#archlinux-fr" office:name=""><text:span text:style-name="Definition">https://web.libera.chat/#archlinux-fr</text:span></text:a></text:p>
        </text:list-item>
        <text:list-item>
          <text:p text:style-name="P28">Arch Linux fr sur <text:a xlink:type="simple" xlink:href="https://signal.group/#CjQKILMI8IXAepQEWDL7SM7ZWxVDxUV6N2T7IurW2mPWHKI8EhDDHdp1VQlE9YjhzG-_XoZ_" office:name=""><text:span text:style-name="Definition">Signal</text:span></text:a></text:p>
        </text:list-item>
        <text:list-item>
          <text:p text:style-name="P28">Arch Linux fr sur <text:a xlink:type="simple" xlink:href="https://t.me/archlinux_fr" office:name=""><text:span text:style-name="Definition">telegram</text:span></text:a></text:p>
        </text:list-item>
      </text:list>
      <text:p text:style-name="First_20_paragraph">Pour les sites généralistes sur Linux anglophone à l'internationnal, les principaux sur le web traitant des demandes d'aides sont:</text:p>
      <text:list text:style-name="L12">
        <text:list-item>
          <text:p text:style-name="P29">LinuxQuestions.org</text:p>
        </text:list-item>
        <text:list-item>
          <text:p text:style-name="P29">StackOverflow</text:p>
        </text:list-item>
        <text:list-item>
          <text:p text:style-name="P29">Reddit (r/linux) et l'IRC Linux <text:a xlink:type="simple" xlink:href="https://web.libera.chat/#r/linux" office:name=""><text:span text:style-name="Definition">https://web.libera.chat/#r/linux</text:span></text:a></text:p>
        </text:list-item>
        <text:list-item>
          <text:p text:style-name="P29">unix.stackexchange.com</text:p>
        </text:list-item>
      </text:list>
      <text:p text:style-name="First_20_paragraph">En ce qui concerne des questions sur le logiciel libre et la vie privée, l’auto- défense numerique et la surveillance du web rejoignez la quadrature du net. Sur le canal IRC <text:span text:style-name="Source_Text">#laquadrature@irc.libera.chat</text:span>. Vous pouvez trouver de l’aide pour se protéger dans le cyberespace en contactant et utilisant les outils du mouvement <text:a xlink:type="simple" xlink:href="https://www.cryptoparty.in/" office:name=""><text:span text:style-name="Definition">Crypto Party</text:span></text:a> sur l’IRC <text:span text:style-name="Source_Text">#cryptoparty@irc.oftc.net</text:span>.</text:p>
      <text:p text:style-name="Text_20_body">Une bonne solution pour rejoindre un groupe est de ce rapprocher d'un Hackerspace. Un hackerspace c'est quoi? C'est une communauté de passionné en informatique et électronique, des personnes qui bidouille et démonte les ordinateurs mais également qui ont un intérêt pour la science et la créativité. La liste des hackerspaces dans le monde est disponible sur ce site: <text:a xlink:type="simple" xlink:href="https://wiki.hackerspaces.org/Hackerspaces" office:name=""><text:span text:style-name="Definition">https://wiki.hackerspaces.org/Hackerspaces</text:span></text:a>.</text:p>
      <text:p text:style-name="Text_20_body">Le hackerspace le plus connu est surement <text:span text:style-name="T1">c-base</text:span> du CCC(Chaos Computer Club) dans le monde en Allemagne à Berlin. Les hackerspaces sont les précurseurs aux FabLabs qui sont apparu dans la décennie 2010, en particulier par l'arrivée du materiel libre tel que Arduino et de la Rep Rap qui est une imprimante 3D.</text:p>
      <text:p text:style-name="Text_20_body">Pour trouver des hackers, le web à rassemblé des ressources utile pour la communauté. Un point d'entrée intéressant est Reddit et r/Hacking dont le wiki est particulièrement bien documenté à cette adresse: <text:a xlink:type="simple" xlink:href="https://new.reddit.com/r/hacking/wiki/index" office:name=""><text:span text:style-name="Definition"><text:a xlink:type="simple" xlink:href="https://new.reddit.com/r/hacking/wiki/index" office:name=""><text:span text:style-name="Definition">https://new.reddit.com/r/hacking/wiki/index</text:span></text:a></text:span></text:a>. Sur Reddit, la communauté compte 2,1 millions d'abonnés. Mais continuons à creuser plus profondemment comme les forums:</text:p>
      <text:list text:style-name="L13">
        <text:list-item>
          <text:p text:style-name="P30"><text:a xlink:type="simple" xlink:href="https://raidforums.com/index.php" office:name=""><text:span text:style-name="Definition"><text:a xlink:type="simple" xlink:href="https://raidforums.com/index.php" office:name=""><text:span text:style-name="Definition">https://raidforums.com/index.php</text:span></text:a></text:span></text:a></text:p>
        </text:list-item>
        <text:list-item>
          <text:p text:style-name="P30"><text:a xlink:type="simple" xlink:href="https://hackforums.net/" office:name=""><text:span text:style-name="Definition"><text:a xlink:type="simple" xlink:href="https://hackforums.net/" office:name=""><text:span text:style-name="Definition">https://hackforums.net/</text:span></text:a></text:span></text:a></text:p>
        </text:list-item>
        <text:list-item>
          <text:p text:style-name="P30"><text:a xlink:type="simple" xlink:href="https://evilzone.org/" office:name=""><text:span text:style-name="Definition"><text:a xlink:type="simple" xlink:href="https://evilzone.org/" office:name=""><text:span text:style-name="Definition">https://evilzone.org/</text:span></text:a></text:span></text:a></text:p>
        </text:list-item>
        <text:list-item>
          <text:p text:style-name="P30"><text:a xlink:type="simple" xlink:href="https://0x00sec.org/" office:name=""><text:span text:style-name="Definition"><text:a xlink:type="simple" xlink:href="https://0x00sec.org/" office:name=""><text:span text:style-name="Definition">https://0x00sec.org/</text:span></text:a></text:span></text:a></text:p>
        </text:list-item>
      </text:list>
      <text:p text:style-name="First_20_paragraph">La communauté française est présente à travers quelques sites et chats de discussion, pour certain facile d'accès et pour d'autres il faut réaliser une série d'épreuve en tant que hacker.</text:p>
      <text:list text:style-name="L14">
        <text:list-item>
          <text:p text:style-name="P31"><text:a xlink:type="simple" xlink:href="https://instant-hack.to/" office:name=""><text:span text:style-name="Definition"><text:a xlink:type="simple" xlink:href="https://instant-hack.to/" office:name=""><text:span text:style-name="Definition">https://instant-hack.to/</text:span></text:a></text:span></text:a></text:p>
        </text:list-item>
        <text:list-item>
          <text:p text:style-name="P31"><text:a xlink:type="simple" xlink:href="https://hackademics.fr/" office:name=""><text:span text:style-name="Definition"><text:a xlink:type="simple" xlink:href="https://hackademics.fr/" office:name=""><text:span text:style-name="Definition">https://hackademics.fr/</text:span></text:a></text:span></text:a></text:p>
        </text:list-item>
        <text:list-item>
          <text:p text:style-name="P31"><text:a xlink:type="simple" xlink:href="https://forum.zenk-security.com/" office:name=""><text:span text:style-name="Definition"><text:a xlink:type="simple" xlink:href="https://forum.zenk-security.com/" office:name=""><text:span text:style-name="Definition">https://forum.zenk-security.com/</text:span></text:a></text:span></text:a></text:p>
        </text:list-item>
      </text:list>
      <text:p text:style-name="First_20_paragraph">En ce qui concerne le dark web, on retrouve des activités illégalles de service tel que la vente de malware, mais utile si vous cherchez à vous fournir en materiel pour l'analyse et l'étude. On peut trouver des contenus sujet à contreverse mais intéressant pour la connaissance. Certain de ces communautés sont élitiste et restreint l'accès tel que:</text:p>
      <text:list text:style-name="L15">
        <text:list-item>
          <text:p text:style-name="P32">cryptBB</text:p>
        </text:list-item>
        <text:list-item>
          <text:p text:style-name="P32">Torum</text:p>
        </text:list-item>
        <text:list-item>
          <text:p text:style-name="P32">KickAss</text:p>
        </text:list-item>
        <text:list-item>
          <text:p text:style-name="P32">0days</text:p>
        </text:list-item>
      </text:list>
      <text:p text:style-name="First_20_paragraph">En résumé, vous n'êtes pas seul, ce poser des questions est le début de l'aventure, résoudre des problèmes et faire appel à la communauté est un processus normal, on ne peut pas tout connaitre, même moi je vais sur google de temps en temps pour des commandes basiques, YouTube pour des tutoriaux sur des sujets plus précis qui évoluent dans le temps. Apprendre à apprendre, que cela soit du junior au senior n'est pas forcément un comportement que l'on adopte naturellement, cela demande de mettre en place des automatismes que j'espère ces quelques lignes permettent d'aiguiller sur le territoire de l'informatique.</text:p>
      <text:h text:style-name="Heading_20_2" text:outline-level="2"><text:bookmark-start text:name="id_08-ce-former-en-informatique-sur-le-web"/>0.8 Ce former en informatique sur le web<text:bookmark-end text:name="id_08-ce-former-en-informatique-sur-le-web"/></text:h>
      <text:p text:style-name="First_20_paragraph">Dans ce livre je traite de la formation en informatique, et je me suis dis que cela serait bien que de faire un chapitre sur les ressources sur internet en accès libre, car je crois que l'éducation devrait être accessible à tous et sans payer le prix fort comme les outils de création aidant les processus d'innovation. Ce livre aborde en particulier le sujet de la création du système d'exploitation Arch Linux et les outils de développement pour créer du contenu en particulier des logiciels libres. La suite est d'introduire des cours de programmation, approfondir des sujets en informatique ou encore faire du webdev (développement web). Quelques sites qui vont bien:</text:p>
      <text:list text:style-name="L16">
        <text:list-item>
          <text:p text:style-name="P33"><text:span text:style-name="T2">Khan Academy</text:span> a une section informatique, c'est un site généraliste pour l'apprentissage scolaire et la science. On y trouve des cours intéressant sur l'HTML, le Javascript ainsi que la cryptographie.</text:p>
        </text:list-item>
        <text:list-item>
          <text:p text:style-name="P33"><text:span text:style-name="T2">Cybrary</text:span> est le site de la formation IT et cybersécurité pour faire une carrière professionnelle. On y retrouve des cours sur les réseaux, le pentesting, linux etc.</text:p>
        </text:list-item>
        <text:list-item>
          <text:p text:style-name="P33"><text:span text:style-name="T2">Coursera</text:span> la plateforme de MOOC largement adopté par la communauté.</text:p>
        </text:list-item>
        <text:list-item>
          <text:p text:style-name="P33"><text:span text:style-name="T2">The Odin Project</text:span> La philosophie du projet est de rendre accessible le développement web et l'informatique à travers des cours hors des prix d'aller à l'université ou de bootcamp comme formation intensive. Au programme du HTML, CSS, Javascript et l'apprentissage de Ruby pour maitriser le framework <text:span text:style-name="T1">Ruby On Rails</text:span>.</text:p>
        </text:list-item>
        <text:list-item>
          <text:p text:style-name="P33"><text:span text:style-name="T2">MIT OpenCourseWare</text:span> L'arrivée des MOOCs sur internet depuis la décennie 2010 voit l'accès à l'éducation non plus restreint aux amphithéatres des grandes écoles. Ainsi le MIT a mis en ligne ces cours dans plusieurs domaines dont l'informatique.</text:p>
        </text:list-item>
        <text:list-item>
          <text:p text:style-name="P33"><text:span text:style-name="T2">OSSU, Open Source University</text:span> est une initiative sur Github pour les autodidactes en informatique regroupant par catégories tous les pré-requis pour la formation universitaire en informatique en libre accès. Cela traite de programmation, mathématiques, base de données, architecture logicielle, langages et des specialisations en cybersécurité ou intelligence artificielle.</text:p>
        </text:list-item>
        <text:list-item>
          <text:p text:style-name="P33"><text:span text:style-name="T2">Teach Yourself computer science</text:span> est une liste des meilleurs livres pour autodidacte pour l'apprentissage de l'informatique de la littérature anglaise.</text:p>
        </text:list-item>
        <text:list-item>
          <text:p text:style-name="P33"><text:span text:style-name="T2">OpenClassRooms</text:span> Le site français de formation en informatique avec des cours gratuits, référence depuis plusieurs années, a également publié des bouquins sur l'apprentissage de la programmation comme du Python, C++,C.</text:p>
        </text:list-item>
      </text:list>
      <text:h text:style-name="Heading_20_2" text:outline-level="2"><text:bookmark-start text:name="id_09-ce-que-dit-la-loi"/>0.9 Ce que dit la loi<text:bookmark-end text:name="id_09-ce-que-dit-la-loi"/></text:h>
      <text:p text:style-name="First_20_paragraph">Un sujet qui divise les hackers en catégorie, c'est bien l'éthique ainsi que la morale de produire un hack. La légalité n'est pas toujours légitime. Il est parfois nécessaire d'agir dans l'ombre par idéologie mais également pour du profit. Le monde n'est pas manichéen ou il existe les bons et les méchants. On navigue autour d'un spectre ou en fonction de la situation parfois on peut excuser la personne abordant une jurisprudence. Chacun assume ces responsabilités, nous ne vivons pas avec les mêmes moyen et personnellement une personne vivant dans la précarité qui cherche à faire du profit en hackant des organisations n'est pas forcément condamnable moralement, car chacun a le droit à un confort de vie meilleur, et tous les moyens sont bon en particulier l'escaladation de privilège dans la société.</text:p>
      <text:p text:style-name="Text_20_body">Le capitalisme a pour but d'enrichir les individus en faisant du profit, malgré cela la pauvreté existe qui est source de cybercriminalité, blamez la faille de sécurité que le hacker qui l'exploite. Celui-ci fait preuve de curiosité et de créativité pour utiliser le système en testant des limites. Malgrez cela la loi qui régule la société met un frein aux dérives les plus extrèmes pour ne pas porter préjudice aux autres et empieter sur les libertés de chacun. Comme dernièrement le montre l'affaire très médiatique de Julian Assange, porte parole majeur du mouvement nous pouvons prendre le risque de finir en prison pas seulement pour du vol d'argent mais pour la libre circulation de l'information qui condamne des crimes. Cet hactivisme est louable, c'est une leçon de courage contre le système et en particulier les documents classifiés des Etats rendant opaque la gouvernance des nations voir des entreprises pour des intérêts commerciaux ou technologiques. On voit alors les limites de la répression pour sauvegarder un système. Il est donc nécessaire de faire un rappel à la loi française sur les risques que prennent les hackers. La prison est une mesure de dissuasion censé combattre le cybercrime mais nous pouvons être dur au mal, ou la solitude d'une cellule n'est qu'un passage éphémère de la vie. La peur de l'enfermement est pour les faibles d'esprit, bien des recherches ont été faite au-delà des lois avec parfois des découvertes en science. La recherche du profit n'étant pas condamnable dans un monde ou nos libertés sont conditionnés par la possession de bien permettant le logement, le transport, l'alimentation.</text:p>
      <text:p text:style-name="Text_20_body">Ce que dit les textes de loi relatif au piratage informatique:</text:p>
      <text:p text:style-name="Text_20_body"><text:span text:style-name="T2">Loi informatique et libertés</text:span> Il s’agit de la principale loi relative à la protection des informations privées des utilisateurs dans les systèmes informatiques, même si la loi est également applicable pour des fichiers non informatisés. Elle protège les personnes physiques et la circulation des informations les concernant.</text:p>
      <text:p text:style-name="Text_20_body">La loi informatique et libertés est datée du 6 janvier 1978 et a été mise à jour en 2004. Elle définit les principes à respecter lors de la collecte, du traitement et de la conservation des données personnelles. Cette loi assure la protection de la vie privée des personnes dans le cadre des systèmes d’information.</text:p>
      <text:p text:style-name="Text_20_body">Elle définit les données susceptibles d'être collectés et celle qui sont interdites à la collecte, par exemple les information relatives aux origines ethniques, à l'appartenance religieuse... sauf accord des personnes concernées.</text:p>
      <text:p text:style-name="Text_20_body">La loi s'assure de la bonne utilisation des informations (conformes au but de la collecte) et définit les droits des utilisateurs quant aux données les concernant : droit d'accès, d'opposition, de rectification et de suppression.</text:p>
      <text:p text:style-name="Text_20_body">C’est aussi dans le cadre de cette loi qu’a été instaurée la première autorité administrative indépendante : la CNIL.</text:p>
      <text:p text:style-name="Text_20_body"><text:span text:style-name="T2">Loi Godfrain</text:span> Cette loi du 5 janvier 1988 est la première loi instaurée contre le piratage informatique. Elle prévoit un cadre pénal pour l'intrusion sans autorisation dans un système de traitement automatisé de données (STAD) : cela peut être un ordinateur, un réseau téléphonique, un serveur...</text:p>
      <text:p text:style-name="Text_20_body">Elle prévoit ainsi un certain nombre de sanctions en cas d'intrusion dans ce type de système sans autorisation. Ces sanctions seront plus ou moins lourdes en fonction des dommages causés dans les systèmes, du caractère volontaire ou non de l'infraction ou encore du fait que l'infraction soit commise seul ou en bande organisée.</text:p>
      <text:p text:style-name="Text_20_body">Le <text:span text:style-name="T2">Code pénal</text:span> (articles 323-1 à 323-8) sanctionne la cybercriminalité. Pour avoir accédé frauduleusement dans un traitement automatisé des données, une personne peut être punie de 2 ans d'emprisonnement et de 60.000 euros d'amende. En cas d'altération grave du système piraté, la peine est alors portée à 3 ans d'emprisonnement et 100.000 euros d'amende. Quand le système de l'Etat et ses données sont piratés, la peine est de 5 ans d'emprisonnement et 150.000 euros d'amende. Si le traitement des données piraté est un traitement automatisé de données à caractère personnel mis en œuvre par l'État, la peine peut aller jusqu'à 7 ans de prison et 300.000 euros d'amende. La personne qui introduit frauduleusement des données dans un système de traitement automatisé encourt :</text:p>
      <text:list text:style-name="L17">
        <text:list-item>
          <text:p text:style-name="P34">jusqu'à 5 ans de prison et 150.000 euros d'amende ;</text:p>
        </text:list-item>
        <text:list-item>
          <text:p text:style-name="P34">7 ans et 300.000 euros s'il s'agit d'un traitement automatisé de données à caractère personnel mis en œuvre par l'État.</text:p>
        </text:list-item>
      </text:list>
      <text:p text:style-name="First_20_paragraph">Outre ces peines, les personnes physiques qui commettent ces infractions pénales encourent des peines complémentaires :</text:p>
      <text:list text:style-name="L18">
        <text:list-item>
          <text:p text:style-name="P35">interdiction des droits civiques,</text:p>
        </text:list-item>
        <text:list-item>
          <text:p text:style-name="P35">interdiction d'exercer une fonction publique pour cinq années,</text:p>
        </text:list-item>
        <text:list-item>
          <text:p text:style-name="P35">exclusion des marchés publics pour la même durée,</text:p>
        </text:list-item>
        <text:list-item>
          <text:p text:style-name="P35">interdiction d'émettre des chèques pour la même durée,</text:p>
        </text:list-item>
        <text:list-item>
          <text:p text:style-name="P35">confiscation du matériel informatique, etc.</text:p>
        </text:list-item>
      </text:list>
      <text:p text:style-name="First_20_paragraph">En ce qui concerne la protection d'une découverte d'une faille informatique sur un site web, le texte de loi dit:</text:p>
      <text:p text:style-name="Text_20_body">C'est donc l'article 47 de la loi du 7 octobre 2016 qui prévoit que le code de la défense soit complété par un article L. 2321-4 ainsi rédigé :</text:p>
      <text:p text:style-name="Text_20_body">« Art. L. 2321-4.-Pour les besoins de la sécurité des systèmes d'information, l'obligation prévue à l'article 40 du code de procédure pénale n'est pas applicable à l'égard d'une personne de bonne foi qui transmet à la seule autorité nationale de sécurité des systèmes d'information une information sur l'existence d'une vulnérabilité concernant la sécurité d'un système de traitement automatisé de données. « L'autorité préserve la confidentialité de l'identité de la personne à l'origine de la transmission ainsi que des conditions dans lesquelles celle-ci a été effectuée. « L'autorité peut procéder aux opérations techniques strictement nécessaires à la caractérisation du risque ou de la menace mentionnés au premier alinéa du présent article aux fins d'avertir l'hébergeur, l'opérateur ou le responsable du système d'information. »</text:p>
      <text:p text:style-name="Text_20_body">La protection des citoyens détecteurs de faille informatique, est donc assurée par cette nouvelle disposition, afin de les inciter à révéler ces failles à l’Agence nationale pour la sécurité des systèmes d’information, sans encourir de risque pénal pour cette action.</text:p>
      <text:h text:style-name="Heading_20_2" text:outline-level="2"><text:bookmark-start text:name="id_010-cyberculture"/>0.10 Cyberculture<text:bookmark-end text:name="id_010-cyberculture"/></text:h>
      <text:p text:style-name="First_20_paragraph">Parlons un peu de la <text:span text:style-name="T1">culture numérique</text:span>, je vais introduire ma connaissance sur le sujet et synthétiser l'information, car je suis un peu formateur sur mon blog en informatique, en particulier pour les gens un peu loin de tout ça tels que des Boomers ou vivant dans la ruralité.</text:p>
      <text:h text:style-name="Heading_20_3" text:outline-level="3"><text:bookmark-start text:name="noosphère"/>Noosphère<text:bookmark-end text:name="noosphère"/></text:h>
      <text:p text:style-name="First_20_paragraph">L'une des figures qui a théorisé le concept est le jésuite, théologien français et scientifique <text:span text:style-name="T2">Pierre Teilhard de Chardin</text:span> 1881 - 1955 à travers le terme <text:span text:style-name="T2">noosphère</text:span> dérivant inéluctablement du progrès de l’évolution, celle-ci s’achèvera selon lui vers une transhumanité "lorsque les consciences, mises en réseau les unes avec les autres, créeront de facto, une sorte de super-être." C'est une <text:span text:style-name="T2">gnose transhumaniste</text:span> qui fait toujours débat ou après la géosphère puis la biosphère généra la noosphère sur une idée du progrès.</text:p>
      <text:p text:style-name="Text_20_body">Dans ses écrits, il parle de l’avancement de la biosphère et de l’étape transitoire qui doit mener vers la noosphère : il s’agit de la technosphère. Il s’agit d’après Teilhard d’un réseau d’information mondial – il parle de géotechnologie – qui se rapproche énormément de l’Internet tel qu’il existe aujourd’hui.</text:p>
      <text:p text:style-name="Text_20_body">Cette avant-dernière étape dans le développement de la couche de pensée serait le moyen de connecter la noosphère avant d’atteindre le moment mystique du point Oméga.</text:p>
      <text:p text:style-name="Text_20_body">Ce réseau de conscience globale imaginé par Teilhard, fait penser à la théorie de l'intelligence collective.</text:p>
      <text:h text:style-name="Heading_20_3" text:outline-level="3"><text:bookmark-start text:name="cybernétique"/>Cybernétique<text:bookmark-end text:name="cybernétique"/></text:h>
      <text:p text:style-name="First_20_paragraph">Une autre approche théorique de la <text:span text:style-name="T1">cyberculture</text:span> datant de 1948 est celle de la théorie cybernétique de Norbert Wiener, science qui étudie la circulation de l’information dans les systèmes autorégulés.</text:p>
      <text:p text:style-name="Text_20_body">La cybernétique est une théorie de la gestion des processus automatisés par calcul des flux d'informations rentrants (input) et sortants (output). Ses concepts clés sont: l'équilibre, le système, la boîte noire, la rétroaction (feedback) et l'information. Cette pensée est née avec l'informatique et elle a été par la suite fortement inspirée par la biologie. On introduit alors une pensée en système complexe.</text:p>
      <text:p text:style-name="Text_20_body">L'étude des automates va devenir l'un des "fer de lance" de la communauté des Hackers avec le célèbre <text:span text:style-name="T1">jeu de la vie de Conway</text:span>.</text:p>
      <text:h text:style-name="Heading_20_3" text:outline-level="3"><text:bookmark-start text:name="planétisation"/>Planétisation<text:bookmark-end text:name="planétisation"/></text:h>
      <text:p text:style-name="First_20_paragraph">Ce que l'on pensait isolé n'ayant pas d’interaction entre eux, vont ce voir être mise en réseau grâce au progrès des télécommunications et des médias. Cette globalisation va générer des tensions culturels et conflits, des théories de domination mondiale vont émergé tels que le NWO "Nouvel Ordre Mondial" aux lignées Illuminati et la question du pouvoir. Rien de cela ne serait possible sans faire des connexions avec l'information que va générer le <text:span text:style-name="T2">cyberespace</text:span>.</text:p>
      <text:h text:style-name="Heading_20_3" text:outline-level="3"><text:bookmark-start text:name="le-cyberespace"/>Le Cyberespace<text:bookmark-end text:name="le-cyberespace"/></text:h>
      <text:p text:style-name="First_20_paragraph">Le terme est apparu dans un classique de la science-fiction qui a eu le prix Hugo qui récompense les meilleurs oeuvres du genre par l'oeuvre de William Gibson: <text:span text:style-name="T2">Neuromancien</text:span> en 1984. C'est l'histoire d'un hacker dans un monde futuriste cyberpunk capitaliste en proie à des mégacorporation ou il connecte un casque avec des implants cybernétique pour entrée dans la Matrice, un monde informatique. En quête de donnée à monnayer à travers des failles de sécurité il pirate le système.</text:p>
      <text:h text:style-name="Heading_20_3" text:outline-level="3"><text:bookmark-start text:name="copyleft"/>Copyleft<text:bookmark-end text:name="copyleft"/></text:h>
      <text:p text:style-name="First_20_paragraph">De la culture des hackers va naître le projet GNU en 1983 par Richard Stallman qui est une ré-écriture d'UNIX propriétaire. La question de la propriété intellectuelle va être débattu en introduisant le <text:span text:style-name="T2">Copyleft</text:span> fondant la notion de logiciel libre. La libération de l'émission fait parti des lois de la cyberculture né dans le logiciel libre suivi de concept tels que le <text:span text:style-name="T2">fork</text:span> ou le remix d'une oeuvre que cela soit pour l'étude, la modification et l'amélioration que l'on voit particulièrement chez les écrivains mais également dans les programmes informatiques. Le média est un vecteur d'une culture du partage et des communs.</text:p>
      <text:h text:style-name="Heading_20_3" text:outline-level="3"><text:bookmark-start text:name="le-world-wide-web"/>Le World Wide Web<text:bookmark-end text:name="le-world-wide-web"/></text:h>
      <text:p text:style-name="First_20_paragraph">A l'origine du WWW, l'un des père de l'internet en 1989 au CERN est Tim Berner-Lee ou il créé un réseau informatique en pensant aux scientifiques et la notion de peer-reviewing des documents pour accélérer le partage et l'étude par des pairs de progrès en science en connectant les réseaux universitaires entre eux. Des sites internet vont naître grâce au <text:span text:style-name="T2">HTML</text:span> permettant de mettre à disposition des documents.</text:p>
      <text:p text:style-name="Text_20_body">La mise en réseau des acteurs fait partie des lois de la cyberculture à travers le partage tels que le Peer-To-Peer et de nos jours le fédiverse.</text:p>
      <text:h text:style-name="Heading_20_3" text:outline-level="3"><text:bookmark-start text:name="déclaration-dindépendance"/>Déclaration d'indépendance<text:bookmark-end text:name="déclaration-dindépendance"/></text:h>
      <text:p text:style-name="First_20_paragraph">La <text:a xlink:type="simple" xlink:href="https://movilab.org/wiki/D%C3%A9claration_d%E2%80%99ind%C3%A9pendance_du_cyberespace" office:name=""><text:span text:style-name="Definition">Déclaration d'indépendance du cyberespace</text:span></text:a> est un document rédigé le 8 février 1996 à Davos en Suisse par John Perry Barlow, un des fondateurs de l'Electronic Frontier Foundation. Il soutient l'idée qu'aucun gouvernement (ou qu'aucune autre forme de pouvoir) ne peut s'imposer et s'approprier Internet, alors en pleine extension. Il a été écrit en partie en réponse à l'adoption de la Loi sur les télécommunications de 1996 aux États-Unis. C'est la naissance de la neutralité du net et ces combats sous diverse loi des gouvernements qui cherchent à contrôler les communications et surveiller la population. En France, la communauté va se structurer sous la loi Hadopi et la Quadrature du net sur les chat IRC.</text:p>
      <text:p text:style-name="Text_20_body">Citation:</text:p>
      <text:p text:style-name="P36">Gouvernements du monde industrialisé, géants fatigués de chair et d’acier, je viens du cyberspace, le nouveau domicile de l’esprit. Au nom du futur, je vous demande, à vous qui appartenez au passé, de nous laisser en paix. Vous n’êtes pas les bienvenus parmi nous. Vous n’avez aucune souveraineté sur le territoire où nous nous assemblons.</text:p>
      <text:h text:style-name="Heading_20_3" text:outline-level="3"><text:bookmark-start text:name="reconfiguration-culturelle"/>Reconfiguration culturelle<text:bookmark-end text:name="reconfiguration-culturelle"/></text:h>
      <text:p text:style-name="First_20_paragraph">La dernière loi de la cyberculture est la reconfiguration culturelle né du cyberpunk. Les déviants tels que le cipherpunk vont construire des communautés virtuels protégeant la vie privée et les communication tels que la naissance de la cryptomonnaie, le <text:span text:style-name="T2">bitcoin</text:span> dans l'échange monétaire. Des figures du mouvement vont apparaître tel que Julian Assange et WikiLeaks avec le monde souterrain du darknet. Des lanceurs d'alertes vont dénoncé l'action des gouvernements et la surveillance de masse avec Edward Snowden et le projet de la NSA aux USA. Des actions d'hacktivisme vont avoir lieu tels que l'apparition du groupe Anonymous ou Télécomix.</text:p>
      <text:p text:style-name="Text_20_body">Des objets vont apparaître de la cyberculture open-source hardware comme <text:span text:style-name="T2">Arduino</text:span> révolutionnant le monde des bidouilleurs et ingénieurs.</text:p>
      <text:p text:style-name="Text_20_body">Des figures tels que "le geek, le nerd, no-life etc" seront les agents sur les réseaux dans des MMO comme <text:span text:style-name="T1">Second Life</text:span> ou <text:span text:style-name="T1">EVE Online</text:span> au célèbre <text:span text:style-name="T1">WoW</text:span> dans un univers fantaisiste.</text:p>
      <text:p text:style-name="Text_20_body">Des phénomènes de la culture internet vont envahir les réseaux, du lolcat à travers des Memes en passant par Pedobear aux trolls sur le web, c'est tout un eco-système culturel.</text:p>
      <text:p text:style-name="Text_20_body">La cyberculture est un vaste champ d'étude, y trouver sa place est un long chemin, si vous décidez d'y entrée vous pourriez bien y être surpris par la pensée, un vaste champ d'étude tels que les humanités numériques émerge. Vous pourriez y faire votre emploi et construire le cyberespace ou l'exploiter à votre fin pour en tirer du bénéfice. Ce choix vous appartiens, mais ne croyez pas que vous pourriez vous isolez et retourner à la nature sans être confronter à son impact autour de vous.</text:p>
      <text:h text:style-name="Heading_20_2" text:outline-level="2"><text:bookmark-start text:name="id_011-principe-des-machines"/>0.11 Principe des machines<text:bookmark-end text:name="id_011-principe-des-machines"/></text:h>
      <text:p text:style-name="First_20_paragraph">Pour une machine, tout commence par un signal électrique. Un courant qui est généré par des charges dans un conducteur avec des électrons. On a donc inventé les semi-conducteurs en particulier le transistor qui est la base des ordinateurs et c'est un commutateur.</text:p>
      <text:h text:style-name="Heading_20_3" text:outline-level="3"><text:bookmark-start text:name="le-transistor"/>Le transistor<text:bookmark-end text:name="le-transistor"/></text:h>
      <text:p text:style-name="First_20_paragraph">A la même époque vont naître les travaux sur les machines de Turing et les architectures de Von Neumann qui sont la base de la conception des ordinateurs moderne.</text:p>
      <text:p text:style-name="Text_20_body">Le transistor a été inventé en <text:span text:style-name="T2">1947</text:span> par trois ingénieurs américains des laboratoires Bell : <text:span text:style-name="T2">John Bardeen, Walter Brattain</text:span> et <text:span text:style-name="T2">William Schockley</text:span>. L’invention de ce dispositif qui permet de détecter et d'amplifier les courants électriques leur a valu le <text:span text:style-name="T2">prix Nobel de physique en 1956</text:span>. John Bardeen va remporter un second Prix de Nobel de physique en 1972, il oriente ses recherches vers la compréhension des mécanismes de la <text:span text:style-name="T2">supraconductivité</text:span>. La formulation d'un modèle de couplage d'électrons et de leurs interactions avec les vibrations du réseau cristallin des solides sous le nom de théorie BCS, des initiales de Bardeen et de ses collègues <text:span text:style-name="T2">Leon Neil Cooper</text:span> et <text:span text:style-name="T2">John Robert Schrieffer</text:span>, permet d'expliquer les phénomènes de résistivité électrique nulle observés dans les supraconducteurs.</text:p>
      <text:p text:style-name="Text_20_body">Sur le principe un transistor est un commutateur qui permet de commander un courant électrique. C'est un signal carré. Soit ouvert ou fermé que l'on défini par 0 ou 1. Les systèmes de traitement du calcul travail que sous forme binaire. Ce que l'on appel les bits. C'est le langage machine. Celui-ci admet des cycles de traitement de l'information à travers une fréquence en Hertz, ce qui permet d'avoir une horloge.</text:p>
      <text:p text:style-name="Text_20_body">L'assemblage de plusieurs transistors permet de créer des circuits logiques utilisant l'algèbre de Boole. Ainsi on utilise des portes logiques (AND, NOT, OR, XOR, NAND) permettent de traiter des instructions du processeur sur la logique combinatoire basé sur des <text:a xlink:type="simple" xlink:href="https://zestedesavoir.com/tutoriels/2256/de-la-logique-aux-processeurs/la-logique-des-propositions-et-des-predicats/" office:name=""><text:span text:style-name="Definition">propositions et des prédicats</text:span></text:a>.</text:p>
      <text:h text:style-name="Heading_20_3" text:outline-level="3"><text:bookmark-start text:name="la-représentation-de-linformation"/>La représentation de l'information<text:bookmark-end text:name="la-représentation-de-linformation"/></text:h>
      <text:p text:style-name="First_20_paragraph">La base de la théorie de l'information de Shannon est le bit. Un regroupement de 8 bits correspond à l'octet qui prend la valeur de 0 à 255. Pourquoi 8 bits? C'est des puissances de 2 (8 = 2^3) qui permet d'accélérer le traitement du code informatique. Ainsi on converti le binaire en base 16 hexadécimal qui est un regroupement de 2 x 8 bits (Octets). Mais il y a d'autres base, en particulier pour améliorer la cryptographie tel que la base 36, 64, 128, 256 qui sont des puissances de 2, voir certaine des bases carrés. sqrt(16) = 4, sqrt(36) = 6, sqrt(64) = 8 . Un système de nombre en informatique pour optimiser le calcul utilise une base de puissance de 2 (binaire) avec une combinaison de base carré. En cryptographie le MD5 est un hash sur 128 bits sur la base 64. Il est donc nécessaire de faire des changements de base entre des systèmes numériques ce qui augmente le temps de calcul et donc de casser le code. Sha-256 est une des fonctions de hachage les plus efficaces actuellement en base 64. Une base 512 se forme sur 8x8x8 et donc plus de 512 caractères différents. 8 étant une puissance de 2 et représente un octet.</text:p>
      <text:p text:style-name="Text_20_body">Pour représenter les caractères on a inventé une table nommé ASCII. Ce qui est suffisant pour l'anglais et l'alphabet codé sur 255 valeurs et donc un octet. Mais cela n'est pas suffisant pour le chinois et ces symboles, il faut de l'UTF-8. Ce qui augmente les temps de traitements pour calculer et déchiffrer du code qui est basé sur 214 radicaux. l'UTF-8 pouvait coder n'importe quel point de code entre U+0000 et U+7FFFFFFF (donc jusqu'à 31 bits).</text:p>
      <text:p text:style-name="Text_20_body">Il y aurai également a traiter les nombres en particulier les flottants qui ont une représentation spécifique.</text:p>
      <text:h text:style-name="Heading_20_3" text:outline-level="3"><text:bookmark-start text:name="cpu"/>CPU<text:bookmark-end text:name="cpu"/></text:h>
      <text:p text:style-name="First_20_paragraph">Les composants du CPU des ordinateurs:</text:p>
      <text:list text:style-name="L19">
        <text:list-item>
          <text:p text:style-name="P37">Bus : nappes transportant l'info</text:p>
        </text:list-item>
        <text:list-item>
          <text:p text:style-name="P37">Registres : emplacements de stockage à accès rapide</text:p>
        </text:list-item>
        <text:list-item>
          <text:p text:style-name="P37">ALU :unité de calcul (entiers et booléens)</text:p>
        </text:list-item>
        <text:list-item>
          <text:p text:style-name="P37">Unité de contrôle :interprète les instructions</text:p>
        </text:list-item>
        <text:list-item>
          <text:p text:style-name="P37">Horloge :cadence les instructions</text:p>
        </text:list-item>
      </text:list>
      <text:p text:style-name="First_20_paragraph">Les architectures de processeur:</text:p>
      <text:list text:style-name="L20">
        <text:list-item>
          <text:p text:style-name="P38">x86-64 (Intel, AMD) : PC et compatibles</text:p>
        </text:list-item>
        <text:list-item>
          <text:p text:style-name="P38">ARM : beaucoup de téléphone, Raspberry Pi</text:p>
        </text:list-item>
        <text:list-item>
          <text:p text:style-name="P38">PowerPC (IBM) : Wii, PS3, XBox 360</text:p>
        </text:list-item>
        <text:list-item>
          <text:p text:style-name="P38">MIPS, RISC-V etc.</text:p>
        </text:list-item>
      </text:list>
      <text:p text:style-name="First_20_paragraph">Les instructions machine:</text:p>
      <text:p text:style-name="Text_20_body">Instruction Set Architecture (ISA): modèle qui définit comment le logiciel contrôle le hardware (code binaire)</text:p>
      <text:p text:style-name="Text_20_body">chaque processeur possède son propre jeu d'instructions machine</text:p>
      <text:list text:style-name="L21">
        <text:list-item>
          <text:p text:style-name="P39">ARM is RISC (Reduced Instruction Set Computing)</text:p>
        </text:list-item>
        <text:list-item>
          <text:p text:style-name="P39">x86 is CISC (Complex Instruction Set Computing)</text:p>
        </text:list-item>
        <text:list-item>
          <text:p text:style-name="P39">chaque instruction possède un identifiant numérique : opcode</text:p>
        </text:list-item>
      </text:list>
      <text:p text:style-name="First_20_paragraph">La programmation directe du processeur avec les instructions machines est difficile, fastidieuse et quasi-impossible à comprendre. Le <text:span text:style-name="T2">microcode</text:span> est un programme composés de micro-instructions dont l'exécution au sein du processeur ou microprocesseur définit le jeu d'instructions de celui-ci.</text:p>
      <text:p text:style-name="Text_20_body"><text:span text:style-name="T2">RISC-V</text:span> (prononcé en anglais « RISC five » et signifiant « RISC cinq ») est une architecture de jeu d'instructions (instruction set architecture ou ISA) RISC ouverte et libre, disponible en versions 32, 64 et 128 bits. Ses spécifications sont ouvertes et peuvent être utilisées librement par l'enseignement, la recherche et l'industrie. Les specifications sont ratifiées de façon ouverte par la communauté internationale des développeurs.</text:p>
      <text:h text:style-name="Heading_20_3" text:outline-level="3"><text:bookmark-start text:name="le-langage-assembleur"/>Le langage assembleur<text:bookmark-end text:name="le-langage-assembleur"/></text:h>
      <text:p text:style-name="First_20_paragraph">C'est le langage le plus proche de la machine compréhensible par les humains. Il est variant en fonction de l'architecture du processeur défini par le constructeur. Les combinaisons de bits du langage machine sont représentées par des symboles dits « mnémoniques », c'est-à-dire faciles à retenir.</text:p>
      <text:p text:style-name="Text_20_body">Certaines opérations fondamentales sont disponibles dans la plupart des jeux d'instructions.</text:p>
      <text:list text:style-name="L22">
        <text:list-item>
          <text:p text:style-name="P40">Déplacement dans la mémoire :</text:p>
          <text:list text:style-name="L23">
            <text:list-item>
              <text:p text:style-name="P41">chargement d'une valeur dans un registre ;</text:p>
            </text:list-item>
            <text:list-item>
              <text:p text:style-name="P41">déplacement d'une valeur depuis un emplacement mémoire dans un registre, et inversement ;</text:p>
            </text:list-item>
          </text:list>
        </text:list-item>
        <text:list-item>
          <text:p text:style-name="P40">Calcul :</text:p>
          <text:list text:style-name="L24">
            <text:list-item>
              <text:p text:style-name="P42">addition, ou soustraction des valeurs de deux registres et chargement du résultat dans un registre ;</text:p>
            </text:list-item>
            <text:list-item>
              <text:p text:style-name="P42">combinaison de valeurs de deux registres suivant une opération booléenne (ou opération bit à bit) ;</text:p>
            </text:list-item>
          </text:list>
        </text:list-item>
        <text:list-item>
          <text:p text:style-name="P40">Modification du déroulement du programme :</text:p>
          <text:list text:style-name="L25">
            <text:list-item>
              <text:p text:style-name="P43">saut à un autre emplacement dans le programme (normalement, les instructions sont exécutées séquentiellement, les unes après les autres) ;</text:p>
            </text:list-item>
            <text:list-item>
              <text:p text:style-name="P43">saut à un autre emplacement, mais après avoir sauvegardé l'emplacement de l'instruction suivante afin de pouvoir y revenir (point de retour) ;</text:p>
            </text:list-item>
            <text:list-item>
              <text:p text:style-name="P43">retour au dernier point de retour ;</text:p>
            </text:list-item>
          </text:list>
        </text:list-item>
        <text:list-item>
          <text:p text:style-name="P40">Comparaison :</text:p>
          <text:list text:style-name="L26">
            <text:list-item>
              <text:p text:style-name="P44">comparer les valeurs de deux registres.</text:p>
            </text:list-item>
          </text:list>
        </text:list-item>
      </text:list>
      <text:p text:style-name="First_20_paragraph">Et on trouve des instructions spécifiques avec une ou quelques instructions pour des opérations qui auraient dû en prendre beaucoup. Exemples :</text:p>
      <text:list text:style-name="L27">
        <text:list-item>
          <text:p text:style-name="P45">déplacement de grands blocs de mémoire ;</text:p>
        </text:list-item>
        <text:list-item>
          <text:p text:style-name="P45">multiplication, division ;</text:p>
        </text:list-item>
        <text:list-item>
          <text:p text:style-name="P45">arithmétique lourde (sinus, cosinus, racine carrée, opérations sur des vecteurs) ;</text:p>
        </text:list-item>
        <text:list-item>
          <text:p text:style-name="P45">application d'une opération simple (par exemple, une addition) à un ensemble de données par l'intermédiaire des extensions MMX ou SSE des nouveaux processeurs.</text:p>
        </text:list-item>
      </text:list>
      <text:h text:style-name="Heading_20_3" text:outline-level="3"><text:bookmark-start text:name="linux-et-la-routine-de-démarrage-du-noyau"/>Linux et la routine de démarrage du noyau<text:bookmark-end text:name="linux-et-la-routine-de-démarrage-du-noyau"/></text:h>
      <text:p text:style-name="First_20_paragraph">Pour démarrer le noyau Linux au bootloader on utilise le langage assembleur, si vous voulez créer et comprendre les systèmes d'exploitation il est nécessaire de lancer le noyau en assembleur avant le traitement en langage C. Quand la bzImage (pour une image destinée au i386) est appelée, vous commencez à <text:a xlink:type="simple" xlink:href="https://elixir.bootlin.com/linux/latest/source/arch/x86/boot/header.S" office:name=""><text:span text:style-name="Definition">./arch/x86/boot/header.S</text:span></text:a> dans la routine assembleur nommée start.</text:p>
      <text:h text:style-name="Heading_20_3" text:outline-level="3"><text:bookmark-start text:name="syscall"/>sysCall<text:bookmark-end text:name="syscall"/></text:h>
      <text:p text:style-name="First_20_paragraph">Les process utilisent les sysCall pour communiquer avec le noyau comme API avec l'assembleur. Les sysCall sont listés <text:span text:style-name="T1">dans /usr/include/asm/unistd.h</text:span></text:p>
      <text:h text:style-name="Heading_20_3" text:outline-level="3"><text:bookmark-start text:name="les-compilateurs"/>Les compilateurs<text:bookmark-end text:name="les-compilateurs"/></text:h>
      <text:p text:style-name="First_20_paragraph">Le principal compilateur en langage C, nommé <text:span text:style-name="T2">GCC</text:span> est écrit en assembleur + C. Il permet également de produire du code en assembleur, car le compilateur converti les programmes en langage machine. Pour écrire du code assembleur pure et le compiler sur Linux on utilise NASM sans passé par l'intermédiaire du langage C. Je crois que c'est le seul compilateur GCC qui permet de traduire en assembleur. Le langage C est l'anneau de pouvoir de l'informatique ou tous les autres langages dérives mais également les compilateurs et interpréteurs. Ainsi l'interpréteur en Python(CPython) est écrit en langage C. Il faut donc apprendre le langage C dans les premiers langages de programmation et ce familiariser avec spécificité tel que l'accès à la mémoire et les pointeurs.</text:p>
      <text:h text:style-name="Heading_20_2" text:outline-level="2"><text:bookmark-start text:name="id_012-contribuer-à-lopen-source"/>0.12 Contribuer à l'open source<text:bookmark-end text:name="id_012-contribuer-à-lopen-source"/></text:h>
      <text:p text:style-name="First_20_paragraph">La carrière d'un hacker suit souvent le même cadre d'apprentissage. Tout d'abord on cherche à apprendre un langage de programmation. Je conseil de commencer avec le langage C car un héritage de la création d'UNIX. Puis on se familiarise à la ligne de commande. On switch sous Linux par idéologie, mais également pratique pour avoir les outils pour développeurs et chercheur en cybersécurité. On approfondi rapidement les structures de données et les algorithmes. On peut chercher à monter et administrer des systèmes sur mesure tel que sous Arch Linux et Gentoo par sécurité mais également de l'art numérique en customisant son OS. Tout ça dans l'optique de rependre le contrôle sur la machine. Vous n'êtes plus consommateur, mais devenez un créateur. Cette étape, le mindset est importante dans la construction cognitive. Vous allez pouvoir agir à votre manière sur le monde, et le modifier selon vos perspectives. La recherche de vulnérabilité ne vient pas tout de suite dans l'apprentissage. On attribue le hacking trop souvent à l'exploitation de serveur distant, élévation de privilège. Vous pouvez devenir un kernel hacker en devenant spécialiste du noyau Linux et le patcher écrit en C.Il y a environ 5000 kernel développeurs dans le monde mais c'est l'élite et le salaire tourne en moyenne à 9000€/mois. Forcément sans les bases du langages vous ne pourrez pas rechercher des vulnérabilités dans le code. Une autre activité est de casser les licences propriétaires des logiciels ou limitations généralement du C++. Une connaissance du langage, de la retro-ingénierie de binaire est nécessaire. Lancer un botnet de cryptomonnaie et infecter des ordinateurs demande un minimum de code. Pour le langage de scripting tourné vous vers Python est Ruby. Vous pouvez faire de l'argent par vos malwares et revendre sur le darknet, personnellement je ne juge pas, chacun sa manière de contribuer à la communauté. Mais l'une des manières la plus répandu est le social coding tels que sous des plateformes comme Github(Microsoft depuis 2018) avec 76 millions de développeurs et Gitee en Chine avec plus de 5 millions de développeurs, ne négligez pas les chinois par un frein de la langue. Github c'est quoi? A la base il y a un logiciel développé par Linus Torvalds pour les besoins de gestion de version du code du kernel nommé: Git. Maintenir et développer du code de logiciel libre en public sur un repository distant est la norme en passant généralement par Github. Plus généralement c'est la contribution à l'open source dérivé commercial créer par Eric S. Raymond. Utilisez Git demande un peu de temps, mais devient rapidement indispensable au développeur. Un exercice intéressant pour débutant est d'apprendre à coder avec Vim + plugins "Fugitive" un petit jeu vidéo comme Space Invader sur un repo distant Github avec Python et Pygame. Vous trouverez comment utiliser Git + Github sur internet. N'oubliez pas vous êtes évaluez par vos pairs via vos projets que vous partagez, le diplome n'a pas d'importance, mais la qualité du code intéresse les parties prenantes.</text:p>
      <text:p text:style-name="Text_20_body">Pour démarrer un projet Github ce que je fais:</text:p>
      <text:list text:style-name="L28">
        <text:list-item>
          <text:p text:style-name="P46">Créer le repository sur Github, ajout licence, readme + .gitignore</text:p>
        </text:list-item>
        <text:list-item>
          <text:p text:style-name="P46">Git clone en ssh le repository sur mon ordinateur en local</text:p>
        </text:list-item>
        <text:list-item>
          <text:p text:style-name="P46">Je commit mon code via Vim+fugitive</text:p>
        </text:list-item>
        <text:list-item>
          <text:p text:style-name="P46">Je push sur le repo distant les modifications</text:p>
        </text:list-item>
      </text:list>
      <text:p text:style-name="First_20_paragraph"><text:span text:style-name="T2">Liens</text:span></text:p>
      <text:list text:style-name="L29">
        <text:list-item>
          <text:p text:style-name="P47">1 <text:a xlink:type="simple" xlink:href="https://opensource.guide/fr/how-to-contribute/" office:name=""><text:span text:style-name="Definition">Pourquoi contribuer à l'open source</text:span></text:a></text:p>
        </text:list-item>
        <text:list-item>
          <text:p text:style-name="P47">2 <text:a xlink:type="simple" xlink:href="https://gamebuino.com/fr/academy/workshop/partagez-votre-projet-sur-github-1/les-bases-1" office:name=""><text:span text:style-name="Definition">Les bases pour créer un projet Github</text:span></text:a></text:p>
        </text:list-item>
        <text:list-item>
          <text:p text:style-name="P47">3 <text:a xlink:type="simple" xlink:href="https://www.pierre-giraud.com/git-github-apprendre-cours/" office:name=""><text:span text:style-name="Definition">Apprendre à utiliser Git et GitHub | Cours Complet (2020)</text:span></text:a></text:p>
        </text:list-item>
        <text:list-item>
          <text:p text:style-name="P47">4 <text:a xlink:type="simple" xlink:href="https://kinsta.com/fr/blog/generer-cles-ssh-github/" office:name=""><text:span text:style-name="Definition">Générer des clés SSH pour Github</text:span></text:a></text:p>
        </text:list-item>
        <text:list-item>
          <text:p text:style-name="P47">5 <text:a xlink:type="simple" xlink:href="https://git-scm.com/book/fr/v2" office:name=""><text:span text:style-name="Definition">Complément d'information le livre Pro Git</text:span></text:a></text:p>
        </text:list-item>
      </text:list>
      <text:h text:style-name="Heading_20_1" text:outline-level="1"><text:bookmark-start text:name="id_1-introduction-à-linux"/>1. Introduction à Linux<text:bookmark-end text:name="id_1-introduction-à-linux"/></text:h>
      <text:p text:style-name="Horizontal_20_Line"/>
      <text:h text:style-name="Heading_20_2" text:outline-level="2"><text:bookmark-start text:name="id_11-linux"/>1.1 Linux<text:bookmark-end text:name="id_11-linux"/></text:h>
      <text:p text:style-name="First_20_paragraph">Le projet GNU n'est pas complet, il manque un noyau pour dialoguer avec le matériel de l'ordinateur, le noyau Hurd sera une tentative de concevoir une solution, mais qui sera pas opérationnel. Cette partie sera introduite par un finlandais du nom de Linus Torvalds en 1991 comme bénévole. Celui-ci va écrire un noyau à l'origine avec 10 000 lignes de code d'après le projet Minix. Le noyau <text:a xlink:type="simple" xlink:href="https://www.blaess.fr/christophe/articles/linux-histoire-dun-noyau/" office:name=""><text:span text:style-name="Definition">Linux</text:span></text:a> fonctionne pour les architectures de processeur x86 et fait 64Ko une fois compressé. La version 0.0.1, disponible sur le visualisateur de <text:a xlink:type="simple" xlink:href="https://elixir.bootlin.com/linux/0.01/source/kernel" office:name=""><text:span text:style-name="Definition">code source du noyau</text:span></text:a>, était composé d'une cinquantaine d'appel système, c'est à dire la gestion de base pour les processus, la mémoire et les fichiers. Ainsi le système d'exploitation sera finalisé par une fusion des projets GNU/Linux et l'arrivée d'interface graphique(GUI) comme le projet Debian. Une entreprise va rapidement entrée dans le jeu avec la fondation de Red Hat par Robert Young. C'est la naissance d'un éco-système économique commercial et communautaire. En 2021 il existe environ 15 600 développeurs du noyau qui ont contribué depuis 2005 et environ 1400 compagnies. Grâce a l'arrivée de Git il est possible de tracer les contributions. Il est possible de devenir un "kernel dev" et de hacker le noyau. La <text:a xlink:type="simple" xlink:href="https://www.kernel.org/doc/html/latest/" office:name=""><text:span text:style-name="Definition">documentation</text:span></text:a> pour contribuer pour le noyau est copieuse sur internet ainsi que des formations tel que chez la "Linux Foundation" gratuitement. Il faudra tout d'abord connaitre le langage C comme prérequis et être à l'aise avec Git.</text:p>
      <text:h text:style-name="Heading_20_2" text:outline-level="2"><text:bookmark-start text:name="id_12-pas-à-pas"/>1.2 Pas à pas<text:bookmark-end text:name="id_12-pas-à-pas"/></text:h>
      <text:h text:style-name="Heading_20_3" text:outline-level="3"><text:bookmark-start text:name="choisir-une-image-iso-live-usb"/>Choisir une image ISO Live USB<text:bookmark-end text:name="choisir-une-image-iso-live-usb"/></text:h>
      <text:p text:style-name="First_20_paragraph">On commence à apprendre doucement, on va utiliser des images ISO du système d'exploitation que l'on va installer sur le disque dur de l'ordinateur. Vous devez commencer à Googler sur internet comment accéder au BIOS / UEFI de votre ordinateur, en tapant le modèle. Il va être nécessaire de faire une manipulation, tel que désactiver le "secure boot" et "booter" sur une clé USB avec l'image ISO.</text:p>
      <text:p text:style-name="Text_20_body">Entre temps, choisissez un logiciel pour graver l'image ISO du système d'exploitation sur une clé USB tels que:</text:p>
      <text:list text:style-name="L30">
        <text:list-item>
          <text:p text:style-name="P48"><text:a xlink:type="simple" xlink:href="https://www.ventoy.net/en/index.html" office:name=""><text:span text:style-name="Definition">Ventoy</text:span></text:a></text:p>
        </text:list-item>
        <text:list-item>
          <text:p text:style-name="P48"><text:a xlink:type="simple" xlink:href="https://etcherpc.com/" office:name=""><text:span text:style-name="Definition">Etcher</text:span></text:a></text:p>
        </text:list-item>
        <text:list-item>
          <text:p text:style-name="P48"><text:a xlink:type="simple" xlink:href="http://rufus.ie/fr/" office:name=""><text:span text:style-name="Definition">Rufus</text:span></text:a></text:p>
        </text:list-item>
      </text:list>
      <text:p text:style-name="First_20_paragraph">Nous allons graver une image de la distribution <text:a xlink:type="simple" xlink:href="https://xubuntu.org/download/" office:name=""><text:span text:style-name="Definition">Xubuntu</text:span></text:a> qui est une version alléger d'Ubuntu avec le bureau XFCE. Nous allons tout le temps utiliser ce bureau. Car il est facile à utiliser, léger et simple à installer, voir à customiser. Ainsi il fonctionne très bien sur des vieux ordinateurs. Il a l'avantage d'être une "Ubuntu" et donc le support associé en particulier la documentation. Suivez la procédure d'installation. Si vous êtes perdu il est temps d'aller sur la <text:a xlink:type="simple" xlink:href="https://doc.ubuntu-fr.org/" office:name=""><text:span text:style-name="Definition">documentation du wiki-fr</text:span></text:a></text:p>
      <text:list text:style-name="L31">
        <text:list-item>
          <text:p text:style-name="P49">N'oubliez pas de parcourir le <text:a xlink:type="simple" xlink:href="https://doc.ubuntu-fr.org/debutant" office:name=""><text:span text:style-name="Definition">guide de débutant</text:span></text:a> pour la prise en main</text:p>
        </text:list-item>
        <text:list-item>
          <text:p text:style-name="P49">Suivez votre premier cours en ligne en <text:a xlink:type="simple" xlink:href="https://openclassrooms.com/fr/courses/7170491-initiez-vous-a-linux?archived-source=43538" office:name=""><text:span text:style-name="Definition">reprenant le contrôle sous GNU/Linux</text:span></text:a></text:p>
        </text:list-item>
        <text:list-item>
          <text:p text:style-name="P49">Cours De la Linux Foundation <text:a xlink:type="simple" xlink:href="https://training.linuxfoundation.org/training/introduction-to-linux/" office:name=""><text:span text:style-name="Definition">Introduction à Linux</text:span></text:a></text:p>
        </text:list-item>
      </text:list>
      <text:h text:style-name="Heading_20_3" text:outline-level="3"><text:bookmark-start text:name="lancer-vous-dans-le-lpic"/>Lancer vous dans le LPIC<text:bookmark-end text:name="lancer-vous-dans-le-lpic"/></text:h>
      <text:p text:style-name="First_20_paragraph">Pour une maîtrise des compétences sous GNU/Linux, rien de tel que le passage de la <text:a xlink:type="simple" xlink:href="https://www.lpi.org/fr/our-certifications/summary-of-certifications" office:name=""><text:span text:style-name="Definition">certification LPIC</text:span></text:a> qui n'est pas trop cher. Ainsi trouvez-vous le livre(pirater-le s'il faut):</text:p>
      <text:list text:style-name="L32">
        <text:list-item>
          <text:p text:style-name="P50"><text:a xlink:type="simple" xlink:href="https://www.editions-eni.fr/livre/linux-preparation-a-la-certification-lpic-1-examens-lpi-101-et-lpi-102-6e-edition-9782409024962" office:name=""><text:span text:style-name="Definition">Préparation à la certification LPIC-1 Linux 101 et 102</text:span></text:a></text:p>
        </text:list-item>
      </text:list>
      <text:p text:style-name="First_20_paragraph">Vous allez comme ça valider des bases:</text:p>
      <text:list text:style-name="L33">
        <text:list-item>
          <text:p text:style-name="P51">Package Manager</text:p>
        </text:list-item>
        <text:list-item>
          <text:p text:style-name="P51">Shell Scripting</text:p>
        </text:list-item>
        <text:list-item>
          <text:p text:style-name="P51">Gestion des disques</text:p>
        </text:list-item>
        <text:list-item>
          <text:p text:style-name="P51">Automatisation des tâches</text:p>
        </text:list-item>
        <text:list-item>
          <text:p text:style-name="P51">Sauvegardes</text:p>
        </text:list-item>
        <text:list-item>
          <text:p text:style-name="P51">Sécurité</text:p>
        </text:list-item>
        <text:list-item>
          <text:p text:style-name="P51">Gestion des utilisateurs et privilèges</text:p>
        </text:list-item>
        <text:list-item>
          <text:p text:style-name="P51">Réseaux TCP/IP, SSH, DNS</text:p>
        </text:list-item>
        <text:list-item>
          <text:p text:style-name="P51">Monitoring</text:p>
        </text:list-item>
      </text:list>
      <text:p text:style-name="First_20_paragraph">Cela fera de vous un administrateur système "sysAdmin" prêt pour une utilisation avancée du système d'exploitation.</text:p>
      <text:p text:style-name="Text_20_body">Pour allez plus loin:</text:p>
      <text:list text:style-name="L34">
        <text:list-item>
          <text:p text:style-name="P52">Linux Administration <text:a xlink:type="simple" xlink:href="https://linux.goffinet.org/" office:name=""><text:span text:style-name="Definition"><text:a xlink:type="simple" xlink:href="https://linux.goffinet.org/" office:name=""><text:span text:style-name="Definition">https://linux.goffinet.org/</text:span></text:a></text:span></text:a></text:p>
        </text:list-item>
        <text:list-item>
          <text:p text:style-name="P52"><text:a xlink:type="simple" xlink:href="https://archives.framabook.org/docs/Pour_aller_plus_loin_avec_la_ligne_de_commande/Pour_aller_plus_loin_avec_la_ligne_de_commande_art-libre.pdf" office:name=""><text:span text:style-name="Definition">Pour aller plus loins avec la ligne de commande UNIX</text:span></text:a></text:p>
        </text:list-item>
        <text:list-item>
          <text:p text:style-name="P52">Langage de scripting: le Python dont le <text:a xlink:type="simple" xlink:href="https://inforef.be/swi/download/apprendre_python3_5.pdf" office:name=""><text:span text:style-name="Definition">livre de Gerard Swinnen</text:span></text:a> comme base d'apprentissage</text:p>
        </text:list-item>
      </text:list>
      <text:h text:style-name="Heading_20_2" text:outline-level="2"><text:bookmark-start text:name="id_13-distribution-minimaliste"/>1.3 Distribution minimaliste<text:bookmark-end text:name="id_13-distribution-minimaliste"/></text:h>
      <text:p text:style-name="First_20_paragraph">Petit tour d'horizon des meilleurs distribution minimaliste sous Linux. Pourquoi choisir le minimalisme? Car "Less is more", mais également plus vous réduisez l'inferface graphique GUI, plus vous apprenez avec la ligne de commande CLI. Mais encore?</text:p>
      <text:list text:style-name="L35">
        <text:list-item>
          <text:p text:style-name="P53">Permet de recycler des vieux PC, ou du reconditionné</text:p>
        </text:list-item>
        <text:list-item>
          <text:p text:style-name="P53">Peut s'utiliser comme ordinateur de secours en cas de panne du principal</text:p>
        </text:list-item>
        <text:list-item>
          <text:p text:style-name="P53">Idéal pour les débutants, moins de clics et de parasitage d'icones etc..., dans les interfaces minimalistes.</text:p>
        </text:list-item>
      </text:list>
      <text:h text:style-name="Heading_20_3" text:outline-level="3"><text:bookmark-start text:name="les-bureaux-minimalistes"/>Les Bureaux minimalistes.<text:bookmark-end text:name="les-bureaux-minimalistes"/></text:h>
      <text:p text:style-name="First_20_paragraph">Il y a plusieurs bureaux dans les distributions minimaliste. En règle générale:</text:p>
      <text:p text:style-name="Text_20_body">Sous X.org:</text:p>
      <text:list text:style-name="L36">
        <text:list-item>
          <text:p text:style-name="P54">XFCE</text:p>
        </text:list-item>
        <text:list-item>
          <text:p text:style-name="P54">LXQT</text:p>
        </text:list-item>
      </text:list>
      <text:p text:style-name="First_20_paragraph">CUSTOM (windows manager):</text:p>
      <text:list text:style-name="L37">
        <text:list-item>
          <text:p text:style-name="P55">Openbox</text:p>
        </text:list-item>
        <text:list-item>
          <text:p text:style-name="P55">i3</text:p>
        </text:list-item>
        <text:list-item>
          <text:p text:style-name="P55">Awesome</text:p>
        </text:list-item>
      </text:list>
      <text:p text:style-name="First_20_paragraph">Sous Wayland:</text:p>
      <text:list text:style-name="L38">
        <text:list-item>
          <text:p text:style-name="P56">Sway</text:p>
        </text:list-item>
        <text:list-item>
          <text:p text:style-name="P56">hyprland</text:p>
        </text:list-item>
      </text:list>
      <text:p text:style-name="First_20_paragraph">Des distributions sur-mesure comme Arch Linux ou Gentoo permet de choisir n'importe quel environnement à l'installation. Personnellement je suis sous XFCE, car j'ai mes habitudes et outils.</text:p>
      <text:h text:style-name="Heading_20_3" text:outline-level="3"><text:bookmark-start text:name="les-distributions"/>Les distributions<text:bookmark-end text:name="les-distributions"/></text:h>
      <text:list text:style-name="L39">
        <text:list-item>
          <text:p text:style-name="P57"><text:a xlink:type="simple" xlink:href="https://www.crunchbangplusplus.org/" office:name=""><text:span text:style-name="Definition">#!++ CrunchbangPlusPlus</text:span></text:a> - basé sur une minimale Debian et OpenBox</text:p>
        </text:list-item>
        <text:list-item>
          <text:p text:style-name="P57"><text:a xlink:type="simple" xlink:href="https://manjaro.org/download/" office:name=""><text:span text:style-name="Definition">Manjaro i3</text:span></text:a> - Basé sur Arch Linux avec i3</text:p>
        </text:list-item>
        <text:list-item>
          <text:p text:style-name="P57"><text:a xlink:type="simple" xlink:href="https://zorin.com/os/pro/#lite" office:name=""><text:span text:style-name="Definition">Zorin OS lite</text:span></text:a> - Dérivé d'Ubuntu sous XFCE</text:p>
        </text:list-item>
        <text:list-item>
          <text:p text:style-name="P57"><text:a xlink:type="simple" xlink:href="https://www.bodhilinux.com/" office:name=""><text:span text:style-name="Definition">Bodhi Linux</text:span></text:a> - Basé sur Ubuntu avec une surcouche graphique légère et stylé verte Moksha</text:p>
        </text:list-item>
        <text:list-item>
          <text:p text:style-name="P57"><text:a xlink:type="simple" xlink:href="https://mxlinux.org/download-links/" office:name=""><text:span text:style-name="Definition">MX Linux</text:span></text:a> - Basé sur Debian avec le bureau léger Fluxbox</text:p>
        </text:list-item>
        <text:list-item>
          <text:p text:style-name="P57"><text:a xlink:type="simple" xlink:href="https://lubuntu.me/" office:name=""><text:span text:style-name="Definition">Lubuntu</text:span></text:a> - Basé sous Ubuntu avec le bureau LXQT</text:p>
        </text:list-item>
      </text:list>
      <text:h text:style-name="Heading_20_2" text:outline-level="2"><text:bookmark-start text:name="id_14-kernel-developpement"/>1.4 Kernel Developpement<text:bookmark-end text:name="id_14-kernel-developpement"/></text:h>
      <text:p text:style-name="First_20_paragraph">Mise à jours des ressources. Il vous faudra apprendre le langage C pour <text:a xlink:type="simple" xlink:href="https://elixir.bootlin.com/linux/latest/source/kernel" office:name=""><text:span text:style-name="Definition">explorer le code source</text:span></text:a> du kernel Linux. Mais également c'est mieux d'avoir des compétences d'administrateur système. L'équipe de développeur de Greg K-H, le principal mainteneur du kernel Linux tourne sur Arch Linux.</text:p>
      <text:p text:style-name="Text_20_body">Vous trouverez une liste de livre [PDF] essentiel pour monter en compétence sur le kernel:</text:p>
      <text:p text:style-name="P58">git clone https://github.com/legoffant/book-kernelDev.git</text:p>
      <text:p text:style-name="First_20_paragraph">Linux &amp; Kernel</text:p>
      <text:list text:style-name="L40">
        <text:list-item>
          <text:p text:style-name="P59">How Linux Works</text:p>
        </text:list-item>
        <text:list-item>
          <text:p text:style-name="P59">Linux Kernel Development</text:p>
        </text:list-item>
        <text:list-item>
          <text:p text:style-name="P59">Understanding Linux Kernel</text:p>
        </text:list-item>
        <text:list-item>
          <text:p text:style-name="P59">Linux system programming</text:p>
        </text:list-item>
        <text:list-item>
          <text:p text:style-name="P59">Linux device drivers</text:p>
        </text:list-item>
        <text:list-item>
          <text:p text:style-name="P59">The Linux programming interface</text:p>
        </text:list-item>
      </text:list>
      <text:p text:style-name="First_20_paragraph">Langage C</text:p>
      <text:list text:style-name="L41">
        <text:list-item>
          <text:p text:style-name="P60">The C programming Language ANSI C</text:p>
        </text:list-item>
        <text:list-item>
          <text:p text:style-name="P60">Learn C The Hard Way</text:p>
        </text:list-item>
        <text:list-item>
          <text:p text:style-name="P60">C in the nutshell</text:p>
        </text:list-item>
        <text:list-item>
          <text:p text:style-name="P60">C programming for absolute beginner</text:p>
        </text:list-item>
        <text:list-item>
          <text:p text:style-name="P60">C pocket reference</text:p>
        </text:list-item>
      </text:list>
      <text:h text:style-name="Heading_20_3" text:outline-level="3"><text:bookmark-start text:name="configurer-son-environnement"/>Configurer son environnement<text:bookmark-end text:name="configurer-son-environnement"/></text:h>
      <text:p text:style-name="First_20_paragraph">Notre base va utiliser:</text:p>
      <text:list text:style-name="L42">
        <text:list-item>
          <text:p text:style-name="P61">Editeur de texte Vim/Neovim (autocompletion, ctags)</text:p>
        </text:list-item>
        <text:list-item>
          <text:p text:style-name="P61">Compilateur GCC</text:p>
        </text:list-item>
        <text:list-item>
          <text:p text:style-name="P61">Debugger GDB</text:p>
        </text:list-item>
        <text:list-item>
          <text:p text:style-name="P61">QEMU vm snapshot</text:p>
        </text:list-item>
        <text:list-item>
          <text:p text:style-name="P61">Buildroot</text:p>
        </text:list-item>
      </text:list>
      <text:p text:style-name="First_20_paragraph">Liens pour approfondir:</text:p>
      <text:list text:style-name="L43">
        <text:list-item>
          <text:p text:style-name="P62"><text:a xlink:type="simple" xlink:href="https://medium.com/@daeseok.youn/prepare-the-environment-for-developing-linux-kernel-with-qemu-c55e37ba8ade" office:name=""><text:span text:style-name="Definition">Prepare the environnment Linux kernel with QEMU</text:span></text:a></text:p>
        </text:list-item>
        <text:list-item>
          <text:p text:style-name="P62"><text:a xlink:type="simple" xlink:href="https://www.nullbyte.cat/post/linux-kernel-exploit-development-environment/" office:name=""><text:span text:style-name="Definition">Linux kernel exploit development environnment</text:span></text:a></text:p>
        </text:list-item>
      </text:list>
      <text:p text:style-name="First_20_paragraph">Autres ressources:</text:p>
      <text:list text:style-name="L44">
        <text:list-item>
          <text:p text:style-name="P63"><text:a xlink:type="simple" xlink:href="https://www.kernel.org/doc/html/latest/kernel-hacking/" office:name=""><text:span text:style-name="Definition">Kernel Hacking</text:span></text:a></text:p>
        </text:list-item>
        <text:list-item>
          <text:p text:style-name="P63"><text:a xlink:type="simple" xlink:href="https://github.com/0xAX/linux-insides" office:name=""><text:span text:style-name="Definition">Linux Insides</text:span></text:a></text:p>
        </text:list-item>
        <text:list-item>
          <text:p text:style-name="P63"><text:a xlink:type="simple" xlink:href="https://kernelnewbies.org/" office:name=""><text:span text:style-name="Definition">Kernel Newbies</text:span></text:a></text:p>
        </text:list-item>
      </text:list>
      <text:h text:style-name="Heading_20_2" text:outline-level="2"><text:bookmark-start text:name="id_15-reverse-engineering"/>1.5 Reverse Engineering<text:bookmark-end text:name="id_15-reverse-engineering"/></text:h>
      <text:p text:style-name="First_20_paragraph">Très loin des scripts kiddies, totalement à l'opposer des outils qui suffit de maîtriser en quelques clics, le monde très obscure du Reverse Engineering de binaire. Avec les célèbres "<text:a xlink:type="simple" xlink:href="https://code-garage.fr/blog/quest-ce-que-lobfuscation-de-code-et-a-quoi-ca-sert/" office:name=""><text:span text:style-name="Definition">Obfuscation</text:span></text:a>" dans le langage C. Bienvenue chez les fous et paranos de la sécurité informatique.</text:p>
      <text:p text:style-name="Text_20_body">Pour ce lancer dans le reverse engineering il faut des connaissances en langage C/C++ et en assembleur x86-64. Connaître des principes sur la construction de binaire et les compilateurs. Le principe est de faire de l'analyse lexicale, pré-traitement ( préprocesseur ), de l'analyse sémantique et syntaxique au plus proche du langage machine sachant que les ordinateurs utilisent pour le calcul la base hexadécimale.</text:p>
      <text:p text:style-name="Text_20_body">Les retro-ingénieurs sont utilisés dans tous domaine ou l'on a pas les plans de conception d'un produit tel qu'en mécanique et l'espionnage industriel ou sur le code source des programmes propriétaires. On appel souvent des crackers. C'est également le domaine de l'analyse de malware(Virus, Trojans, Botnet....) par rétro-conception pour apprendre à les créer, les améliorer ou s'en prévenir. Un domaine émergeant est la génétique sur l'ADN et les algorithmes. C'est de la retro-conception que de retrouver des fonctions de l'ADN ou de la mémoire des ancêtres enregistrée sur le support de stockage de l'information.</text:p>
      <text:p text:style-name="Text_20_body">Généralement les vulnérabilités 0-Days sont reportés par des retro-ingénieurs, ou des Kernel Hackers sous Linux. Tel que l'entreprise qui avait fait un peu de bruit à une époque sur l'espionnage et la vente de faille à la NSA: <text:a xlink:type="simple" xlink:href="https://fr.wikipedia.org/wiki/Vupen" office:name=""><text:span text:style-name="Definition">Vupen</text:span></text:a></text:p>
      <text:p text:style-name="Text_20_body">Les failles 0-Days peuvent ce négocier à des millions de dollars pour leur report et exploitation (ie: <text:a xlink:type="simple" xlink:href="https://securityaffairs.com/124690/cyber-crime/zero-day-exploit-markets.html" office:name=""><text:span text:style-name="Definition">The rise of millionaire zero-day exploit markets</text:span></text:a>)</text:p>
      <text:p text:style-name="Text_20_body">Par malchance, ce monde de l'élite des hackers est encore plus ultra-fermé en France car il n'y a pas de ressource d'apprentissage disponible en français. Vous ne trouverez aucune littérature francophone et éditeur avec des experts sur le sujet, et rare sont les formations académiques faisant une introduction dans leurs cours. C'est un monde d'autodidacte anglophone.</text:p>
      <text:p text:style-name="Text_20_body">Clairement, ce lancer dans la retro-ingénierie sous Linux, vous allez manger du ELF.</text:p>
      <text:p text:style-name="Text_20_body">J'ai sélectionner les meilleurs livres sur le sujet pour apprendre en autodidacte sur mon repo Git en PDF.</text:p>
      <text:p text:style-name="Text_20_body">Cela inclus:</text:p>
      <text:list text:style-name="L45">
        <text:list-item>
          <text:p text:style-name="P64">Practical reverse engineering, x86, x64, ARM, Windows Kernel, Reversing Tools, and Obfuscation</text:p>
        </text:list-item>
        <text:list-item>
          <text:p text:style-name="P64">Reversing: Secrets of Reverse Engineering</text:p>
        </text:list-item>
        <text:list-item>
          <text:p text:style-name="P64">Mastering Reverse Engineering</text:p>
        </text:list-item>
        <text:list-item>
          <text:p text:style-name="P64">Compilers: Principles, Techniques, and Tools (dragon book)</text:p>
        </text:list-item>
        <text:list-item>
          <text:p text:style-name="P64">The Linux programming interface</text:p>
        </text:list-item>
        <text:list-item>
          <text:p text:style-name="P64">Practical Malware Analysis, The Hands-On Guide to Dissecting Malicious Software</text:p>
        </text:list-item>
        <text:list-item>
          <text:p text:style-name="P64">The Shellcoder's Handbook: Discovering and Exploiting Security Holes</text:p>
        </text:list-item>
        <text:list-item>
          <text:p text:style-name="P64">Practical Binary Analysis, Build Your Own Linux Tools for Binary Instrumentation, Analysis, and Disassembly</text:p>
        </text:list-item>
        <text:list-item>
          <text:p text:style-name="P64">Hacking: The Art of Exploitation, 2nd Edition</text:p>
        </text:list-item>
      </text:list>
      <text:p text:style-name="P65">$ git clone https://github.com/legoffant/reverseengineering.git <text:s text:c="1"/></text:p>
      <text:p text:style-name="First_20_paragraph">Je recommande par lire "Hacking: The Art of Exploitation" c'est une bonne introduction.</text:p>
      <text:h text:style-name="Heading_20_2" text:outline-level="2"><text:bookmark-start text:name="id_16-apprendre-les-bases-des-commandes-unix"/>1.6 Apprendre les bases des commandes UNIX<text:bookmark-end text:name="id_16-apprendre-les-bases-des-commandes-unix"/></text:h>
      <text:p text:style-name="First_20_paragraph">Les commandes UNIX s'utilise dans le cadre de procédure avec le shell dans un terminal, c'est des outils basics pour intéragir avec le système en ligne de commande. Cela est particulièrement utile pour les programmeurs et la gestion de serveur, ou il n'y a pas d'interface graphique. Egalement cela permet d'optimiser la productivité et automatiser des tâches avec des scripts bash. Vous pouvez absolument tout controler depuis votre terminal. Ceci est une liste de 42 commandes essentiels sous UNIX. Cela est nécessaire pour tous débutant en informatique que la maitrise des lignes de commande dans un terminal.</text:p>
      <text:list text:style-name="L46">
        <text:list-item>
          <text:p text:style-name="P66"><text:span text:style-name="T2">vim</text:span></text:p>
        </text:list-item>
      </text:list>
      <text:p text:style-name="First_20_paragraph">Vim est l'outil basic d'éditeur de texte du programmeur, c'est votre meilleur allié, ça maitrise au départ est complexe avec son mode modal, mais on s'y fait avec le tutorial à lancer en ligne de commande <text:span text:style-name="Source_Text">vimtutor</text:span>.</text:p>
      <text:p text:style-name="P67">$ vim hello.c</text:p>
      <text:p text:style-name="First_20_paragraph">Créer un fichier hello en langage C.</text:p>
      <text:list text:style-name="L47">
        <text:list-item>
          <text:p text:style-name="P68"><text:span text:style-name="T2">ls</text:span></text:p>
        </text:list-item>
      </text:list>
      <text:p text:style-name="First_20_paragraph">Affiche les informations sur les fichiers et les dossiers ainsi que les permissions d'accès</text:p>
      <text:p text:style-name="P69">$ ls -la</text:p>
      <text:p text:style-name="P70"/>
      <text:p text:style-name="P71">total 3364</text:p>
      <text:p text:style-name="P72">drwxr-xr-x 1 trivial trivial <text:s text:c="4"/>206 28 juil. 20:31 .</text:p>
      <text:p text:style-name="P73">drwxr-xr-x 1 trivial trivial <text:s text:c="4"/>448 29 juil. 08:16 ..</text:p>
      <text:p text:style-name="P74">-rwxr--r-- 1 trivial trivial <text:s text:c="2"/>85344 28 juil. 19:33 hello</text:p>
      <text:p text:style-name="P75">-rwxr--r-- 1 trivial trivial <text:s text:c="2"/>85792 28 juil. 20:31 hello-gui</text:p>
      <text:p text:style-name="P76">-rw-r--r-- 1 trivial trivial <text:s text:c="4"/>116 28 juil. 20:31 hello-gui.red</text:p>
      <text:p text:style-name="P77">-rw-r--r-- 1 trivial trivial <text:s text:c="4"/>223 28 juil. 20:15 hello.red</text:p>
      <text:p text:style-name="P78">-rw-r--r-- 1 trivial trivial <text:s text:c="1"/>332088 28 juil. 19:32 libRedRT-defs.r</text:p>
      <text:p text:style-name="P79">-rw-r--r-- 1 trivial trivial <text:s text:c="4"/>414 28 juil. 19:33 libRedRT-extras.r</text:p>
      <text:p text:style-name="P80">-rw-r--r-- 1 trivial trivial <text:s text:c="2"/>69005 28 juil. 19:32 libRedRT-include.red</text:p>
      <text:p text:style-name="P81">-rwxr--r-- 1 trivial trivial 1300352 28 juil. 19:33 libRedRT.so</text:p>
      <text:p text:style-name="P82">-rwxr--r-- 1 trivial trivial 1551836 28 juil. 02:54 redc</text:p>
      <text:list text:style-name="L48">
        <text:list-item>
          <text:p text:style-name="P83"><text:span text:style-name="T2">pwd</text:span></text:p>
        </text:list-item>
      </text:list>
      <text:p text:style-name="First_20_paragraph">Affiche le dossier de travail</text:p>
      <text:p text:style-name="P84">$ pwd</text:p>
      <text:p text:style-name="P85"/>
      <text:p text:style-name="P86">/home/trivial/red/src</text:p>
      <text:list text:style-name="L49">
        <text:list-item>
          <text:p text:style-name="P87"><text:span text:style-name="T2">cd</text:span></text:p>
        </text:list-item>
      </text:list>
      <text:p text:style-name="First_20_paragraph">Permet de naviguer dans les différents dossiers</text:p>
      <text:p text:style-name="Text_20_body">Naviguer à la racine</text:p>
      <text:p text:style-name="P88">$ cd /</text:p>
      <text:p text:style-name="First_20_paragraph">Naviguer dans le dossier home</text:p>
      <text:p text:style-name="P89">$ cd ~</text:p>
      <text:p text:style-name="First_20_paragraph">Naviguer dans le dossier Documents</text:p>
      <text:p text:style-name="P90">$ cd ~/Documents</text:p>
      <text:p text:style-name="First_20_paragraph">Retourner au dossier parents</text:p>
      <text:p text:style-name="P91">$ cd ..</text:p>
      <text:list text:style-name="L50">
        <text:list-item>
          <text:p text:style-name="P92"><text:span text:style-name="T2">mkdir</text:span></text:p>
        </text:list-item>
      </text:list>
      <text:p text:style-name="First_20_paragraph">Créer un nouveau dossier</text:p>
      <text:p text:style-name="P93">$ mkdir sources</text:p>
      <text:list text:style-name="L51">
        <text:list-item>
          <text:p text:style-name="P94"><text:span text:style-name="T2">rmdir</text:span></text:p>
        </text:list-item>
      </text:list>
      <text:p text:style-name="First_20_paragraph">Supprimer un dossier</text:p>
      <text:p text:style-name="P95">$ rmdir sources</text:p>
      <text:list text:style-name="L52">
        <text:list-item>
          <text:p text:style-name="P96"><text:span text:style-name="T2">rm</text:span></text:p>
        </text:list-item>
      </text:list>
      <text:p text:style-name="First_20_paragraph">Commande pour supprimer un fichier</text:p>
      <text:p text:style-name="P97">$ rm fichier.txt</text:p>
      <text:list text:style-name="L53">
        <text:list-item>
          <text:p text:style-name="P98"><text:span text:style-name="T2">mv</text:span></text:p>
        </text:list-item>
      </text:list>
      <text:p text:style-name="First_20_paragraph">Commande pour bouger ou renomer un fichier</text:p>
      <text:p text:style-name="P99">mv fichier1.txt fichier2.txt</text:p>
      <text:list text:style-name="L54">
        <text:list-item>
          <text:p text:style-name="P100"><text:span text:style-name="T2">cp</text:span></text:p>
        </text:list-item>
      </text:list>
      <text:p text:style-name="First_20_paragraph">Commande pour copier un fichier</text:p>
      <text:p text:style-name="P101">$ cp fichier.txt fichierv2.txt</text:p>
      <text:list text:style-name="L55">
        <text:list-item>
          <text:p text:style-name="P102"><text:span text:style-name="T2">touch</text:span></text:p>
        </text:list-item>
      </text:list>
      <text:p text:style-name="First_20_paragraph">Créer un simple fichier vide brut ou avec une extension</text:p>
      <text:p text:style-name="P103">$ touch fichier</text:p>
      <text:list text:style-name="L56">
        <text:list-item>
          <text:p text:style-name="P104"><text:span text:style-name="T2">cat</text:span></text:p>
        </text:list-item>
      </text:list>
      <text:p text:style-name="First_20_paragraph">Affiche le contenu d'un fichier</text:p>
      <text:p text:style-name="P105">$ cat /etc/resolv.conf</text:p>
      <text:p text:style-name="P106"/>
      <text:p text:style-name="P107"># Generated by NetworkManager</text:p>
      <text:p text:style-name="P108">nameserver 192.168.121.246</text:p>
      <text:p text:style-name="P109">nameserver 2a04:cec0:c029:6580::b</text:p>
      <text:list text:style-name="L57">
        <text:list-item>
          <text:p text:style-name="P110"><text:span text:style-name="T2">clear</text:span></text:p>
        </text:list-item>
      </text:list>
      <text:p text:style-name="First_20_paragraph">Permet de nettoyer l'ecran du terminal</text:p>
      <text:p text:style-name="P111">$ clear</text:p>
      <text:list text:style-name="L58">
        <text:list-item>
          <text:p text:style-name="P112"><text:span text:style-name="T2">echo</text:span></text:p>
        </text:list-item>
      </text:list>
      <text:p text:style-name="First_20_paragraph">Permet d'afficher dans un terminal</text:p>
      <text:p text:style-name="P113">$ echo "hello world"</text:p>
      <text:p text:style-name="P114"/>
      <text:p text:style-name="P115">hello world</text:p>
      <text:list text:style-name="L59">
        <text:list-item>
          <text:p text:style-name="P116"><text:span text:style-name="T2">less</text:span></text:p>
        </text:list-item>
      </text:list>
      <text:p text:style-name="First_20_paragraph">Permet d'afficher des pages</text:p>
      <text:list text:style-name="L60">
        <text:list-item>
          <text:p text:style-name="P117"><text:span text:style-name="T2">man</text:span></text:p>
        </text:list-item>
      </text:list>
      <text:p text:style-name="First_20_paragraph">Commande d'aide et d'affichage du manuel</text:p>
      <text:p text:style-name="P118">$ man sudo</text:p>
      <text:p text:style-name="P119"/>
      <text:p text:style-name="P120">SUDO(8) <text:s text:c="29"/>System Manager's Manual <text:s text:c="36"/>SUDO(8)</text:p>
      <text:p text:style-name="P121"/>
      <text:p text:style-name="P122">NAME</text:p>
      <text:p text:style-name="P123"><text:s text:c="7"/>sudo, sudoedit — execute a command as another user</text:p>
      <text:p text:style-name="P124"/>
      <text:p text:style-name="P125">SYNOPSIS</text:p>
      <text:p text:style-name="P126">[...]</text:p>
      <text:list text:style-name="L61">
        <text:list-item>
          <text:p text:style-name="P127"><text:span text:style-name="T2">uname</text:span></text:p>
        </text:list-item>
      </text:list>
      <text:p text:style-name="First_20_paragraph">Obtenir les informations basics sur l'OS</text:p>
      <text:p text:style-name="P128">$ uname -a</text:p>
      <text:p text:style-name="P129"/>
      <text:p text:style-name="P130">Linux arch-t480 6.4.12-zen1-1-zen #1 ZEN SMP PREEMPT_DYNAMIC Thu, 24 Aug 2023 00:37:46 +0000 x86_64 GNU/Linux</text:p>
      <text:list text:style-name="L62">
        <text:list-item>
          <text:p text:style-name="P131"><text:span text:style-name="T2">whoami</text:span></text:p>
        </text:list-item>
      </text:list>
      <text:p text:style-name="First_20_paragraph">Connaitre l'utilisateur actif</text:p>
      <text:p text:style-name="P132">$ whoami</text:p>
      <text:p text:style-name="P133"/>
      <text:p text:style-name="P134">trivial</text:p>
      <text:list text:style-name="L63">
        <text:list-item>
          <text:p text:style-name="P135"><text:span text:style-name="T2">tar</text:span></text:p>
        </text:list-item>
      </text:list>
      <text:p text:style-name="First_20_paragraph">Commande pour extraire et compresser des fichier sous Linux</text:p>
      <text:p text:style-name="Text_20_body">Pour créer une archive tar</text:p>
      <text:p text:style-name="P136">$ tar -cvf exempleArchive.tar /home/exempleArchive</text:p>
      <text:list text:style-name="L64">
        <text:list-item>
          <text:p text:style-name="P137"><text:span text:style-name="T2">grep</text:span></text:p>
        </text:list-item>
      </text:list>
      <text:p text:style-name="First_20_paragraph">Grep permet de chercher dans un fichier un pattern que nous définissons</text:p>
      <text:p text:style-name="P138">cat fichier.txt | grep pattern</text:p>
      <text:list text:style-name="L65">
        <text:list-item>
          <text:p text:style-name="P139"><text:span text:style-name="T2">diff</text:span></text:p>
        </text:list-item>
      </text:list>
      <text:p text:style-name="First_20_paragraph">Permet d'afficher la différence entre deux fichiers</text:p>
      <text:list text:style-name="L66">
        <text:list-item>
          <text:p text:style-name="P140"><text:span text:style-name="T2">export</text:span></text:p>
        </text:list-item>
      </text:list>
      <text:p text:style-name="First_20_paragraph">Permet de créer des variables d'environnement et gérer le PATH</text:p>
      <text:p text:style-name="P141">$ export myvar=5</text:p>
      <text:p text:style-name="P142">$ echo $myvar</text:p>
      <text:p text:style-name="P143">5</text:p>
      <text:list text:style-name="L67">
        <text:list-item>
          <text:p text:style-name="P144"><text:span text:style-name="T2">ssh</text:span></text:p>
        </text:list-item>
      </text:list>
      <text:p text:style-name="First_20_paragraph">Permet de ce connecter à un serveur distant sur le modèle "utilisateur"@"ip"</text:p>
      <text:p text:style-name="P145">ssh trivial@83.13.145.56</text:p>
      <text:list text:style-name="L68">
        <text:list-item>
          <text:p text:style-name="P146"><text:span text:style-name="T2">git</text:span></text:p>
        </text:list-item>
      </text:list>
      <text:p text:style-name="First_20_paragraph">Outil de controle de version</text:p>
      <text:list text:style-name="L69">
        <text:list-item>
          <text:p text:style-name="P147"><text:span text:style-name="T2">ps</text:span></text:p>
        </text:list-item>
      </text:list>
      <text:p text:style-name="First_20_paragraph">Affiche les processus actifs</text:p>
      <text:p text:style-name="P148">$ ps -aux</text:p>
      <text:p text:style-name="P149"/>
      <text:p text:style-name="P150">USER <text:s text:c="8"/>PID %CPU %MEM <text:s text:c="3"/>VSZ <text:s text:c="2"/>RSS TTY <text:s text:c="5"/>STAT START <text:s text:c="2"/>TIME COMMAND</text:p>
      <text:p text:style-name="P151">root <text:s text:c="10"/>1 <text:s text:c="1"/>0.0 <text:s text:c="1"/>0.0 <text:s text:c="1"/>23844 <text:s text:c="1"/>9972 ? <text:s text:c="7"/>Ss <text:s text:c="2"/>août29 <text:s text:c="2"/>0:21 /usr/lib/systemd/systemd --switched-root --syst</text:p>
      <text:p text:style-name="P152">root <text:s text:c="10"/>2 <text:s text:c="1"/>0.0 <text:s text:c="1"/>0.0 <text:s text:c="5"/>0 <text:s text:c="4"/>0 ? <text:s text:c="7"/>S <text:s text:c="3"/>août29 <text:s text:c="2"/>0:00 [kthreadd]</text:p>
      <text:p text:style-name="P153">root <text:s text:c="10"/>3 <text:s text:c="1"/>0.0 <text:s text:c="1"/>0.0 <text:s text:c="5"/>0 <text:s text:c="4"/>0 ? <text:s text:c="7"/>I&lt; <text:s text:c="2"/>août29 <text:s text:c="2"/>0:00 [rcu_gp]</text:p>
      <text:list text:style-name="L70">
        <text:list-item>
          <text:p text:style-name="P154"><text:span text:style-name="T2">kill</text:span></text:p>
        </text:list-item>
      </text:list>
      <text:p text:style-name="First_20_paragraph">Permet d'arrêter un processus via le PID</text:p>
      <text:p text:style-name="P155">$ sudo kill 51</text:p>
      <text:list text:style-name="L71">
        <text:list-item>
          <text:p text:style-name="P156"><text:span text:style-name="T2">df</text:span></text:p>
        </text:list-item>
      </text:list>
      <text:p text:style-name="First_20_paragraph">vérifier l'espace disque</text:p>
      <text:p text:style-name="P157">$ df -H</text:p>
      <text:p text:style-name="P158"/>
      <text:p text:style-name="P159">Sys. de fichiers <text:s text:c="6"/>Taille Utilisé Dispo Uti% Monté sur</text:p>
      <text:p text:style-name="P160">/dev/mapper/vg-arch <text:s text:c="5"/>256G <text:s text:c="3"/>102G <text:s text:c="1"/>152G <text:s text:c="1"/>41% /</text:p>
      <text:p text:style-name="P161">devtmpfs <text:s text:c="16"/>4,2M <text:s text:c="6"/>0 <text:s text:c="1"/>4,2M <text:s text:c="2"/>0% /dev</text:p>
      <text:p text:style-name="P162">tmpfs <text:s text:c="19"/>8,3G <text:s text:c="3"/>319M <text:s text:c="1"/>8,0G <text:s text:c="2"/>4% /dev/shm</text:p>
      <text:p text:style-name="P163">tmpfs <text:s text:c="19"/>3,4G <text:s text:c="3"/>9,9M <text:s text:c="1"/>3,3G <text:s text:c="2"/>1% /run</text:p>
      <text:p text:style-name="P164">tmpfs <text:s text:c="19"/>8,3G <text:s text:c="4"/>81M <text:s text:c="1"/>8,2G <text:s text:c="2"/>1% /tmp</text:p>
      <text:p text:style-name="P165">/dev/mapper/vg-arch <text:s text:c="5"/>256G <text:s text:c="3"/>102G <text:s text:c="1"/>152G <text:s text:c="1"/>41% /_snapshot</text:p>
      <text:p text:style-name="P166">/dev/mapper/vg-arch <text:s text:c="5"/>256G <text:s text:c="3"/>102G <text:s text:c="1"/>152G <text:s text:c="1"/>41% /home</text:p>
      <text:p text:style-name="P167">/dev/nvme0n1p1 <text:s text:c="10"/>535M <text:s text:c="3"/>254M <text:s text:c="1"/>282M <text:s text:c="1"/>48% /boot</text:p>
      <text:p text:style-name="P168">tmpfs <text:s text:c="19"/>1,7G <text:s text:c="3"/>209k <text:s text:c="1"/>1,7G <text:s text:c="2"/>1% /run/user/1000</text:p>
      <text:p text:style-name="P169">/dev/mapper/veracrypt1 <text:s text:c="2"/>349M <text:s text:c="3"/>154M <text:s text:c="1"/>172M <text:s text:c="1"/>48% /mnt/veracrypt1</text:p>
      <text:list text:style-name="L72">
        <text:list-item>
          <text:p text:style-name="P170"><text:span text:style-name="T2">lsblk</text:span></text:p>
        </text:list-item>
      </text:list>
      <text:p text:style-name="First_20_paragraph">Affiche les partitions</text:p>
      <text:p text:style-name="P171">$ lsblk -l</text:p>
      <text:p text:style-name="P172"/>
      <text:p text:style-name="P173">NAME <text:s text:c="37"/>MAJ:MIN RM <text:s text:c="2"/>SIZE RO TYPE <text:s text:c="1"/>MOUNTPOINTS</text:p>
      <text:p text:style-name="P174">loop0 <text:s text:c="38"/>7:0 <text:s text:c="3"/>0 <text:s text:c="2"/>366M <text:s text:c="1"/>0 loop <text:s text:c="1"/></text:p>
      <text:p text:style-name="P175">sda <text:s text:c="40"/>8:0 <text:s text:c="3"/>1 <text:s text:c="4"/>0B <text:s text:c="1"/>0 disk </text:p>
      <text:p text:style-name="P176">zram0 <text:s text:c="36"/>253:0 <text:s text:c="3"/>0 <text:s text:c="4"/>8G <text:s text:c="1"/>0 disk <text:s text:c="1"/></text:p>
      <text:p text:style-name="P177">luks-4779cffb-39d7-43a8-734e-5fff5180cff9 254:0 <text:s text:c="3"/>0 <text:s text:c="2"/>238G <text:s text:c="1"/>0 crypt </text:p>
      <text:p text:style-name="P178">vg-arch <text:s text:c="34"/>254:1 <text:s text:c="3"/>0 <text:s text:c="2"/>238G <text:s text:c="1"/>0 lvm <text:s text:c="2"/>/home</text:p>
      <text:p text:style-name="P179"><text:s text:c="69"/>/_snapshot</text:p>
      <text:p text:style-name="P180"><text:s text:c="69"/>/</text:p>
      <text:p text:style-name="P181">veracrypt1_1 <text:s text:c="29"/>254:2 <text:s text:c="3"/>0 365,8M <text:s text:c="1"/>0 dm <text:s text:c="3"/></text:p>
      <text:p text:style-name="P182">veracrypt1_0 <text:s text:c="29"/>254:3 <text:s text:c="3"/>0 365,8M <text:s text:c="1"/>0 dm <text:s text:c="3"/></text:p>
      <text:p text:style-name="P183">veracrypt1 <text:s text:c="31"/>254:4 <text:s text:c="3"/>0 365,8M <text:s text:c="1"/>0 dm <text:s text:c="3"/>/mnt/veracrypt1</text:p>
      <text:p text:style-name="P184">nvme0n1 <text:s text:c="34"/>259:0 <text:s text:c="3"/>0 238,5G <text:s text:c="1"/>0 disk <text:s text:c="1"/></text:p>
      <text:p text:style-name="P185">nvme0n1p1 <text:s text:c="32"/>259:1 <text:s text:c="3"/>0 <text:s text:c="2"/>511M <text:s text:c="1"/>0 part <text:s text:c="1"/>/boot</text:p>
      <text:p text:style-name="P186">nvme0n1p2 <text:s text:c="32"/>259:2 <text:s text:c="3"/>0 <text:s text:c="2"/>238G <text:s text:c="1"/>0 part </text:p>
      <text:list text:style-name="L73">
        <text:list-item>
          <text:p text:style-name="P187"><text:span text:style-name="T2">ip</text:span></text:p>
        </text:list-item>
      </text:list>
      <text:p text:style-name="First_20_paragraph">Commande pour manipuler les outils réseaux, routage, équipements et tunneling</text:p>
      <text:p text:style-name="P188">$ ip addr</text:p>
      <text:p text:style-name="P189"/>
      <text:p text:style-name="P190">1: lo: &lt;LOOPBACK,UP,LOWER_UP&gt; mtu 65536 qdisc noqueue state UNKNOWN group default qlen 1000</text:p>
      <text:p text:style-name="P191"><text:s text:c="4"/>link/loopback 00:00:00:00:00:00 brd 00:00:00:00:00:00</text:p>
      <text:p text:style-name="P192"><text:s text:c="4"/>inet 127.0.0.1/8 scope host lo</text:p>
      <text:p text:style-name="P193"><text:s text:c="7"/>valid_lft forever preferred_lft forever</text:p>
      <text:p text:style-name="P194"><text:s text:c="4"/>inet6 ::1/128 scope host noprefixroute </text:p>
      <text:p text:style-name="P195"><text:s text:c="7"/>valid_lft forever preferred_lft forever</text:p>
      <text:p text:style-name="P196">2: enp0s31f6: &lt;NO-CARRIER,BROADCAST,MULTICAST,UP&gt; mtu 1500 qdisc fq_codel state DOWN group default qlen 1000</text:p>
      <text:p text:style-name="P197"><text:s text:c="4"/>link/ether e8:6a:64:8d:c0:4b brd ff:ff:ff:ff:ff:ff</text:p>
      <text:p text:style-name="P198">3: wlp3s0: &lt;BROADCAST,MULTICAST,UP,LOWER_UP&gt; mtu 1500 qdisc noqueue state UP group default qlen 1000</text:p>
      <text:p text:style-name="P199"><text:s text:c="4"/>link/ether 50:76:af:2c:e2:42 brd ff:ff:ff:ff:ff:ff</text:p>
      <text:p text:style-name="P200"><text:s text:c="4"/>inet 192.168.121.196/24 brd 192.168.121.255 scope global dynamic noprefixroute wlp3s0</text:p>
      <text:p text:style-name="P201"><text:s text:c="7"/>valid_lft 2102sec preferred_lft 2102sec</text:p>
      <text:p text:style-name="P202"><text:s text:c="4"/>inet6 2a04:cec0:c020:6580:c031:c188:4cdb:66/64 scope global dynamic noprefixroute </text:p>
      <text:p text:style-name="P203"><text:s text:c="7"/>valid_lft 6140sec preferred_lft 6140sec</text:p>
      <text:p text:style-name="P204"><text:s text:c="4"/>inet6 fe80::89aa:f14f:c341:2216/64 scope link noprefixroute </text:p>
      <text:p text:style-name="P205"><text:s text:c="7"/>valid_lft forever preferred_lft forever</text:p>
      <text:list text:style-name="L74">
        <text:list-item>
          <text:p text:style-name="P206"><text:span text:style-name="T2">ping</text:span></text:p>
        </text:list-item>
      </text:list>
      <text:p text:style-name="First_20_paragraph">Outil réseau qui permet de ping la connexion à un site, état du réseau</text:p>
      <text:p text:style-name="P207">$ ping www.google.fr</text:p>
      <text:p text:style-name="P208"/>
      <text:p text:style-name="P209">PING www.google.fr(par21s06-in-x03.1e100.net (2a00:1450:4007:813::2003)) 56 octets de données</text:p>
      <text:p text:style-name="P210">64 octets de par21s06-in-x03.1e100.net (2a00:1450:4007:813::2003) : icmp_seq=1 ttl=111 temps=40.9 ms</text:p>
      <text:p text:style-name="P211">64 octets de par21s06-in-x03.1e100.net (2a00:1450:4007:813::2003) : icmp_seq=2 ttl=111 temps=50.2 ms</text:p>
      <text:p text:style-name="P212">^C</text:p>
      <text:p text:style-name="P213">--- statistiques ping www.google.fr ---</text:p>
      <text:p text:style-name="P214">2 paquets transmis, 2 reçus, 0% packet loss, time 1002ms</text:p>
      <text:p text:style-name="P215">rtt min/avg/max/mdev = 40.920/45.561/50.203/4.641 ms</text:p>
      <text:list text:style-name="L75">
        <text:list-item>
          <text:p text:style-name="P216"><text:span text:style-name="T2">traceroute</text:span></text:p>
        </text:list-item>
      </text:list>
      <text:p text:style-name="First_20_paragraph">Traceroute est un outil de Linux qui vous permet d’étudier les itinéraires des paquets de réseau. Il peut vous aider à identifier le facteur limitant les parcours de paquets de réseau. Traceroute est également utile pour dépanner des connexions de réseau lent en vérifiant le chemin empreinte par des paquets vers une destination.</text:p>
      <text:p text:style-name="P217">$ traceroute www.google.fr</text:p>
      <text:p text:style-name="P218"/>
      <text:p text:style-name="P219">traceroute to www.google.fr (142.250.179.99), 30 hops max, 60 byte packets</text:p>
      <text:p text:style-name="P220"><text:s text:c="1"/>1 <text:s text:c="1"/>_gateway (192.168.121.246) <text:s text:c="1"/>9.946 ms <text:s text:c="1"/>9.825 ms <text:s text:c="1"/>9.762 ms</text:p>
      <text:p text:style-name="P221"><text:s text:c="1"/>2 <text:s text:c="1"/>* * *</text:p>
      <text:p text:style-name="P222"><text:s text:c="1"/>3 <text:s text:c="1"/>* * *</text:p>
      <text:p text:style-name="P223"><text:s text:c="1"/>4 <text:s text:c="1"/>* * *</text:p>
      <text:p text:style-name="P224"><text:s text:c="1"/>5 <text:s text:c="1"/>* * *</text:p>
      <text:p text:style-name="P225"><text:s text:c="1"/>6 <text:s text:c="1"/>* * *</text:p>
      <text:p text:style-name="P226"><text:s text:c="1"/>7 <text:s text:c="1"/>* * *</text:p>
      <text:p text:style-name="P227"><text:s text:c="1"/>8 <text:s text:c="1"/>* * *</text:p>
      <text:p text:style-name="P228"><text:s text:c="1"/>9 <text:s text:c="1"/>* * *</text:p>
      <text:p text:style-name="P229">10 <text:s text:c="1"/>* * *</text:p>
      <text:p text:style-name="P230">11 <text:s text:c="1"/>* * *</text:p>
      <text:p text:style-name="P231">12 <text:s text:c="1"/>* * *</text:p>
      <text:p text:style-name="P232">13 <text:s text:c="1"/>* * *</text:p>
      <text:p text:style-name="P233">14 <text:s text:c="1"/>* * *</text:p>
      <text:p text:style-name="P234">15 <text:s text:c="1"/>* * *</text:p>
      <text:p text:style-name="P235">16 <text:s text:c="1"/>* * *</text:p>
      <text:p text:style-name="P236">17 <text:s text:c="1"/>* * *</text:p>
      <text:p text:style-name="P237">18 <text:s text:c="1"/>* * *</text:p>
      <text:p text:style-name="P238">19 <text:s text:c="1"/>* * *</text:p>
      <text:p text:style-name="P239">20 <text:s text:c="1"/>* * *</text:p>
      <text:p text:style-name="P240">21 <text:s text:c="1"/>* * *</text:p>
      <text:p text:style-name="P241">22 <text:s text:c="1"/>* * *</text:p>
      <text:p text:style-name="P242">23 <text:s text:c="1"/>* * *</text:p>
      <text:p text:style-name="P243">24 <text:s text:c="1"/>* * *</text:p>
      <text:p text:style-name="P244">25 <text:s text:c="1"/>* * *</text:p>
      <text:p text:style-name="P245">26 <text:s text:c="1"/>* * *</text:p>
      <text:p text:style-name="P246">27 <text:s text:c="1"/>* * *</text:p>
      <text:p text:style-name="P247">28 <text:s text:c="1"/>* * *</text:p>
      <text:p text:style-name="P248">29 <text:s text:c="1"/>* * *</text:p>
      <text:p text:style-name="P249">30 <text:s text:c="1"/>* * *</text:p>
      <text:list text:style-name="L76">
        <text:list-item>
          <text:p text:style-name="P250"><text:span text:style-name="T2">wget</text:span></text:p>
        </text:list-item>
      </text:list>
      <text:p text:style-name="First_20_paragraph">Outil de téléchargement de fichier, ou de website tout entier avec une fonction récursive</text:p>
      <text:list text:style-name="L77">
        <text:list-item>
          <text:p text:style-name="P251"><text:span text:style-name="T2">ufw</text:span></text:p>
        </text:list-item>
      </text:list>
      <text:p text:style-name="First_20_paragraph">Le par-feu le plus simple d'utilisation</text:p>
      <text:list text:style-name="L78">
        <text:list-item>
          <text:p text:style-name="P252"><text:span text:style-name="T2">sudo</text:span></text:p>
        </text:list-item>
      </text:list>
      <text:p text:style-name="First_20_paragraph">Commande pour obtenir les droits administrateur</text:p>
      <text:list text:style-name="L79">
        <text:list-item>
          <text:p text:style-name="P253"><text:span text:style-name="T2">cal</text:span></text:p>
        </text:list-item>
      </text:list>
      <text:p text:style-name="First_20_paragraph">Afficher le calendrier</text:p>
      <text:p text:style-name="P254">$ cal</text:p>
      <text:p text:style-name="P255"><text:s text:c="15"/></text:p>
      <text:p text:style-name="P256"><text:s text:c="3"/>septembre 2023 <text:s text:c="2"/></text:p>
      <text:p text:style-name="P257">lu ma me je ve sa di</text:p>
      <text:p text:style-name="P258"><text:s text:c="13"/>1 <text:s text:c="1"/>2 <text:s text:c="1"/>3</text:p>
      <text:p text:style-name="P259"><text:s text:c="1"/>4 <text:s text:c="1"/>5 <text:s text:c="1"/>6 <text:s text:c="1"/>7 <text:s text:c="1"/>8 <text:s text:c="1"/>9 10</text:p>
      <text:p text:style-name="P260">11 12 13 14 15 16 17</text:p>
      <text:p text:style-name="P261">18 19 20 21 22 23 24</text:p>
      <text:p text:style-name="P262">25 26 27 28 29 30 </text:p>
      <text:list text:style-name="L80">
        <text:list-item>
          <text:p text:style-name="P263"><text:span text:style-name="T2">date</text:span></text:p>
        </text:list-item>
      </text:list>
      <text:p text:style-name="First_20_paragraph">Affiche la date actuel</text:p>
      <text:p text:style-name="P264">$ date</text:p>
      <text:p text:style-name="P265"/>
      <text:p text:style-name="P266">jeu. 07 sept. 2023 22:08:33 CEST</text:p>
      <text:p text:style-name="First_20_paragraph">Affiche la date en seconde EPOCH UNIX</text:p>
      <text:p text:style-name="P267">$ date +%s</text:p>
      <text:p text:style-name="P268"/>
      <text:p text:style-name="P269">1694117320</text:p>
      <text:list text:style-name="L81">
        <text:list-item>
          <text:p text:style-name="P270"><text:span text:style-name="T2">dd</text:span></text:p>
        </text:list-item>
      </text:list>
      <text:p text:style-name="First_20_paragraph">La commande dd permet de copier tout ou partie d'un disque − EN BON ÉTAT − par blocs d'octets, indépendamment de la structure du contenu du disque en fichiers et en répertoires. Exemple réaliser une image .iso d'un cd.</text:p>
      <text:p text:style-name="P271">$ dd if=/dev/hdc of=/home/${USER}/moncd.iso bs=2048 conv=notrunc</text:p>
      <text:p text:style-name="First_20_paragraph">Cette commande est utile pour graver des .iso vers des clés USB plus particulièrement.</text:p>
      <text:list text:style-name="L82">
        <text:list-item>
          <text:p text:style-name="P272"><text:span text:style-name="T2">whereis</text:span></text:p>
        </text:list-item>
      </text:list>
      <text:p text:style-name="First_20_paragraph">Permet de localiser un binaire executable</text:p>
      <text:p text:style-name="P273">$ whereis ruby</text:p>
      <text:p text:style-name="P274"/>
      <text:p text:style-name="P275">ruby: /usr/bin/ruby /usr/lib/ruby /usr/share/man/man1/ruby.1.gz</text:p>
      <text:list text:style-name="L83">
        <text:list-item>
          <text:p text:style-name="P276"><text:span text:style-name="T2">locate et find</text:span></text:p>
        </text:list-item>
      </text:list>
      <text:p text:style-name="First_20_paragraph">Recherche de fichier</text:p>
      <text:list text:style-name="L84">
        <text:list-item>
          <text:p text:style-name="P277"><text:span text:style-name="T2">top</text:span></text:p>
        </text:list-item>
      </text:list>
      <text:p text:style-name="First_20_paragraph">Outil de monitoring, affiche les processus, espace disque, état de la charge mémoire, des CPU</text:p>
      <text:list text:style-name="L85">
        <text:list-item>
          <text:p text:style-name="P278"><text:span text:style-name="T2">passwd</text:span></text:p>
        </text:list-item>
      </text:list>
      <text:p text:style-name="First_20_paragraph">Commande pour changer de mot de passe à un utilisateur</text:p>
      <text:p text:style-name="P279">$ passwd trivial</text:p>
      <text:list text:style-name="L86">
        <text:list-item>
          <text:p text:style-name="P280"><text:span text:style-name="T2">chown</text:span></text:p>
        </text:list-item>
      </text:list>
      <text:p text:style-name="First_20_paragraph">Gestion de la propriété des fichiers et répertoires. L’utilisation correcte de la commande chown peut empêcher les utilisateurs indésirables d’apporter des modifications à vos fichiers et contribuer à les protéger des personnes extérieures.</text:p>
      <text:list text:style-name="L87">
        <text:list-item>
          <text:p text:style-name="P281"><text:span text:style-name="T2">shutdown</text:span></text:p>
        </text:list-item>
      </text:list>
      <text:p text:style-name="First_20_paragraph">Permet d'éteindre l'ordinateur</text:p>
      <text:p text:style-name="P282">$ sudo shutdown now</text:p>
      <text:list text:style-name="L88">
        <text:list-item>
          <text:p text:style-name="P283"><text:span text:style-name="T2">chmod</text:span></text:p>
        </text:list-item>
      </text:list>
      <text:p text:style-name="First_20_paragraph">Rendre executable un script ou un fichier</text:p>
      <text:p text:style-name="P284">$ sudo chmod +x monScript.sh</text:p>
      <text:p text:style-name="First_20_paragraph">Sinon pour en savoir plus: <text:a xlink:type="simple" xlink:href="https://archives.framabook.org/unixpou-allerplusloinaveclalignedecommande/index.html" office:name=""><text:span text:style-name="Definition">Unix. Pour aller plus loin avec la ligne de commande PDF</text:span></text:a></text:p>
      <text:h text:style-name="Heading_20_1" text:outline-level="1"><text:bookmark-start text:name="id_2-installation-darch-linux"/>2. Installation d'Arch Linux<text:bookmark-end text:name="id_2-installation-darch-linux"/></text:h>
      <text:p text:style-name="Horizontal_20_Line"/>
      <text:h text:style-name="Heading_20_2" text:outline-level="2"><text:bookmark-start text:name="id_21-keep-it-simple-stupid"/>2.1 Keep it simple, stupid<text:bookmark-end text:name="id_21-keep-it-simple-stupid"/></text:h>
      <text:p text:style-name="First_20_paragraph">Allons, présenter Arch Linux dans cette section qui le système d'exploitation que l'on va manipuler. Un système d'exploitation: OS est un logiciel qui permet la communication entre le matériel de l'ordinateur et les applications. La gestion du matériel est faite par le noyau ou kernel à cela on ajoute une couche graphique ou GUI pour simplifier les tâches avec l'utilisateur.</text:p>
      <text:p text:style-name="Text_20_body">Ce qui peu choquer en première approche: il n'y a pas durant l'installation d'Arch Linux d'interface graphique. Tout est fait par la ligne de commande et en réalité c'est le meilleur moyen d'apprendre Linux. Vous n'êtes pas seulement un utilisateur du système d'exploitation, mais vous devenez un administrateur de système. Vous allez acquérir une base solide en informatique comment fonctionne le système d'exploitation.</text:p>
      <text:p text:style-name="Text_20_body">Ainsi de plus en plus d'utilisateurs de Linux choisissent Arch Linux pour la finesse du paramètrage de la distribution, dans le sens que rien n'est caché à l'utilisateur, il est impossible de mettre du code malveillant dans une installation de base car le code est open source. Pour des personnes qui on un soucis de la vie privée et de la confidentialité, savoir que l'on n'est pas tracké par son outil de travail ou loisir est un facteur important.</text:p>
      <text:p text:style-name="Text_20_body">Les hackers choisissent le meilleur matériel pour opérer dans le cyberespace dans le sens qu'ils sont capable de laisser le moindre trace possible de leur action. L'information doit être protégée, si un hacker fait une enquête sur un individu ou une entreprise et collecte de l'information, cela ne doit pas fuiter, ni ces contrats commerciaux pour remonter au client. Même la NSA qui est l'organisme de renseignement le plus intrusive n'à pas à connaitre les activités d'un hacker. Vous devenez un sous-marin dans le cyberespace. Le choix du système d'exploitation devient centrale.</text:p>
      <text:p text:style-name="Text_20_body">Ce que propose Arch Linux, mais egalement Gentoo est de partir <text:span text:style-name="T1">from scratch</text:span> pour monter soit même son système tel un Légo. Vous voulez pouvoir personnaliser la configuration, alors faites-le vous même. Gentoo est très utilisé chez les hackers russes, certain dirait que c'est trop old school, mais compiler soit même les sources est une garantie de garder le contrôle sur l'outil informatique. Après c'est une affaire d'école et de philosophie que de choisir Gentoo ou Arch voir du purisme.Certain ont entendu parler de Kali Linux. Comme la distribution de choix pour les hackers. Ce n'est pas totalement vrai. Même si Linux est le choix de référence pour les hackers car 85% des malwares touchent Windows, il y a des distributions ou l'on peut entièrement démonter et construire son système, et c'est très recherché par les hackers tels que Arch et Gentoo. Un hacker n'est pas seulement savoir utiliser des outils de hacking, il y a une véritable envie d'approfondir la connaissance en informatique en générale.</text:p>
      <text:p text:style-name="Text_20_body">Nous allons aborder la philosophie KISS "Keep it simple, stupid", une expression empreinté à UNIX dans le jargon de l'informatique signifiant littéralement Faites Simple, Stupide et Restez-le. Dans ce sens Arch Linux emprunte le mot de la simplicité avant toute chose. Ainsi la simplicité selon Arch Linux c'est une conception sans complications (techniques), sans superflu et dont le code reste simple et élégant.</text:p>
      <text:p text:style-name="Text_20_body">Jamais Arch Linux ne prendra l'initiative de cacher ou d'interfacer des fonctionnalités ou des possibilités à l'utilisateur. Si un outil doit exister, la philosophie d'Arch Linux est de laisser son développemen aux auteurs du logiciel.</text:p>
      <text:p text:style-name="Text_20_body"><text:span text:style-name="T2">Concrètement cela ce traduit par:</text:span></text:p>
      <text:list text:style-name="L89">
        <text:list-item>
          <text:p text:style-name="P285">La configuration du système de base ce fait par des fichiers texte. Ceux-ci sont bien documentés et le moins nombreux possible.</text:p>
        </text:list-item>
        <text:list-item>
          <text:p text:style-name="P285">Le système de paquets ABS/pacman. Pacman est un gestionnaire de paquets simple qui stocke ses informations dans des fichiers et non des bases de données relationnelles. Les paquets sont produits par un simple script shell, makepkg.</text:p>
        </text:list-item>
        <text:list-item>
          <text:p text:style-name="P285">Les paquets sont réalisés avec un minimum de modifications aux sources fournies par l'auteur dont sa signature PGP est vérifiée: les seules corrections admises concernent les bugs et incompatibilités</text:p>
        </text:list-item>
        <text:list-item>
          <text:p text:style-name="P285">Le gestionnaire de pacman ne prend pas l'iniative de modifier ou mettre à jour vos fichiers de configuraion.</text:p>
        </text:list-item>
      </text:list>
      <text:p text:style-name="First_20_paragraph">Apprendre Arch est plus difficile que les autres distributions GNU/Linux, cela peut paraître rude mais l'intérêt pédagogique de connaitre le fonctionnement du système offre des libertés ou l'utilisateur est en connaissance à chaques instant de son système.</text:p>
      <text:p text:style-name="Text_20_body">Si nous devions définir une tendance Arch Linux appartient à la tendance du DIY (Do It Yourself) par cela traduire "à faire soit même". On fait confiance à l'utilisateur qui doit lui-même prendre des décisions.</text:p>
      <text:p text:style-name="Text_20_body">Arch est une distribution communautaire. Cela veut dire que aucune entreprise n'est derrière la distribution, c'est un travail pour la plupart du temps bénévole par des développeurs de confiance.</text:p>
      <text:p text:style-name="Text_20_body">La plupart des dépôts des binaires compilés à partir des sources sont des logiciels libres. Mais on peut trouver quelques logiciels propriétaires comme certain pilotes.</text:p>
      <text:h text:style-name="Heading_20_2" text:outline-level="2"><text:bookmark-start text:name="id_22-lxqt-intégration-arch-install"/>2.2 LxQt intégration Arch Install<text:bookmark-end text:name="id_22-lxqt-intégration-arch-install"/></text:h>
      <text:p text:style-name="First_20_paragraph">Mise à jours en 2022 de mon installation d'Arch Linux avec quelques nouveautés en particulier la prise en charge de snapshot avec BTRFS.</text:p>
      <text:p text:style-name="Text_20_body">Cette configuration rentre en compte dans mes projets d'entreprise et de formation à l'informatique cherchant le minimalisme. Le système tourne parfaitement sur mon Lenovo Thinkpad Helix de 2013 à 270€ Intel i5, 4GB RAM, 160GB SSD. Je peux lancer sans problème une machine virtuelle sous KVM, ou avoir &lt; 10 onglets dans mon navigateur internet tout en ayant un flux video ou audio en streaming. C'est une machine de production stable avec le strict mininum à paramêtrer axé sur le minimalisme et la performance.</text:p>
      <text:p text:style-name="Text_20_body">Ce qui fonctionne <text:span text:style-name="T1">out of the box</text:span>:</text:p>
      <text:list text:style-name="L90">
        <text:list-item>
          <text:p text:style-name="P286">Editeur de texte Neovim avec l'autocompletion,ctags du code en C/C++ et Python</text:p>
        </text:list-item>
        <text:list-item>
          <text:p text:style-name="P286">Oh My Zsh</text:p>
        </text:list-item>
        <text:list-item>
          <text:p text:style-name="P286">Synchro Cloud MEGA</text:p>
        </text:list-item>
        <text:list-item>
          <text:p text:style-name="P286">VPN Proton</text:p>
        </text:list-item>
        <text:list-item>
          <text:p text:style-name="P286">L'aide à l'écriture Manuskript</text:p>
        </text:list-item>
        <text:list-item>
          <text:p text:style-name="P286">Second cerveau Obsidian</text:p>
        </text:list-item>
        <text:list-item>
          <text:p text:style-name="P286">VScodium</text:p>
        </text:list-item>
        <text:list-item>
          <text:p text:style-name="P286">Calcul numérique avec les notebook Jupyter en Python</text:p>
        </text:list-item>
        <text:list-item>
          <text:p text:style-name="P286">Calcul Formel Sagemath</text:p>
        </text:list-item>
        <text:list-item>
          <text:p text:style-name="P286">Recherche en vulnérabilité et le repo Blackarch</text:p>
        </text:list-item>
        <text:list-item>
          <text:p text:style-name="P286">Interpréteur Ruby IRB</text:p>
        </text:list-item>
        <text:list-item>
          <text:p text:style-name="P286">Launcher Sinapse</text:p>
        </text:list-item>
        <text:list-item>
          <text:p text:style-name="P286">Machine virtuelle KVM et Virt-manager</text:p>
        </text:list-item>
        <text:list-item>
          <text:p text:style-name="P286">Gestion du par-feu ufw</text:p>
        </text:list-item>
        <text:list-item>
          <text:p text:style-name="P286">Navigateur Firefox</text:p>
        </text:list-item>
        <text:list-item>
          <text:p text:style-name="P286">Gestion de bibliothèque ebook avec calibre et bibliographie avec Zotero</text:p>
        </text:list-item>
        <text:list-item>
          <text:p text:style-name="P286">Editeur LaTex texmaker</text:p>
        </text:list-item>
        <text:list-item>
          <text:p text:style-name="P286">Editeur markdown Ghostwriter</text:p>
        </text:list-item>
      </text:list>
      <text:p text:style-name="First_20_paragraph">Screenshot neofetch de la configuration: <text:a xlink:type="simple" xlink:href="https://imgur.com/a/cEecXob" office:name=""><text:span text:style-name="Definition"><text:a xlink:type="simple" xlink:href="https://imgur.com/a/cEecXob" office:name=""><text:span text:style-name="Definition">https://imgur.com/a/cEecXob</text:span></text:a></text:span></text:a></text:p>
      <text:p text:style-name="Text_20_body"><text:span text:style-name="T1">Comme vous pouvez le constater au repos j'utilise 650MB de RAM sur 4GB.</text:span></text:p>
      <text:p text:style-name="Text_20_body"><text:span text:style-name="T2">Pour qui c'est destiné?</text:span></text:p>
      <text:list text:style-name="L91">
        <text:list-item>
          <text:p text:style-name="P287">Les hackers</text:p>
        </text:list-item>
        <text:list-item>
          <text:p text:style-name="P287">Ingénieurs et dévéloppeurs informatique</text:p>
        </text:list-item>
        <text:list-item>
          <text:p text:style-name="P287">Chercheurs</text:p>
        </text:list-item>
        <text:list-item>
          <text:p text:style-name="P287">Ecrivains</text:p>
        </text:list-item>
      </text:list>
      <text:p text:style-name="First_20_paragraph"><text:span text:style-name="T2">Peut-on faire du jeu-video?</text:span></text:p>
      <text:p text:style-name="Text_20_body">Installer Steam est possible, ou Minecraft, vous serez limité en ressource graphique.</text:p>
      <text:p text:style-name="P288">yay -S minecraft-launcher</text:p>
      <text:p text:style-name="First_20_paragraph"><text:span text:style-name="T2">Stack:</text:span></text:p>
      <text:list text:style-name="L92">
        <text:list-item>
          <text:p text:style-name="P289">OS: <text:a xlink:type="simple" xlink:href="https://archlinux.org/" office:name=""><text:span text:style-name="Definition">Arch Linux</text:span></text:a></text:p>
        </text:list-item>
        <text:list-item>
          <text:p text:style-name="P289">Chiffrement: <text:a xlink:type="simple" xlink:href="https://fr.wikipedia.org/wiki/Dm-crypt" office:name=""><text:span text:style-name="Definition">dmcrypt-LUKS</text:span></text:a></text:p>
        </text:list-item>
        <text:list-item>
          <text:p text:style-name="P289">Bootloader: <text:a xlink:type="simple" xlink:href="https://systemd.network/systemd-boot.html" office:name=""><text:span text:style-name="Definition">systemd-boot</text:span></text:a></text:p>
        </text:list-item>
        <text:list-item>
          <text:p text:style-name="P289">Système de fichier: <text:a xlink:type="simple" xlink:href="https://fr.wikipedia.org/wiki/Btrfs" office:name=""><text:span text:style-name="Definition">BTRFS</text:span></text:a></text:p>
        </text:list-item>
        <text:list-item>
          <text:p text:style-name="P289">Shell: <text:a xlink:type="simple" xlink:href="https://zsh.sourceforge.io/" office:name=""><text:span text:style-name="Definition">Zsh</text:span></text:a></text:p>
        </text:list-item>
        <text:list-item>
          <text:p text:style-name="P289">Environnement: <text:a xlink:type="simple" xlink:href="https://lxqt-project.org/" office:name=""><text:span text:style-name="Definition">LXQt</text:span></text:a></text:p>
        </text:list-item>
        <text:list-item>
          <text:p text:style-name="P289">Windows Manager: <text:a xlink:type="simple" xlink:href="http://openbox.org/wiki/Main_Page" office:name=""><text:span text:style-name="Definition">Open Box</text:span></text:a></text:p>
        </text:list-item>
        <text:list-item>
          <text:p text:style-name="P289">Terminal: <text:a xlink:type="simple" xlink:href="https://github.com/lxqt/qterminal" office:name=""><text:span text:style-name="Definition">QTerminal</text:span></text:a></text:p>
        </text:list-item>
        <text:list-item>
          <text:p text:style-name="P289">Prompt: <text:a xlink:type="simple" xlink:href="https://ohmyz.sh/" office:name=""><text:span text:style-name="Definition">Oh-My-Zsh</text:span></text:a></text:p>
        </text:list-item>
        <text:list-item>
          <text:p text:style-name="P289">File Manager: <text:a xlink:type="simple" xlink:href="https://ranger.github.io/" office:name=""><text:span text:style-name="Definition">Ranger</text:span></text:a> (term)</text:p>
        </text:list-item>
        <text:list-item>
          <text:p text:style-name="P289">Launcher: <text:a xlink:type="simple" xlink:href="https://archlinux.org/packages/community/x86_64/synapse/" office:name=""><text:span text:style-name="Definition">Synapse</text:span></text:a></text:p>
        </text:list-item>
        <text:list-item>
          <text:p text:style-name="P289">Virtualisation: <text:a xlink:type="simple" xlink:href="https://virt-manager.org/" office:name=""><text:span text:style-name="Definition">Virt-Manager QEMU/KVM</text:span></text:a></text:p>
        </text:list-item>
        <text:list-item>
          <text:p text:style-name="P289">Lecteur audio: <text:a xlink:type="simple" xlink:href="https://cmus.github.io/" office:name=""><text:span text:style-name="Definition">CMUS</text:span></text:a> (term)</text:p>
        </text:list-item>
        <text:list-item>
          <text:p text:style-name="P289">Lecteur video: <text:a xlink:type="simple" xlink:href="https://www.videolan.org/vlc/" office:name=""><text:span text:style-name="Definition">Vlc</text:span></text:a></text:p>
        </text:list-item>
        <text:list-item>
          <text:p text:style-name="P289">IRC: <text:a xlink:type="simple" xlink:href="https://weechat.org/" office:name=""><text:span text:style-name="Definition">Weechat</text:span></text:a> (term)</text:p>
        </text:list-item>
        <text:list-item>
          <text:p text:style-name="P289">Editeur de texte: <text:a xlink:type="simple" xlink:href="http://neovim.io/" office:name=""><text:span text:style-name="Definition">Neovim</text:span></text:a> (term)</text:p>
        </text:list-item>
        <text:list-item>
          <text:p text:style-name="P289">Contrôle de version: <text:a xlink:type="simple" xlink:href="https://git-scm.com/" office:name=""><text:span text:style-name="Definition">Git</text:span></text:a> (term)</text:p>
        </text:list-item>
        <text:list-item>
          <text:p text:style-name="P289">Notepad: <text:a xlink:type="simple" xlink:href="https://archlinux.org/packages/extra/x86_64/leafpad/" office:name=""><text:span text:style-name="Definition">Leafpad</text:span></text:a></text:p>
        </text:list-item>
        <text:list-item>
          <text:p text:style-name="P289">Calculatrice: <text:a xlink:type="simple" xlink:href="https://archlinux.org/packages/community/x86_64/galculator/" office:name=""><text:span text:style-name="Definition">Galculator</text:span></text:a></text:p>
        </text:list-item>
        <text:list-item>
          <text:p text:style-name="P289">P2P Torrent: <text:a xlink:type="simple" xlink:href="https://www.qbittorrent.org/" office:name=""><text:span text:style-name="Definition">Qbittorrent</text:span></text:a></text:p>
        </text:list-item>
        <text:list-item>
          <text:p text:style-name="P289">Navigateur internet: <text:a xlink:type="simple" xlink:href="https://www.mozilla.org/fr/firefox/new/" office:name=""><text:span text:style-name="Definition">Firefox</text:span></text:a></text:p>
        </text:list-item>
        <text:list-item>
          <text:p text:style-name="P289">Documentation langage: <text:a xlink:type="simple" xlink:href="https://zealdocs.org/" office:name=""><text:span text:style-name="Definition">Zeal</text:span></text:a></text:p>
        </text:list-item>
        <text:list-item>
          <text:p text:style-name="P289">Gestionnaire de mot de passe: <text:a xlink:type="simple" xlink:href="https://keepass.info/" office:name=""><text:span text:style-name="Definition">Keepass</text:span></text:a></text:p>
        </text:list-item>
        <text:list-item>
          <text:p text:style-name="P289">Client Serveur FTP: <text:a xlink:type="simple" xlink:href="https://filezilla-project.org/" office:name=""><text:span text:style-name="Definition">Filezilla</text:span></text:a></text:p>
        </text:list-item>
        <text:list-item>
          <text:p text:style-name="P289">Carte Mentale: <text:a xlink:type="simple" xlink:href="https://freemind.fr.softonic.com/" office:name=""><text:span text:style-name="Definition">Freemind</text:span></text:a></text:p>
        </text:list-item>
        <text:list-item>
          <text:p text:style-name="P289">Editeur d'image: <text:a xlink:type="simple" xlink:href="https://www.gimp.org/" office:name=""><text:span text:style-name="Definition">Gimp</text:span></text:a></text:p>
        </text:list-item>
        <text:list-item>
          <text:p text:style-name="P289">EDI Java: <text:a xlink:type="simple" xlink:href="https://www.eclipse.org/downloads/packages/release/kepler/sr1/eclipse-ide-java-developers" office:name=""><text:span text:style-name="Definition">Eclipse</text:span></text:a></text:p>
        </text:list-item>
        <text:list-item>
          <text:p text:style-name="P289">Compilateur: <text:a xlink:type="simple" xlink:href="https://gcc.gnu.org/" office:name=""><text:span text:style-name="Definition">GCC</text:span></text:a></text:p>
        </text:list-item>
        <text:list-item>
          <text:p text:style-name="P289">Interpréteur Ruby: <text:a xlink:type="simple" xlink:href="https://github.com/ruby/irb" office:name=""><text:span text:style-name="Definition">IRB</text:span></text:a></text:p>
        </text:list-item>
        <text:list-item>
          <text:p text:style-name="P289">Notebook Python: <text:a xlink:type="simple" xlink:href="https://jupyter.org/" office:name=""><text:span text:style-name="Definition">Jupyter</text:span></text:a></text:p>
        </text:list-item>
        <text:list-item>
          <text:p text:style-name="P289">Container chiffré: <text:a xlink:type="simple" xlink:href="https://www.veracrypt.fr/code/VeraCrypt/" office:name=""><text:span text:style-name="Definition">Veracrypt</text:span></text:a></text:p>
        </text:list-item>
        <text:list-item>
          <text:p text:style-name="P289">Outil d'écrivain: <text:a xlink:type="simple" xlink:href="https://www.theologeek.ch/manuskript/" office:name=""><text:span text:style-name="Definition">Manuskript</text:span></text:a></text:p>
        </text:list-item>
        <text:list-item>
          <text:p text:style-name="P289">Calcul formel: <text:a xlink:type="simple" xlink:href="https://www.sagemath.org/fr/" office:name=""><text:span text:style-name="Definition">SageMath</text:span></text:a></text:p>
        </text:list-item>
        <text:list-item>
          <text:p text:style-name="P289">Par-feu: <text:a xlink:type="simple" xlink:href="http://gufw.org/" office:name=""><text:span text:style-name="Definition">Gufw</text:span></text:a></text:p>
        </text:list-item>
        <text:list-item>
          <text:p text:style-name="P289">Sauvegarde: <text:a xlink:type="simple" xlink:href="https://apps.gnome.org/fr/app/org.gnome.DejaDup/" office:name=""><text:span text:style-name="Definition">Deja-dup</text:span></text:a></text:p>
        </text:list-item>
        <text:list-item>
          <text:p text:style-name="P289">Cloud: <text:a xlink:type="simple" xlink:href="https://mega.nz/" office:name=""><text:span text:style-name="Definition">MEGA</text:span></text:a></text:p>
        </text:list-item>
        <text:list-item>
          <text:p text:style-name="P289">VPN: <text:a xlink:type="simple" xlink:href="https://protonvpn.com/" office:name=""><text:span text:style-name="Definition">Proton</text:span></text:a></text:p>
        </text:list-item>
        <text:list-item>
          <text:p text:style-name="P289">Gestion bibliographique: <text:a xlink:type="simple" xlink:href="https://www.zotero.org/" office:name=""><text:span text:style-name="Definition">Zotéro</text:span></text:a></text:p>
        </text:list-item>
        <text:list-item>
          <text:p text:style-name="P289">Base de connaissance: <text:a xlink:type="simple" xlink:href="https://obsidian.md/" office:name=""><text:span text:style-name="Definition">Obsidian</text:span></text:a></text:p>
        </text:list-item>
        <text:list-item>
          <text:p text:style-name="P289">Editeur LaTex: <text:a xlink:type="simple" xlink:href="https://www.xm1math.net/texmaker/" office:name=""><text:span text:style-name="Definition">Texmaker</text:span></text:a></text:p>
        </text:list-item>
        <text:list-item>
          <text:p text:style-name="P289">Office: <text:a xlink:type="simple" xlink:href="https://cryptpad.fr/" office:name=""><text:span text:style-name="Definition">Cryptpad</text:span></text:a></text:p>
        </text:list-item>
        <text:list-item>
          <text:p text:style-name="P289">Flowchart &amp; Diagram: <text:a xlink:type="simple" xlink:href="https://www.draw.io/index.html" office:name=""><text:span text:style-name="Definition">draw.io</text:span></text:a></text:p>
        </text:list-item>
        <text:list-item>
          <text:p text:style-name="P289">Documentation langage en ligne: <text:a xlink:type="simple" xlink:href="https://devdocs.io/" office:name=""><text:span text:style-name="Definition"><text:a xlink:type="simple" xlink:href="https://devdocs.io/" office:name=""><text:span text:style-name="Definition">https://devdocs.io/</text:span></text:a></text:span></text:a></text:p>
        </text:list-item>
        <text:list-item>
          <text:p text:style-name="P289">Social Bookmarking: <text:a xlink:type="simple" xlink:href="https://www.pearltrees.com/" office:name=""><text:span text:style-name="Definition">Pearltrees</text:span></text:a></text:p>
        </text:list-item>
      </text:list>
      <text:p text:style-name="First_20_paragraph">Listes d'applications spécifique à la recherche de vulnérabilité:</text:p>
      <text:list text:style-name="L93">
        <text:list-item>
          <text:p text:style-name="P290">Exploration réseau et audit de sécurité: <text:a xlink:type="simple" xlink:href="https://nmap.org/" office:name=""><text:span text:style-name="Definition">nmap</text:span></text:a></text:p>
        </text:list-item>
        <text:list-item>
          <text:p text:style-name="P290">Collection de classe Python pour travailler avec les protocoles réseaux: <text:a xlink:type="simple" xlink:href="https://www.secureauth.com/labs/open-source-tools/impacket/" office:name=""><text:span text:style-name="Definition">impacket</text:span></text:a></text:p>
        </text:list-item>
        <text:list-item>
          <text:p text:style-name="P290">Outil d'analyse de protocoles réseaux: <text:a xlink:type="simple" xlink:href="https://www.wireshark.org/" office:name=""><text:span text:style-name="Definition">wireshark</text:span></text:a></text:p>
        </text:list-item>
        <text:list-item>
          <text:p text:style-name="P290">Capturer et analyser les packets sur le réseau: <text:a xlink:type="simple" xlink:href="https://www.tcpdump.org/" office:name=""><text:span text:style-name="Definition">tcpdump</text:span></text:a></text:p>
        </text:list-item>
        <text:list-item>
          <text:p text:style-name="P290">Outil de récupération de mot de passe: <text:a xlink:type="simple" xlink:href="https://hashcat.net/hashcat/" office:name=""><text:span text:style-name="Definition">hashcat</text:span></text:a></text:p>
        </text:list-item>
        <text:list-item>
          <text:p text:style-name="P290">Sécurité audit de mot de passe: <text:a xlink:type="simple" xlink:href="https://www.openwall.com/john/" office:name=""><text:span text:style-name="Definition">john</text:span></text:a></text:p>
        </text:list-item>
        <text:list-item>
          <text:p text:style-name="P290">Surfer anonymement via TOR ou un serveur proxy: <text:a xlink:type="simple" xlink:href="https://proxychains.sourceforge.net/" office:name=""><text:span text:style-name="Definition">proxychains-ng</text:span></text:a></text:p>
        </text:list-item>
        <text:list-item>
          <text:p text:style-name="P290">Base de donnée d'exploits <text:a xlink:type="simple" xlink:href="https://www.exploit-db.com/" office:name=""><text:span text:style-name="Definition">exploitdb</text:span></text:a></text:p>
        </text:list-item>
        <text:list-item>
          <text:p text:style-name="P290">Client HTTP CLI <text:a xlink:type="simple" xlink:href="https://httpie.io/" office:name=""><text:span text:style-name="Definition">httpie</text:span></text:a></text:p>
        </text:list-item>
        <text:list-item>
          <text:p text:style-name="P290">Framework d'audit de sécurité, développement d'exploits: <text:a xlink:type="simple" xlink:href="https://www.metasploit.com/" office:name=""><text:span text:style-name="Definition">metasploit</text:span></text:a></text:p>
        </text:list-item>
        <text:list-item>
          <text:p text:style-name="P290">Front-end GUI pour metasploit, aide à l'utilisation <text:a xlink:type="simple" xlink:href="https://www.offensive-security.com/metasploit-unleashed/armitage/" office:name=""><text:span text:style-name="Definition">armitage</text:span></text:a></text:p>
        </text:list-item>
        <text:list-item>
          <text:p text:style-name="P290">Bind outil d'administration DNS: <text:a xlink:type="simple" xlink:href="" office:name=""><text:span text:style-name="Definition">bind-tools</text:span></text:a></text:p>
        </text:list-item>
        <text:list-item>
          <text:p text:style-name="P290">Framework de retro-ingénierie et analyse de fichier binaire r2: <text:a xlink:type="simple" xlink:href="https://rada.re/n/radare2.html" office:name=""><text:span text:style-name="Definition">radare2</text:span></text:a></text:p>
        </text:list-item>
        <text:list-item>
          <text:p text:style-name="P290">Automatisation détection et exploitation injection SQL: <text:a xlink:type="simple" xlink:href="https://sqlmap.org/" office:name=""><text:span text:style-name="Definition">sqlmap</text:span></text:a></text:p>
        </text:list-item>
        <text:list-item>
          <text:p text:style-name="P290">Wordpress security scanner: <text:a xlink:type="simple" xlink:href="https://wpscan.com/" office:name=""><text:span text:style-name="Definition">wpscan</text:span></text:a></text:p>
        </text:list-item>
        <text:list-item>
          <text:p text:style-name="P290">Outil de copy/coller clipboard en CLI: <text:a xlink:type="simple" xlink:href="" office:name=""><text:span text:style-name="Definition">xclip</text:span></text:a></text:p>
        </text:list-item>
        <text:list-item>
          <text:p text:style-name="P290">Navigateur exploitation framework: <text:a xlink:type="simple" xlink:href="https://beefproject.com/" office:name=""><text:span text:style-name="Definition">beef</text:span></text:a></text:p>
        </text:list-item>
        <text:list-item>
          <text:p text:style-name="P290">Outils d'ingénierie sociale: <text:a xlink:type="simple" xlink:href="https://github.com/trustedsec/social-engineer-toolkit" office:name=""><text:span text:style-name="Definition">set</text:span></text:a></text:p>
        </text:list-item>
        <text:list-item>
          <text:p text:style-name="P290">DDoS service outils: <text:a xlink:type="simple" xlink:href="https://ufonet.03c8.net/" office:name=""><text:span text:style-name="Definition">ufonet</text:span></text:a></text:p>
        </text:list-item>
        <text:list-item>
          <text:p text:style-name="P290">Traffic capture implementation d'attaque de type man-in-the-middle: <text:a xlink:type="simple" xlink:href="https://www.ettercap-project.org/index.html" office:name=""><text:span text:style-name="Definition">ettercap</text:span></text:a></text:p>
        </text:list-item>
        <text:list-item>
          <text:p text:style-name="P290">Web Application Attack and Audit Framework: <text:a xlink:type="simple" xlink:href="http://w3af.org/" office:name=""><text:span text:style-name="Definition">w3af</text:span></text:a></text:p>
        </text:list-item>
        <text:list-item>
          <text:p text:style-name="P290">Vulnerability Assessment Scanner: <text:a xlink:type="simple" xlink:href="https://www.openvas.org/" office:name=""><text:span text:style-name="Definition">openvas</text:span></text:a></text:p>
        </text:list-item>
        <text:list-item>
          <text:p text:style-name="P290">Command and control server et agent post-exploitation HTTP/2 <text:a xlink:type="simple" xlink:href="https://github.com/Ne0nd0g/merlin" office:name=""><text:span text:style-name="Definition">Merlin</text:span></text:a></text:p>
        </text:list-item>
      </text:list>
      <text:p text:style-name="Horizontal_20_Line"/>
      <text:p text:style-name="First_20_paragraph">nota: désactiver dans le bios le secure boot pour booter en USB. Vérifier le démarrage UEFI.</text:p>
      <text:h text:style-name="Heading_20_3" text:outline-level="3"><text:bookmark-start text:name="pre-check-configuration"/>pre-check configuration<text:bookmark-end text:name="pre-check-configuration"/></text:h>
      <text:p text:style-name="First_20_paragraph">Charger le clavier français en tapant "loqdkeys fr"</text:p>
      <text:p text:style-name="P291">loadkeys fr</text:p>
      <text:p text:style-name="First_20_paragraph">Verifier boot mode</text:p>
      <text:p text:style-name="P292">ls /sys/firmware/efi/efivars <text:s text:c="3"/>(Si le répertoire existe, l'ordinateur supporte l'efi)</text:p>
      <text:h text:style-name="Heading_20_3" text:outline-level="3"><text:bookmark-start text:name="connexion-au-réseau"/>Connexion au réseau<text:bookmark-end text:name="connexion-au-réseau"/></text:h>
      <text:p text:style-name="First_20_paragraph">Vérifier le nom du reseau et si celui-ci est up</text:p>
      <text:p text:style-name="P293">ip addr show</text:p>
      <text:p text:style-name="First_20_paragraph">vérifier la connexion internet</text:p>
      <text:p text:style-name="P294">ping -c 2 google.com</text:p>
      <text:p text:style-name="First_20_paragraph">Connexion au wifi</text:p>
      <text:p text:style-name="P295">iwctl</text:p>
      <text:p text:style-name="First_20_paragraph">affichage du prompt [IWD]#</text:p>
      <text:p text:style-name="P296">[iwd]# device list</text:p>
      <text:p text:style-name="P297">[iwd]# station device scan</text:p>
      <text:p text:style-name="P298">[iwd]# station device get-networks</text:p>
      <text:p text:style-name="P299">[iwd]# station device connect SSID</text:p>
      <text:h text:style-name="Heading_20_3" text:outline-level="3"><text:bookmark-start text:name="check-les-disques"/>Check les disques<text:bookmark-end text:name="check-les-disques"/></text:h>
      <text:p text:style-name="First_20_paragraph">Vérifier le nom de votre disque dur ou SSD</text:p>
      <text:p text:style-name="P300">lsblk</text:p>
      <text:h text:style-name="Heading_20_3" text:outline-level="3"><text:bookmark-start text:name="partitionnement"/>Partitionnement<text:bookmark-end text:name="partitionnement"/></text:h>
      <text:p text:style-name="First_20_paragraph">Destruction des données sécurisées du disque</text:p>
      <text:p text:style-name="P301">shred -v -n 1 /dev/sda</text:p>
      <text:p text:style-name="First_20_paragraph">Utilitaire de partitionnement</text:p>
      <text:p text:style-name="P302">gdisk /dev/sda</text:p>
      <text:p text:style-name="First_20_paragraph">Créer une nouvelle table de partition GPT</text:p>
      <text:p text:style-name="Text_20_body">Mise en place de la table de partition:</text:p>
      <text:p text:style-name="P303">/dev/sda1 EFI ef00 512MB</text:p>
      <text:p text:style-name="P304">/dev/sda2 Linux 8300</text:p>
      <text:p text:style-name="First_20_paragraph">Formatage de la partition EFI</text:p>
      <text:p text:style-name="P305">mkfs.vfat -F32 -n BOOT /dev/sda1</text:p>
      <text:h text:style-name="Heading_20_3" text:outline-level="3"><text:bookmark-start text:name="chiffrement"/>Chiffrement<text:bookmark-end text:name="chiffrement"/></text:h>
      <text:p text:style-name="P306">cryptsetup --align-payload 8192 --type luks2 --pbkdf argon2id --verify-passphrase luksFormat /dev/sda2</text:p>
      <text:p text:style-name="First_20_paragraph">Ouverture du container chiffré:</text:p>
      <text:p text:style-name="P307">cryptsetup luksOpen --allow-discards /dev/sda2 root</text:p>
      <text:h text:style-name="Heading_20_3" text:outline-level="3"><text:bookmark-start text:name="systèmes-de-fichiers"/>Systèmes de fichiers<text:bookmark-end text:name="systèmes-de-fichiers"/></text:h>
      <text:p text:style-name="P308"># Initialize un groupe physique de volume LVM</text:p>
      <text:p text:style-name="P309">pvcreate --dataalignment 4M /dev/mapper/root</text:p>
      <text:p text:style-name="P310"/>
      <text:p text:style-name="P311"># Initialise un groupe virtuel attaché au groupe physique</text:p>
      <text:p text:style-name="P312">vgcreate vg /dev/mapper/root</text:p>
      <text:p text:style-name="P313"/>
      <text:p text:style-name="P314"># Initialise une partition nommée 'arch' dans le volume group 'vg'</text:p>
      <text:p text:style-name="P315">$ lvcreate -l +100%FREE vg -n arch</text:p>
      <text:p text:style-name="P316"/>
      <text:p text:style-name="P317"># Affiche les volumes logiques créés</text:p>
      <text:p text:style-name="P318">$ lvdisplay</text:p>
      <text:p text:style-name="First_20_paragraph">Formater la partition root</text:p>
      <text:p text:style-name="P319">mkfs.btrfs -KL ARCH /dev/mapper/vg-arch</text:p>
      <text:p text:style-name="First_20_paragraph">Monter les partitions:</text:p>
      <text:p text:style-name="P320">mount /dev/mapper/vg-arch /mnt</text:p>
      <text:p text:style-name="P321">cd /mnt</text:p>
      <text:p text:style-name="First_20_paragraph">Créer les subvolumes</text:p>
      <text:p text:style-name="P322">btrfs subvolume create @</text:p>
      <text:p text:style-name="P323">btrfs subvolume create @home</text:p>
      <text:p text:style-name="First_20_paragraph">Démonter la partition</text:p>
      <text:p text:style-name="P324">umount /mnt</text:p>
      <text:p text:style-name="First_20_paragraph">Remonter le subvolume @</text:p>
      <text:p text:style-name="P325">mount -o noatime,space_cache=v2,compress=zstd,ssd,subvol=@ /dev/mapper/vg-arch /mnt</text:p>
      <text:p text:style-name="First_20_paragraph">Créer les dossiers boot et home</text:p>
      <text:p text:style-name="P326">mkdir /mnt/{boot,home}</text:p>
      <text:p text:style-name="First_20_paragraph">Monter le subvolume @home</text:p>
      <text:p text:style-name="P327">mount -o noatime,space_cache=v2,compress=zstd,ssd,subvol=@home /dev/mapper/vg-arch /mnt/home</text:p>
      <text:p text:style-name="First_20_paragraph">Monter la partition EFI</text:p>
      <text:p text:style-name="P328">mount /dev/sda1 /mnt/boot</text:p>
      <text:h text:style-name="Heading_20_3" text:outline-level="3"><text:bookmark-start text:name="système-de-base"/>Système de base<text:bookmark-end text:name="système-de-base"/></text:h>
      <text:p text:style-name="P329">pacstrap /mnt base linux linux-firmware btrfs-progs git lvm2 vim intel-ucode</text:p>
      <text:p text:style-name="First_20_paragraph">Générer fstab</text:p>
      <text:p text:style-name="P330">genfstab -L -p /mnt &gt;&gt; /mnt/etc/fstab</text:p>
      <text:p text:style-name="First_20_paragraph">Chrooter l'environnement</text:p>
      <text:p text:style-name="P331">arch-chroot /mnt</text:p>
      <text:p text:style-name="First_20_paragraph">Nom de la machine</text:p>
      <text:p text:style-name="P332">vim /etc/hostname</text:p>
      <text:p text:style-name="First_20_paragraph">Configuration de local paramétrage des langues</text:p>
      <text:p text:style-name="P333">vim /etc/locale.gen</text:p>
      <text:p text:style-name="P334">en_US.UTF-8 UTF-8</text:p>
      <text:p text:style-name="P335">fr_FR.UTF-8 UTF-8</text:p>
      <text:p text:style-name="First_20_paragraph">Génération du fichier</text:p>
      <text:p text:style-name="P336">locale-gen</text:p>
      <text:p text:style-name="First_20_paragraph">Configuration des langues par defaut</text:p>
      <text:p text:style-name="P337">vim /etc/locale.conf</text:p>
      <text:p text:style-name="P338">LANG="fr_FR.UTF-8"</text:p>
      <text:p text:style-name="P339">LC_COLLATE="fr_FR.UTF-8"</text:p>
      <text:p text:style-name="First_20_paragraph">Exporter le langage actuel pour création dans initramfs</text:p>
      <text:p text:style-name="P340">export LANG=fr_FR.UTF-8</text:p>
      <text:p text:style-name="First_20_paragraph">Console, fonts, clavier azerty</text:p>
      <text:p text:style-name="P341">vim /etc/vconsole.conf</text:p>
      <text:p text:style-name="P342">KEYMAP=fr-pc</text:p>
      <text:p text:style-name="P343">FONT=</text:p>
      <text:p text:style-name="P344">FONT_MAP=</text:p>
      <text:p text:style-name="First_20_paragraph">Assigne le fuseau horaire</text:p>
      <text:p text:style-name="P345">ln -sf /usr/share/zoneinfo/Europe/Paris /etc/localtime </text:p>
      <text:p text:style-name="P346">hwclock --systohc</text:p>
      <text:p text:style-name="First_20_paragraph">Editer mkinitcpio</text:p>
      <text:p text:style-name="P347">vim /etc/mkinitcpio.conf</text:p>
      <text:p text:style-name="P348"><text:s text:c="4"/>BINARIES=(btrfsck)</text:p>
      <text:p text:style-name="P349"><text:s text:c="4"/>HOOKS=(base systemd autodetect keyboard sd-vconsole modconf block sd-encrypt sd-lvm2 fsck filesystems)</text:p>
      <text:p text:style-name="First_20_paragraph">Générer initramfs</text:p>
      <text:p text:style-name="P350">mkinitcpio -p linux</text:p>
      <text:p text:style-name="First_20_paragraph">Mot de passe super-administrateur root</text:p>
      <text:p text:style-name="P351">passwd</text:p>
      <text:p text:style-name="First_20_paragraph">Installation de paquets supplémentaires:</text:p>
      <text:p text:style-name="P352">pacman - S networkmanager network-manager-applet dialog wpa_supplicant reflector base-devel linux-headers avahi xdg-user-dirs xdg-utils gvfs gvfs-smb nfs-utils inetutils dnsutils cups hplip alsa-utils pipewire pipewire-alsa pipewire-pulse pipewire-jack pavucontrol bash-completion openssh rsync acpi acpi_call tlp ipset ufw sof-firmware nss-mdns acpid ntfs-3g terminus-font nano man-db man-pages zip p7zip unzip tar htop tmux wget pciutils lshw syslog-ng</text:p>
      <text:p text:style-name="First_20_paragraph">Driver carte graphique, openGL, touchpad</text:p>
      <text:p text:style-name="P353">pacman -S xf86-video-intel xf86-input-libinput</text:p>
      <text:p text:style-name="First_20_paragraph">Installation de QEMU/KVM pour la virtualisation</text:p>
      <text:p text:style-name="P354">pacman -S virt-manager qemu qemu-arch-extra edk2-ovmf bridge-utils dnsmasq vde2 openbsd-netcat</text:p>
      <text:h text:style-name="Heading_20_3" text:outline-level="3"><text:bookmark-start text:name="configuration-de-systemd-boot"/>Configuration de systemd-boot<text:bookmark-end text:name="configuration-de-systemd-boot"/></text:h>
      <text:p text:style-name="P355">bootctl --esp=/boot install</text:p>
      <text:p text:style-name="First_20_paragraph">Configuration générale du chargeur</text:p>
      <text:p text:style-name="P356">vim /boot/loader/loader.conf</text:p>
      <text:p text:style-name="P357">default arch.conf</text:p>
      <text:p text:style-name="P358">editor no</text:p>
      <text:p text:style-name="P359">timeout 4</text:p>
      <text:p text:style-name="P360">console-mode max</text:p>
      <text:p text:style-name="First_20_paragraph">Récupérez le champs UUID= de la partition LUKS</text:p>
      <text:p text:style-name="P361">blkid | grep /dev/sda2</text:p>
      <text:p text:style-name="First_20_paragraph">Configuration d’une entrée du menu de démarrage.</text:p>
      <text:p text:style-name="P362">vim /boot/loader/entries/arch.conf</text:p>
      <text:p text:style-name="P363"/>
      <text:p text:style-name="P364">title Arch Linux</text:p>
      <text:p text:style-name="P365">linux /vmlinuz-linux</text:p>
      <text:p text:style-name="P366">initrd &lt;cpu&gt;-ucode.img</text:p>
      <text:p text:style-name="P367">initrd /initramfs-linux.img</text:p>
      <text:p text:style-name="P368">options rd.luks.uuid=&lt;UUID&gt; rd.luks.options=discard root=/dev/mapper/vg-arch rootflags=subvol=@ rw</text:p>
      <text:h text:style-name="Heading_20_3" text:outline-level="3"><text:bookmark-start text:name="activer-les-services-systemd"/>Activer les services systemD<text:bookmark-end text:name="activer-les-services-systemd"/></text:h>
      <text:p text:style-name="P369">systemctl enable NetworkManager</text:p>
      <text:p text:style-name="P370">systemctl enable cups.service</text:p>
      <text:p text:style-name="P371">systemctl enable sshd</text:p>
      <text:p text:style-name="P372">systemctl enable avahi-daemon</text:p>
      <text:p text:style-name="P373">systemctl enable tlp</text:p>
      <text:p text:style-name="P374">systemctl enable reflector.timer</text:p>
      <text:p text:style-name="P375">systemctl enable libvirtd</text:p>
      <text:p text:style-name="P376">systemctl enable acpid</text:p>
      <text:p text:style-name="P377">systemctl enable ufw</text:p>
      <text:h text:style-name="Heading_20_3" text:outline-level="3"><text:bookmark-start text:name="créer-un-utilisateur"/>Créer un utilisateur<text:bookmark-end text:name="créer-un-utilisateur"/></text:h>
      <text:p text:style-name="P378">useradd -m trivial</text:p>
      <text:p text:style-name="P379">passwd trivial</text:p>
      <text:p text:style-name="P380">usermod -aG libvirt trivial</text:p>
      <text:p text:style-name="First_20_paragraph">Ajout dans sudoers de l'utilisateur</text:p>
      <text:p text:style-name="P381">echo "trivial ALL=(ALL) ALL" &gt;&gt; /etc/sudoers.d/trivial</text:p>
      <text:p text:style-name="First_20_paragraph">Démonter et reboot</text:p>
      <text:p text:style-name="P382">exit</text:p>
      <text:p text:style-name="P383">umount -R /mnt</text:p>
      <text:p text:style-name="P384">reboot</text:p>
      <text:h text:style-name="Heading_20_3" text:outline-level="3"><text:bookmark-start text:name="post-installation"/>Post-installation<text:bookmark-end text:name="post-installation"/></text:h>
      <text:p text:style-name="First_20_paragraph">Check ip adresse</text:p>
      <text:p text:style-name="P385">ip a</text:p>
      <text:p text:style-name="First_20_paragraph">Connexion au wifi via Networkmanager TUI</text:p>
      <text:p text:style-name="P386">nmtui</text:p>
      <text:p text:style-name="First_20_paragraph">Synchronisation repository MAJ</text:p>
      <text:p text:style-name="P387">sudo pacman -Sy</text:p>
      <text:p text:style-name="First_20_paragraph">Installation AUR Helper</text:p>
      <text:p text:style-name="P388">mkdir sources </text:p>
      <text:p text:style-name="P389">cd sources </text:p>
      <text:p text:style-name="P390">git clone https://aur.archlinux.org/yay.git </text:p>
      <text:p text:style-name="P391">cd yay </text:p>
      <text:p text:style-name="P392">makepkg -si </text:p>
      <text:p text:style-name="First_20_paragraph">Installation de timeshift et zramd</text:p>
      <text:p text:style-name="P393">yay -S timeshift-bin zramd</text:p>
      <text:p text:style-name="P394">sudo systemctl enable zramd.service</text:p>
      <text:p text:style-name="P395">sudo systemctl start zramd.service</text:p>
      <text:p text:style-name="First_20_paragraph">Vérification que la swap est active:</text:p>
      <text:p text:style-name="P396">lsblk -l</text:p>
      <text:p text:style-name="First_20_paragraph">Configuration de reflector</text:p>
      <text:p text:style-name="P397">reflector --verbose --country 'France' -l 50 -p https --sort rate --save /etc/pacman.d/mirrorlist</text:p>
      <text:p text:style-name="P398">sudo pacman -Syy</text:p>
      <text:h text:style-name="Heading_20_3" text:outline-level="3"><text:bookmark-start text:name="installation-du-bureau-lxqt"/>Installation du bureau LXQt<text:bookmark-end text:name="installation-du-bureau-lxqt"/></text:h>
      <text:p text:style-name="First_20_paragraph">Installation environnement LXQt</text:p>
      <text:p text:style-name="P399">sudo pacman -S xorg-server xorg-xinit sddm lxqt ranger</text:p>
      <text:p text:style-name="First_20_paragraph">Activer le gestionnaire de démarrage</text:p>
      <text:p text:style-name="P400">sudo systemctl enable sddm</text:p>
      <text:p text:style-name="First_20_paragraph">Configuration de xinitrc</text:p>
      <text:p text:style-name="P401">echo "exec startlxqt" &gt; ~/.xinitrc</text:p>
      <text:p text:style-name="First_20_paragraph">Modification de la configuration du clavier sous Xorg</text:p>
      <text:p text:style-name="P402">nano /etc/X11/xorg.conf.d/10-evdev.conf</text:p>
      <text:p text:style-name="P403">Section "InputClass"</text:p>
      <text:p text:style-name="P404"><text:s text:c="2"/>Identifier "evdev keyboard catchall"</text:p>
      <text:p text:style-name="P405"><text:s text:c="2"/>MatchIsKeyboard "on"</text:p>
      <text:p text:style-name="P406"><text:s text:c="2"/>MatchDevicePath "/dev/input/event*"</text:p>
      <text:p text:style-name="P407"><text:s text:c="2"/>Option "XkbLayout" "fr"</text:p>
      <text:p text:style-name="P408"><text:s text:c="2"/>Driver "evdev"</text:p>
      <text:p text:style-name="P409">EndSection</text:p>
      <text:p text:style-name="First_20_paragraph">Installation de fonts</text:p>
      <text:p text:style-name="P410">sudo pacman -S ttf-dejavu ttf-bitstream-vera adobe-source-han-sans-otc-fonts noto-fonts noto-fonts-emoji ttf-liberation ttf-droid tex-gyre-fonts</text:p>
      <text:p text:style-name="First_20_paragraph">NOTA: Pour activer la prise en charge Pinyin, utiliser fcitx.</text:p>
      <text:p text:style-name="Text_20_body"><text:span text:style-name="T2">Codec Multimédia</text:span></text:p>
      <text:p text:style-name="Text_20_body">Nous allons installer l’ensemble des greffons gstreamer qui est le framework utilisé par de nombreux environnements de bureau pour gérer le multimedia.</text:p>
      <text:p text:style-name="P411">sudo pacman -S gst-plugins-{base,good,bad,ugly} gst-libav</text:p>
      <text:p text:style-name="First_20_paragraph">Installation de navigateurs web</text:p>
      <text:p text:style-name="P412">sudo pacman -S firefox</text:p>
      <text:p text:style-name="First_20_paragraph">Extension essentiel sur Firefox:</text:p>
      <text:list text:style-name="L94">
        <text:list-item>
          <text:p text:style-name="P413">DuckDuckGo Privacy Essentials</text:p>
        </text:list-item>
        <text:list-item>
          <text:p text:style-name="P413">Smart HTTPS</text:p>
        </text:list-item>
        <text:list-item>
          <text:p text:style-name="P413">Disconnect</text:p>
        </text:list-item>
        <text:list-item>
          <text:p text:style-name="P413">U-Block Origin</text:p>
        </text:list-item>
        <text:list-item>
          <text:p text:style-name="P413">Privacy Badger</text:p>
        </text:list-item>
      </text:list>
      <text:p text:style-name="P414">reboot</text:p>
      <text:h text:style-name="Heading_20_3" text:outline-level="3"><text:bookmark-start text:name="configuration-des-applications"/>Configuration des applications<text:bookmark-end text:name="configuration-des-applications"/></text:h>
      <text:h text:style-name="Heading_20_4" text:outline-level="4"><text:bookmark-start text:name="configuration-de-oh-my-zsh"/>Configuration de Oh-my-Zsh<text:bookmark-end text:name="configuration-de-oh-my-zsh"/></text:h>
      <text:p text:style-name="First_20_paragraph">Install Zsh</text:p>
      <text:p text:style-name="P415">$ yay -S zsh oh-my-zsh-git</text:p>
      <text:p text:style-name="First_20_paragraph">Mettre zsh shell par default</text:p>
      <text:p text:style-name="P416">$ chsh -l</text:p>
      <text:p text:style-name="P417">$ chsh -s /usr/bin/zsh</text:p>
      <text:p text:style-name="First_20_paragraph">Install et activer le thème powerlevel10k</text:p>
      <text:p text:style-name="P418">$ yay -S --noconfirm zsh-theme-powerlevel10k-git</text:p>
      <text:p text:style-name="P419">$ echo 'source /usr/share/zsh-theme-powerlevel10k/powerlevel10k.zsh-theme' &gt;&gt;~/.zshrc</text:p>
      <text:p text:style-name="First_20_paragraph">Install nerd fonds</text:p>
      <text:p text:style-name="P420">yay -S nerd-fonts-complete</text:p>
      <text:p text:style-name="First_20_paragraph">Fichier de configuration ~/.zshrc</text:p>
      <text:p text:style-name="P421"># Enable Powerlevel10k instant prompt. Should stay close to the top of ~/.zshrc.</text:p>
      <text:p text:style-name="P422"># Initialization code that may require console input (password prompts, [y/n]</text:p>
      <text:p text:style-name="P423"># confirmations, etc.) must go above this block; everything else may go below.</text:p>
      <text:p text:style-name="P424">if [[ -r "${XDG_CACHE_HOME:-$HOME/.cache}/p10k-instant-prompt-${(%):-%n}.zsh" ]]; then</text:p>
      <text:p text:style-name="P425"><text:s text:c="2"/>source "${XDG_CACHE_HOME:-$HOME/.cache}/p10k-instant-prompt-${(%):-%n}.zsh"</text:p>
      <text:p text:style-name="P426">fi</text:p>
      <text:p text:style-name="P427"/>
      <text:p text:style-name="P428"># Path to your oh-my-zsh installation.</text:p>
      <text:p text:style-name="P429">ZSH=/usr/share/oh-my-zsh/</text:p>
      <text:p text:style-name="P430"/>
      <text:p text:style-name="P431">export DEFAULT_USER="anth"</text:p>
      <text:p text:style-name="P432">export TERM="xterm-256color"</text:p>
      <text:p text:style-name="P433">export ZSH=/usr/share/oh-my-zsh</text:p>
      <text:p text:style-name="P434">export ZSH_POWER_LEVEL_THEME=/usr/share/zsh-theme-powerlevel10k</text:p>
      <text:p text:style-name="P435"/>
      <text:p text:style-name="P436">source $ZSH_POWER_LEVEL_THEME/powerlevel10k.zsh-theme</text:p>
      <text:p text:style-name="P437"/>
      <text:p text:style-name="P438">plugins=(archlinux </text:p>
      <text:p text:style-name="P439"><text:s text:c="4"/>bundler </text:p>
      <text:p text:style-name="P440"><text:s text:c="4"/>docker </text:p>
      <text:p text:style-name="P441"><text:s text:c="4"/>jsontools </text:p>
      <text:p text:style-name="P442"><text:s text:c="4"/>vscode web-search </text:p>
      <text:p text:style-name="P443"><text:s text:c="4"/>tig </text:p>
      <text:p text:style-name="P444"><text:s text:c="4"/>gitfast </text:p>
      <text:p text:style-name="P445"><text:s text:c="4"/>colored-man-pages</text:p>
      <text:p text:style-name="P446"><text:s text:c="4"/>colorize </text:p>
      <text:p text:style-name="P447"><text:s text:c="4"/>command-not-found </text:p>
      <text:p text:style-name="P448"><text:s text:c="4"/>cp </text:p>
      <text:p text:style-name="P449"><text:s text:c="4"/>dirhistory </text:p>
      <text:p text:style-name="P450"><text:s text:c="4"/>sudo</text:p>
      <text:p text:style-name="P451"><text:s text:c="4"/>zsh-syntax-highlighting</text:p>
      <text:p text:style-name="P452"><text:s text:c="4"/>zsh-autosuggestions) </text:p>
      <text:p text:style-name="P453"># /!\ zsh-syntax-highlighting and then zsh-autosuggestions must be at the end</text:p>
      <text:p text:style-name="P454"/>
      <text:p text:style-name="P455">source $ZSH/oh-my-zsh.sh</text:p>
      <text:p text:style-name="P456"/>
      <text:p text:style-name="P457"># Uncomment the following line to disable bi-weekly auto-update checks.</text:p>
      <text:p text:style-name="P458">DISABLE_AUTO_UPDATE="true"</text:p>
      <text:p text:style-name="P459"/>
      <text:p text:style-name="P460">ZSH_CACHE_DIR=$HOME/.cache/oh-my-zsh</text:p>
      <text:p text:style-name="P461">if [[ ! -d $ZSH_CACHE_DIR ]]; then</text:p>
      <text:p text:style-name="P462"><text:s text:c="2"/>mkdir $ZSH_CACHE_DIR</text:p>
      <text:p text:style-name="P463">fi</text:p>
      <text:p text:style-name="P464"/>
      <text:p text:style-name="P465">source $ZSH/oh-my-zsh.sh</text:p>
      <text:p text:style-name="First_20_paragraph">Cloner les repos de zsh-syntax-highlighting et zsh-autosuggestions</text:p>
      <text:p text:style-name="Text_20_body">Dossier de travail: /usr/share/oh-my-zsh/customs/plugins</text:p>
      <text:p text:style-name="P466">git clone https://github.com/zsh-users/zsh-autosuggestions</text:p>
      <text:p text:style-name="P467">git clone https://github.com/zsh-users/zsh-syntax-highlighting.git zsh-syntax-highlighting</text:p>
      <text:p text:style-name="First_20_paragraph">redémarrer zsh</text:p>
      <text:h text:style-name="Heading_20_4" text:outline-level="4"><text:bookmark-start text:name="outil-de-recherche-et-lanceur-sinapse-basé-sur-zeitgeist"/>Outil de recherche et lanceur Sinapse basé sur Zeitgeist<text:bookmark-end text:name="outil-de-recherche-et-lanceur-sinapse-basé-sur-zeitgeist"/></text:h>
      <text:p text:style-name="First_20_paragraph">Installation de synapse + configuration sur le raccourci superL</text:p>
      <text:p text:style-name="P468">sudo pacman -S synapse</text:p>
      <text:h text:style-name="Heading_20_4" text:outline-level="4"><text:bookmark-start text:name="application-pour-développeur-et-designer"/>Application pour développeur et designer<text:bookmark-end text:name="application-pour-développeur-et-designer"/></text:h>
      <text:p text:style-name="P469">sudo pacman -S keepass gimp vlc filezilla inkscape qbittorrent weechat cmus galculator neovim discord veracrypt kazam yt-dlp calibre obsidian neofetch leafpad</text:p>
      <text:p text:style-name="First_20_paragraph">Documentation des langages</text:p>
      <text:p text:style-name="P470">yay -S zeal</text:p>
      <text:p text:style-name="First_20_paragraph">NOTA: Problème de lenteur de compilation de qt5-webkit</text:p>
      <text:p text:style-name="Text_20_body">Installation des outils de développeurs C/C++, Clang, Python, Ruby</text:p>
      <text:p text:style-name="P471">sudo pacman -S llvm clang python python-pip python-virtualenv nodejs npm ruby ruby-irb ctags</text:p>
      <text:p text:style-name="First_20_paragraph">Installation de Jedi autocompletion pour python</text:p>
      <text:p text:style-name="P472">pip install jedi</text:p>
      <text:p text:style-name="First_20_paragraph">Editeur de texte VSCodium</text:p>
      <text:p text:style-name="P473">yay - S vscodium-bin</text:p>
      <text:p text:style-name="First_20_paragraph">Installation de Java Eclipse</text:p>
      <text:p text:style-name="P474">sudo pacman -S jdk-openjdk</text:p>
      <text:p text:style-name="P475">yay -S eclipse-java</text:p>
      <text:p text:style-name="First_20_paragraph">Outil de mind mapping (java)</text:p>
      <text:p text:style-name="P476">yay -S freemind</text:p>
      <text:p text:style-name="First_20_paragraph"><text:span text:style-name="T2">Configuration de Neovim</text:span></text:p>
      <text:p text:style-name="Text_20_body">Installation du gestionnaire de plugin "vim-plug" cf: <text:a xlink:type="simple" xlink:href="https://github.com/junegunn/vim-plug" office:name=""><text:span text:style-name="Definition"><text:a xlink:type="simple" xlink:href="https://github.com/junegunn/vim-plug" office:name=""><text:span text:style-name="Definition">https://github.com/junegunn/vim-plug</text:span></text:a></text:span></text:a></text:p>
      <text:p text:style-name="P477">sh -c 'curl -fLo "${XDG_DATA_HOME:-$HOME/.local/share}"/nvim/site/autoload/plug.vim --create-dirs \</text:p>
      <text:p text:style-name="P478"><text:s text:c="7"/>https://raw.githubusercontent.com/junegunn/vim-plug/master/plug.vim'</text:p>
      <text:p text:style-name="First_20_paragraph">init.vim</text:p>
      <text:p text:style-name="P479">" Neovim configuration file init.vim</text:p>
      <text:p text:style-name="P480">" author: Anthony J.R Le Goff legoff.ant@gmail.com</text:p>
      <text:p text:style-name="P481">" date: 16th april 2022</text:p>
      <text:p text:style-name="P482"/>
      <text:p text:style-name="P483">:set number</text:p>
      <text:p text:style-name="P484">:set autoindent</text:p>
      <text:p text:style-name="P485">:set tabstop=4</text:p>
      <text:p text:style-name="P486">:set shiftwidth=4</text:p>
      <text:p text:style-name="P487">:set smarttab</text:p>
      <text:p text:style-name="P488">:set softtabstop=4</text:p>
      <text:p text:style-name="P489">":set mouse=a</text:p>
      <text:p text:style-name="P490"/>
      <text:p text:style-name="P491">call plug#begin() </text:p>
      <text:p text:style-name="P492"/>
      <text:p text:style-name="P493">Plug 'tpope/vim-fugitive'</text:p>
      <text:p text:style-name="P494">Plug 'tpope/vim-surround'</text:p>
      <text:p text:style-name="P495">Plug 'scrooloose/nerdtree'</text:p>
      <text:p text:style-name="P496">Plug 'scrooloose/syntastic'</text:p>
      <text:p text:style-name="P497">Plug 'vim-airline/vim-airline'</text:p>
      <text:p text:style-name="P498">Plug 'tomasr/molokai'</text:p>
      <text:p text:style-name="P499">Plug 'raimondi/delimitmate'</text:p>
      <text:p text:style-name="P500">Plug 'kien/ctrlp.vim'</text:p>
      <text:p text:style-name="P501">Plug 'ryanoasis/vim-devicons'</text:p>
      <text:p text:style-name="P502">Plug 'majutsushi/tagbar'</text:p>
      <text:p text:style-name="P503">Plug 'neoclide/coc.nvim', {'branch': 'release'}</text:p>
      <text:p text:style-name="P504"/>
      <text:p text:style-name="P505">set encoding=UTF-8</text:p>
      <text:p text:style-name="P506"/>
      <text:p text:style-name="P507">call plug#end()</text:p>
      <text:p text:style-name="P508"/>
      <text:p text:style-name="P509">:set statusline+=%#warningmsg#</text:p>
      <text:p text:style-name="P510">:set statusline+=%{SyntasticStatuslineFlag()}</text:p>
      <text:p text:style-name="P511">:set statusline+=%*</text:p>
      <text:p text:style-name="P512"/>
      <text:p text:style-name="P513">:let g:syntastic_always_populate_loc_list = 1</text:p>
      <text:p text:style-name="P514">:let g:syntastic_auto_loc_list = 1</text:p>
      <text:p text:style-name="P515">:let g:syntastic_check_on_open = 1</text:p>
      <text:p text:style-name="P516">:let g:syntastic_check_on_wq = 0</text:p>
      <text:p text:style-name="P517"/>
      <text:p text:style-name="P518">nnoremap &lt;C-f&gt; :NERDTreeFocus&lt;CR&gt;</text:p>
      <text:p text:style-name="P519">nnoremap &lt;C-n&gt; :NERDTree&lt;CR&gt;</text:p>
      <text:p text:style-name="P520">nnoremap &lt;C-t&gt; :NERDTreeToggle&lt;CR&gt;</text:p>
      <text:p text:style-name="P521"/>
      <text:p text:style-name="P522">nmap &lt;C-r&gt; :TagbarToggle&lt;CR&gt;</text:p>
      <text:p text:style-name="P523">nmap &lt;C-p&gt; :CtrlP&lt;CR&gt;</text:p>
      <text:p text:style-name="P524"/>
      <text:p text:style-name="P525">:colorscheme molokai</text:p>
      <text:p text:style-name="P526"/>
      <text:p text:style-name="P527">let g:NERDTreeDirArrowExpandable="+"</text:p>
      <text:p text:style-name="P528">let g:NERDTreeDirArrowCollapsible="~"</text:p>
      <text:p text:style-name="P529"/>
      <text:p text:style-name="P530">" air-line</text:p>
      <text:p text:style-name="P531">let g:airline_powerline_fonts = 1</text:p>
      <text:p text:style-name="P532"/>
      <text:p text:style-name="P533"/>
      <text:p text:style-name="P534">" :CocInstall coc-python</text:p>
      <text:p text:style-name="P535">" :CocInstall coc-clangd</text:p>
      <text:h text:style-name="Heading_20_4" text:outline-level="4"><text:bookmark-start text:name="outils-de-hacking-pentesting-bug-bounty-ctf"/>Outils de Hacking, pentesting, bug bounty, CTF<text:bookmark-end text:name="outils-de-hacking-pentesting-bug-bounty-ctf"/></text:h>
      <text:p text:style-name="First_20_paragraph">Installation de dépot BlackArch &gt;&gt; <text:a xlink:type="simple" xlink:href="https://blackarch.org/" office:name=""><text:span text:style-name="Definition"><text:a xlink:type="simple" xlink:href="https://blackarch.org/" office:name=""><text:span text:style-name="Definition">https://blackarch.org/</text:span></text:a></text:span></text:a></text:p>
      <text:p text:style-name="P536">curl -O https://blackarch.org/strap.sh</text:p>
      <text:p text:style-name="P537">sha1sum strap.sh # doit etre egal a 5ea40d49ecd14c2e024deecf90605426db97ea0c</text:p>
      <text:p text:style-name="P538">sudo chmod +x strap.sh</text:p>
      <text:p text:style-name="P539">sudo ./strap.sh</text:p>
      <text:p text:style-name="P540">sudo pacman -S blackman</text:p>
      <text:p text:style-name="First_20_paragraph">Vous pouvez installer tous les outils Blackarch via cette commande (recommandé):</text:p>
      <text:p text:style-name="P541">sudo blackman -a</text:p>
      <text:p text:style-name="First_20_paragraph">SINON Installer les outils un par un:</text:p>
      <text:p text:style-name="Text_20_body">Installation des outils basics</text:p>
      <text:p text:style-name="P542">sudo pacman -S nmap impacket wireshark-qt tcpdump ruby hashcat john proxychains-ng exploitdb httpie metasploit armitage bind-tools radare2 sqlmap wpscan xclip beef set ufonet ettercap w3af merlin-server</text:p>
      <text:p text:style-name="First_20_paragraph">L'installation d'OpenVAS est un peu plus complexe, voir la page: <text:a xlink:type="simple" xlink:href="https://wiki.archlinux.org/title/OpenVAS" office:name=""><text:span text:style-name="Definition"><text:a xlink:type="simple" xlink:href="https://wiki.archlinux.org/title/OpenVAS" office:name=""><text:span text:style-name="Definition">https://wiki.archlinux.org/title/OpenVAS</text:span></text:a></text:span></text:a></text:p>
      <text:p text:style-name="Text_20_body">Configuration WordLists</text:p>
      <text:p text:style-name="P543">mkdir -p /usr/share/wordlists</text:p>
      <text:p text:style-name="P544">wget -q https://github.com/danielmiessler/SecLists/raw/master/Passwords/Leaked-Databases/rockyou.txt.tar.gz -O /usr/share/wordlists/rockyou.txt.tar.gz</text:p>
      <text:p text:style-name="P545">wget -q https://github.com/danielmiessler/SecLists/raw/master/Discovery/Web-Content/common.txt -O /usr/share/wordlists/common.txt</text:p>
      <text:h text:style-name="Heading_20_4" text:outline-level="4"><text:bookmark-start text:name="outils-pour-écrivain-et-chercheur"/>Outils pour écrivain et chercheur<text:bookmark-end text:name="outils-pour-écrivain-et-chercheur"/></text:h>
      <text:p text:style-name="P546">sudo pacman -S ghostwriter pdfjs pandoc texmaker manuskript</text:p>
      <text:p text:style-name="First_20_paragraph">Extension Grammalecte et gestion de bibliographie</text:p>
      <text:p text:style-name="P547">yay -S zotero </text:p>
      <text:h text:style-name="Heading_20_4" text:outline-level="4"><text:bookmark-start text:name="calcul-numérique-et-scientifique-remplace-matlab"/>Calcul numérique et scientifique (remplace Matlab)<text:bookmark-end text:name="calcul-numérique-et-scientifique-remplace-matlab"/></text:h>
      <text:p text:style-name="P548">python -m pip install jupyter scipy numpy matplotlib pandas ipython</text:p>
      <text:p text:style-name="First_20_paragraph">Calcul Formel</text:p>
      <text:p text:style-name="P549">sudo pacman -S sagemath</text:p>
      <text:h text:style-name="Heading_20_3" text:outline-level="3"><text:bookmark-start text:name="sauvegarde"/>Sauvegarde<text:bookmark-end text:name="sauvegarde"/></text:h>
      <text:p text:style-name="First_20_paragraph">Installation du client SAMBA pour thunar</text:p>
      <text:p text:style-name="P550">sudo pacman -S smbclient gvfs-smb</text:p>
      <text:p text:style-name="First_20_paragraph">Redémarrer le PC pour prendre en compte la découverte du réseau local.</text:p>
      <text:p text:style-name="Text_20_body">Ensuite rechercher votre serveur dans thunar en tapant:</text:p>
      <text:p text:style-name="P551">smb://192.168.X.X</text:p>
      <text:p text:style-name="First_20_paragraph">Pour cela modifier en fonction d'IP de votre serveur.</text:p>
      <text:p text:style-name="Text_20_body">Pour mettre en place les sauvegardes, le plus simple est d'utiliser deja-dup qui est une interface graphique de duplicity. La sauvegarde est chiffré et incrémental sur une période d'une semaine. Il existe d'autre méthode de sauvegarde tel que avec Borg-backup ou bien rync.</text:p>
      <text:p text:style-name="P552">sudo pacman -S deja-dup</text:p>
      <text:h text:style-name="Heading_20_3" text:outline-level="3"><text:bookmark-start text:name="par-feu-ufw"/>Par-feu ufw<text:bookmark-end text:name="par-feu-ufw"/></text:h>
      <text:p text:style-name="First_20_paragraph">Activation des logs (très utile pour la suite) :</text:p>
      <text:p text:style-name="P553">sudo ufw logging on</text:p>
      <text:p text:style-name="First_20_paragraph">Rejet par défaut des connexions entrantes :</text:p>
      <text:p text:style-name="P554">sudo ufw default deny incoming</text:p>
      <text:p text:style-name="First_20_paragraph">Autorisation des connexions sortantes :</text:p>
      <text:p text:style-name="P555">sudo ufw default allow outgoing</text:p>
      <text:p text:style-name="First_20_paragraph">Recherchement des règles du pare-feu pour finir :</text:p>
      <text:p text:style-name="P556">sudo ufw reload</text:p>
      <text:h text:style-name="Heading_20_3" text:outline-level="3"><text:bookmark-start text:name="services-cloud"/>Services Cloud<text:bookmark-end text:name="services-cloud"/></text:h>
      <text:p text:style-name="First_20_paragraph">Vous trouverez plusieurs services de cloud gratuit tels que qcloud, Google drive, Dropbox. Nous allons installer MEGA qui est plus sécurisé ques les autres offres de cloud, le service de l'entrepreneur Kim Dotcom a évolué sur les principes d'anonymat et de vie privée sur les données qui sont stocké sur son serveur depuis l'affaire de megaupload.</text:p>
      <text:p text:style-name="Text_20_body">Aller sur le site <text:a xlink:type="simple" xlink:href="https://mega.io/desktop" office:name=""><text:span text:style-name="Definition"><text:a xlink:type="simple" xlink:href="https://mega.io/desktop" office:name=""><text:span text:style-name="Definition">https://mega.io/desktop</text:span></text:a></text:span></text:a></text:p>
      <text:p text:style-name="Text_20_body">Sélectionner Arch Linux et télécharger l'application.</text:p>
      <text:p text:style-name="Text_20_body">Pour installer sélectionner le package via:</text:p>
      <text:p text:style-name="P557">sudo pacman -U package</text:p>
      <text:h text:style-name="Heading_20_3" text:outline-level="3"><text:bookmark-start text:name="service-vpn-proton"/>Service VPN Proton<text:bookmark-end text:name="service-vpn-proton"/></text:h>
      <text:p text:style-name="First_20_paragraph">Configurer un VPN. Installer le metapackage sur AUR:</text:p>
      <text:p text:style-name="P558">yay -S protonvpn</text:p>
      <text:p text:style-name="First_20_paragraph">CLI (Command Line Interface)</text:p>
      <text:p text:style-name="Text_20_body">Login:</text:p>
      <text:p text:style-name="P559">protonvpn-cli login &lt;your_protonmail&gt;</text:p>
      <text:p text:style-name="First_20_paragraph">Connect to the VPN:</text:p>
      <text:p text:style-name="P560">protonvpn-cli connect</text:p>
      <text:p text:style-name="First_20_paragraph">Pour créer un compte protonVPN: <text:a xlink:type="simple" xlink:href="https://protonvpn.com/free-vpn/linux/" office:name=""><text:span text:style-name="Definition"><text:a xlink:type="simple" xlink:href="https://protonvpn.com/free-vpn/linux/" office:name=""><text:span text:style-name="Definition">https://protonvpn.com/free-vpn/linux/</text:span></text:a></text:span></text:a></text:p>
      <text:p text:style-name="Text_20_body">Pour voir le status de la connexion:</text:p>
      <text:p text:style-name="P561">protonvpn-cli status</text:p>
      <text:p text:style-name="First_20_paragraph">Vérifier que votre adresse IP pointe sur le VPN: <text:a xlink:type="simple" xlink:href="https://www.whatismyip.com/fr/" office:name=""><text:span text:style-name="Definition"><text:a xlink:type="simple" xlink:href="https://www.whatismyip.com/fr/" office:name=""><text:span text:style-name="Definition">https://www.whatismyip.com/fr/</text:span></text:a></text:span></text:a></text:p>
      <text:h text:style-name="Heading_20_2" text:outline-level="2"><text:bookmark-start text:name="id_23-hyprland-intégration-arch-install"/>2.3 hyprland intégration Arch Install<text:bookmark-end text:name="id_23-hyprland-intégration-arch-install"/></text:h>
      <text:p text:style-name="First_20_paragraph">Mise à jours en 07/2023 de mon installation d'Arch Linux avec quelques nouveautés en particulier la prise en charge de snapshot avec BTRFS, modification container luks2, ajout kernel linux-zen, bureau hyprland.</text:p>
      <text:p text:style-name="Text_20_body">Voila sur quoi je travail sur ma nouvelle installation d'Arch Linux en mode dev dans une VM sous Proxmox, avant de déployer sur mon thinkpad Helix. Tout fonctionne pour l'instant jusqu'à l'installation du bureau hyprland.</text:p>
      <text:p text:style-name="Text_20_body">Ce qui est une grosse mise à jour de ma machine de production actuel &gt; <text:a xlink:type="simple" xlink:href="https://gist.github.com/legoffant/8a7503430d2663549f982ea7f97622f3" office:name=""><text:span text:style-name="Definition">code l'ancienne config sous LUKS + LVM + EXT4 + GRUB + XFCE + Zsh</text:span></text:a></text:p>
      <text:p text:style-name="Text_20_body">Inclus:</text:p>
      <text:list text:style-name="L95">
        <text:list-item>
          <text:p text:style-name="P562">Editeur de texte Neovim avec l'autocompletion,ctags du code en C/C++ et Python</text:p>
        </text:list-item>
        <text:list-item>
          <text:p text:style-name="P562">Shell Fish</text:p>
        </text:list-item>
        <text:list-item>
          <text:p text:style-name="P562">Synchro Cloud MEGA</text:p>
        </text:list-item>
        <text:list-item>
          <text:p text:style-name="P562">VPN Proton</text:p>
        </text:list-item>
        <text:list-item>
          <text:p text:style-name="P562">L'aide à l'écriture Manuskript</text:p>
        </text:list-item>
        <text:list-item>
          <text:p text:style-name="P562">Second cerveau Obsidian</text:p>
        </text:list-item>
        <text:list-item>
          <text:p text:style-name="P562">VScodium</text:p>
        </text:list-item>
        <text:list-item>
          <text:p text:style-name="P562">Calcul numérique avec les notebook Jupyter en Python</text:p>
        </text:list-item>
        <text:list-item>
          <text:p text:style-name="P562">Calcul Formel Sagemath</text:p>
        </text:list-item>
        <text:list-item>
          <text:p text:style-name="P562">Recherche en vulnérabilité et le repo Blackarch</text:p>
        </text:list-item>
        <text:list-item>
          <text:p text:style-name="P562">Interpréteur Ruby Pry via RVM</text:p>
        </text:list-item>
        <text:list-item>
          <text:p text:style-name="P562">Launcher fzf</text:p>
        </text:list-item>
        <text:list-item>
          <text:p text:style-name="P562">Machine virtuelle KVM et Virt-manager</text:p>
        </text:list-item>
        <text:list-item>
          <text:p text:style-name="P562">Gestion du par-feu ufw</text:p>
        </text:list-item>
        <text:list-item>
          <text:p text:style-name="P562">Navigateur Firefox</text:p>
        </text:list-item>
        <text:list-item>
          <text:p text:style-name="P562">Gestion de bibliothèque ebook avec calibre et bibliographie avec Zotero</text:p>
        </text:list-item>
        <text:list-item>
          <text:p text:style-name="P562">Editeur LaTex texmaker</text:p>
        </text:list-item>
        <text:list-item>
          <text:p text:style-name="P562">Editeur markdown Ghostwriter</text:p>
        </text:list-item>
      </text:list>
      <text:p text:style-name="First_20_paragraph"><text:span text:style-name="T2">Pour qui c'est destiné?</text:span></text:p>
      <text:list text:style-name="L96">
        <text:list-item>
          <text:p text:style-name="P563">Les hackers</text:p>
        </text:list-item>
        <text:list-item>
          <text:p text:style-name="P563">Ingénieurs et dévéloppeurs informatique</text:p>
        </text:list-item>
        <text:list-item>
          <text:p text:style-name="P563">Chercheurs</text:p>
        </text:list-item>
        <text:list-item>
          <text:p text:style-name="P563">Ecrivains</text:p>
        </text:list-item>
      </text:list>
      <text:p text:style-name="First_20_paragraph"><text:span text:style-name="T2">Peut-on faire du jeu-video?</text:span></text:p>
      <text:p text:style-name="Text_20_body">Installer Steam est possible, ou Minecraft, vous serez limité en ressource graphique.</text:p>
      <text:p text:style-name="P564">yay -S minecraft-launcher</text:p>
      <text:p text:style-name="First_20_paragraph"><text:span text:style-name="T2">Stack:</text:span></text:p>
      <text:list text:style-name="L97">
        <text:list-item>
          <text:p text:style-name="P565">OS: <text:a xlink:type="simple" xlink:href="https://archlinux.org/" office:name=""><text:span text:style-name="Definition">Arch Linux</text:span></text:a></text:p>
        </text:list-item>
        <text:list-item>
          <text:p text:style-name="P565">Chiffrement: <text:a xlink:type="simple" xlink:href="https://fr.wikipedia.org/wiki/Dm-crypt" office:name=""><text:span text:style-name="Definition">dmcrypt-LUKS</text:span></text:a></text:p>
        </text:list-item>
        <text:list-item>
          <text:p text:style-name="P565">Bootloader: <text:a xlink:type="simple" xlink:href="https://systemd.network/systemd-boot.html" office:name=""><text:span text:style-name="Definition">systemd-boot</text:span></text:a></text:p>
        </text:list-item>
        <text:list-item>
          <text:p text:style-name="P565">Système de fichier: <text:a xlink:type="simple" xlink:href="https://fr.wikipedia.org/wiki/Btrfs" office:name=""><text:span text:style-name="Definition">BTRFS</text:span></text:a></text:p>
        </text:list-item>
        <text:list-item>
          <text:p text:style-name="P565">Shell: <text:a xlink:type="simple" xlink:href="https://fishshell.com/" office:name=""><text:span text:style-name="Definition">Fish</text:span></text:a></text:p>
        </text:list-item>
        <text:list-item>
          <text:p text:style-name="P565">Windows Manager: <text:a xlink:type="simple" xlink:href="https://hyprland.org/" office:name=""><text:span text:style-name="Definition">hyprland</text:span></text:a></text:p>
        </text:list-item>
        <text:list-item>
          <text:p text:style-name="P565">Terminal: <text:a xlink:type="simple" xlink:href="https://sw.kovidgoyal.net/kitty/" office:name=""><text:span text:style-name="Definition">Kitty</text:span></text:a></text:p>
        </text:list-item>
        <text:list-item>
          <text:p text:style-name="P565">Prompt: <text:a xlink:type="simple" xlink:href="https://starship.rs/" office:name=""><text:span text:style-name="Definition">Starship.rs</text:span></text:a></text:p>
        </text:list-item>
        <text:list-item>
          <text:p text:style-name="P565">File Manager: <text:a xlink:type="simple" xlink:href="https://dystroy.org/broot/" office:name=""><text:span text:style-name="Definition">Broot</text:span></text:a> (term)</text:p>
        </text:list-item>
        <text:list-item>
          <text:p text:style-name="P565">Launcher: <text:a xlink:type="simple" xlink:href="https://archlinux.org/packages/community/x86_64/synapse/" office:name=""><text:span text:style-name="Definition">fzf</text:span></text:a> (term)</text:p>
        </text:list-item>
        <text:list-item>
          <text:p text:style-name="P565">Navigation rapide directory: <text:a xlink:type="simple" xlink:href="https://github.com/rupa/z" office:name=""><text:span text:style-name="Definition">z</text:span></text:a> (term)</text:p>
        </text:list-item>
        <text:list-item>
          <text:p text:style-name="P565">Historique intelligent: <text:a xlink:type="simple" xlink:href="https://github.com/cantino/mcfly" office:name=""><text:span text:style-name="Definition">mcFly</text:span></text:a> (term)</text:p>
        </text:list-item>
        <text:list-item>
          <text:p text:style-name="P565">Corriger et fixer des erreurs, typos de la commande précédente: <text:a xlink:type="simple" xlink:href="https://github.com/nvbn/thefuck" office:name=""><text:span text:style-name="Definition">thefuck</text:span></text:a> (term)</text:p>
        </text:list-item>
        <text:list-item>
          <text:p text:style-name="P565">Moderne replacement pour ls: <text:a xlink:type="simple" xlink:href="https://github.com/ogham/exa" office:name=""><text:span text:style-name="Definition">exa</text:span></text:a> (term)</text:p>
        </text:list-item>
        <text:list-item>
          <text:p text:style-name="P565">cat clone avec coloration syntaxique et git integration : <text:a xlink:type="simple" xlink:href="https://github.com/sharkdp/bat" office:name=""><text:span text:style-name="Definition">bat</text:span></text:a> (term)</text:p>
        </text:list-item>
        <text:list-item>
          <text:p text:style-name="P565">Disque monitoring: <text:a xlink:type="simple" xlink:href="https://github.com/muesli/duf" office:name=""><text:span text:style-name="Definition">duf</text:span></text:a> (term)</text:p>
        </text:list-item>
        <text:list-item>
          <text:p text:style-name="P565">Outil de téléchargement supportant HTTP/HTTPS, FTP, SFTP, BitTorrent, Metalink: <text:a xlink:type="simple" xlink:href="https://aria2.github.io/" office:name=""><text:span text:style-name="Definition">aria2</text:span></text:a> (term)</text:p>
        </text:list-item>
        <text:list-item>
          <text:p text:style-name="P565">Recherche récursive dans le directory à base de pattern de regex: <text:a xlink:type="simple" xlink:href="https://github.com/BurntSushi/ripgrep" office:name=""><text:span text:style-name="Definition">ripgrep</text:span></text:a> (term)</text:p>
        </text:list-item>
        <text:list-item>
          <text:p text:style-name="P565">grep-like optimisé pour la recherche dans le code source: <text:a xlink:type="simple" xlink:href="https://github.com/beyondgrep/ack3" office:name=""><text:span text:style-name="Definition">ack3</text:span></text:a> (term)</text:p>
        </text:list-item>
        <text:list-item>
          <text:p text:style-name="P565">Interactive monitoring des ressources, gestion des processus: <text:a xlink:type="simple" xlink:href="https://htop.dev/" office:name=""><text:span text:style-name="Definition">htop</text:span></text:a> (term)</text:p>
        </text:list-item>
        <text:list-item>
          <text:p text:style-name="P565">Rapide et facile, outil de partage de fichier: <text:a xlink:type="simple" xlink:href="https://transfer.sh/" office:name=""><text:span text:style-name="Definition">transfer.sh</text:span></text:a> (term)</text:p>
        </text:list-item>
        <text:list-item>
          <text:p text:style-name="P565">Virtualisation: <text:a xlink:type="simple" xlink:href="https://virt-manager.org/" office:name=""><text:span text:style-name="Definition">Virt-Manager QEMU/KVM</text:span></text:a></text:p>
        </text:list-item>
        <text:list-item>
          <text:p text:style-name="P565">Lecteur audio: <text:a xlink:type="simple" xlink:href="https://cmus.github.io/" office:name=""><text:span text:style-name="Definition">CMUS</text:span></text:a> (term)</text:p>
        </text:list-item>
        <text:list-item>
          <text:p text:style-name="P565">Lecteur video: <text:a xlink:type="simple" xlink:href="https://www.videolan.org/vlc/" office:name=""><text:span text:style-name="Definition">Vlc</text:span></text:a></text:p>
        </text:list-item>
        <text:list-item>
          <text:p text:style-name="P565">Spotify TUI client: <text:a xlink:type="simple" xlink:href="https://github.com/Rigellute/spotify-tui" office:name=""><text:span text:style-name="Definition">spotify-tui</text:span></text:a> (term)</text:p>
        </text:list-item>
        <text:list-item>
          <text:p text:style-name="P565">Recherche et regarder des vidéos sur Youtube: <text:a xlink:type="simple" xlink:href="https://github.com/pystardust/ytfzf" office:name=""><text:span text:style-name="Definition">ytfzf</text:span></text:a> (term)</text:p>
        </text:list-item>
        <text:list-item>
          <text:p text:style-name="P565">Télécharger de l'audio et des vidéos sur Youtube + d'autres sites: <text:a xlink:type="simple" xlink:href="https://github.com/yt-dlp/yt-dlp" office:name=""><text:span text:style-name="Definition">yt-dlp</text:span></text:a> (term)</text:p>
        </text:list-item>
        <text:list-item>
          <text:p text:style-name="P565">Simple iptv player avec fuzzy finder: <text:a xlink:type="simple" xlink:href="https://github.com/shahin8r/iptv" office:name=""><text:span text:style-name="Definition">IPTV</text:span></text:a> (term)</text:p>
        </text:list-item>
        <text:list-item>
          <text:p text:style-name="P565">Utilitaire pour rechercher et télécharger des liens torrents: <text:a xlink:type="simple" xlink:href="https://github.com/X0R0X/cli-torrent-dl" office:name=""><text:span text:style-name="Definition">tordl</text:span></text:a> (term)</text:p>
        </text:list-item>
        <text:list-item>
          <text:p text:style-name="P565">IRC: <text:a xlink:type="simple" xlink:href="https://weechat.org/" office:name=""><text:span text:style-name="Definition">Weechat</text:span></text:a> (term)</text:p>
        </text:list-item>
        <text:list-item>
          <text:p text:style-name="P565">Editeur de texte: <text:a xlink:type="simple" xlink:href="http://neovim.io/" office:name=""><text:span text:style-name="Definition">Neovim</text:span></text:a> (term)</text:p>
        </text:list-item>
        <text:list-item>
          <text:p text:style-name="P565">Contrôle de version: <text:a xlink:type="simple" xlink:href="https://git-scm.com/" office:name=""><text:span text:style-name="Definition">Git</text:span></text:a> (term)</text:p>
        </text:list-item>
        <text:list-item>
          <text:p text:style-name="P565">Commande Git TUI: <text:a xlink:type="simple" xlink:href="https://github.com/jesseduffield/lazygit" office:name=""><text:span text:style-name="Definition">lazygit</text:span></text:a> (term)</text:p>
        </text:list-item>
        <text:list-item>
          <text:p text:style-name="P565">Extension ligne de commande Git intégrant Github: <text:a xlink:type="simple" xlink:href="https://hub.github.com/" office:name=""><text:span text:style-name="Definition">hub</text:span></text:a> (term)</text:p>
        </text:list-item>
        <text:list-item>
          <text:p text:style-name="P565">Interface de monitoring de container Docker: <text:a xlink:type="simple" xlink:href="https://github.com/bcicen/ctop" office:name=""><text:span text:style-name="Definition">ctop</text:span></text:a> (term)</text:p>
        </text:list-item>
        <text:list-item>
          <text:p text:style-name="P565">Management des containers Dockers et services: <text:a xlink:type="simple" xlink:href="https://github.com/lirantal/dockly" office:name=""><text:span text:style-name="Definition">dockly</text:span></text:a> (term)</text:p>
        </text:list-item>
        <text:list-item>
          <text:p text:style-name="P565">HTTP Client pour les API: <text:a xlink:type="simple" xlink:href="https://github.com/httpie/httpie" office:name=""><text:span text:style-name="Definition">HTTPie</text:span></text:a> (term)</text:p>
        </text:list-item>
        <text:list-item>
          <text:p text:style-name="P565">Rapide prise de note: <text:a xlink:type="simple" xlink:href="https://vhp.github.io/terminal_velocity/" office:name=""><text:span text:style-name="Definition">terminal velocity</text:span></text:a> (term)</text:p>
        </text:list-item>
        <text:list-item>
          <text:p text:style-name="P565">SSH + VPN connexion: <text:a xlink:type="simple" xlink:href="https://github.com/ivanilves/xiringuito" office:name=""><text:span text:style-name="Definition">xiringuito</text:span></text:a> (term)</text:p>
        </text:list-item>
        <text:list-item>
          <text:p text:style-name="P565">User-friendly détails et statistiques de sockets TUI: <text:a xlink:type="simple" xlink:href="https://github.com/PabloLec/neoss" office:name=""><text:span text:style-name="Definition">neoss</text:span></text:a> (term)</text:p>
        </text:list-item>
        <text:list-item>
          <text:p text:style-name="P565">Analyseur de packet réseau: <text:a xlink:type="simple" xlink:href="https://archlinux.org/packages/?name=wireshark-cli" office:name=""><text:span text:style-name="Definition">wireshark-cli</text:span></text:a> (term)</text:p>
        </text:list-item>
        <text:list-item>
          <text:p text:style-name="P565">Force TCP connection avec un proxy utilisant TOR, SOCK, HTTP: <text:a xlink:type="simple" xlink:href="https://github.com/haad/proxychains" office:name=""><text:span text:style-name="Definition">proxychains</text:span></text:a> (term)</text:p>
        </text:list-item>
        <text:list-item>
          <text:p text:style-name="P565">Outil de diagnostique réseau: <text:a xlink:type="simple" xlink:href="https://github.com/traviscross/mtr" office:name=""><text:span text:style-name="Definition">mtr</text:span></text:a> (term)</text:p>
        </text:list-item>
        <text:list-item>
          <text:p text:style-name="P565">TUI Client pour Network Manager pour configurer le réseau: <text:a xlink:type="simple" xlink:href="https://wiki.archlinux.org/title/NetworkManager" office:name=""><text:span text:style-name="Definition">nmtui</text:span></text:a> (term)</text:p>
        </text:list-item>
        <text:list-item>
          <text:p text:style-name="P565">Notepad: <text:a xlink:type="simple" xlink:href="https://archlinux.org/packages/extra/x86_64/mousepad/" office:name=""><text:span text:style-name="Definition">Mousepad</text:span></text:a></text:p>
        </text:list-item>
        <text:list-item>
          <text:p text:style-name="P565">Calculatrice: <text:a xlink:type="simple" xlink:href="https://archlinux.org/packages/community/x86_64/galculator/" office:name=""><text:span text:style-name="Definition">Galculator</text:span></text:a></text:p>
        </text:list-item>
        <text:list-item>
          <text:p text:style-name="P565">P2P Torrent: <text:a xlink:type="simple" xlink:href="https://deluge-torrent.org/" office:name=""><text:span text:style-name="Definition">Deluge</text:span></text:a></text:p>
        </text:list-item>
        <text:list-item>
          <text:p text:style-name="P565">Navigateur internet: <text:a xlink:type="simple" xlink:href="https://www.mozilla.org/fr/firefox/new/" office:name=""><text:span text:style-name="Definition">Firefox</text:span></text:a></text:p>
        </text:list-item>
        <text:list-item>
          <text:p text:style-name="P565">Documentation langage: <text:a xlink:type="simple" xlink:href="https://zealdocs.org/" office:name=""><text:span text:style-name="Definition">Zeal</text:span></text:a></text:p>
        </text:list-item>
        <text:list-item>
          <text:p text:style-name="P565">Gestionnaire de mot de passe: <text:a xlink:type="simple" xlink:href="https://keepass.info/" office:name=""><text:span text:style-name="Definition">Keepass</text:span></text:a></text:p>
        </text:list-item>
        <text:list-item>
          <text:p text:style-name="P565">Client Serveur FTP: <text:a xlink:type="simple" xlink:href="https://filezilla-project.org/" office:name=""><text:span text:style-name="Definition">Filezilla</text:span></text:a></text:p>
        </text:list-item>
        <text:list-item>
          <text:p text:style-name="P565">Carte Mentale: <text:a xlink:type="simple" xlink:href="https://freemind.fr.softonic.com/" office:name=""><text:span text:style-name="Definition">Freemind</text:span></text:a></text:p>
        </text:list-item>
        <text:list-item>
          <text:p text:style-name="P565">Editeur d'image: <text:a xlink:type="simple" xlink:href="https://www.gimp.org/" office:name=""><text:span text:style-name="Definition">Gimp</text:span></text:a></text:p>
        </text:list-item>
        <text:list-item>
          <text:p text:style-name="P565">EDI Java: <text:a xlink:type="simple" xlink:href="https://www.eclipse.org/downloads/packages/release/kepler/sr1/eclipse-ide-java-developers" office:name=""><text:span text:style-name="Definition">Eclipse</text:span></text:a></text:p>
        </text:list-item>
        <text:list-item>
          <text:p text:style-name="P565">Compilateur: <text:a xlink:type="simple" xlink:href="https://gcc.gnu.org/" office:name=""><text:span text:style-name="Definition">GCC</text:span></text:a></text:p>
        </text:list-item>
        <text:list-item>
          <text:p text:style-name="P565">Interpréteur Ruby: <text:a xlink:type="simple" xlink:href="https://github.com/ruby/irb" office:name=""><text:span text:style-name="Definition">IRB</text:span></text:a></text:p>
        </text:list-item>
        <text:list-item>
          <text:p text:style-name="P565">Notebook Python: <text:a xlink:type="simple" xlink:href="https://jupyter.org/" office:name=""><text:span text:style-name="Definition">Jupyter</text:span></text:a></text:p>
        </text:list-item>
        <text:list-item>
          <text:p text:style-name="P565">Container chiffré: <text:a xlink:type="simple" xlink:href="https://www.veracrypt.fr/code/VeraCrypt/" office:name=""><text:span text:style-name="Definition">Veracrypt</text:span></text:a></text:p>
        </text:list-item>
        <text:list-item>
          <text:p text:style-name="P565">Outil d'écrivain: <text:a xlink:type="simple" xlink:href="https://www.theologeek.ch/manuskript/" office:name=""><text:span text:style-name="Definition">Manuskript</text:span></text:a></text:p>
        </text:list-item>
        <text:list-item>
          <text:p text:style-name="P565">Calcul formel: <text:a xlink:type="simple" xlink:href="https://www.sagemath.org/fr/" office:name=""><text:span text:style-name="Definition">SageMath</text:span></text:a></text:p>
        </text:list-item>
        <text:list-item>
          <text:p text:style-name="P565">Par-feu: <text:a xlink:type="simple" xlink:href="http://gufw.org/" office:name=""><text:span text:style-name="Definition">Gufw</text:span></text:a></text:p>
        </text:list-item>
        <text:list-item>
          <text:p text:style-name="P565">Sauvegarde: <text:a xlink:type="simple" xlink:href="https://apps.gnome.org/fr/app/org.gnome.DejaDup/" office:name=""><text:span text:style-name="Definition">Deja-dup</text:span></text:a></text:p>
        </text:list-item>
        <text:list-item>
          <text:p text:style-name="P565">Cloud: <text:a xlink:type="simple" xlink:href="https://mega.nz/" office:name=""><text:span text:style-name="Definition">MEGA</text:span></text:a></text:p>
        </text:list-item>
        <text:list-item>
          <text:p text:style-name="P565">VPN: <text:a xlink:type="simple" xlink:href="https://protonvpn.com/" office:name=""><text:span text:style-name="Definition">Proton</text:span></text:a></text:p>
        </text:list-item>
        <text:list-item>
          <text:p text:style-name="P565">Gestion bibliographique: <text:a xlink:type="simple" xlink:href="https://www.zotero.org/" office:name=""><text:span text:style-name="Definition">Zotéro</text:span></text:a></text:p>
        </text:list-item>
        <text:list-item>
          <text:p text:style-name="P565">Base de connaissance: <text:a xlink:type="simple" xlink:href="https://obsidian.md/" office:name=""><text:span text:style-name="Definition">Obsidian</text:span></text:a></text:p>
        </text:list-item>
        <text:list-item>
          <text:p text:style-name="P565">Wiki local: <text:a xlink:type="simple" xlink:href="https://www.zim-wiki.org/index.html" office:name=""><text:span text:style-name="Definition">Zim</text:span></text:a></text:p>
        </text:list-item>
        <text:list-item>
          <text:p text:style-name="P565">Editeur LaTex: <text:a xlink:type="simple" xlink:href="https://www.xm1math.net/texmaker/" office:name=""><text:span text:style-name="Definition">Texmaker</text:span></text:a></text:p>
        </text:list-item>
        <text:list-item>
          <text:p text:style-name="P565">Office: <text:a xlink:type="simple" xlink:href="https://cryptpad.fr/" office:name=""><text:span text:style-name="Definition">Cryptpad</text:span></text:a></text:p>
        </text:list-item>
        <text:list-item>
          <text:p text:style-name="P565">Flowchart &amp; Diagram: <text:a xlink:type="simple" xlink:href="https://www.draw.io/index.html" office:name=""><text:span text:style-name="Definition">draw.io</text:span></text:a></text:p>
        </text:list-item>
        <text:list-item>
          <text:p text:style-name="P565">Documentation langage en ligne: <text:a xlink:type="simple" xlink:href="https://devdocs.io/" office:name=""><text:span text:style-name="Definition"><text:a xlink:type="simple" xlink:href="https://devdocs.io/" office:name=""><text:span text:style-name="Definition">https://devdocs.io/</text:span></text:a></text:span></text:a></text:p>
        </text:list-item>
        <text:list-item>
          <text:p text:style-name="P565">Social Bookmarking: <text:a xlink:type="simple" xlink:href="https://www.pearltrees.com/" office:name=""><text:span text:style-name="Definition">Pearltrees</text:span></text:a></text:p>
        </text:list-item>
        <text:list-item>
          <text:p text:style-name="P565">Explication détaillée d'une ligne de commande: <text:a xlink:type="simple" xlink:href="https://www.explainshell.com/" office:name=""><text:span text:style-name="Definition">explainshell</text:span></text:a></text:p>
        </text:list-item>
        <text:list-item>
          <text:p text:style-name="P565">Construit, test et debug des expressions régulières: <text:a xlink:type="simple" xlink:href="https://regex101.com/" office:name=""><text:span text:style-name="Definition">Regex101</text:span></text:a></text:p>
        </text:list-item>
        <text:list-item>
          <text:p text:style-name="P565">Gestion communautaire de man pages: <text:a xlink:type="simple" xlink:href="https://tldr.sh/" office:name=""><text:span text:style-name="Definition">tldr</text:span></text:a> (term)</text:p>
        </text:list-item>
        <text:list-item>
          <text:p text:style-name="P565">Réponse instantannée à propos du code: <text:a xlink:type="simple" xlink:href="https://github.com/gleitz/howdoi" office:name=""><text:span text:style-name="Definition">howdoi</text:span></text:a> (term)</text:p>
        </text:list-item>
        <text:list-item>
          <text:p text:style-name="P565">Construction communautaire de docs et cheatsheet, tous langages et frameworks: <text:a xlink:type="simple" xlink:href="https://github.com/dthree/wat" office:name=""><text:span text:style-name="Definition">wat</text:span></text:a></text:p>
        </text:list-item>
        <text:list-item>
          <text:p text:style-name="P565">Outil interactif cheatsheet <text:a xlink:type="simple" xlink:href="https://github.com/denisidoro/navi" office:name=""><text:span text:style-name="Definition">navi</text:span></text:a></text:p>
        </text:list-item>
        <text:list-item>
          <text:p text:style-name="P565">Recherche dans stack overflow quand une erreur ou une exception est levé dans le code à la compilation: <text:a xlink:type="simple" xlink:href="https://github.com/shobrook/rebound" office:name=""><text:span text:style-name="Definition">rebound</text:span></text:a></text:p>
        </text:list-item>
        <text:list-item>
          <text:p text:style-name="P565">Utiliser chatGPT via l'API d'OpenAI: <text:a xlink:type="simple" xlink:href="https://github.com/0xacx/chatGPT-shell-cli" office:name=""><text:span text:style-name="Definition">chatGPT-cli</text:span></text:a> &amp; <text:a xlink:type="simple" xlink:href="https://github.com/kharvd/gpt-cli" office:name=""><text:span text:style-name="Definition">gpt-cli</text:span></text:a> (term)</text:p>
        </text:list-item>
        <text:list-item>
          <text:p text:style-name="P565">Surveiller le marché des cryptomonnaies: <text:a xlink:type="simple" xlink:href="https://github.com/cointop-sh/cointop" office:name=""><text:span text:style-name="Definition">cointop</text:span></text:a> (term)</text:p>
        </text:list-item>
        <text:list-item>
          <text:p text:style-name="P565">Maths calculateur, calcul symbolique, matrice, équation: <text:a xlink:type="simple" xlink:href="https://github.com/Qalculate/libqalculate" office:name=""><text:span text:style-name="Definition">Qalculate</text:span></text:a> (term)</text:p>
        </text:list-item>
        <text:list-item>
          <text:p text:style-name="P565">Sauvegarde chiffrée à distance (cloud service, NAS, etc): <text:a xlink:type="simple" xlink:href="https://rclone.org/" office:name=""><text:span text:style-name="Definition">rclone</text:span></text:a> (term)</text:p>
        </text:list-item>
        <text:list-item>
          <text:p text:style-name="P565">Enregistrement de session terminal: <text:a xlink:type="simple" xlink:href="https://asciinema.org/" office:name=""><text:span text:style-name="Definition">asciinema</text:span></text:a> (term)</text:p>
        </text:list-item>
        <text:list-item>
          <text:p text:style-name="P565">Un terminal façon Matrix: <text:a xlink:type="simple" xlink:href="https://github.com/matriex/cmatrix" office:name=""><text:span text:style-name="Definition">cmatrix</text:span></text:a> (term)</text:p>
        </text:list-item>
        <text:list-item>
          <text:p text:style-name="P565">Generateur de bannière ASCII Art: <text:a xlink:type="simple" xlink:href="http://www.figlet.org/" office:name=""><text:span text:style-name="Definition">figlet</text:span></text:a> (term)</text:p>
        </text:list-item>
        <text:list-item>
          <text:p text:style-name="P565">Information sur le système: <text:a xlink:type="simple" xlink:href="https://github.com/dylanaraps/neofetch" office:name=""><text:span text:style-name="Definition">neofetch</text:span></text:a> (term)</text:p>
        </text:list-item>
        <text:list-item>
          <text:p text:style-name="P565">Recherche les informations de l'architecture du CPU: <text:a xlink:type="simple" xlink:href="https://github.com/Dr-Noob/cpufetch" office:name=""><text:span text:style-name="Definition">cpufetch</text:span></text:a> (term)</text:p>
        </text:list-item>
        <text:list-item>
          <text:p text:style-name="P565">Partage de terminal: <text:a xlink:type="simple" xlink:href="https://duckly.com/" office:name=""><text:span text:style-name="Definition">duckly</text:span></text:a></text:p>
        </text:list-item>
        <text:list-item>
          <text:p text:style-name="P565">Encodage de gifs: <text:a xlink:type="simple" xlink:href="https://gif.ski/" office:name=""><text:span text:style-name="Definition">gifski</text:span></text:a></text:p>
        </text:list-item>
      </text:list>
      <text:p text:style-name="First_20_paragraph">Listes d'applications spécifique à la recherche de vulnérabilité:</text:p>
      <text:list text:style-name="L98">
        <text:list-item>
          <text:p text:style-name="P566">Exploration réseau et audit de sécurité: <text:a xlink:type="simple" xlink:href="https://nmap.org/" office:name=""><text:span text:style-name="Definition">nmap</text:span></text:a></text:p>
        </text:list-item>
        <text:list-item>
          <text:p text:style-name="P566">Collection de classe Python pour travailler avec les protocoles réseaux: <text:a xlink:type="simple" xlink:href="https://www.secureauth.com/labs/open-source-tools/impacket/" office:name=""><text:span text:style-name="Definition">impacket</text:span></text:a></text:p>
        </text:list-item>
        <text:list-item>
          <text:p text:style-name="P566">Outil d'analyse de protocoles réseaux: <text:a xlink:type="simple" xlink:href="https://www.wireshark.org/" office:name=""><text:span text:style-name="Definition">wireshark</text:span></text:a></text:p>
        </text:list-item>
        <text:list-item>
          <text:p text:style-name="P566">Capturer et analyser les packets sur le réseau: <text:a xlink:type="simple" xlink:href="https://www.tcpdump.org/" office:name=""><text:span text:style-name="Definition">tcpdump</text:span></text:a></text:p>
        </text:list-item>
        <text:list-item>
          <text:p text:style-name="P566">Outil de récupération de mot de passe: <text:a xlink:type="simple" xlink:href="https://hashcat.net/hashcat/" office:name=""><text:span text:style-name="Definition">hashcat</text:span></text:a></text:p>
        </text:list-item>
        <text:list-item>
          <text:p text:style-name="P566">Sécurité audit de mot de passe: <text:a xlink:type="simple" xlink:href="https://www.openwall.com/john/" office:name=""><text:span text:style-name="Definition">john</text:span></text:a></text:p>
        </text:list-item>
        <text:list-item>
          <text:p text:style-name="P566">Surfer anonymement via TOR ou un serveur proxy: <text:a xlink:type="simple" xlink:href="https://proxychains.sourceforge.net/" office:name=""><text:span text:style-name="Definition">proxychains-ng</text:span></text:a></text:p>
        </text:list-item>
        <text:list-item>
          <text:p text:style-name="P566">Base de donnée d'exploits <text:a xlink:type="simple" xlink:href="https://www.exploit-db.com/" office:name=""><text:span text:style-name="Definition">exploitdb</text:span></text:a></text:p>
        </text:list-item>
        <text:list-item>
          <text:p text:style-name="P566">Client HTTP CLI <text:a xlink:type="simple" xlink:href="https://httpie.io/" office:name=""><text:span text:style-name="Definition">httpie</text:span></text:a></text:p>
        </text:list-item>
        <text:list-item>
          <text:p text:style-name="P566">Framework d'audit de sécurité, développement d'exploits: <text:a xlink:type="simple" xlink:href="https://www.metasploit.com/" office:name=""><text:span text:style-name="Definition">metasploit</text:span></text:a></text:p>
        </text:list-item>
        <text:list-item>
          <text:p text:style-name="P566">Front-end GUI pour metasploit, aide à l'utilisation <text:a xlink:type="simple" xlink:href="https://www.offensive-security.com/metasploit-unleashed/armitage/" office:name=""><text:span text:style-name="Definition">armitage</text:span></text:a></text:p>
        </text:list-item>
        <text:list-item>
          <text:p text:style-name="P566">Bind outil d'administration DNS: <text:a xlink:type="simple" xlink:href="" office:name=""><text:span text:style-name="Definition">bind-tools</text:span></text:a></text:p>
        </text:list-item>
        <text:list-item>
          <text:p text:style-name="P566">Framework de retro-ingénierie et analyse de fichier binaire r2: <text:a xlink:type="simple" xlink:href="https://rada.re/n/radare2.html" office:name=""><text:span text:style-name="Definition">radare2</text:span></text:a></text:p>
        </text:list-item>
        <text:list-item>
          <text:p text:style-name="P566">Automatisation détection et exploitation injection SQL: <text:a xlink:type="simple" xlink:href="https://sqlmap.org/" office:name=""><text:span text:style-name="Definition">sqlmap</text:span></text:a></text:p>
        </text:list-item>
        <text:list-item>
          <text:p text:style-name="P566">Wordpress security scanner: <text:a xlink:type="simple" xlink:href="https://wpscan.com/" office:name=""><text:span text:style-name="Definition">wpscan</text:span></text:a></text:p>
        </text:list-item>
        <text:list-item>
          <text:p text:style-name="P566">Outil de copy/coller clipboard en CLI: <text:a xlink:type="simple" xlink:href="" office:name=""><text:span text:style-name="Definition">xclip</text:span></text:a></text:p>
        </text:list-item>
        <text:list-item>
          <text:p text:style-name="P566">Navigateur exploitation framework: <text:a xlink:type="simple" xlink:href="https://beefproject.com/" office:name=""><text:span text:style-name="Definition">beef</text:span></text:a></text:p>
        </text:list-item>
        <text:list-item>
          <text:p text:style-name="P566">Outils d'ingénierie sociale: <text:a xlink:type="simple" xlink:href="https://github.com/trustedsec/social-engineer-toolkit" office:name=""><text:span text:style-name="Definition">set</text:span></text:a></text:p>
        </text:list-item>
        <text:list-item>
          <text:p text:style-name="P566">DDoS service outils: <text:a xlink:type="simple" xlink:href="https://ufonet.03c8.net/" office:name=""><text:span text:style-name="Definition">ufonet</text:span></text:a></text:p>
        </text:list-item>
        <text:list-item>
          <text:p text:style-name="P566">Traffic capture implementation d'attaque de type man-in-the-middle: <text:a xlink:type="simple" xlink:href="https://www.ettercap-project.org/index.html" office:name=""><text:span text:style-name="Definition">ettercap</text:span></text:a></text:p>
        </text:list-item>
        <text:list-item>
          <text:p text:style-name="P566">Web Application Attack and Audit Framework: <text:a xlink:type="simple" xlink:href="http://w3af.org/" office:name=""><text:span text:style-name="Definition">w3af</text:span></text:a></text:p>
        </text:list-item>
        <text:list-item>
          <text:p text:style-name="P566">Vulnerability Assessment Scanner: <text:a xlink:type="simple" xlink:href="https://www.openvas.org/" office:name=""><text:span text:style-name="Definition">openvas</text:span></text:a></text:p>
        </text:list-item>
        <text:list-item>
          <text:p text:style-name="P566">Command and control server et agent post-exploitation HTTP/2 <text:a xlink:type="simple" xlink:href="https://github.com/Ne0nd0g/merlin" office:name=""><text:span text:style-name="Definition">Merlin</text:span></text:a></text:p>
        </text:list-item>
      </text:list>
      <text:p text:style-name="Horizontal_20_Line"/>
      <text:p text:style-name="First_20_paragraph">nota: désactiver dans le bios le secure boot pour booter en USB. Vérifier le démarrage UEFI.</text:p>
      <text:h text:style-name="Heading_20_3" text:outline-level="3"><text:bookmark-start text:name="pre-check-configuration-1"/>pre-check configuration<text:bookmark-end text:name="pre-check-configuration-1"/></text:h>
      <text:p text:style-name="First_20_paragraph">Charger le clavier français en tapant "loqdkeys fr"</text:p>
      <text:p text:style-name="P567">$ loadkeys fr</text:p>
      <text:p text:style-name="First_20_paragraph">Verifier boot mode</text:p>
      <text:p text:style-name="P568">$ ls /sys/firmware/efi/efivars <text:s text:c="3"/>(Si le répertoire existe, l'ordinateur supporte l'efi)</text:p>
      <text:h text:style-name="Heading_20_3" text:outline-level="3"><text:bookmark-start text:name="connexion-au-réseau-1"/>Connexion au réseau<text:bookmark-end text:name="connexion-au-réseau-1"/></text:h>
      <text:p text:style-name="First_20_paragraph">Vérifier le nom du reseau et si celui-ci est up</text:p>
      <text:p text:style-name="P569">$ ip addr show</text:p>
      <text:p text:style-name="First_20_paragraph">vérifier la connexion internet</text:p>
      <text:p text:style-name="P570">$ ping -c 2 google.com</text:p>
      <text:p text:style-name="First_20_paragraph">Connexion au wifi</text:p>
      <text:p text:style-name="P571">$ iwctl</text:p>
      <text:p text:style-name="First_20_paragraph">affichage du prompt [IWD]#</text:p>
      <text:p text:style-name="P572">[iwd]# device list</text:p>
      <text:p text:style-name="P573">[iwd]# station device scan</text:p>
      <text:p text:style-name="P574">[iwd]# station device get-networks</text:p>
      <text:p text:style-name="P575">[iwd]# station device connect SSID</text:p>
      <text:p text:style-name="First_20_paragraph">MAJ</text:p>
      <text:p text:style-name="P576">$ sudo mount -o rw,remount /</text:p>
      <text:p text:style-name="P577">$ reflector --verbose --country 'France' -l 50 -p https --sort rate --save /etc/pacman.d/mirrorlist</text:p>
      <text:p text:style-name="P578">$ pacman -Syu</text:p>
      <text:h text:style-name="Heading_20_3" text:outline-level="3"><text:bookmark-start text:name="check-les-disques-1"/>Check les disques<text:bookmark-end text:name="check-les-disques-1"/></text:h>
      <text:p text:style-name="First_20_paragraph">Vérifier le nom de votre disque dur ou SSD (ie sda ou NVME)</text:p>
      <text:p text:style-name="P579">lsblk</text:p>
      <text:h text:style-name="Heading_20_3" text:outline-level="3"><text:bookmark-start text:name="partitionnement-1"/>Partitionnement<text:bookmark-end text:name="partitionnement-1"/></text:h>
      <text:p text:style-name="First_20_paragraph">Destruction des données sécurisées du disque</text:p>
      <text:p text:style-name="P580">$ shred -v -n 1 /dev/sda</text:p>
      <text:p text:style-name="First_20_paragraph">Utilitaire de partitionnement</text:p>
      <text:p text:style-name="P581">$ gdisk /dev/sda</text:p>
      <text:p text:style-name="First_20_paragraph">Commande gdisk:</text:p>
      <text:list text:style-name="L99">
        <text:list-item>
          <text:p text:style-name="P582">o (écrire table de partition GPT)</text:p>
        </text:list-item>
        <text:list-item>
          <text:p text:style-name="P582">n (nouvelle partition), default, 512MB, ef00</text:p>
        </text:list-item>
        <text:list-item>
          <text:p text:style-name="P582">n (nouvelle partition), default, default, 8300</text:p>
        </text:list-item>
        <text:list-item>
          <text:p text:style-name="P582">w (écrire et quitter)</text:p>
        </text:list-item>
      </text:list>
      <text:p text:style-name="First_20_paragraph">Mise en place de la table de partition:</text:p>
      <text:p text:style-name="P583">/dev/sda1 EFI ef00 512MB</text:p>
      <text:p text:style-name="P584">/dev/sda2 Linux 8300</text:p>
      <text:p text:style-name="First_20_paragraph">Formatage de la partition EFI</text:p>
      <text:p text:style-name="P585">$ mkfs.vfat -F32 -n BOOT /dev/sda1</text:p>
      <text:h text:style-name="Heading_20_3" text:outline-level="3"><text:bookmark-start text:name="chiffrement-1"/>Chiffrement<text:bookmark-end text:name="chiffrement-1"/></text:h>
      <text:p text:style-name="P586">$ cryptsetup --type luks2 --cipher aes-xts-plain64 --key-size 512 --pbkdf argon2id --use-random --verify-passphrase luksFormat /dev/sda2</text:p>
      <text:p text:style-name="First_20_paragraph">Ouverture du container chiffré:</text:p>
      <text:p text:style-name="P587">$ cryptsetup luksOpen /dev/sda2 cryptlvm</text:p>
      <text:h text:style-name="Heading_20_3" text:outline-level="3"><text:bookmark-start text:name="systèmes-de-fichiers-1"/>Systèmes de fichiers<text:bookmark-end text:name="systèmes-de-fichiers-1"/></text:h>
      <text:p text:style-name="P588"># Initialize un groupe physique de volume LVM</text:p>
      <text:p text:style-name="P589">$ pvcreate --dataalignment 4M /dev/mapper/cryptlvm</text:p>
      <text:p text:style-name="P590"/>
      <text:p text:style-name="P591"># Initialise un groupe virtuel attaché au groupe physique</text:p>
      <text:p text:style-name="P592">$ vgcreate vg /dev/mapper/cryptlvm</text:p>
      <text:p text:style-name="P593"/>
      <text:p text:style-name="P594"># Initialise une partition nommée 'arch' dans le volume group 'vg'</text:p>
      <text:p text:style-name="P595">$ lvcreate -l +100%FREE vg -n arch</text:p>
      <text:p text:style-name="P596"/>
      <text:p text:style-name="P597"># Affiche les volumes logiques créés</text:p>
      <text:p text:style-name="P598">$ lvdisplay</text:p>
      <text:p text:style-name="First_20_paragraph">Formater la partition root</text:p>
      <text:p text:style-name="P599">$ mkfs.btrfs -KL ARCH /dev/mapper/vg-arch</text:p>
      <text:p text:style-name="First_20_paragraph">Monter les partitions:</text:p>
      <text:p text:style-name="P600">$ mount /dev/mapper/vg-arch /mnt</text:p>
      <text:p text:style-name="First_20_paragraph">Créer les subvolumes</text:p>
      <text:p text:style-name="P601">$ btrfs subvolume create /mnt/@</text:p>
      <text:p text:style-name="P602">$ btrfs subvolume create /mnt/@home</text:p>
      <text:p text:style-name="P603">$ btrfs subvolume create /mnt/@_snapshot</text:p>
      <text:p text:style-name="P604">$ brtfs subvolume list /mnt</text:p>
      <text:p text:style-name="First_20_paragraph">Démonter la partition</text:p>
      <text:p text:style-name="P605">$ cd /</text:p>
      <text:p text:style-name="P606">$ umount /mnt</text:p>
      <text:p text:style-name="First_20_paragraph">Remonter le subvolume @</text:p>
      <text:p text:style-name="P607">$ mount -o noatime,space_cache=v2,compress=zstd,ssd,subvol=@ /dev/mapper/vg-arch /mnt</text:p>
      <text:p text:style-name="First_20_paragraph">Créer les dossiers boot et home</text:p>
      <text:p text:style-name="P608">$ mkdir -p /mnt/{home,_snapshot}</text:p>
      <text:p text:style-name="P609">$ lsblk -l</text:p>
      <text:p text:style-name="First_20_paragraph">Monter le subvolume @home</text:p>
      <text:p text:style-name="P610">$ mount -o noatime,space_cache=v2,compress=zstd,ssd,subvol=@home /dev/mapper/vg-arch /mnt/home</text:p>
      <text:p text:style-name="First_20_paragraph">Monter le subvolume @_snapshot</text:p>
      <text:p text:style-name="P611">$ mount -o noatime,space_cache=v2,compress=zstd,ssd,subvol=@_snapshot /dev/mapper/vg-arch /mnt/_snapshot</text:p>
      <text:p text:style-name="First_20_paragraph">Créer et Monter la partition EFI</text:p>
      <text:p text:style-name="P612">$ mkdir -p /mnt/boot</text:p>
      <text:p text:style-name="P613">$ mount /dev/sda1 /mnt/boot</text:p>
      <text:h text:style-name="Heading_20_3" text:outline-level="3"><text:bookmark-start text:name="système-de-base-1"/>Système de base<text:bookmark-end text:name="système-de-base-1"/></text:h>
      <text:p text:style-name="P614">$ pacstrap /mnt base base-devel linux-zen linux-firmware btrfs-progs sudo git linux-tools lvm2 cryptsetup vim intel-ucode fwupd</text:p>
      <text:p text:style-name="First_20_paragraph">Générer fstab</text:p>
      <text:p text:style-name="P615">$ genfstab -L -p /mnt &gt;&gt; /mnt/etc/fstab</text:p>
      <text:p text:style-name="First_20_paragraph">Chrooter l'environnement</text:p>
      <text:p text:style-name="P616">$ arch-chroot /mnt</text:p>
      <text:p text:style-name="First_20_paragraph">Nom de la machine</text:p>
      <text:p text:style-name="P617">$ echo archbox &gt; /etc/hostname</text:p>
      <text:p text:style-name="First_20_paragraph">Edit <text:span text:style-name="Source_Text">/etc/hosts</text:span>:</text:p>
      <text:p text:style-name="P618">127.0.0.1 <text:s text:c="6"/>localhost</text:p>
      <text:p text:style-name="P619">::1 <text:s text:c="16"/>localhost</text:p>
      <text:p text:style-name="P620">127.0.1.1 <text:s text:c="6"/>archbox.localdomain archbox</text:p>
      <text:p text:style-name="First_20_paragraph">Configuration de local paramétrage des langues</text:p>
      <text:p text:style-name="P621">$ vim /etc/locale.gen</text:p>
      <text:p text:style-name="P622">en_US.UTF-8 UTF-8</text:p>
      <text:p text:style-name="P623">fr_FR.UTF-8 UTF-8</text:p>
      <text:p text:style-name="First_20_paragraph">Génération du fichier</text:p>
      <text:p text:style-name="P624">$ locale-gen</text:p>
      <text:p text:style-name="First_20_paragraph">Configuration des langues par defaut</text:p>
      <text:p text:style-name="P625">$ vim /etc/locale.conf</text:p>
      <text:p text:style-name="P626">LANG="fr_FR.UTF-8"</text:p>
      <text:p text:style-name="P627">LC_COLLATE="fr_FR.UTF-8"</text:p>
      <text:p text:style-name="First_20_paragraph">Exporter le langage actuel pour création dans initramfs</text:p>
      <text:p text:style-name="P628">$ export LANG=fr_FR.UTF-8</text:p>
      <text:p text:style-name="First_20_paragraph">Console, fonts, clavier azerty</text:p>
      <text:p text:style-name="P629">$ vim /etc/vconsole.conf</text:p>
      <text:p text:style-name="P630">KEYMAP=fr-pc</text:p>
      <text:p text:style-name="P631">FONT=</text:p>
      <text:p text:style-name="P632">FONT_MAP=</text:p>
      <text:p text:style-name="First_20_paragraph">Assigne le fuseau horaire</text:p>
      <text:p text:style-name="P633">$ ln -sf /usr/share/zoneinfo/Europe/Paris /etc/localtime </text:p>
      <text:p text:style-name="P634">$ hwclock --systohc</text:p>
      <text:p text:style-name="First_20_paragraph">Editer mkinitcpio</text:p>
      <text:p text:style-name="P635">$ vim /etc/mkinitcpio.conf</text:p>
      <text:p text:style-name="P636"><text:s text:c="4"/>HOOKS=(base systemd autodetect keyboard sd-vconsole modconf block sd-encrypt sd-lvm2 btrfs filesystems)</text:p>
      <text:p text:style-name="P637"><text:s text:c="4"/>Si VM virtIO MODULES=(virtio virtio_blk virtio_pci virtio_net)</text:p>
      <text:p text:style-name="First_20_paragraph">Générer initramfs</text:p>
      <text:p text:style-name="P638">$ mkinitcpio -p linux-zen</text:p>
      <text:p text:style-name="First_20_paragraph">Mot de passe super-administrateur root</text:p>
      <text:p text:style-name="P639">$ passwd</text:p>
      <text:p text:style-name="First_20_paragraph">Installation de paquets supplémentaires:</text:p>
      <text:p text:style-name="P640">$ pacman - S networkmanager network-manager-applet dialog wpa_supplicant reflector linux-zen-headers avahi xdg-user-dirs xdg-utils gvfs nfs-utils inetutils dnsutils cups hplip bash-completion openssh rsync acpi acpi_call tlp ipset ufw sof-firmware nss-mdns acpid ntfs-3g terminus-font nano man-db man-pages zip p7zip unzip tar htop tmux wget pciutils lshw syslog-ng ntp </text:p>
      <text:p text:style-name="First_20_paragraph">Configuration de NTP:</text:p>
      <text:p text:style-name="P641">$ vim /etc/ntp.conf</text:p>
      <text:p text:style-name="P642">server 0.fr.pool.ntp.org iburst</text:p>
      <text:p text:style-name="P643">server 1.fr.pool.ntp.org iburst</text:p>
      <text:p text:style-name="P644">server 2.fr.pool.ntp.org iburst</text:p>
      <text:p text:style-name="P645">server 3.fr.pool.ntp.org iburst</text:p>
      <text:p text:style-name="First_20_paragraph">Driver carte graphique, openGL, touchpad</text:p>
      <text:p text:style-name="P646">$ pacman -S xf86-video-intel xf86-input-libinput mesa</text:p>
      <text:p text:style-name="First_20_paragraph">Installation de QEMU/KVM pour la virtualisation</text:p>
      <text:p text:style-name="P647">$ pacman -S virt-manager qemu qemu-arch-extra edk2-ovmf bridge-utils dnsmasq vde2 openbsd-netcat</text:p>
      <text:h text:style-name="Heading_20_3" text:outline-level="3"><text:bookmark-start text:name="configuration-de-systemd-boot-1"/>Configuration de systemd-boot<text:bookmark-end text:name="configuration-de-systemd-boot-1"/></text:h>
      <text:p text:style-name="P648">$ bootctl --esp=/boot install</text:p>
      <text:p text:style-name="First_20_paragraph">Configuration générale du chargeur</text:p>
      <text:p text:style-name="P649">$ vim /boot/loader/loader.conf</text:p>
      <text:p text:style-name="P650">default arch.conf</text:p>
      <text:p text:style-name="P651">editor no</text:p>
      <text:p text:style-name="P652">timeout 4</text:p>
      <text:p text:style-name="P653">console-mode max</text:p>
      <text:p text:style-name="First_20_paragraph">Récupérez le champs UUID= de la partition LUKS</text:p>
      <text:p text:style-name="P654">$ blkid | grep /dev/sda2</text:p>
      <text:p text:style-name="First_20_paragraph">Configuration d’une entrée du menu de démarrage.</text:p>
      <text:p text:style-name="P655">$ vim /boot/loader/entries/arch.conf</text:p>
      <text:p text:style-name="P656">title Arch Linux</text:p>
      <text:p text:style-name="P657">linux /vmlinuz-linux-zen</text:p>
      <text:p text:style-name="P658">initrd &lt;cpu&gt;-ucode.img</text:p>
      <text:p text:style-name="P659">initrd /initramfs-linux-zen.img</text:p>
      <text:p text:style-name="P660">options rd.luks.uuid=&lt;UUID&gt; root=/dev/mapper/vg-arch rootflags=subvol=@ rw</text:p>
      <text:h text:style-name="Heading_20_3" text:outline-level="3"><text:bookmark-start text:name="activer-les-services-systemd-1"/>Activer les services systemD<text:bookmark-end text:name="activer-les-services-systemd-1"/></text:h>
      <text:p text:style-name="P661">$ systemctl enable NetworkManager</text:p>
      <text:p text:style-name="P662">$ systemctl enable cups</text:p>
      <text:p text:style-name="P663">$ systemctl enable sshd</text:p>
      <text:p text:style-name="P664">$ systemctl enable avahi-daemon</text:p>
      <text:p text:style-name="P665">$ systemctl enable tlp</text:p>
      <text:p text:style-name="P666">$ systemctl enable reflector.timer</text:p>
      <text:p text:style-name="P667">$ systemctl enable libvirtd</text:p>
      <text:p text:style-name="P668">$ systemctl enable acpid</text:p>
      <text:p text:style-name="P669">$ systemctl enable ufw</text:p>
      <text:p text:style-name="P670">$ systemctl enable syslog-ng@default</text:p>
      <text:p text:style-name="P671">$ systemctl enable ntpd</text:p>
      <text:h text:style-name="Heading_20_3" text:outline-level="3"><text:bookmark-start text:name="créer-un-utilisateur-1"/>Créer un utilisateur<text:bookmark-end text:name="créer-un-utilisateur-1"/></text:h>
      <text:p text:style-name="P672">$ useradd -mG storage,wheel,power -s /bin/bash trivial</text:p>
      <text:p text:style-name="P673">$ passwd trivial</text:p>
      <text:p text:style-name="P674">$ usermod -aG libvirt trivial</text:p>
      <text:p text:style-name="First_20_paragraph">Ajout dans sudoers de l'utilisateur</text:p>
      <text:p text:style-name="P675">$ echo "trivial ALL=(ALL) ALL" &gt;&gt; /etc/sudoers.d/trivial</text:p>
      <text:p text:style-name="First_20_paragraph">Démonter et reboot</text:p>
      <text:p text:style-name="P676">$ exit</text:p>
      <text:p text:style-name="P677">$ umount -R /mnt</text:p>
      <text:p text:style-name="P678">$ reboot</text:p>
      <text:h text:style-name="Heading_20_3" text:outline-level="3"><text:bookmark-start text:name="post-installation-1"/>Post-installation<text:bookmark-end text:name="post-installation-1"/></text:h>
      <text:p text:style-name="First_20_paragraph">Check ip adresse</text:p>
      <text:p text:style-name="P679">$ ip a</text:p>
      <text:p text:style-name="First_20_paragraph">Connexion au wifi/ethernet via Networkmanager TUI</text:p>
      <text:p text:style-name="P680">$ nmtui</text:p>
      <text:p text:style-name="First_20_paragraph">Synchronisation repository MAJ + reflector</text:p>
      <text:p text:style-name="Text_20_body">Activer multilib et communauty:</text:p>
      <text:p text:style-name="P681">$ sudo vim /etc/pacman.conf</text:p>
      <text:p text:style-name="P682">[community]</text:p>
      <text:p text:style-name="P683">Include = /etc/pacman.d/mirrorlist</text:p>
      <text:p text:style-name="P684"/>
      <text:p text:style-name="P685">[multilib]</text:p>
      <text:p text:style-name="P686">Include = /etc/pacman.d/mirrorlist</text:p>
      <text:p text:style-name="P687">$ sudo reflector --verbose --country 'France' -l 50 -p https --sort rate --save /etc/pacman.d/mirrorlist</text:p>
      <text:p text:style-name="P688"/>
      <text:p text:style-name="P689">$ sudo pacman -Syu</text:p>
      <text:p text:style-name="First_20_paragraph">Installation AUR Helper</text:p>
      <text:p text:style-name="P690">$ mkdir sources </text:p>
      <text:p text:style-name="P691">$ cd sources </text:p>
      <text:p text:style-name="P692">$ git clone https://aur.archlinux.org/yay.git </text:p>
      <text:p text:style-name="P693">$ cd yay </text:p>
      <text:p text:style-name="P694">$ makepkg -si </text:p>
      <text:p text:style-name="First_20_paragraph">Installation de timeshift et zramd</text:p>
      <text:p text:style-name="P695">$ yay -S timeshift-bin zramd</text:p>
      <text:p text:style-name="P696">$ sudo systemctl enable zramd.service</text:p>
      <text:p text:style-name="P697">$ sudo systemctl start zramd.service</text:p>
      <text:p text:style-name="First_20_paragraph">Vérification que la swap est active:</text:p>
      <text:p text:style-name="P698">$ lsblk -l</text:p>
      <text:h text:style-name="Heading_20_3" text:outline-level="3"><text:bookmark-start text:name="configuration-de-hyprland"/>Configuration de hyprland<text:bookmark-end text:name="configuration-de-hyprland"/></text:h>
      <text:p text:style-name="First_20_paragraph">Post-installation:</text:p>
      <text:p text:style-name="Text_20_body">Prérequis avoir <text:span text:style-name="Source_Text">base-devel</text:span>, <text:span text:style-name="Source_Text">git</text:span> et <text:span text:style-name="Source_Text">wget</text:span></text:p>
      <text:p text:style-name="Text_20_body">Listing des packages et dépendances:</text:p>
      <text:p text:style-name="P699">$ yay -S hyprland waybar-hyprland eww-wayland mako swaybg \</text:p>
      <text:p text:style-name="P700"><text:s text:c="9"/>kitty fish starship z fzf mclfy neovim broot \</text:p>
      <text:p text:style-name="P701"><text:s text:c="9"/>pipewire wireplumber \</text:p>
      <text:p text:style-name="P702"><text:s text:c="9"/>cliphist grimblast-git ffmpeg wf-recorder viewnior \</text:p>
      <text:p text:style-name="P703"><text:s text:c="9"/>polkit-kde-agent xdg-desktop-portal-hyprland-git \</text:p>
      <text:p text:style-name="P704"><text:s text:c="9"/>qt5-wayland qt6-wayland \</text:p>
      <text:p text:style-name="P705"><text:s text:c="9"/>wlogout swaylock-effects ly \</text:p>
      <text:p text:style-name="P706"><text:s text:c="9"/>webcord weechat fractal \</text:p>
      <text:p text:style-name="P707"><text:s text:c="9"/>cmus spotify-tui vlc ytfzf-git mpv haxor-news \</text:p>
      <text:p text:style-name="P708"><text:s text:c="9"/>cmatrix neofetch \</text:p>
      <text:p text:style-name="P709"><text:s text:c="9"/>ripgrep exa bat duf thefuck aria2 ack transfer.sh \</text:p>
      <text:p text:style-name="P710"><text:s text:c="9"/>lazygit hub ctop dockly httpie \</text:p>
      <text:p text:style-name="P711"><text:s text:c="9"/>xiringuito neoss mtr \</text:p>
      <text:p text:style-name="P712"><text:s text:c="9"/>howdoi tldr navi rebound \</text:p>
      <text:p text:style-name="P713"><text:s text:c="9"/>python python-pip python-virtualenv \</text:p>
      <text:p text:style-name="P714"><text:s text:c="9"/>firefox obsidian mousepad \</text:p>
      <text:p text:style-name="P715"><text:s text:c="9"/>adobe-source-han-sans-otc-fonts ttf-droid ttf-dejavu noto-fonts noto-fonts-emoji nerd-fonts-meta \</text:p>
      <text:p text:style-name="P716"><text:s text:c="9"/>gtk-cyberpunk-neon-theme-git \</text:p>
      <text:p text:style-name="P717"><text:s text:c="9"/>fcitx-im \</text:p>
      <text:p text:style-name="P718"><text:s text:c="9"/>udiskie \</text:p>
      <text:p text:style-name="P719"><text:s text:c="9"/>cointop libqalculate rclone asciinema figlet cpufetch gifski \</text:p>
      <text:p text:style-name="First_20_paragraph">Installation de youtube-dl:</text:p>
      <text:p text:style-name="P720">$ pip install yt-dlp</text:p>
      <text:p text:style-name="First_20_paragraph">Installation de terminal velocity</text:p>
      <text:p text:style-name="P721">$ pip install terminal_velocity</text:p>
      <text:p text:style-name="First_20_paragraph">Installation IPTV:</text:p>
      <text:p text:style-name="P722">$ sudo wget https://raw.githubusercontent.com/shahin8r/iptv/master/iptv -qO /usr/local/bin/iptv &amp;&amp; sudo chmod +x /usr/local/bin/iptv</text:p>
      <text:p text:style-name="P723"/>
      <text:p text:style-name="P724">### Run playlist:</text:p>
      <text:p text:style-name="P725"/>
      <text:p text:style-name="P726">$ iptv https://raw.githubusercontent.com/Free-TV/IPTV/master/playlist.m3u8</text:p>
      <text:p text:style-name="First_20_paragraph">Configurer Tordl:</text:p>
      <text:p text:style-name="P727">$ git clone https://github.com/X0R0X/cli-torrent-dl.git</text:p>
      <text:p text:style-name="P728">$ cd ~/cli-torrent-dl</text:p>
      <text:p text:style-name="P729">$ ./setup.sh</text:p>
      <text:p text:style-name="P730"/>
      <text:p text:style-name="P731"># configurer client torrent (deluge)</text:p>
      <text:p text:style-name="P732">$ nano ~/.config/torrentdl/config.json</text:p>
      <text:p text:style-name="First_20_paragraph">Autostart authentification agent:</text:p>
      <text:p text:style-name="P733">$ exec-once=/usr/lib/polkit-kde-authentication-agent-1</text:p>
      <text:p text:style-name="First_20_paragraph">Activer le service au démarrage ly:</text:p>
      <text:p text:style-name="P734">$ sudo systemctl enable ly.service</text:p>
      <text:p text:style-name="First_20_paragraph">Configurer fish comme shell par défault:</text:p>
      <text:p text:style-name="P735">$ echo /bin/fish | sudo tee -a /etc/shells</text:p>
      <text:p text:style-name="P736">$ chsh -s /bin/fish</text:p>
      <text:p text:style-name="First_20_paragraph">Editer fichier de configuration:</text:p>
      <text:p text:style-name="P737">$ nvim ~/.config/hypr/hyprland.conf</text:p>
      <text:p text:style-name="First_20_paragraph">Lancer automatiquement le montage USB, etc:</text:p>
      <text:p text:style-name="P738">exec-once = udiskie &amp;</text:p>
      <text:p text:style-name="First_20_paragraph">Clavier configuration ajouter:</text:p>
      <text:p text:style-name="P739">device:nom-clavier {</text:p>
      <text:p text:style-name="P740"><text:s text:c="4"/>kb_layout=fr,us</text:p>
      <text:p text:style-name="P741">}</text:p>
      <text:p text:style-name="First_20_paragraph">Commande pour switcher entre les claviers:</text:p>
      <text:p text:style-name="P742">$ hyprctl switchxkblayout nom-clavier fr</text:p>
      <text:p text:style-name="First_20_paragraph">NOTA: Pour activer la prise en charge Pinyin, utiliser fcitx.</text:p>
      <text:p text:style-name="Text_20_body"><text:span text:style-name="T2">Codec Multimédia</text:span></text:p>
      <text:p text:style-name="Text_20_body">Nous allons installer l’ensemble des greffons gstreamer qui est le framework utilisé par de nombreux environnements de bureau pour gérer le multimedia.</text:p>
      <text:p text:style-name="P743">$ sudo pacman -S gst-plugins-{base,good,bad,ugly} gst-libav</text:p>
      <text:p text:style-name="First_20_paragraph">Extension essentiel sur Firefox:</text:p>
      <text:list text:style-name="L100">
        <text:list-item>
          <text:p text:style-name="P744">DuckDuckGo Privacy Essentials</text:p>
        </text:list-item>
        <text:list-item>
          <text:p text:style-name="P744">Smart HTTPS</text:p>
        </text:list-item>
        <text:list-item>
          <text:p text:style-name="P744">Disconnect</text:p>
        </text:list-item>
        <text:list-item>
          <text:p text:style-name="P744">U-Block Origin</text:p>
        </text:list-item>
        <text:list-item>
          <text:p text:style-name="P744">Privacy Badger</text:p>
        </text:list-item>
      </text:list>
      <text:p text:style-name="P745">$ reboot</text:p>
      <text:h text:style-name="Heading_20_3" text:outline-level="3"><text:bookmark-start text:name="configuration-des-applications-1"/>Configuration des applications<text:bookmark-end text:name="configuration-des-applications-1"/></text:h>
      <text:h text:style-name="Heading_20_4" text:outline-level="4"><text:bookmark-start text:name="application-pour-développeur-et-designer-1"/>Application pour développeur et designer<text:bookmark-end text:name="application-pour-développeur-et-designer-1"/></text:h>
      <text:p text:style-name="P746">$ sudo pacman -S keepass gimp vlc filezilla inkscape deluge deluge-gtk galculator veracrypt kazam calibre</text:p>
      <text:p text:style-name="First_20_paragraph">Embedded (microcontroller, AVR, etc...) - Pour utiliser Arduino et PlatformIO, installer et configurer:</text:p>
      <text:list text:style-name="L101">
        <text:list-item>
          <text:p text:style-name="P747">arduino-cli</text:p>
        </text:list-item>
        <text:list-item>
          <text:p text:style-name="P747">arduino-ide-bin (AUR)</text:p>
        </text:list-item>
        <text:list-item>
          <text:p text:style-name="P747">platformio (AUR)</text:p>
        </text:list-item>
      </text:list>
      <text:p text:style-name="First_20_paragraph">Documentation des langages</text:p>
      <text:p text:style-name="P748">$ yay -S zeal</text:p>
      <text:p text:style-name="First_20_paragraph">NOTA: Problème de lenteur de compilation de qt5-webkit</text:p>
      <text:p text:style-name="Text_20_body">Installation des outils de développeurs C/C++, Clang, Ruby</text:p>
      <text:p text:style-name="P749">$ sudo pacman -S llvm clang nodejs npm ctags</text:p>
      <text:p text:style-name="First_20_paragraph">RVM Ruby</text:p>
      <text:p text:style-name="P750">$ sudo gpg --keyserver keyserver.ubuntu.com --recv-keys 409B6B1796C275462A1703113804BB82D39DC0E3 7D2BAF1CF37B13E2069D6956105BD0E739499BDB</text:p>
      <text:p text:style-name="P751"/>
      <text:p text:style-name="P752">$ \curl -sSL https://get.rvm.io | bash -s stable --ruby --gems=pry</text:p>
      <text:p text:style-name="P753"/>
      <text:p text:style-name="P754">### Verifier l'installation dans le terminal </text:p>
      <text:p text:style-name="P755">$ source /etc/profile.d/rvm.sh</text:p>
      <text:p text:style-name="P756"/>
      <text:p text:style-name="P757">### Install Gems</text:p>
      <text:p text:style-name="P758">$ gem install &lt;gems&gt;</text:p>
      <text:p text:style-name="P759"/>
      <text:p text:style-name="P760">### Integration avec fish</text:p>
      <text:p text:style-name="P761"/>
      <text:p text:style-name="P762">$ curl -L --create-dirs -o ~/.config/fish/functions/rvm.fish https://raw.github.com/lunks/fish-nuggets/master/functions/rvm.fish</text:p>
      <text:p text:style-name="P763"/>
      <text:p text:style-name="P764">$ echo "rvm default" &gt;&gt; ~/.config/fish/config.fish</text:p>
      <text:p text:style-name="First_20_paragraph">Install Wat, outil communautaire documentation:</text:p>
      <text:p text:style-name="P765">$ npm install -g wat</text:p>
      <text:p text:style-name="First_20_paragraph">Installation de Jedi autocompletion pour python</text:p>
      <text:p text:style-name="P766">$ pip install jedi</text:p>
      <text:p text:style-name="First_20_paragraph">Editeur de texte VSCodium</text:p>
      <text:p text:style-name="P767">$ yay - S vscodium-bin</text:p>
      <text:p text:style-name="First_20_paragraph">Installation de Java Eclipse</text:p>
      <text:p text:style-name="P768">$ sudo pacman -S jdk-openjdk</text:p>
      <text:p text:style-name="P769">$ yay -S eclipse-java</text:p>
      <text:p text:style-name="First_20_paragraph">Outil de mind mapping (java)</text:p>
      <text:p text:style-name="P770">$ yay -S freemind</text:p>
      <text:p text:style-name="First_20_paragraph"><text:span text:style-name="T2">Configuration de Neovim</text:span></text:p>
      <text:p text:style-name="Text_20_body">Installation du gestionnaire de plugin "vim-plug" cf: <text:a xlink:type="simple" xlink:href="https://github.com/junegunn/vim-plug" office:name=""><text:span text:style-name="Definition"><text:a xlink:type="simple" xlink:href="https://github.com/junegunn/vim-plug" office:name=""><text:span text:style-name="Definition">https://github.com/junegunn/vim-plug</text:span></text:a></text:span></text:a></text:p>
      <text:p text:style-name="P771">$ sh -c 'curl -fLo "${XDG_DATA_HOME:-$HOME/.local/share}"/nvim/site/autoload/plug.vim --create-dirs \</text:p>
      <text:p text:style-name="P772"><text:s text:c="7"/>https://raw.githubusercontent.com/junegunn/vim-plug/master/plug.vim'</text:p>
      <text:p text:style-name="First_20_paragraph">init.vim</text:p>
      <text:p text:style-name="P773">" Neovim configuration file init.vim</text:p>
      <text:p text:style-name="P774">" author: Anthony J.R Le Goff legoff.ant@gmail.com</text:p>
      <text:p text:style-name="P775">" date: 16th april 2022</text:p>
      <text:p text:style-name="P776"/>
      <text:p text:style-name="P777">:set number</text:p>
      <text:p text:style-name="P778">:set autoindent</text:p>
      <text:p text:style-name="P779">:set tabstop=4</text:p>
      <text:p text:style-name="P780">:set shiftwidth=4</text:p>
      <text:p text:style-name="P781">:set smarttab</text:p>
      <text:p text:style-name="P782">:set softtabstop=4</text:p>
      <text:p text:style-name="P783">":set mouse=a</text:p>
      <text:p text:style-name="P784"/>
      <text:p text:style-name="P785">call plug#begin() </text:p>
      <text:p text:style-name="P786"/>
      <text:p text:style-name="P787">Plug 'tpope/vim-fugitive'</text:p>
      <text:p text:style-name="P788">Plug 'tpope/vim-surround'</text:p>
      <text:p text:style-name="P789">Plug 'scrooloose/nerdtree'</text:p>
      <text:p text:style-name="P790">Plug 'scrooloose/syntastic'</text:p>
      <text:p text:style-name="P791">Plug 'vim-airline/vim-airline'</text:p>
      <text:p text:style-name="P792">Plug 'tomasr/molokai'</text:p>
      <text:p text:style-name="P793">Plug 'raimondi/delimitmate'</text:p>
      <text:p text:style-name="P794">Plug 'kien/ctrlp.vim'</text:p>
      <text:p text:style-name="P795">Plug 'ryanoasis/vim-devicons'</text:p>
      <text:p text:style-name="P796">Plug 'majutsushi/tagbar'</text:p>
      <text:p text:style-name="P797">Plug 'neoclide/coc.nvim', {'branch': 'release'}</text:p>
      <text:p text:style-name="P798"/>
      <text:p text:style-name="P799">set encoding=UTF-8</text:p>
      <text:p text:style-name="P800"/>
      <text:p text:style-name="P801">call plug#end()</text:p>
      <text:p text:style-name="P802"/>
      <text:p text:style-name="P803">:set statusline+=%#warningmsg#</text:p>
      <text:p text:style-name="P804">:set statusline+=%{SyntasticStatuslineFlag()}</text:p>
      <text:p text:style-name="P805">:set statusline+=%*</text:p>
      <text:p text:style-name="P806"/>
      <text:p text:style-name="P807">:let g:syntastic_always_populate_loc_list = 1</text:p>
      <text:p text:style-name="P808">:let g:syntastic_auto_loc_list = 1</text:p>
      <text:p text:style-name="P809">:let g:syntastic_check_on_open = 1</text:p>
      <text:p text:style-name="P810">:let g:syntastic_check_on_wq = 0</text:p>
      <text:p text:style-name="P811"/>
      <text:p text:style-name="P812">nnoremap &lt;C-f&gt; :NERDTreeFocus&lt;CR&gt;</text:p>
      <text:p text:style-name="P813">nnoremap &lt;C-n&gt; :NERDTree&lt;CR&gt;</text:p>
      <text:p text:style-name="P814">nnoremap &lt;C-t&gt; :NERDTreeToggle&lt;CR&gt;</text:p>
      <text:p text:style-name="P815"/>
      <text:p text:style-name="P816">nmap &lt;C-r&gt; :TagbarToggle&lt;CR&gt;</text:p>
      <text:p text:style-name="P817">nmap &lt;C-p&gt; :CtrlP&lt;CR&gt;</text:p>
      <text:p text:style-name="P818"/>
      <text:p text:style-name="P819">:colorscheme molokai</text:p>
      <text:p text:style-name="P820"/>
      <text:p text:style-name="P821">let g:NERDTreeDirArrowExpandable="+"</text:p>
      <text:p text:style-name="P822">let g:NERDTreeDirArrowCollapsible="~"</text:p>
      <text:p text:style-name="P823"/>
      <text:p text:style-name="P824">" air-line</text:p>
      <text:p text:style-name="P825">let g:airline_powerline_fonts = 1</text:p>
      <text:p text:style-name="P826"/>
      <text:p text:style-name="P827"/>
      <text:p text:style-name="P828">" :CocInstall coc-python</text:p>
      <text:p text:style-name="P829">" :CocInstall coc-clangd</text:p>
      <text:h text:style-name="Heading_20_4" text:outline-level="4"><text:bookmark-start text:name="outils-de-hacking-pentesting-bug-bounty-ctf-1"/>Outils de Hacking, pentesting, bug bounty, CTF<text:bookmark-end text:name="outils-de-hacking-pentesting-bug-bounty-ctf-1"/></text:h>
      <text:p text:style-name="First_20_paragraph">Installation de dépot BlackArch &gt;&gt; <text:a xlink:type="simple" xlink:href="https://blackarch.org/" office:name=""><text:span text:style-name="Definition"><text:a xlink:type="simple" xlink:href="https://blackarch.org/" office:name=""><text:span text:style-name="Definition">https://blackarch.org/</text:span></text:a></text:span></text:a></text:p>
      <text:p text:style-name="P830">$ curl -O https://blackarch.org/strap.sh</text:p>
      <text:p text:style-name="P831">$ curl https://blackarch.org/checksums/strap</text:p>
      <text:p text:style-name="P832">$ sha1sum strap.sh # doit etre egal a 5ea40d49ecd14c2e024deecf90605426db97ea0c (valeur du fichier strap)</text:p>
      <text:p text:style-name="P833">$ sudo chmod +x strap.sh</text:p>
      <text:p text:style-name="P834">$ sudo ./strap.sh</text:p>
      <text:p text:style-name="First_20_paragraph">Mise à jour des paquets:</text:p>
      <text:p text:style-name="P835">sudo pacman -Syyu</text:p>
      <text:p text:style-name="First_20_paragraph">Vous pouvez installer tous les outils Blackarch via cette commande (recommandé):</text:p>
      <text:p text:style-name="P836">$ sudo pacman -S blackarch</text:p>
      <text:p text:style-name="First_20_paragraph">SINON Installer les outils un par un:</text:p>
      <text:p text:style-name="Text_20_body">Installation des outils basics</text:p>
      <text:p text:style-name="P837">$ sudo pacman -S nmap impacket wireshark-qt tcpdump hashcat john proxychains-ng exploitdb httpie metasploit armitage bind-tools radare2 sqlmap wpscan xclip beef set ufonet ettercap w3af merlin-server</text:p>
      <text:p text:style-name="First_20_paragraph">L'installation d'OpenVAS est un peu plus complexe, voir la page: <text:a xlink:type="simple" xlink:href="https://wiki.archlinux.org/title/OpenVAS" office:name=""><text:span text:style-name="Definition"><text:a xlink:type="simple" xlink:href="https://wiki.archlinux.org/title/OpenVAS" office:name=""><text:span text:style-name="Definition">https://wiki.archlinux.org/title/OpenVAS</text:span></text:a></text:span></text:a></text:p>
      <text:p text:style-name="Text_20_body">Configuration WordLists</text:p>
      <text:p text:style-name="P838">$ mkdir -p /usr/share/wordlists</text:p>
      <text:p text:style-name="P839">$ wget -q https://github.com/danielmiessler/SecLists/raw/master/Passwords/Leaked-Databases/rockyou.txt.tar.gz -O /usr/share/wordlists/rockyou.txt.tar.gz</text:p>
      <text:p text:style-name="P840">$ wget -q https://github.com/danielmiessler/SecLists/raw/master/Discovery/Web-Content/common.txt -O /usr/share/wordlists/common.txt</text:p>
      <text:h text:style-name="Heading_20_4" text:outline-level="4"><text:bookmark-start text:name="outils-pour-écrivain-et-chercheur-1"/>Outils pour écrivain et chercheur<text:bookmark-end text:name="outils-pour-écrivain-et-chercheur-1"/></text:h>
      <text:p text:style-name="P841">$ sudo pacman -S ghostwriter pdfjs pandoc texmaker manuskript libreoffice-still libreoffice-still-fr hunspell hunspell-fr</text:p>
      <text:p text:style-name="First_20_paragraph">Extension Grammalecte et gestion de bibliographie</text:p>
      <text:p text:style-name="P842">$ yay -S zotero libreoffice-extension-grammalecte-fr</text:p>
      <text:h text:style-name="Heading_20_4" text:outline-level="4"><text:bookmark-start text:name="calcul-numérique-et-scientifique-remplace-matlab-1"/>Calcul numérique et scientifique (remplace Matlab)<text:bookmark-end text:name="calcul-numérique-et-scientifique-remplace-matlab-1"/></text:h>
      <text:p text:style-name="P843">$ python -m pip install jupyter scipy numpy matplotlib pandas ipython</text:p>
      <text:p text:style-name="First_20_paragraph">Calcul Formel</text:p>
      <text:p text:style-name="P844">$ sudo pacman -S sagemath</text:p>
      <text:h text:style-name="Heading_20_3" text:outline-level="3"><text:bookmark-start text:name="sauvegarde-1"/>Sauvegarde<text:bookmark-end text:name="sauvegarde-1"/></text:h>
      <text:h text:style-name="Heading_20_4" text:outline-level="4"><text:bookmark-start text:name="installation-du-client-samba"/>Installation du client SAMBA<text:bookmark-end text:name="installation-du-client-samba"/></text:h>
      <text:p text:style-name="P845">$ sudo pacman -S smbclient gvfs-smb</text:p>
      <text:p text:style-name="First_20_paragraph">Redémarrer le PC pour prendre en compte la découverte du réseau local.</text:p>
      <text:p text:style-name="Text_20_body">GUI: Ensuite rechercher votre serveur dans thunar en tapant:</text:p>
      <text:p text:style-name="P846">smb://192.168.X.X</text:p>
      <text:p text:style-name="First_20_paragraph">Terminal: Monter le serveur SMB:</text:p>
      <text:p text:style-name="Text_20_body">List SMB shares folders</text:p>
      <text:p text:style-name="P847">$ smbclient -L //myServerIpAdress</text:p>
      <text:p text:style-name="First_20_paragraph">Créer le point de montage:</text:p>
      <text:p text:style-name="P848">sudo mkdir -p /media/NAS</text:p>
      <text:p text:style-name="First_20_paragraph">Commande de montage</text:p>
      <text:p text:style-name="P849">$ <text:s text:c="1"/>mount -t smbfs -W workgroup //user:password@IPSERVER/shares /media/NAS</text:p>
      <text:p text:style-name="First_20_paragraph">OU</text:p>
      <text:p text:style-name="P850">$ gio mount smb://&lt;server&gt;/&lt;share&gt;</text:p>
      <text:p text:style-name="First_20_paragraph">Autres méthodes <text:a xlink:type="simple" xlink:href="https://www.linuxnix.com/8-ways-to-mount-smbfs-samba-file-system-in-linux/" office:name=""><text:span text:style-name="Definition">8 ways to mount smbfs samba file system in linux</text:span></text:a></text:p>
      <text:p text:style-name="Text_20_body">Penser à éditer `fstab' pour ajouter le serveur SMB en permanence. Ex:</text:p>
      <text:p text:style-name="P851">$ vim /etc/fstab</text:p>
      <text:p text:style-name="P852">//192.168.0.1/share1 /media/NAS smbfs rw,user,username=trivial,password=xylBJRS8 0 0</text:p>
      <text:p text:style-name="P853">$ <text:s text:c="1"/>sudo mount -a</text:p>
      <text:p text:style-name="First_20_paragraph">Pour mettre en place les sauvegardes, le plus simple est d'utiliser deja-dup qui est une interface graphique de duplicity. La sauvegarde est chiffré et incrémental sur une période d'une semaine. Il existe d'autre méthode de sauvegarde tel que avec Borg-backup ou bien rync.</text:p>
      <text:p text:style-name="P854">$ sudo pacman -S deja-dup</text:p>
      <text:h text:style-name="Heading_20_3" text:outline-level="3"><text:bookmark-start text:name="par-feu-ufw-1"/>Par-feu ufw<text:bookmark-end text:name="par-feu-ufw-1"/></text:h>
      <text:p text:style-name="First_20_paragraph">Activation des logs (très utile pour la suite) :</text:p>
      <text:p text:style-name="P855">$ sudo ufw logging on</text:p>
      <text:p text:style-name="First_20_paragraph">Rejet par défaut des connexions entrantes :</text:p>
      <text:p text:style-name="P856">$ sudo ufw default deny incoming</text:p>
      <text:p text:style-name="First_20_paragraph">Autorisation des connexions sortantes :</text:p>
      <text:p text:style-name="P857">$ sudo ufw default allow outgoing</text:p>
      <text:p text:style-name="First_20_paragraph">Recherchement des règles du pare-feu pour finir :</text:p>
      <text:p text:style-name="P858">$ sudo ufw reload</text:p>
      <text:h text:style-name="Heading_20_3" text:outline-level="3"><text:bookmark-start text:name="services-cloud-1"/>Services Cloud<text:bookmark-end text:name="services-cloud-1"/></text:h>
      <text:p text:style-name="First_20_paragraph">Vous trouverez plusieurs services de cloud gratuit tels que qcloud, Google drive, Dropbox. Nous allons installer MEGA qui est plus sécurisé ques les autres offres de cloud, le service de l'entrepreneur Kim Dotcom a évolué sur les principes d'anonymat et de vie privée sur les données qui sont stocké sur son serveur depuis l'affaire de megaupload.</text:p>
      <text:p text:style-name="Text_20_body">Aller sur le site <text:a xlink:type="simple" xlink:href="https://mega.io/desktop" office:name=""><text:span text:style-name="Definition"><text:a xlink:type="simple" xlink:href="https://mega.io/desktop" office:name=""><text:span text:style-name="Definition">https://mega.io/desktop</text:span></text:a></text:span></text:a></text:p>
      <text:p text:style-name="Text_20_body">Sélectionner Arch Linux et télécharger l'application.</text:p>
      <text:p text:style-name="Text_20_body">Pour installer sélectionner le package via:</text:p>
      <text:p text:style-name="P859">$ sudo pacman -U &lt;package&gt;</text:p>
      <text:h text:style-name="Heading_20_3" text:outline-level="3"><text:bookmark-start text:name="service-vpn-proton-1"/>Service VPN Proton<text:bookmark-end text:name="service-vpn-proton-1"/></text:h>
      <text:p text:style-name="First_20_paragraph">Configurer un VPN. Installer le metapackage sur AUR:</text:p>
      <text:p text:style-name="P860">$ yay -S protonvpn</text:p>
      <text:p text:style-name="First_20_paragraph">CLI (Command Line Interface)</text:p>
      <text:p text:style-name="Text_20_body">Login:</text:p>
      <text:p text:style-name="P861">$ protonvpn-cli login &lt;your_protonmail&gt;</text:p>
      <text:p text:style-name="First_20_paragraph">Connect to the VPN:</text:p>
      <text:p text:style-name="P862">$ protonvpn-cli connect</text:p>
      <text:p text:style-name="First_20_paragraph">Pour créer un compte protonVPN: <text:a xlink:type="simple" xlink:href="https://protonvpn.com/free-vpn/linux/" office:name=""><text:span text:style-name="Definition"><text:a xlink:type="simple" xlink:href="https://protonvpn.com/free-vpn/linux/" office:name=""><text:span text:style-name="Definition">https://protonvpn.com/free-vpn/linux/</text:span></text:a></text:span></text:a></text:p>
      <text:p text:style-name="Text_20_body">Pour voir le status de la connexion:</text:p>
      <text:p text:style-name="P863">$ protonvpn-cli status</text:p>
      <text:p text:style-name="First_20_paragraph">Vérifier que votre adresse IP pointe sur le VPN: <text:a xlink:type="simple" xlink:href="https://www.whatismyip.com/fr/" office:name=""><text:span text:style-name="Definition"><text:a xlink:type="simple" xlink:href="https://www.whatismyip.com/fr/" office:name=""><text:span text:style-name="Definition">https://www.whatismyip.com/fr/</text:span></text:a></text:span></text:a></text:p>
      <text:h text:style-name="Heading_20_2" text:outline-level="2"><text:bookmark-start text:name="id_24-outils-cli-de-hackers"/>2.4 Outils CLI de hackers<text:bookmark-end text:name="id_24-outils-cli-de-hackers"/></text:h>
      <text:p text:style-name="First_20_paragraph">Pour améliorer leur productivité les hackers et programmeurs passent par l'intermédiaire du terminal mais également pour optimiser l'utilisation des ressources. Voici une liste d'outil CLI pour un environnement moderne sous UNIX-like.</text:p>
      <text:h text:style-name="Heading_20_3" text:outline-level="3"><text:bookmark-start text:name="environnement"/>Environnement<text:bookmark-end text:name="environnement"/></text:h>
      <text:list text:style-name="L102">
        <text:list-item>
          <text:p text:style-name="P864"><text:a xlink:type="simple" xlink:href="https://sw.kovidgoyal.net/kitty/" office:name=""><text:span text:style-name="Definition">kitty</text:span></text:a> - Terminal émulateur, rapide, riche et fonctionne sur le GPU</text:p>
        </text:list-item>
        <text:list-item>
          <text:p text:style-name="P864"><text:a xlink:type="simple" xlink:href="https://fishshell.com/" office:name=""><text:span text:style-name="Definition">fish</text:span></text:a> - Shell en natif auto-suggestion, coloration syntaxique et complétion de commande</text:p>
        </text:list-item>
        <text:list-item>
          <text:p text:style-name="P864"><text:a xlink:type="simple" xlink:href="https://starship.rs/" office:name=""><text:span text:style-name="Definition">starship.rs</text:span></text:a> - Minimal prompt customizable</text:p>
        </text:list-item>
      </text:list>
      <text:h text:style-name="Heading_20_3" text:outline-level="3"><text:bookmark-start text:name="boost-productivité"/>Boost Productivité<text:bookmark-end text:name="boost-productivité"/></text:h>
      <text:list text:style-name="L103">
        <text:list-item>
          <text:p text:style-name="P865"><text:a xlink:type="simple" xlink:href="https://dystroy.org/broot/" office:name=""><text:span text:style-name="Definition">broot</text:span></text:a> - Gestionnaire de fichier basé sur tree</text:p>
        </text:list-item>
        <text:list-item>
          <text:p text:style-name="P865"><text:a xlink:type="simple" xlink:href="https://github.com/rupa/z" office:name=""><text:span text:style-name="Definition">z</text:span></text:a> - Navigation rapide dans le directory</text:p>
        </text:list-item>
        <text:list-item>
          <text:p text:style-name="P865"><text:a xlink:type="simple" xlink:href="https://github.com/cantino/mcfly" office:name=""><text:span text:style-name="Definition">mcFly</text:span></text:a> - Recherche dans l'historique de commande avec des réseaux neuronaux</text:p>
        </text:list-item>
        <text:list-item>
          <text:p text:style-name="P865"><text:a xlink:type="simple" xlink:href="https://github.com/junegunn/fzf" office:name=""><text:span text:style-name="Definition">fzf</text:span></text:a> - Fuzzy Finder, recherche de fichier, binaire, processus, git commits, lancer des programmes</text:p>
        </text:list-item>
      </text:list>
      <text:h text:style-name="Heading_20_3" text:outline-level="3"><text:bookmark-start text:name="utilitaires"/>Utilitaires<text:bookmark-end text:name="utilitaires"/></text:h>
      <text:list text:style-name="L104">
        <text:list-item>
          <text:p text:style-name="P866"><text:a xlink:type="simple" xlink:href="https://github.com/nvbn/thefuck" office:name=""><text:span text:style-name="Definition">thefuck</text:span></text:a> - Corriger et fixer des erreurs, typos de la commande précédente</text:p>
        </text:list-item>
        <text:list-item>
          <text:p text:style-name="P866"><text:a xlink:type="simple" xlink:href="https://github.com/ogham/exa" office:name=""><text:span text:style-name="Definition">exa</text:span></text:a> - Moderne replacement pour ls</text:p>
        </text:list-item>
        <text:list-item>
          <text:p text:style-name="P866"><text:a xlink:type="simple" xlink:href="https://github.com/sharkdp/bat" office:name=""><text:span text:style-name="Definition">bat</text:span></text:a>- cat clone avec coloration syntaxique et git integration</text:p>
        </text:list-item>
        <text:list-item>
          <text:p text:style-name="P866"><text:a xlink:type="simple" xlink:href="https://github.com/muesli/duf" office:name=""><text:span text:style-name="Definition">duf</text:span></text:a> - Disque monitoring</text:p>
        </text:list-item>
        <text:list-item>
          <text:p text:style-name="P866"><text:a xlink:type="simple" xlink:href="https://aria2.github.io/" office:name=""><text:span text:style-name="Definition">aria2</text:span></text:a> - Outil de téléchargement supportant HTTP/HTTPS, FTP, SFTP, BitTorrent, Metalink</text:p>
        </text:list-item>
        <text:list-item>
          <text:p text:style-name="P866"><text:a xlink:type="simple" xlink:href="https://github.com/BurntSushi/ripgrep" office:name=""><text:span text:style-name="Definition">ripgrep</text:span></text:a> - Recherche récursive dans le directory à base de pattern de regex</text:p>
        </text:list-item>
        <text:list-item>
          <text:p text:style-name="P866"><text:a xlink:type="simple" xlink:href="https://github.com/beyondgrep/ack3" office:name=""><text:span text:style-name="Definition">ack3</text:span></text:a> - grep-like optimisé pour la recherche dans le code source</text:p>
        </text:list-item>
        <text:list-item>
          <text:p text:style-name="P866"><text:a xlink:type="simple" xlink:href="https://htop.dev/" office:name=""><text:span text:style-name="Definition">htop</text:span></text:a> - Interactive monitoring des ressources, gestion des processus</text:p>
        </text:list-item>
        <text:list-item>
          <text:p text:style-name="P866"><text:a xlink:type="simple" xlink:href="https://transfer.sh/" office:name=""><text:span text:style-name="Definition">transfer.sh</text:span></text:a> - Rapide et facile, outil de partage de fichier</text:p>
        </text:list-item>
        <text:list-item>
          <text:p text:style-name="P866"><text:a xlink:type="simple" xlink:href="https://pandoc.org" office:name=""><text:span text:style-name="Definition">pandoc</text:span></text:a> - Convertisseur universel de document</text:p>
        </text:list-item>
      </text:list>
      <text:h text:style-name="Heading_20_3" text:outline-level="3"><text:bookmark-start text:name="divertissement"/>Divertissement<text:bookmark-end text:name="divertissement"/></text:h>
      <text:list text:style-name="L105">
        <text:list-item>
          <text:p text:style-name="P867"><text:a xlink:type="simple" xlink:href="https://cmus.github.io/" office:name=""><text:span text:style-name="Definition">cmus</text:span></text:a> - C* Music player</text:p>
        </text:list-item>
        <text:list-item>
          <text:p text:style-name="P867"><text:a xlink:type="simple" xlink:href="https://mpv.io/" office:name=""><text:span text:style-name="Definition">mpv</text:span></text:a> - Media player</text:p>
        </text:list-item>
        <text:list-item>
          <text:p text:style-name="P867"><text:a xlink:type="simple" xlink:href="https://github.com/Rigellute/spotify-tui" office:name=""><text:span text:style-name="Definition">spotify-tui</text:span></text:a> - Spotify TUI client</text:p>
        </text:list-item>
        <text:list-item>
          <text:p text:style-name="P867"><text:a xlink:type="simple" xlink:href="https://github.com/pystardust/ytfzf" office:name=""><text:span text:style-name="Definition">ytfzf</text:span></text:a> - Recherche et regarder des vidéos sur Youtube</text:p>
        </text:list-item>
        <text:list-item>
          <text:p text:style-name="P867"><text:a xlink:type="simple" xlink:href="https://github.com/yt-dlp/yt-dlp" office:name=""><text:span text:style-name="Definition">yt-dlp</text:span></text:a> - Télécharger de l'audio et des vidéos sur Youtube + d'autres sites</text:p>
        </text:list-item>
        <text:list-item>
          <text:p text:style-name="P867"><text:a xlink:type="simple" xlink:href="https://github.com/shahin8r/iptv" office:name=""><text:span text:style-name="Definition">IPTV</text:span></text:a> - Simple iptv player avec fuzzy finder</text:p>
        </text:list-item>
        <text:list-item>
          <text:p text:style-name="P867"><text:a xlink:type="simple" xlink:href="https://github.com/X0R0X/cli-torrent-dl" office:name=""><text:span text:style-name="Definition">tordl</text:span></text:a> - Utilitaire pour rechercher et télécharger des liens torrents</text:p>
        </text:list-item>
      </text:list>
      <text:h text:style-name="Heading_20_3" text:outline-level="3"><text:bookmark-start text:name="social-media"/>Social Media<text:bookmark-end text:name="social-media"/></text:h>
      <text:list text:style-name="L106">
        <text:list-item>
          <text:p text:style-name="P868"><text:a xlink:type="simple" xlink:href="https://github.com/donnemartin/haxor-news" office:name=""><text:span text:style-name="Definition">haxor</text:span></text:a> - Naviguer dans le site d'information Hacker News</text:p>
        </text:list-item>
        <text:list-item>
          <text:p text:style-name="P868"><text:a xlink:type="simple" xlink:href="https://weechat.org/" office:name=""><text:span text:style-name="Definition">Weechat</text:span></text:a> - Client de discussion sur IRC</text:p>
        </text:list-item>
      </text:list>
      <text:h text:style-name="Heading_20_3" text:outline-level="3"><text:bookmark-start text:name="développement"/>Développement<text:bookmark-end text:name="développement"/></text:h>
      <text:list text:style-name="L107">
        <text:list-item>
          <text:p text:style-name="P869"><text:a xlink:type="simple" xlink:href="https://neovim.io/" office:name=""><text:span text:style-name="Definition">neovim</text:span></text:a> - Editeur de texte hyperextensible, script lua basé sur Vim</text:p>
        </text:list-item>
        <text:list-item>
          <text:p text:style-name="P869"><text:a xlink:type="simple" xlink:href="https://github.com/jesseduffield/lazygit" office:name=""><text:span text:style-name="Definition">lazygit</text:span></text:a> - Commande Git TUI</text:p>
        </text:list-item>
        <text:list-item>
          <text:p text:style-name="P869"><text:a xlink:type="simple" xlink:href="https://hub.github.com/" office:name=""><text:span text:style-name="Definition">hub</text:span></text:a> - Extension ligne de commande Git intégrant Github</text:p>
        </text:list-item>
        <text:list-item>
          <text:p text:style-name="P869"><text:a xlink:type="simple" xlink:href="https://github.com/bcicen/ctop" office:name=""><text:span text:style-name="Definition">ctop</text:span></text:a> - Interface de monitoring de container Docker</text:p>
        </text:list-item>
        <text:list-item>
          <text:p text:style-name="P869"><text:a xlink:type="simple" xlink:href="https://github.com/lirantal/dockly" office:name=""><text:span text:style-name="Definition">dockly</text:span></text:a> - Management des containers Dockers et services</text:p>
        </text:list-item>
        <text:list-item>
          <text:p text:style-name="P869"><text:a xlink:type="simple" xlink:href="https://github.com/httpie/httpie" office:name=""><text:span text:style-name="Definition">HTTPie</text:span></text:a> - HTTP Client pour les API</text:p>
        </text:list-item>
        <text:list-item>
          <text:p text:style-name="P869"><text:a xlink:type="simple" xlink:href="https://vhp.github.io/terminal_velocity/" office:name=""><text:span text:style-name="Definition">terminal velocity</text:span></text:a> - Rapide prise de note</text:p>
        </text:list-item>
        <text:list-item>
          <text:p text:style-name="P869"><text:a xlink:type="simple" xlink:href="https://rvm.io/" office:name=""><text:span text:style-name="Definition">rvm</text:span></text:a> - Install, manage, multiple environnement en Ruby</text:p>
        </text:list-item>
      </text:list>
      <text:h text:style-name="Heading_20_3" text:outline-level="3"><text:bookmark-start text:name="réseau"/>Réseau<text:bookmark-end text:name="réseau"/></text:h>
      <text:list text:style-name="L108">
        <text:list-item>
          <text:p text:style-name="P870"><text:a xlink:type="simple" xlink:href="https://github.com/ivanilves/xiringuito" office:name=""><text:span text:style-name="Definition">xiringuito</text:span></text:a> - SSH + VPN connexion</text:p>
        </text:list-item>
        <text:list-item>
          <text:p text:style-name="P870"><text:a xlink:type="simple" xlink:href="https://github.com/PabloLec/neoss" office:name=""><text:span text:style-name="Definition">neoss</text:span></text:a> - User-friendly détails et statistiques de sockets TUI</text:p>
        </text:list-item>
        <text:list-item>
          <text:p text:style-name="P870"><text:a xlink:type="simple" xlink:href="https://archlinux.org/packages/?name=wireshark-cli" office:name=""><text:span text:style-name="Definition">wireshark-cli</text:span></text:a> - Analyseur de packet réseau</text:p>
        </text:list-item>
        <text:list-item>
          <text:p text:style-name="P870"><text:a xlink:type="simple" xlink:href="https://github.com/haad/proxychains" office:name=""><text:span text:style-name="Definition">proxychains</text:span></text:a> - Force TCP connection avec un proxy utilisant TOR, SOCK, HTTP</text:p>
        </text:list-item>
        <text:list-item>
          <text:p text:style-name="P870"><text:a xlink:type="simple" xlink:href="https://wiki.archlinux.org/title/Uncomplicated_Firewall" office:name=""><text:span text:style-name="Definition">ufw</text:span></text:a> - Programme pour manager un par-feu netfilter</text:p>
        </text:list-item>
        <text:list-item>
          <text:p text:style-name="P870"><text:a xlink:type="simple" xlink:href="https://github.com/traviscross/mtr" office:name=""><text:span text:style-name="Definition">mtr</text:span></text:a> - Outil de diagnostique réseau</text:p>
        </text:list-item>
        <text:list-item>
          <text:p text:style-name="P870"><text:a xlink:type="simple" xlink:href="https://protonvpn.com/support/linux-vpn-tool/" office:name=""><text:span text:style-name="Definition">protonvpn-cli</text:span></text:a> - ProtonVPN Client</text:p>
        </text:list-item>
        <text:list-item>
          <text:p text:style-name="P870"><text:a xlink:type="simple" xlink:href="https://wiki.archlinux.org/title/NetworkManager" office:name=""><text:span text:style-name="Definition">nmtui</text:span></text:a> - TUI Client pour Network Manager pour configurer le réseau</text:p>
        </text:list-item>
      </text:list>
      <text:h text:style-name="Heading_20_3" text:outline-level="3"><text:bookmark-start text:name="assistance-apprentissage-et-documentation"/>Assistance, apprentissage et documentation<text:bookmark-end text:name="assistance-apprentissage-et-documentation"/></text:h>
      <text:list text:style-name="L109">
        <text:list-item>
          <text:p text:style-name="P871"><text:a xlink:type="simple" xlink:href="https://www.explainshell.com/" office:name=""><text:span text:style-name="Definition">explainshell</text:span></text:a> - Explication détaillée d'une ligne de commande</text:p>
        </text:list-item>
        <text:list-item>
          <text:p text:style-name="P871"><text:a xlink:type="simple" xlink:href="https://regex101.com/" office:name=""><text:span text:style-name="Definition">Regex101</text:span></text:a> - Construit, test et debug des expressions régulières</text:p>
        </text:list-item>
        <text:list-item>
          <text:p text:style-name="P871"><text:a xlink:type="simple" xlink:href="https://tldr.sh/" office:name=""><text:span text:style-name="Definition">tldr</text:span></text:a> - Gestion communautaire de man pages</text:p>
        </text:list-item>
        <text:list-item>
          <text:p text:style-name="P871"><text:a xlink:type="simple" xlink:href="https://github.com/gleitz/howdoi" office:name=""><text:span text:style-name="Definition">howdoi</text:span></text:a> - Réponse instantannée à propos du code</text:p>
        </text:list-item>
        <text:list-item>
          <text:p text:style-name="P871"><text:a xlink:type="simple" xlink:href="https://github.com/dthree/wat" office:name=""><text:span text:style-name="Definition">wat</text:span></text:a> - Construction communautaire de docs et cheatsheet, tous langages et frameworks</text:p>
        </text:list-item>
        <text:list-item>
          <text:p text:style-name="P871"><text:a xlink:type="simple" xlink:href="https://github.com/denisidoro/navi" office:name=""><text:span text:style-name="Definition">navi</text:span></text:a> - Outil interactif cheatsheet</text:p>
        </text:list-item>
        <text:list-item>
          <text:p text:style-name="P871"><text:a xlink:type="simple" xlink:href="https://github.com/shobrook/rebound" office:name=""><text:span text:style-name="Definition">rebound</text:span></text:a> - Recherche dans stack overflow quand une erreur ou une exception est levé dans le code à la compilation</text:p>
        </text:list-item>
        <text:list-item>
          <text:p text:style-name="P871"><text:a xlink:type="simple" xlink:href="https://github.com/0xacx/chatGPT-shell-cli" office:name=""><text:span text:style-name="Definition">chatGPT-cli</text:span></text:a> - Utiliser chatGPT via l'API d'OpenAI</text:p>
        </text:list-item>
      </text:list>
      <text:h text:style-name="Heading_20_3" text:outline-level="3"><text:bookmark-start text:name="autres"/>Autres<text:bookmark-end text:name="autres"/></text:h>
      <text:list text:style-name="L110">
        <text:list-item>
          <text:p text:style-name="P872"><text:a xlink:type="simple" xlink:href="https://github.com/cointop-sh/cointop" office:name=""><text:span text:style-name="Definition">cointop</text:span></text:a> - Surveiller le marché des cryptomonnaies</text:p>
        </text:list-item>
        <text:list-item>
          <text:p text:style-name="P872"><text:a xlink:type="simple" xlink:href="https://github.com/Qalculate/libqalculate" office:name=""><text:span text:style-name="Definition">Qalculate</text:span></text:a> - Maths calculateur, calcul symbolique, matrice, équation</text:p>
        </text:list-item>
        <text:list-item>
          <text:p text:style-name="P872"><text:a xlink:type="simple" xlink:href="https://rclone.org/" office:name=""><text:span text:style-name="Definition">rclone</text:span></text:a> - Sauvegarde chiffrée à distance (cloud service, NAS, etc)</text:p>
        </text:list-item>
        <text:list-item>
          <text:p text:style-name="P872"><text:a xlink:type="simple" xlink:href="https://asciinema.org/" office:name=""><text:span text:style-name="Definition">asciinema</text:span></text:a> - Enregistrement de session terminal</text:p>
        </text:list-item>
        <text:list-item>
          <text:p text:style-name="P872"><text:a xlink:type="simple" xlink:href="https://github.com/matriex/cmatrix" office:name=""><text:span text:style-name="Definition">cmatrix</text:span></text:a> - Un terminal façon Matrix</text:p>
        </text:list-item>
        <text:list-item>
          <text:p text:style-name="P872"><text:a xlink:type="simple" xlink:href="http://www.figlet.org/" office:name=""><text:span text:style-name="Definition">figlet</text:span></text:a> - Generateur de bannière ASCII Art</text:p>
        </text:list-item>
        <text:list-item>
          <text:p text:style-name="P872"><text:a xlink:type="simple" xlink:href="https://github.com/dylanaraps/neofetch" office:name=""><text:span text:style-name="Definition">neofetch</text:span></text:a> - Information sur le système</text:p>
        </text:list-item>
        <text:list-item>
          <text:p text:style-name="P872"><text:a xlink:type="simple" xlink:href="https://github.com/Dr-Noob/cpufetch" office:name=""><text:span text:style-name="Definition">cpufetch</text:span></text:a> - Recherche les informations de l'architecture du CPU</text:p>
        </text:list-item>
        <text:list-item>
          <text:p text:style-name="P872"><text:a xlink:type="simple" xlink:href="https://duckly.com/" office:name=""><text:span text:style-name="Definition">duckly</text:span></text:a> - Partage de terminal</text:p>
        </text:list-item>
        <text:list-item>
          <text:p text:style-name="P872"><text:a xlink:type="simple" xlink:href="https://gif.ski/" office:name=""><text:span text:style-name="Definition">gifski</text:span></text:a> - Encodage de gifs</text:p>
        </text:list-item>
      </text:list>
      <text:h text:style-name="Heading_20_2" text:outline-level="2"><text:bookmark-start text:name="id_25-le-monde-enchanté-du-ricing"/>2.5 Le monde enchanté du "ricing"<text:bookmark-end text:name="id_25-le-monde-enchanté-du-ricing"/></text:h>
      <text:p text:style-name="First_20_paragraph">Je suis un partisan que l'outil informatique doit être un espace pour les créatifs qui veulent faire de l'art numérique ou coder leur propre outils. Des systèmes d'exploitations comme Windows ou MacOS ne sont pas customisable, par leur nature fermé de prendre l'utilisateur pour des arriérés et voler leur travail, l'environnement est prédéfini par les ingénieurs et ne laisse aucune possibilité d'accès au code source par leur nature propriétaire. Ce qui fait que le pecnot moyen n'a pas son mot à dire s'il trouve une fonction débile et voudrait l'améliorer.</text:p>
      <text:p text:style-name="Text_20_body">De ce fait on aurait besoin d'accès aux fichiers de configuration de l'environnement utilisateur, ce que l'on appel .dotfiles et l'utilisateur pourrait les modifier en trackant les changements via du control de version avec Git et les partager avec la communauté.</text:p>
      <text:p text:style-name="Text_20_body">Il faut donc un contrôle sur sa machine et comprendre comment est assembler les différents composants du système d'exploitation, que cela soit dans des buts de customisation tels qu'en cyberdefense et blue team, optimisation de la productivité et art numérique.</text:p>
      <text:p text:style-name="Text_20_body">Par sa nature GNU/Linux est le choix principal mais une distribution sort du lot pour fabriquer un système sur mesure: Arch Linux. La communauté à largement dépasser Gentoo dans les distributions minimal et simpliste.</text:p>
      <text:p text:style-name="Text_20_body">Le temple de la customisation auparavant dans les années 2000-10 était le site de <text:a xlink:type="simple" xlink:href="https://www.deviantart.com/" office:name=""><text:span text:style-name="Definition">deviant-art</text:span></text:a>. Puis est arrivé Reddit et <text:a xlink:type="simple" xlink:href="https://www.reddit.com/r/unixporn/" office:name=""><text:span text:style-name="Definition">r/unixporn</text:span></text:a> qui permet de suivre l'état de l'art des "ricing" ou +50% des utilisateurs sont sous Arch Linux.</text:p>
      <text:p text:style-name="Text_20_body">Généralement la communauté est des programmeurs et codeurs en optimisant leur utilisation du terminal pour la productivité, réduire l'utilisation de la souris et utiliser des raccourcis clavier pour gérer leur environnement avec des <text:a xlink:type="simple" xlink:href="https://fr.wikipedia.org/wiki/Gestionnaire_de_fen%C3%AAtres_par_pavage" office:name=""><text:span text:style-name="Definition">Tiling Windows Manager</text:span></text:a>. Ils finissent à poster egalement des memes sur <text:a xlink:type="simple" xlink:href="https://www.reddit.com/r/linuxmasterrace/wiki/index/" office:name=""><text:span text:style-name="Definition">r/linuxmasterrace</text:span></text:a> et crier sur les toits "I Use Arch BTW".</text:p>
      <text:p text:style-name="Text_20_body">Dans cette optique je vais vous présenter ma configuration nommé "broutage de chaton" pour p0wn à tout les coups et humilier votre entourage par votre maîtrise de l'informatique en invoquant "Pedobear" en mode fanatique.</text:p>
      <text:h text:style-name="Heading_20_3" text:outline-level="3"><text:bookmark-start text:name="prérequis"/>Prérequis<text:bookmark-end text:name="prérequis"/></text:h>
      <text:p text:style-name="First_20_paragraph">Il faudra faire l'installation d'Arch Linux en manuel sans l'utilisation du script archinstall en intégrant:</text:p>
      <text:list text:style-name="L111">
        <text:list-item>
          <text:p text:style-name="P873">Chiffrement: dm-crypt / LUKS</text:p>
        </text:list-item>
        <text:list-item>
          <text:p text:style-name="P873">Système de fichier pour les snapshots du système: BTRFS</text:p>
        </text:list-item>
        <text:list-item>
          <text:p text:style-name="P873">UEFI Secure Boot (signé)</text:p>
        </text:list-item>
        <text:list-item>
          <text:p text:style-name="P873">swap zram</text:p>
        </text:list-item>
      </text:list>
      <text:p text:style-name="First_20_paragraph">Je conseil l'utilisation du combo <text:a xlink:type="simple" xlink:href="https://github.com/maximbaz/arch-secure-boot" office:name=""><text:span text:style-name="Definition">arch-secure-boot</text:span></text:a> + <text:a xlink:type="simple" xlink:href="https://github.com/wesbarnett/snap-pac" office:name=""><text:span text:style-name="Definition">snap-pac</text:span></text:a> dans les bonnes pratiques de sécurité du système et de restauration. Si vous n'utilisez pas le secure boot, autant utiliser un bootloader léger tel que systemd-boot.</text:p>
      <text:h text:style-name="Heading_20_3" text:outline-level="3"><text:bookmark-start text:name="affichage-server"/>Affichage Server<text:bookmark-end text:name="affichage-server"/></text:h>
      <text:p text:style-name="First_20_paragraph">il est nécessaire pour démarrer une interface utilisateur graphique GUI. L'ancien se nomme X.org et commence à être dépasser dans l'optique nous allons utiliser son successeur: Wayland qui se veut plus facile à développer et extensif avec une facilité à maintenir et plus sur.</text:p>
      <text:h text:style-name="Heading_20_3" text:outline-level="3"><text:bookmark-start text:name="affichage-driver"/>Affichage Driver<text:bookmark-end text:name="affichage-driver"/></text:h>
      <text:p text:style-name="First_20_paragraph">Normalement vous n'aurez pas besoin d'intégrer des drivers spécifiques avec Intel et AMD car ceci est pris en charge par <text:a xlink:type="simple" xlink:href="https://wiki.archlinux.org/title/Kernel_mode_setting" office:name=""><text:span text:style-name="Definition">Kernel Mode Setting KMS</text:span></text:a>. Seulement NVIDIA qui reste propriétaire nécessite la configuration en manuel. NVIDIA et Linux toujours un peu en guerre.</text:p>
      <text:h text:style-name="Heading_20_3" text:outline-level="3"><text:bookmark-start text:name="compositor"/>Compositor<text:bookmark-end text:name="compositor"/></text:h>
      <text:p text:style-name="First_20_paragraph">Le compositor est un élément essentiel qui permet l'affichage de fenêtre mais également la transparence et les animations, pour Wayland nous utilisons un Tiling Windows Manager: <text:a xlink:type="simple" xlink:href="https://hyprland.org/" office:name=""><text:span text:style-name="Definition">hyprland</text:span></text:a>. Il faudra utiliser une barre d'état tel que Waybar et ces extensions comme Eww pour les Widgets.</text:p>
      <text:h text:style-name="Heading_20_3" text:outline-level="3"><text:bookmark-start text:name="gestionnaire-daffichage"/>Gestionnaire d'affichage<text:bookmark-end text:name="gestionnaire-daffichage"/></text:h>
      <text:p text:style-name="First_20_paragraph">Nous allons utiliser une configuration minimaliste qui gère Wayland. Pour cela on utilise un TUI (Terminal UI) en utilisant <text:a xlink:type="simple" xlink:href="https://github.com/fairyglade/ly" office:name=""><text:span text:style-name="Definition">Ly</text:span></text:a>. Celui-ci gère votre authentification sur le système et lancement de l'environnement. Vous pouvez également utiliser <text:a xlink:type="simple" xlink:href="https://github.com/coastalwhite/lemurs" office:name=""><text:span text:style-name="Definition">Lemurs</text:span></text:a>.</text:p>
      <text:h text:style-name="Heading_20_3" text:outline-level="3"><text:bookmark-start text:name="terminal-emulateur"/>Terminal Emulateur<text:bookmark-end text:name="terminal-emulateur"/></text:h>
      <text:p text:style-name="First_20_paragraph">La tendance est à l'utilisation de <text:a xlink:type="simple" xlink:href="https://sw.kovidgoyal.net/kitty/" office:name=""><text:span text:style-name="Definition">Kitty</text:span></text:a> qui est léger et rapide propulsé par le GPU. Il intègre en natif un gestionnaire de fenêtre ou l'on peut créer des tabs et splitter le terminal ce qui fait que l'on peut ce passer de tmux comme multiplexer. Vous pouvez le customiser avec le gestionnaire de plugins <text:a xlink:type="simple" xlink:href="https://sw.kovidgoyal.net/kitty/kittens_intro/#kittens" office:name=""><text:span text:style-name="Definition">Kittens</text:span></text:a>.</text:p>
      <text:p text:style-name="Text_20_body">&gt; Shell</text:p>
      <text:p text:style-name="Text_20_body">L'utilisation du shell <text:a xlink:type="simple" xlink:href="https://fishshell.com/" office:name=""><text:span text:style-name="Definition">fish</text:span></text:a> est conseillé car il intègre en natif des fonctions tels que</text:p>
      <text:list text:style-name="L112">
        <text:list-item>
          <text:p text:style-name="P874">autosuggestions en ligne basées sur l'historique ;</text:p>
        </text:list-item>
        <text:list-item>
          <text:p text:style-name="P874">complément de tabulation utilisant les données des pages de manuel ;</text:p>
        </text:list-item>
        <text:list-item>
          <text:p text:style-name="P874">mise en évidence de la syntaxe ;</text:p>
        </text:list-item>
        <text:list-item>
          <text:p text:style-name="P874">support intuitif des caractères génériques ;</text:p>
        </text:list-item>
        <text:list-item>
          <text:p text:style-name="P874">configuration basée sur le Web ;</text:p>
        </text:list-item>
        <text:list-item>
          <text:p text:style-name="P874">une saine écriture de scripts.</text:p>
        </text:list-item>
        <text:list-item>
          <text:p text:style-name="P874">Un gestionnaire de plugins: <text:a xlink:type="simple" xlink:href="https://github.com/jorgebucaran/fisher" office:name=""><text:span text:style-name="Definition">fisher</text:span></text:a></text:p>
        </text:list-item>
      </text:list>
      <text:p text:style-name="First_20_paragraph">&gt; Prompt</text:p>
      <text:p text:style-name="Text_20_body">L'invité de commande du shell peut-être customisé pour intégrer des informations tels que les branches sur Git, version logiciel, runtime, icones et symboles, etc. Nous allons utiliser <text:a xlink:type="simple" xlink:href="https://starship.rs/" office:name=""><text:span text:style-name="Definition">starship.rs</text:span></text:a> et vous pouvez explorer les <text:a xlink:type="simple" xlink:href="https://starship.rs/presets/" office:name=""><text:span text:style-name="Definition">presets</text:span></text:a>.</text:p>
      <text:p text:style-name="Text_20_body">&gt; Autres outils en ligne de commande</text:p>
      <text:list text:style-name="L113">
        <text:list-item>
          <text:p text:style-name="P875"><text:a xlink:type="simple" xlink:href="https://github.com/muesli/duf" office:name=""><text:span text:style-name="Definition">duf</text:span></text:a> Free disque usage</text:p>
        </text:list-item>
        <text:list-item>
          <text:p text:style-name="P875"><text:a xlink:type="simple" xlink:href="https://github.com/BurntSushi/ripgrep" office:name=""><text:span text:style-name="Definition">ripgrep</text:span></text:a> Recherche récursive de pattern de Regex dans un dossier</text:p>
        </text:list-item>
        <text:list-item>
          <text:p text:style-name="P875"><text:a xlink:type="simple" xlink:href="https://github.com/sharkdp/bat" office:name=""><text:span text:style-name="Definition">bat</text:span></text:a> cat clone avec coloration syntaxique et Git intégration</text:p>
        </text:list-item>
        <text:list-item>
          <text:p text:style-name="P875"><text:a xlink:type="simple" xlink:href="https://tldr.sh" office:name=""><text:span text:style-name="Definition">tldr</text:span></text:a> Terminal companion améliorant les man pages avec example de ligne de commande</text:p>
        </text:list-item>
        <text:list-item>
          <text:p text:style-name="P875"><text:a xlink:type="simple" xlink:href="https://github.com/cmus/cmus" office:name=""><text:span text:style-name="Definition">cmus</text:span></text:a> CLI audio player</text:p>
        </text:list-item>
        <text:list-item>
          <text:p text:style-name="P875"><text:a xlink:type="simple" xlink:href="https://github.com/yt-dlp/yt-dlp" office:name=""><text:span text:style-name="Definition">yt-dlp</text:span></text:a> Outil de téléchargement de video sur Youtube, etc.</text:p>
        </text:list-item>
        <text:list-item>
          <text:p text:style-name="P875"><text:a xlink:type="simple" xlink:href="https://github.com/0xacx/chatGPT-shell-cli" office:name=""><text:span text:style-name="Definition">chatGPT-shell-cli</text:span></text:a> Utiliser chatGPT via l'API d'OpenAi</text:p>
        </text:list-item>
        <text:list-item>
          <text:p text:style-name="P875"><text:a xlink:type="simple" xlink:href="https://wiki.archlinux.org/title/Uncomplicated_Firewall" office:name=""><text:span text:style-name="Definition">ufw</text:span></text:a> Uncomplicated Firewall</text:p>
        </text:list-item>
        <text:list-item>
          <text:p text:style-name="P875"><text:a xlink:type="simple" xlink:href="https://wiki.archlinux.org/title/Secure_Shell" office:name=""><text:span text:style-name="Definition">ssh</text:span></text:a> Secure Shell est un protocole réseau chiffré pour ce connecter à distance sur un serveur. Voir scp et sftp</text:p>
        </text:list-item>
      </text:list>
      <text:p text:style-name="First_20_paragraph">NOTA: pour partager un fichier / Pastebin utilisez la commande:</text:p>
      <text:p text:style-name="P876">$ cat FILE | curl -F 'sprunge=&lt;-' http://sprunge.us`</text:p>
      <text:h text:style-name="Heading_20_3" text:outline-level="3"><text:bookmark-start text:name="apps-launcher"/>Apps Launcher<text:bookmark-end text:name="apps-launcher"/></text:h>
      <text:p text:style-name="First_20_paragraph">Nous faisons tout dans un terminal sans utiliser un menu pour lancer des applications. Pour cela nous allons utiliser un outil de recherche de fichier et de binaire "fuzzy finder" tel que <text:a xlink:type="simple" xlink:href="https://github.com/junegunn/fzf" office:name=""><text:span text:style-name="Definition">fzf</text:span></text:a> comme extension du shell.</text:p>
      <text:h text:style-name="Heading_20_3" text:outline-level="3"><text:bookmark-start text:name="information-système"/>Information système<text:bookmark-end text:name="information-système"/></text:h>
      <text:p text:style-name="First_20_paragraph">Pour gérer les processus et visualiser l'utilisation des ressources <text:a xlink:type="simple" xlink:href="https://htop.dev/" office:name=""><text:span text:style-name="Definition">htop</text:span></text:a> reste un outil simple en CLI. Pour visualiser la configuration de l'environnement: <text:a xlink:type="simple" xlink:href="https://github.com/dylanaraps/neofetch" office:name=""><text:span text:style-name="Definition">neofetch</text:span></text:a></text:p>
      <text:h text:style-name="Heading_20_3" text:outline-level="3"><text:bookmark-start text:name="gestionnaire-de-fichier"/>Gestionnaire de fichier<text:bookmark-end text:name="gestionnaire-de-fichier"/></text:h>
      <text:p text:style-name="First_20_paragraph">Pour gérer ces fichiers et dossiers en CLI on utilise une extension de l'outil tree qui ce nomme <text:a xlink:type="simple" xlink:href="https://dystroy.org/broot/" office:name=""><text:span text:style-name="Definition">broot</text:span></text:a>.</text:p>
      <text:h text:style-name="Heading_20_3" text:outline-level="3"><text:bookmark-start text:name="editeur-de-fichier"/>Editeur de fichier<text:bookmark-end text:name="editeur-de-fichier"/></text:h>
      <text:p text:style-name="First_20_paragraph">On optimise l'utilisation du terminal pour éditer du texte et du code en particulier pour du travail à distance sur un serveur en administrateur mais également en utilisant peu de ressource système sur la charge CPU / RAM. La tendance est l'utilisation du successeur de Vim nommé <text:a xlink:type="simple" xlink:href="https://neovim.io/" office:name=""><text:span text:style-name="Definition">Neovim</text:span></text:a> parmi les développeurs. On peut transformer <text:a xlink:type="simple" xlink:href="https://neovim.io/" office:name=""><text:span text:style-name="Definition">Neovim</text:span></text:a> en EDI en intégrant des plugins tels que:</text:p>
      <text:list text:style-name="L114">
        <text:list-item>
          <text:p text:style-name="P877">CoC</text:p>
        </text:list-item>
        <text:list-item>
          <text:p text:style-name="P877">Telescope</text:p>
        </text:list-item>
        <text:list-item>
          <text:p text:style-name="P877">Barbar</text:p>
        </text:list-item>
        <text:list-item>
          <text:p text:style-name="P877">Vim-fugitive</text:p>
        </text:list-item>
        <text:list-item>
          <text:p text:style-name="P877">NerdTree</text:p>
        </text:list-item>
        <text:list-item>
          <text:p text:style-name="P877">Vim-surround</text:p>
        </text:list-item>
        <text:list-item>
          <text:p text:style-name="P877">Tagbar</text:p>
        </text:list-item>
        <text:list-item>
          <text:p text:style-name="P877">Delimitmate</text:p>
        </text:list-item>
        <text:list-item>
          <text:p text:style-name="P877">Vim-airline</text:p>
        </text:list-item>
        <text:list-item>
          <text:p text:style-name="P877">Vim-devicons</text:p>
        </text:list-item>
        <text:list-item>
          <text:p text:style-name="P877">Vim-ai</text:p>
        </text:list-item>
      </text:list>
      <text:h text:style-name="Heading_20_3" text:outline-level="3"><text:bookmark-start text:name="fonts"/>Fonts<text:bookmark-end text:name="fonts"/></text:h>
      <text:p text:style-name="First_20_paragraph">On note l'utilisation de:</text:p>
      <text:list text:style-name="L115">
        <text:list-item>
          <text:p text:style-name="P878">adobe-source-han-sans-otc-fonts (sinogramme asiatique et l'utilisation de <text:a xlink:type="simple" xlink:href="https://github.com/fcitx/fcitx" office:name=""><text:span text:style-name="Definition">fcitx</text:span></text:a>)</text:p>
        </text:list-item>
        <text:list-item>
          <text:p text:style-name="P878">noto-fonts</text:p>
        </text:list-item>
        <text:list-item>
          <text:p text:style-name="P878">noto-fonts-emoji</text:p>
        </text:list-item>
        <text:list-item>
          <text:p text:style-name="P878">Nerd-fonts</text:p>
        </text:list-item>
      </text:list>
      <text:h text:style-name="Heading_20_3" text:outline-level="3"><text:bookmark-start text:name="irc"/>IRC<text:bookmark-end text:name="irc"/></text:h>
      <text:p text:style-name="First_20_paragraph">Client IRC pour tchater en CLI: <text:a xlink:type="simple" xlink:href="https://weechat.org/" office:name=""><text:span text:style-name="Definition">weechat</text:span></text:a>. D'autres se tournerons vers Matrix et Discord considéré comme plus moderne même si la communauté FOSS et les hackers sont toujours sur IRC.</text:p>
      <text:h text:style-name="Heading_20_3" text:outline-level="3"><text:bookmark-start text:name="themes-et-icones"/>Themes et Icones<text:bookmark-end text:name="themes-et-icones"/></text:h>
      <text:p text:style-name="First_20_paragraph">Il existe des classiques tels que Catppuccin, Gruvbox ou encore Neon aux effets cyberpunk. Un repo de la communauté sur hyprland est disponible sur Github: <text:a xlink:type="simple" xlink:href="https://github.com/hyprland-community/theme-repo" office:name=""><text:span text:style-name="Definition">theme-repo</text:span></text:a></text:p>
      <text:h text:style-name="Heading_20_3" text:outline-level="3"><text:bookmark-start text:name="aur-helper"/>AUR Helper<text:bookmark-end text:name="aur-helper"/></text:h>
      <text:p text:style-name="First_20_paragraph">Pour l'utilisation de AUR, les paquets logiciels de la communauté, j'ai ma préférence pour <text:a xlink:type="simple" xlink:href="https://github.com/Jguer/yay" office:name=""><text:span text:style-name="Definition">yay</text:span></text:a> qui a remplacé le projet obsolète de yaourt en complément de pacman.</text:p>
      <text:h text:style-name="Heading_20_3" text:outline-level="3"><text:bookmark-start text:name="cloud-distant-et-sauvegarde"/>Cloud distant et sauvegarde<text:bookmark-end text:name="cloud-distant-et-sauvegarde"/></text:h>
      <text:p text:style-name="First_20_paragraph">Vous pouvez utiliser l'outil <text:a xlink:type="simple" xlink:href="https://rclone.org/" office:name=""><text:span text:style-name="Definition">rclone</text:span></text:a> en CLI qui permet d'accéder à un cloud distant (AWS S3, GDrive, NAS, etc) et de faire des sauvegardes chiffrés. Même si vous faites des snapshots du système, ayez une sauvegarde locale et à distance en particulier vos documents /home. D'autres options sont possible tel que le traditionnel Rsync mais aussi Borg ou Duplicity.</text:p>
      <text:p text:style-name="Text_20_body">References:</text:p>
      <text:list text:style-name="L116">
        <text:list-item>
          <text:p text:style-name="P879">dotfiles <text:a xlink:type="simple" xlink:href="https://wiki.archlinux.org/title/Dotfiles" office:name=""><text:span text:style-name="Definition"><text:a xlink:type="simple" xlink:href="https://wiki.archlinux.org/title/Dotfiles" office:name=""><text:span text:style-name="Definition">https://wiki.archlinux.org/title/Dotfiles</text:span></text:a></text:span></text:a></text:p>
        </text:list-item>
        <text:list-item>
          <text:p text:style-name="P879">Configuration for Arch Linux, Hyprland, kitty, kakoune, zsh and more + scripted installation guide <text:a xlink:type="simple" xlink:href="https://github.com/maximbaz/dotfiles" office:name=""><text:span text:style-name="Definition"><text:a xlink:type="simple" xlink:href="https://github.com/maximbaz/dotfiles" office:name=""><text:span text:style-name="Definition">https://github.com/maximbaz/dotfiles</text:span></text:a></text:span></text:a></text:p>
        </text:list-item>
        <text:list-item>
          <text:p text:style-name="P879">My journey of ricing Arch Linux <text:a xlink:type="simple" xlink:href="https://peterpf.dev/posts/ricing-arch-linux/" office:name=""><text:span text:style-name="Definition"><text:a xlink:type="simple" xlink:href="https://peterpf.dev/posts/ricing-arch-linux/" office:name=""><text:span text:style-name="Definition">https://peterpf.dev/posts/ricing-arch-linux/</text:span></text:a></text:span></text:a></text:p>
        </text:list-item>
        <text:list-item>
          <text:p text:style-name="P879">Awesome hyprland <text:a xlink:type="simple" xlink:href="https://github.com/hyprland-community/awesome-hyprland" office:name=""><text:span text:style-name="Definition"><text:a xlink:type="simple" xlink:href="https://github.com/hyprland-community/awesome-hyprland" office:name=""><text:span text:style-name="Definition">https://github.com/hyprland-community/awesome-hyprland</text:span></text:a></text:span></text:a></text:p>
        </text:list-item>
        <text:list-item>
          <text:p text:style-name="P879">Curation d'outils fish <text:a xlink:type="simple" xlink:href="https://github.com/jorgebucaran/awsm.fish" office:name=""><text:span text:style-name="Definition">awsm.fish</text:span></text:a></text:p>
        </text:list-item>
      </text:list>
      <text:h text:style-name="Heading_20_1" text:outline-level="1"><text:bookmark-start text:name="id_3-adminsitration-système"/>3. Adminsitration système<text:bookmark-end text:name="id_3-adminsitration-système"/></text:h>
      <text:p text:style-name="Horizontal_20_Line"/>
      <text:h text:style-name="Heading_20_2" text:outline-level="2"><text:bookmark-start text:name="id_31-ressources-sysadmin"/>3.1 Ressources SysAdmin<text:bookmark-end text:name="id_31-ressources-sysadmin"/></text:h>
      <text:p text:style-name="First_20_paragraph">Dans cette article nous allons nous pencher sur le métier d'administrateur système (sysAdmin) sous Linux. Je vais utiliser ce topic pour noter les ressources sur le métier.</text:p>
      <text:p text:style-name="Text_20_body">Quelques livres pour introduire le sujet à lire et avoir dans sa bibliothèque:</text:p>
      <text:list text:style-name="L117">
        <text:list-item>
          <text:p text:style-name="P880">UNIX and Linux System Administration Handbook, 5th Edition, 2017</text:p>
        </text:list-item>
        <text:list-item>
          <text:p text:style-name="P880">Practice of System and Network Administration, The Volume 1</text:p>
        </text:list-item>
        <text:list-item>
          <text:p text:style-name="P880">The Linux Philosophy for SysAdmins</text:p>
        </text:list-item>
      </text:list>
      <text:h text:style-name="Heading_20_3" text:outline-level="3"><text:bookmark-start text:name="intro-sysadmin"/>Intro SysAdmin<text:bookmark-end text:name="intro-sysadmin"/></text:h>
      <text:p text:style-name="First_20_paragraph">Une série de vidéo sur Youtube pour ce lancer dans l'administration système Linux, de niveau débutant à SysAdmin: The Linux Basics Course: <text:a xlink:type="simple" xlink:href="https://www.youtube.com/watch?v=bju_FdCo42w&amp;list=PLtK75qxsQaMLZSo7KL-PmiRarU7hrpnwK" office:name=""><text:span text:style-name="Definition">Beginner to SysAdmin, Step by Step</text:span></text:a> suivi d'un très bon cours pour savoir configurer un serveur: <text:a xlink:type="simple" xlink:href="https://www.youtube.com/watch?v=WMy3OzvBWc0" office:name=""><text:span text:style-name="Definition">Linux Server Course - System Configuration and Opération</text:span></text:a>.</text:p>
      <text:h text:style-name="Heading_20_3" text:outline-level="3"><text:bookmark-start text:name="avoir-son-propre-serveur"/>Avoir son propre serveur<text:bookmark-end text:name="avoir-son-propre-serveur"/></text:h>
      <text:p text:style-name="First_20_paragraph">Pour aller plus loin, déployer un <text:a xlink:type="simple" xlink:href="https://fr.linuxteaching.com/article/how_to_build_a_server_at_home" office:name=""><text:span text:style-name="Definition">serveur domestique DIY</text:span></text:a> chez vous, pour prototyper, apprendre des services, créer vos virtuals Labs pour tester des configurations. Ne dépensez pas plus de 1000€ pour un serveur en neuf, <text:a xlink:type="simple" xlink:href="https://www.ldlc.com/configurateur-pc/" office:name=""><text:span text:style-name="Definition">lien vers le configurateur PC</text:span></text:a>:</text:p>
      <text:p text:style-name="P881">########################################################</text:p>
      <text:p text:style-name="P882">Config Server mini-ITX Ryzen CPU 32GO RAM 4x2TO HDD RAID</text:p>
      <text:p text:style-name="P883">########################################################</text:p>
      <text:p text:style-name="P884">Par ldlc.com</text:p>
      <text:p text:style-name="P885"/>
      <text:p text:style-name="P886">- ASRock A520M-ITX/ac 119€95</text:p>
      <text:p text:style-name="P887">- AMD Ryzen 5 5500 Wraith Stealth (3.6 GHz / 4.2 GHz) 157€96</text:p>
      <text:p text:style-name="P888">- Fractal Design Node 304 Noir 119€95</text:p>
      <text:p text:style-name="P889">- Corsair Vengeance LPX Series Low Profile 32 Go (2x 16 Go) DDR4 3200 MHz CL16 159€95</text:p>
      <text:p text:style-name="P890">- 4 x Seagate IronWolf 2 To 395€80</text:p>
      <text:p text:style-name="P891">- be quiet! Straight Power 11 450W 80PLUS Gold <text:s text:c="1"/>107€95</text:p>
      <text:p text:style-name="P892">- 2 x Corsair Câbles SATA Gainés Droits/Coudés 30 cm (coloris bleu) 29€90</text:p>
      <text:p text:style-name="P893">- Advance GTA 230 (AZERTY Français) 19€94 </text:p>
      <text:p text:style-name="P894"/>
      <text:p text:style-name="P895">total: 1111€</text:p>
      <text:h text:style-name="Heading_20_3" text:outline-level="3"><text:bookmark-start text:name="certifications"/>Certifications<text:bookmark-end text:name="certifications"/></text:h>
      <text:p text:style-name="First_20_paragraph">Pour vous faire reconnaître sur le marché du travail, passez des certifications, elles permettent de juger de vos connaissances, quelques une des plus demandés:</text:p>
      <text:list text:style-name="L118">
        <text:list-item>
          <text:p text:style-name="P896">Linux Essentials</text:p>
        </text:list-item>
        <text:list-item>
          <text:p text:style-name="P896">RHCSA - Red Hat Certified System Administrator</text:p>
        </text:list-item>
        <text:list-item>
          <text:p text:style-name="P896">RHCE - Red Hat Certified Engineer</text:p>
        </text:list-item>
        <text:list-item>
          <text:p text:style-name="P896">LPIC 1 - Linux Administrator</text:p>
        </text:list-item>
        <text:list-item>
          <text:p text:style-name="P896">LPIC 2 - Linux Engineer</text:p>
        </text:list-item>
        <text:list-item>
          <text:p text:style-name="P896">LPIC 3 - Linux Enterprise Professional Certification</text:p>
        </text:list-item>
        <text:list-item>
          <text:p text:style-name="P896">LFCS - Linux Foundation Certified System Administrator</text:p>
        </text:list-item>
        <text:list-item>
          <text:p text:style-name="P896">compTIA Linux+</text:p>
        </text:list-item>
      </text:list>
      <text:p text:style-name="First_20_paragraph"><text:a xlink:type="simple" xlink:href="https://hackr.io/blog/best-linux-certifications" office:name=""><text:span text:style-name="Definition">Plus d'information sur les certifications</text:span></text:a></text:p>
      <text:h text:style-name="Heading_20_3" text:outline-level="3"><text:bookmark-start text:name="programmation"/>Programmation<text:bookmark-end text:name="programmation"/></text:h>
      <text:p text:style-name="First_20_paragraph">Pour automatiser les tâches d'administrations il faut savoir programmer en bash, python voir du perl. Pour du scripting. Livre recommandé:</text:p>
      <text:p text:style-name="Text_20_body">Bash &amp; scripting:</text:p>
      <text:list text:style-name="L119">
        <text:list-item>
          <text:p text:style-name="P897">The Linux Command Line, 2nd Edition</text:p>
        </text:list-item>
        <text:list-item>
          <text:p text:style-name="P897">Linux® Command Line and Shell Scripting Bible, Third Edition</text:p>
        </text:list-item>
      </text:list>
      <text:p text:style-name="First_20_paragraph">Python:</text:p>
      <text:list text:style-name="L120">
        <text:list-item>
          <text:p text:style-name="P898">Automate the Boring Stuff with Python</text:p>
        </text:list-item>
        <text:list-item>
          <text:p text:style-name="P898">Python for Unix and Linux System Administration 1st Edition</text:p>
        </text:list-item>
      </text:list>
      <text:h text:style-name="Heading_20_3" text:outline-level="3"><text:bookmark-start text:name="e-learning"/>E-Learning<text:bookmark-end text:name="e-learning"/></text:h>
      <text:p text:style-name="First_20_paragraph">Quelques liens de cours d'administrateur système:</text:p>
      <text:list text:style-name="L121">
        <text:list-item>
          <text:p text:style-name="P899"><text:a xlink:type="simple" xlink:href="https://training.linuxfoundation.org/training/essentials-of-linux-system-administration/" office:name=""><text:span text:style-name="Definition">Essentials of Linux System Administration (LFS201)</text:span></text:a></text:p>
        </text:list-item>
        <text:list-item>
          <text:p text:style-name="P899"><text:a xlink:type="simple" xlink:href="https://www.udemy.com/course/linux-administration-bootcamp/" office:name=""><text:span text:style-name="Definition">Linux Administration Bootcamp: Go from Beginner to Advanced</text:span></text:a></text:p>
        </text:list-item>
      </text:list>
      <text:h text:style-name="Heading_20_3" text:outline-level="3"><text:bookmark-start text:name="organisation"/>Organisation<text:bookmark-end text:name="organisation"/></text:h>
      <text:p text:style-name="First_20_paragraph">League of Professional System Administrators (LOPSA):</text:p>
      <text:p text:style-name="Text_20_body"><text:a xlink:type="simple" xlink:href="https://lopsa.org/" office:name=""><text:span text:style-name="Definition"><text:a xlink:type="simple" xlink:href="https://lopsa.org/" office:name=""><text:span text:style-name="Definition">https://lopsa.org/</text:span></text:a></text:span></text:a></text:p>
      <text:h text:style-name="Heading_20_3" text:outline-level="3"><text:bookmark-start text:name="sites-références"/>Sites références<text:bookmark-end text:name="sites-références"/></text:h>
      <text:p text:style-name="First_20_paragraph">En français, le site de François Goffinet sur l'administration Linux:</text:p>
      <text:list text:style-name="L122">
        <text:list-item>
          <text:p text:style-name="P900"><text:a xlink:type="simple" xlink:href="https://linux.goffinet.org/" office:name=""><text:span text:style-name="Definition"><text:a xlink:type="simple" xlink:href="https://linux.goffinet.org/" office:name=""><text:span text:style-name="Definition">https://linux.goffinet.org/</text:span></text:a></text:span></text:a></text:p>
        </text:list-item>
      </text:list>
      <text:p text:style-name="First_20_paragraph">Le wiki r/sysadmin de la communauté Reddit:</text:p>
      <text:list text:style-name="L123">
        <text:list-item>
          <text:p text:style-name="P901"><text:a xlink:type="simple" xlink:href="https://www.reddit.com/r/sysadmin/wiki/index/" office:name=""><text:span text:style-name="Definition"><text:a xlink:type="simple" xlink:href="https://www.reddit.com/r/sysadmin/wiki/index/" office:name=""><text:span text:style-name="Definition">https://www.reddit.com/r/sysadmin/wiki/index/</text:span></text:a></text:span></text:a></text:p>
        </text:list-item>
      </text:list>
      <text:p text:style-name="First_20_paragraph">La documentation Ubuntu pour serveur:</text:p>
      <text:list text:style-name="L124">
        <text:list-item>
          <text:p text:style-name="P902"><text:a xlink:type="simple" xlink:href="https://help.ubuntu.com/community/Servers" office:name=""><text:span text:style-name="Definition"><text:a xlink:type="simple" xlink:href="https://help.ubuntu.com/community/Servers" office:name=""><text:span text:style-name="Definition">https://help.ubuntu.com/community/Servers</text:span></text:a></text:span></text:a></text:p>
        </text:list-item>
        <text:list-item>
          <text:p text:style-name="P902"><text:a xlink:type="simple" xlink:href="https://ubuntu.com/server/docs" office:name=""><text:span text:style-name="Definition"><text:a xlink:type="simple" xlink:href="https://ubuntu.com/server/docs" office:name=""><text:span text:style-name="Definition">https://ubuntu.com/server/docs</text:span></text:a></text:span></text:a></text:p>
        </text:list-item>
      </text:list>
      <text:p text:style-name="First_20_paragraph">L'administration sous Debian:</text:p>
      <text:list text:style-name="L125">
        <text:list-item>
          <text:p text:style-name="P903"><text:a xlink:type="simple" xlink:href="https://www.debian.org/doc/manuals/debian-reference/" office:name=""><text:span text:style-name="Definition">Guide de référence Debian</text:span></text:a></text:p>
        </text:list-item>
        <text:list-item>
          <text:p text:style-name="P903"><text:a xlink:type="simple" xlink:href="https://debian-handbook.info/browse/stable/" office:name=""><text:span text:style-name="Definition">The Debian Administrator's Handbook</text:span></text:a></text:p>
        </text:list-item>
        <text:list-item>
          <text:p text:style-name="P903"><text:a xlink:type="simple" xlink:href="https://www.debian.org/doc/manuals/securing-debian-manual/index.fr.html" office:name=""><text:span text:style-name="Definition">Guide de sécurité du Debian 3.19</text:span></text:a></text:p>
        </text:list-item>
      </text:list>
      <text:p text:style-name="First_20_paragraph"><text:a xlink:type="simple" xlink:href="https://meta.serverfault.com/" office:name=""><text:span text:style-name="Definition">Meta Serveur Fault</text:span></text:a> est un site de questions et réponses pour administrateur système et réseau.</text:p>
      <text:p text:style-name="Text_20_body"><text:a xlink:type="simple" xlink:href="https://tldp.org/index.html" office:name=""><text:span text:style-name="Definition">TLDP The Linux Documentation Project</text:span></text:a></text:p>
      <text:h text:style-name="Heading_20_3" text:outline-level="3"><text:bookmark-start text:name="outils"/>Outils<text:bookmark-end text:name="outils"/></text:h>
      <text:p text:style-name="First_20_paragraph">10 outils Linux à connaître en tant que Sysadmin</text:p>
      <text:list text:style-name="L126">
        <text:list-item>
          <text:p text:style-name="P904"><text:a xlink:type="simple" xlink:href="https://geekflare.com/fr/linux-tools-for-sysadmin/" office:name=""><text:span text:style-name="Definition"><text:a xlink:type="simple" xlink:href="https://geekflare.com/fr/linux-tools-for-sysadmin/" office:name=""><text:span text:style-name="Definition">https://geekflare.com/fr/linux-tools-for-sysadmin/</text:span></text:a></text:span></text:a></text:p>
        </text:list-item>
      </text:list>
      <text:p text:style-name="First_20_paragraph">10 Must Have Tools for Linux System Administrators</text:p>
      <text:list text:style-name="L127">
        <text:list-item>
          <text:p text:style-name="P905"><text:a xlink:type="simple" xlink:href="https://www.makeuseof.com/best-tools-for-linux-system-administrators/" office:name=""><text:span text:style-name="Definition"><text:a xlink:type="simple" xlink:href="https://www.makeuseof.com/best-tools-for-linux-system-administrators/" office:name=""><text:span text:style-name="Definition">https://www.makeuseof.com/best-tools-for-linux-system-administrators/</text:span></text:a></text:span></text:a></text:p>
        </text:list-item>
      </text:list>
      <text:p text:style-name="First_20_paragraph">What’s your favorite automation tool?</text:p>
      <text:list text:style-name="L128">
        <text:list-item>
          <text:p text:style-name="P906"><text:a xlink:type="simple" xlink:href="https://www.redhat.com/sysadmin/favorite-automation-tool" office:name=""><text:span text:style-name="Definition"><text:a xlink:type="simple" xlink:href="https://www.redhat.com/sysadmin/favorite-automation-tool" office:name=""><text:span text:style-name="Definition">https://www.redhat.com/sysadmin/favorite-automation-tool</text:span></text:a></text:span></text:a></text:p>
        </text:list-item>
      </text:list>
      <text:p text:style-name="First_20_paragraph">30 Linux System Monitoring Tools Every SysAdmin Should Know</text:p>
      <text:list text:style-name="L129">
        <text:list-item>
          <text:p text:style-name="P907"><text:a xlink:type="simple" xlink:href="https://www.cyberciti.biz/tips/top-linux-monitoring-tools.html" office:name=""><text:span text:style-name="Definition"><text:a xlink:type="simple" xlink:href="https://www.cyberciti.biz/tips/top-linux-monitoring-tools.html" office:name=""><text:span text:style-name="Definition">https://www.cyberciti.biz/tips/top-linux-monitoring-tools.html</text:span></text:a></text:span></text:a></text:p>
        </text:list-item>
      </text:list>
      <text:p text:style-name="First_20_paragraph">Some useful tools for Linux sysAdmin</text:p>
      <text:list text:style-name="L130">
        <text:list-item>
          <text:p text:style-name="P908"><text:a xlink:type="simple" xlink:href="https://ostechnix.com/some-useful-tools-for-linux-system-admins/" office:name=""><text:span text:style-name="Definition"><text:a xlink:type="simple" xlink:href="https://ostechnix.com/some-useful-tools-for-linux-system-admins/" office:name=""><text:span text:style-name="Definition">https://ostechnix.com/some-useful-tools-for-linux-system-admins/</text:span></text:a></text:span></text:a></text:p>
        </text:list-item>
      </text:list>
      <text:h text:style-name="Heading_20_3" text:outline-level="3"><text:bookmark-start text:name="roadmap"/>Roadmap<text:bookmark-end text:name="roadmap"/></text:h>
      <text:list text:style-name="L131">
        <text:list-item>
          <text:p text:style-name="P909"><text:a xlink:type="simple" xlink:href="https://roadmap.sh/devops" office:name=""><text:span text:style-name="Definition"><text:a xlink:type="simple" xlink:href="https://roadmap.sh/devops" office:name=""><text:span text:style-name="Definition">https://roadmap.sh/devops</text:span></text:a></text:span></text:a></text:p>
        </text:list-item>
        <text:list-item>
          <text:p text:style-name="P909"><text:a xlink:type="simple" xlink:href="https://github.com/infinite-education/linux-admin-roadmap" office:name=""><text:span text:style-name="Definition"><text:a xlink:type="simple" xlink:href="https://github.com/infinite-education/linux-admin-roadmap" office:name=""><text:span text:style-name="Definition">https://github.com/infinite-education/linux-admin-roadmap</text:span></text:a></text:span></text:a></text:p>
        </text:list-item>
        <text:list-item>
          <text:p text:style-name="P909"><text:a xlink:type="simple" xlink:href="http://www.nrstickley.com/system-admin-roadmap/" office:name=""><text:span text:style-name="Definition"><text:a xlink:type="simple" xlink:href="http://www.nrstickley.com/system-admin-roadmap/" office:name=""><text:span text:style-name="Definition">http://www.nrstickley.com/system-admin-roadmap/</text:span></text:a></text:span></text:a></text:p>
        </text:list-item>
      </text:list>
      <text:h text:style-name="Heading_20_3" text:outline-level="3"><text:bookmark-start text:name="list-awesome"/>List Awesome<text:bookmark-end text:name="list-awesome"/></text:h>
      <text:p text:style-name="First_20_paragraph">sysadmin-reading-list</text:p>
      <text:list text:style-name="L132">
        <text:list-item>
          <text:p text:style-name="P910"><text:a xlink:type="simple" xlink:href="https://github.com/unixorn/sysadmin-reading-list#online-communities" office:name=""><text:span text:style-name="Definition"><text:a xlink:type="simple" xlink:href="https://github.com/unixorn/sysadmin-reading-list#online-communities" office:name=""><text:span text:style-name="Definition">https://github.com/unixorn/sysadmin-reading-list#online-communities</text:span></text:a></text:span></text:a></text:p>
        </text:list-item>
      </text:list>
      <text:p text:style-name="First_20_paragraph">Awesome SysAdmin</text:p>
      <text:list text:style-name="L133">
        <text:list-item>
          <text:p text:style-name="P911"><text:a xlink:type="simple" xlink:href="https://github.com/kahun/awesome-sysadmin" office:name=""><text:span text:style-name="Definition"><text:a xlink:type="simple" xlink:href="https://github.com/kahun/awesome-sysadmin" office:name=""><text:span text:style-name="Definition">https://github.com/kahun/awesome-sysadmin</text:span></text:a></text:span></text:a></text:p>
        </text:list-item>
      </text:list>
      <text:h text:style-name="Heading_20_2" text:outline-level="2"><text:bookmark-start text:name="id_32-proxmox-homelab"/>3.2 Proxmox Homelab<text:bookmark-end text:name="id_32-proxmox-homelab"/></text:h>
      <text:p text:style-name="First_20_paragraph">n va parler un peu de serveur. Notre monde fonctionne actuellement sous l'apartheid informatique dans le sens que les utilisateurs Windows et MacOS sous logiciels propriétaires ne connaissent rien en serveur, alors que les libristes, hackers et utilisateurs de Linux sont des experts, c'est dans leur seconde nature. Tout simplement car l'infrastructure d'internet fonctionne entièrement sous le logiciel libre et open source. Le Top 1 million des sites mondiaux fonctionnent sous un serveur web Linux à 96,3% mais également plus de 90% des infrastructures en cloud computing. <text:a xlink:type="simple" xlink:href="https://truelist.co/blog/linux-statistics/" office:name=""><text:span text:style-name="Definition">Stats Linux</text:span></text:a>.</text:p>
      <text:p text:style-name="Text_20_body">Clairement Windows server est marginal, peu de service et vulnérable, et quand on se lance dans l'apprentissage des serveurs, c'est du pure suicide, certain sont des Microsoft fanboys en particulier pour de l'utilisation avec Azure. De nombreux serveurs ont une stack de base sous Debian LAMP (Linux Apache MySQL PHP), c'est old school mais toujours d'actualité chez les "tradis" pour le développement de services web.</text:p>
      <text:p text:style-name="Text_20_body">Débuter sur serveur ne demande pas un grand investissement, il est possible de commencer sur un <text:a xlink:type="simple" xlink:href="https://www.kubii.fr/pi-zero-w/1851-raspberry-pi-zero-w-3272496006997.html" office:name=""><text:span text:style-name="Definition">Raspberry Pi Zero W à 18€</text:span></text:a> fonctionne avec un Debian lite (RaspberryPi OS). Il y a beaucoup de documentation pour les apprenants. <text:a xlink:type="simple" xlink:href="https://raspberrytips.fr/projets-raspberry-pi-zero-2w/" office:name=""><text:span text:style-name="Definition">Quelques idées de projets</text:span></text:a>. Personnellement je préfère le modèle <text:a xlink:type="simple" xlink:href="https://fr.aliexpress.com/item/1005004157984532.html" office:name=""><text:span text:style-name="Definition">MangoPi MQ Pro à 30€</text:span></text:a> sur architecture RISC-V en processeur. Windows server ne fonctionne pas sur nano-ordinateur et système embarqué, vous êtes prévenu c'est de la daube, problème de compatibilité matériel, mais également d'utilisation des ressources sur des configurations minimalistes.</text:p>
      <text:h text:style-name="Heading_20_3" text:outline-level="3"><text:bookmark-start text:name="lauto-hébergement"/>L'auto-hébergement<text:bookmark-end text:name="lauto-hébergement"/></text:h>
      <text:p text:style-name="First_20_paragraph">Si vous voulez monter en compétence chez soi sur serveur, vous faites de l'auto-hébergement en particulier dans le cadre pour contrôler vos données que cela soit personnel ou entreprise et déployer des services. Cela demande quelques compétences en réseau informatique et administration système et tester des technologies localement. Un web entrepreneur a raison de monter en compétence sur serveur pour préparer des services d'entreprises et gérer les données localement, en réalité l'entrepreneur est garant des données et donc du patrimoine informationnel de son entreprise et de la gestion du système d'information (SI). Il faut planifier en amont des sauvegardes et possibilités de migration des données et services quand l'entreprise monte en puissance, ce que l'on appel du <text:a xlink:type="simple" xlink:href="https://www.leslivresblancs.fr/dossier/tout-comprendre-de-la-scalabilite-du-scaling-et-de-la-scale" office:name=""><text:span text:style-name="Definition">scaling</text:span></text:a>. D'ou que l'on utilise la technologie de virtualisation sur serveur.</text:p>
      <text:h text:style-name="Heading_20_3" text:outline-level="3"><text:bookmark-start text:name="proxmox"/>Proxmox<text:bookmark-end text:name="proxmox"/></text:h>
      <text:p text:style-name="First_20_paragraph">L'un des produits open source largement plébiscité est <text:a xlink:type="simple" xlink:href="https://www.proxmox.com/en/" office:name=""><text:span text:style-name="Definition">Proxmox VE</text:span></text:a> pour de la virtualisation sur serveur avec comme hyperviseur KVM et des containers LXC. C'est un standard actuellement dans la construction de Homelab mais également pour des TPE ou associations. L'interface d'administration des machines virtuelles (VM) est intuitive, mais également pour utiliser des technologies comme les snapshots ou le RAID avec le système de fichier ZFS. Proxmox est une distro Linux Debian avec une surcouche de management de VM et d'interface d'administration.</text:p>
      <text:p text:style-name="Text_20_body">Le matériel nécessaire est en fonction de ces propres besoins. Vous pouvez commencer sur du pré-construit comme un Intel NUC et seulement 4GB de ram à 150€, voir des Lenovo Thinkcentre en mini-PC. Une VM fait généralement à minima 512Mo de RAM pour un serveur.</text:p>
      <text:p text:style-name="Text_20_body">Pour un Homelab performant, il est nécessaire de monter soi-même sa configuration et mettre entre 1000 à 2000€, avec du matériel dédié pour serveur tel qu'un processeur Xeon ou des disques durs pour NAS comme la série Iron Wolf. J'ai ma préférence pour l'utilisation du format mini-ITX en carte-mère et un boitier adapté avec 4 à 6 emplacement de disques durs comme le "<text:a xlink:type="simple" xlink:href="https://www.fractal-design.com/products/cases/node/node-304/black/" office:name=""><text:span text:style-name="Definition">fractal design node 304</text:span></text:a>" qui permet de réduire l'encombrement. Vous trouverez sur <text:a xlink:type="simple" xlink:href="https://forums.serverbuilds.net/t/guide-nas-killer-4-0-fast-quiet-power-efficient-and-flexible-starting-at-125/667" office:name=""><text:span text:style-name="Definition">ce guide pour NAS</text:span></text:a>, des configurations matériels détaillées d'Homelab.</text:p>
      <text:p text:style-name="Text_20_body">Proxmox permet d'utiliser la technologie PCI Passthrough pour utiliser une carte graphique et déployer une machine virtuelle dédiée à de l'utilisation de GPU intensive comme du Cloud Gaming. Il est possible de ce connecter à distance depuis votre PC sur votre réseau local à une VM de Cloud Gaming avec une environnement isolé et pré-configuré, c'est pratique si votre PC ne permet pas d'utiliser une carte graphique ou installer des produits, jeux. Seulement faudra une configuration matériel puissante que cela soit en processeur, ram et alimentation. Cela me permet d'invoquer une session à distance sous Arch Linux via Remmina en me connectant au serveur.</text:p>
      <text:p text:style-name="Text_20_body">La configuration de mon propre serveur Proxmox à titre indicatif:</text:p>
      <text:p text:style-name="P912"/>
      <text:p text:style-name="P913">###########################################################</text:p>
      <text:p text:style-name="P914">Config Server mini-ITX CPU Ryzen 5 <text:s text:c="1"/>64GO RAM 4x2TO HDD RAID</text:p>
      <text:p text:style-name="P915">###########################################################</text:p>
      <text:p text:style-name="P916">Par ldlc.com</text:p>
      <text:p text:style-name="P917"/>
      <text:p text:style-name="P918">- Carte mère: ASRock A520M-ITX/ac 119€95</text:p>
      <text:p text:style-name="P919">- CPU: AMD Ryzen 5 5500 Wraith Stealth 6 cores (3.6 GHz / 4.2 GHz) 157€96</text:p>
      <text:p text:style-name="P920">- Boitier: Fractal Design Node 304 Noir 119€95</text:p>
      <text:p text:style-name="P921">- RAM: Corsair Vengeance LPX Series Low Profile 64 Go (2x 32 Go) DDR4 3200 MHz CL16 256€95</text:p>
      <text:p text:style-name="P922">- HDD: 4 x Seagate IronWolf 2 To 395€80</text:p>
      <text:p text:style-name="P923">- Alimentation: be quiet! Straight Power 11 450W 80PLUS Gold <text:s text:c="1"/>107€95</text:p>
      <text:p text:style-name="P924">- Ventirad: Noctua NH-L9a-AM4 59€</text:p>
      <text:p text:style-name="P925">- Cable: 2 x Corsair Câbles SATA Gainés Droits/Coudés 30 cm (coloris bleu) 29€90</text:p>
      <text:p text:style-name="P926">- Clavier: Advance GTA 230 (AZERTY Français) 19€94</text:p>
      <text:p text:style-name="P927">- GPU: Zotac NVIDIA GTX 1650 OC 4GB 180€ </text:p>
      <text:p text:style-name="P928"/>
      <text:p text:style-name="P929">total: 1440€</text:p>
      <text:h text:style-name="Heading_20_3" text:outline-level="3"><text:bookmark-start text:name="configuration"/>Configuration<text:bookmark-end text:name="configuration"/></text:h>
      <text:p text:style-name="First_20_paragraph">Quand vous devez configurer la première fois le serveur, il faut mettre en place un OS "bare metal" en installant l'iso de Proxmox via USB. Il faut un écran, clavier et souris. On doit choisir les volumes, mettre en place le RAID, les paramètres d'administration et réseau. Qui ne serve qu'une fois, ou en cas de maintenance critique et d'accès réseau à distance coupé. Une fois le serveur configuré, on ce connecte à distance sur le réseau local depuis son PC de travail. <text:a xlink:type="simple" xlink:href="https://www.it-connect.fr/comment-installer-proxmox-ve-7-0-et-creer-sa-premiere-vm/" office:name=""><text:span text:style-name="Definition">Installer Proxmox et lancer sa première VM</text:span></text:a>.</text:p>
      <text:h text:style-name="Heading_20_3" text:outline-level="3"><text:bookmark-start text:name="services-homelab"/>Services Homelab<text:bookmark-end text:name="services-homelab"/></text:h>
      <text:p text:style-name="First_20_paragraph">Il est possible de déployer énormément de services ou de les créer. Il y a une pléthore de programme et apps open source pour de l'auto-hébergement. Vous trouverez une <text:a xlink:type="simple" xlink:href="https://github.com/awesome-selfhosted/awesome-selfhosted" office:name=""><text:span text:style-name="Definition">liste Awesome "self-hosted"</text:span></text:a>. Dans l'exemple d'une association, il est possible de déployer un ERP pour la comptabilité: Dolibarr + outils de collaboration et de gestion de document: Nextcloud + un site statique (Jekyll en Ruby) + service de mailing list (Sympa) pour la communication.</text:p>
      <text:p text:style-name="Text_20_body">Après dans les outils plébiscités on retrouve:</text:p>
      <text:list text:style-name="L134">
        <text:list-item>
          <text:p text:style-name="P930">Prometheus</text:p>
        </text:list-item>
        <text:list-item>
          <text:p text:style-name="P930">Terraform</text:p>
        </text:list-item>
        <text:list-item>
          <text:p text:style-name="P930">Kubernetes</text:p>
        </text:list-item>
        <text:list-item>
          <text:p text:style-name="P930">Docker</text:p>
        </text:list-item>
        <text:list-item>
          <text:p text:style-name="P930">Portainer</text:p>
        </text:list-item>
        <text:list-item>
          <text:p text:style-name="P930">Plex</text:p>
        </text:list-item>
        <text:list-item>
          <text:p text:style-name="P930">Ansible</text:p>
        </text:list-item>
        <text:list-item>
          <text:p text:style-name="P930">Pi-Hole</text:p>
        </text:list-item>
        <text:list-item>
          <text:p text:style-name="P930">Webmin</text:p>
        </text:list-item>
      </text:list>
      <text:p text:style-name="First_20_paragraph">Le mieux est de se renseigner sur internet, il y a des articles de blogs et vidéos Youtube sur le type d'utilisation d'un HomeLab avec retour d'expérience. <text:a xlink:type="simple" xlink:href="https://www.youtube.com/watch?v=IE5y2_S8S8U" office:name=""><text:span text:style-name="Definition">HomeLab Services Tour Late 2021 - What am I Self-Hosting in my HomeLab?</text:span></text:a></text:p>
      <text:h text:style-name="Heading_20_2" text:outline-level="2"><text:bookmark-start text:name="id_33-sécurisation-de-serveur-nginx"/>3.3 Sécurisation de serveur Nginx<text:bookmark-end text:name="id_33-sécurisation-de-serveur-nginx"/></text:h>
      <text:p text:style-name="First_20_paragraph">Configuration:</text:p>
      <text:list text:style-name="L135">
        <text:list-item>
          <text:p text:style-name="P931">OS: Debian 11</text:p>
        </text:list-item>
        <text:list-item>
          <text:p text:style-name="P931">Auto-update security</text:p>
        </text:list-item>
        <text:list-item>
          <text:p text:style-name="P931">Web server: Nginx</text:p>
        </text:list-item>
        <text:list-item>
          <text:p text:style-name="P931">par-feu: ufw</text:p>
        </text:list-item>
        <text:list-item>
          <text:p text:style-name="P931">securité: fail2ban, rkhunter, clé RSA SSH Only-Login, logwatch</text:p>
        </text:list-item>
        <text:list-item>
          <text:p text:style-name="P931">SSL Enable avec Let's Encrypt auto-renew</text:p>
        </text:list-item>
        <text:list-item>
          <text:p text:style-name="P931">Template: Simple.css</text:p>
        </text:list-item>
      </text:list>
      <text:p text:style-name="First_20_paragraph">Create a static website on Nginx:</text:p>
      <text:list text:style-name="L136">
        <text:list-item>
          <text:p text:style-name="P932"><text:a xlink:type="simple" xlink:href="https://jgefroh.medium.com/a-guide-to-using-nginx-for-static-websites-d96a9d034940" office:name=""><text:span text:style-name="Definition"><text:a xlink:type="simple" xlink:href="https://jgefroh.medium.com/a-guide-to-using-nginx-for-static-websites-d96a9d034940" office:name=""><text:span text:style-name="Definition">https://jgefroh.medium.com/a-guide-to-using-nginx-for-static-websites-d96a9d034940</text:span></text:a></text:span></text:a></text:p>
        </text:list-item>
      </text:list>
      <text:p text:style-name="First_20_paragraph">Proteger son serveur VPS:</text:p>
      <text:list text:style-name="L137">
        <text:list-item>
          <text:p text:style-name="P933"><text:a xlink:type="simple" xlink:href="https://www.remipoignon.fr/securiser-son-serveur-linux/" office:name=""><text:span text:style-name="Definition"><text:a xlink:type="simple" xlink:href="https://www.remipoignon.fr/securiser-son-serveur-linux/" office:name=""><text:span text:style-name="Definition">https://www.remipoignon.fr/securiser-son-serveur-linux/</text:span></text:a></text:span></text:a></text:p>
        </text:list-item>
      </text:list>
      <text:p text:style-name="First_20_paragraph">Static site template:</text:p>
      <text:list text:style-name="L138">
        <text:list-item>
          <text:p text:style-name="P934">Simple.css <text:a xlink:type="simple" xlink:href="https://github.com/kevquirk/simple.css" office:name=""><text:span text:style-name="Definition"><text:a xlink:type="simple" xlink:href="https://github.com/kevquirk/simple.css" office:name=""><text:span text:style-name="Definition">https://github.com/kevquirk/simple.css</text:span></text:a></text:span></text:a></text:p>
        </text:list-item>
      </text:list>
      <text:p text:style-name="First_20_paragraph">Liste pour utiliser un générateur de site statique (blog, docs, etc...):</text:p>
      <text:list text:style-name="L139">
        <text:list-item>
          <text:p text:style-name="P935"><text:a xlink:type="simple" xlink:href="https://jamstack.org/generators/" office:name=""><text:span text:style-name="Definition"><text:a xlink:type="simple" xlink:href="https://jamstack.org/generators/" office:name=""><text:span text:style-name="Definition">https://jamstack.org/generators/</text:span></text:a></text:span></text:a></text:p>
        </text:list-item>
      </text:list>
      <text:p text:style-name="First_20_paragraph">Partage de fichier à la racine (index) du web server comme repository:</text:p>
      <text:list text:style-name="L140">
        <text:list-item>
          <text:p text:style-name="P936">Apaxy: <text:a xlink:type="simple" xlink:href="https://oupala.github.io/apaxy/" office:name=""><text:span text:style-name="Definition"><text:a xlink:type="simple" xlink:href="https://oupala.github.io/apaxy/" office:name=""><text:span text:style-name="Definition">https://oupala.github.io/apaxy/</text:span></text:a></text:span></text:a></text:p>
        </text:list-item>
        <text:list-item>
          <text:p text:style-name="P936">h5ai: <text:a xlink:type="simple" xlink:href="https://larsjung.de/h5ai/" office:name=""><text:span text:style-name="Definition"><text:a xlink:type="simple" xlink:href="https://larsjung.de/h5ai/" office:name=""><text:span text:style-name="Definition">https://larsjung.de/h5ai/</text:span></text:a></text:span></text:a></text:p>
        </text:list-item>
        <text:list-item>
          <text:p text:style-name="P936">Directory Lister: <text:a xlink:type="simple" xlink:href="https://www.directorylister.com/" office:name=""><text:span text:style-name="Definition"><text:a xlink:type="simple" xlink:href="https://www.directorylister.com/" office:name=""><text:span text:style-name="Definition">https://www.directorylister.com/</text:span></text:a></text:span></text:a></text:p>
        </text:list-item>
      </text:list>
      <text:p text:style-name="First_20_paragraph">NOTA: Hacker web design style Brutalist:</text:p>
      <text:list text:style-name="L141">
        <text:list-item>
          <text:p text:style-name="P937">What Is Brutalism in Web Design? <text:a xlink:type="simple" xlink:href="https://elementor.com/blog/brutalism-in-web-design/" office:name=""><text:span text:style-name="Definition"><text:a xlink:type="simple" xlink:href="https://elementor.com/blog/brutalism-in-web-design/" office:name=""><text:span text:style-name="Definition">https://elementor.com/blog/brutalism-in-web-design/</text:span></text:a></text:span></text:a></text:p>
        </text:list-item>
      </text:list>
      <text:p text:style-name="Horizontal_20_Line"/>
      <text:p text:style-name="First_20_paragraph"><text:span text:style-name="T2">LIST COMMAND ON SERVER</text:span></text:p>
      <text:p text:style-name="Text_20_body">Install editor text &amp; bash completion:</text:p>
      <text:p text:style-name="P938">$ apt install sudo nano vim bash-completion</text:p>
      <text:p text:style-name="First_20_paragraph">Configure the hostname:</text:p>
      <text:p text:style-name="P939">$ nano /etc/hosts</text:p>
      <text:p text:style-name="P940"/>
      <text:p text:style-name="P941">127.0.0.1 <text:s text:c="6"/>localhost.qasari.net <text:s text:c="2"/>localhost</text:p>
      <text:p text:style-name="P942">37.187.181.111 <text:s text:c="1"/>qasari.net <text:s text:c="4"/>qasari</text:p>
      <text:p text:style-name="First_20_paragraph">The following lines are desirable for IPv6 capable hosts</text:p>
      <text:p text:style-name="P943">::1 <text:s text:c="4"/>localhost ip6-localhost ip6-loopback</text:p>
      <text:p text:style-name="P944">ff02::1 ip6-allnodes</text:p>
      <text:p text:style-name="P945">ff02::2 ip6-allrouters</text:p>
      <text:p text:style-name="First_20_paragraph">Edit hostname:</text:p>
      <text:p text:style-name="P946">$ nano /etc/hostname</text:p>
      <text:p text:style-name="P947"/>
      <text:p text:style-name="P948">qasari</text:p>
      <text:p text:style-name="P949">$ reboot now</text:p>
      <text:p text:style-name="First_20_paragraph">Check if hostname is correct:</text:p>
      <text:p text:style-name="P950">$ hostname</text:p>
      <text:p text:style-name="P951">$ hostname -f</text:p>
      <text:p text:style-name="First_20_paragraph">Update debian installation:</text:p>
      <text:p text:style-name="P952">$ nano /etc/apt/sources.list </text:p>
      <text:p text:style-name="P953"/>
      <text:p text:style-name="P954"># enable contrib non-free</text:p>
      <text:p text:style-name="P955"/>
      <text:p text:style-name="P956">deb http://deb.debian.org/debian bullseye main contrib non-free</text:p>
      <text:p text:style-name="P957">deb-src http://deb.debian.org/debian bullseye main contrib non-free</text:p>
      <text:p text:style-name="P958"/>
      <text:p text:style-name="P959">deb http://deb.debian.org/debian-security bullseye/updates main contrib non-free</text:p>
      <text:p text:style-name="P960">deb-src http://deb.debian.org/debian-security bullseye/updates main contrib non-free</text:p>
      <text:p text:style-name="P961"/>
      <text:p text:style-name="P962">deb http://deb.debian.org/debian bullseye-updates main contrib non-free</text:p>
      <text:p text:style-name="P963">deb-src http://deb.debian.org/debian bullseye-updates main contrib non-free</text:p>
      <text:p text:style-name="P964">$ sudo apt-get update &amp;&amp; apt-get upgrade</text:p>
      <text:p text:style-name="First_20_paragraph">Synchro the system clock:</text:p>
      <text:p text:style-name="P965">$ apt install ntp</text:p>
      <text:p text:style-name="P966">$ timedatectl set-ntp true</text:p>
      <text:p text:style-name="First_20_paragraph">Ajout d'une utilisateur:</text:p>
      <text:p text:style-name="P967">$ sudo adduser toto</text:p>
      <text:p text:style-name="P968">$ sudo usermod -a -G sudo toto</text:p>
      <text:p text:style-name="P969">$ su toto</text:p>
      <text:p text:style-name="P970">$ passwd</text:p>
      <text:p text:style-name="First_20_paragraph">Enlever un utilisateur:</text:p>
      <text:p text:style-name="P971">$ sudo deluser debian</text:p>
      <text:p text:style-name="First_20_paragraph"><text:span text:style-name="T2">IMPORTANT NOTE DE SECURITY</text:span></text:p>
      <text:p text:style-name="Text_20_body">Utiliser une clé SSH sur pour l'authentification sur le serveur: <text:a xlink:type="simple" xlink:href="https://www.digitalocean.com/community/tutorials/how-to-set-up-ssh-keys-on-debian-11" office:name=""><text:span text:style-name="Definition"><text:a xlink:type="simple" xlink:href="https://www.digitalocean.com/community/tutorials/how-to-set-up-ssh-keys-on-debian-11" office:name=""><text:span text:style-name="Definition">https://www.digitalocean.com/community/tutorials/how-to-set-up-ssh-keys-on-debian-11</text:span></text:a></text:span></text:a></text:p>
      <text:p text:style-name="Text_20_body">Generate paire de clé RSA 4046</text:p>
      <text:p text:style-name="P972">$ ssh-keygen -b 4096</text:p>
      <text:p text:style-name="First_20_paragraph">copy la clé public sur le serveur distant</text:p>
      <text:p text:style-name="P973">$ ssh-copy-id toto@37.187.181.111</text:p>
      <text:p text:style-name="First_20_paragraph">Configuration de SSH:</text:p>
      <text:p text:style-name="P974">$ nano /etc/ssh/sshd_config</text:p>
      <text:p text:style-name="P975"/>
      <text:p text:style-name="P976">port 2382</text:p>
      <text:p text:style-name="P977">PermitRootLogin no</text:p>
      <text:p text:style-name="P978">PasswordAuthentication no</text:p>
      <text:p text:style-name="P979">$ reboot now</text:p>
      <text:p text:style-name="First_20_paragraph">On ce reconnecte via la clé SSH</text:p>
      <text:p text:style-name="P980">$ ssh -p 2382 toto@37.187.181.111</text:p>
      <text:p text:style-name="First_20_paragraph">Configurer le firewall:</text:p>
      <text:p text:style-name="Text_20_body">setup ufw:</text:p>
      <text:list text:style-name="L142">
        <text:list-item>
          <text:p text:style-name="P981"><text:a xlink:type="simple" xlink:href="https://linuxconfig.org/ubuntu-20-04-open-http-port-80-and-https-port-443-with-ufw" office:name=""><text:span text:style-name="Definition"><text:a xlink:type="simple" xlink:href="https://linuxconfig.org/ubuntu-20-04-open-http-port-80-and-https-port-443-with-ufw" office:name=""><text:span text:style-name="Definition">https://linuxconfig.org/ubuntu-20-04-open-http-port-80-and-https-port-443-with-ufw</text:span></text:a></text:span></text:a></text:p>
        </text:list-item>
      </text:list>
      <text:p text:style-name="P982">$ sudo apt install ufw</text:p>
      <text:p text:style-name="P983"/>
      <text:p text:style-name="P984">$ sudo ufw default deny incoming</text:p>
      <text:p text:style-name="P985">$ sudo ufw default allow outgoing</text:p>
      <text:p text:style-name="P986"/>
      <text:p text:style-name="P987">$ sudo ufw allow 2382</text:p>
      <text:p text:style-name="P988">$ sudo ufw allow http</text:p>
      <text:p text:style-name="P989">$ sudo ufw allow https</text:p>
      <text:p text:style-name="P990"/>
      <text:p text:style-name="P991">$ sudo ufw enable</text:p>
      <text:p text:style-name="P992">$ sudo ufw status</text:p>
      <text:p text:style-name="First_20_paragraph">Configurer fail2ban:</text:p>
      <text:p text:style-name="P993">$ sudo apt install fail2ban</text:p>
      <text:p text:style-name="P994">$ sudo cp /etc/fail2ban/fail2ban.conf /etc/fail2ban/fail2ban.local</text:p>
      <text:p text:style-name="P995">$ sudo cp /etc/fail2ban/jail.conf /etc/fail2ban/jail.local</text:p>
      <text:p text:style-name="P996">$ sudo nano /etc/fail2ban/jail.local</text:p>
      <text:p text:style-name="P997"/>
      <text:p text:style-name="P998">[sshd]</text:p>
      <text:p text:style-name="P999">enabled = true</text:p>
      <text:p text:style-name="P1000">port = 2382</text:p>
      <text:p text:style-name="P1001">filter = sshd</text:p>
      <text:p text:style-name="P1002">logpath = /var/log/auth.log</text:p>
      <text:p text:style-name="P1003">maxretry = 3</text:p>
      <text:p text:style-name="P1004">findtime = 300</text:p>
      <text:p text:style-name="P1005">bantime = 3600</text:p>
      <text:p text:style-name="P1006">ignoreip = 127.0.0.1</text:p>
      <text:p text:style-name="P1007">destemail = test@gmail.com</text:p>
      <text:p text:style-name="First_20_paragraph">Depuis une dernière version de fail2ban, pour recevoir les mails de notification, il faut indiquer votre mail dans les fichiers :</text:p>
      <text:p text:style-name="P1008"><text:s text:c="4"/>/etc/fail2ban/action.d/sendmail-common.conf</text:p>
      <text:p text:style-name="P1009"><text:s text:c="4"/>/etc/fail2ban/action.d/mail.conf</text:p>
      <text:p text:style-name="P1010"><text:s text:c="4"/>/etc/fail2ban/action.d/mail-whois.conf</text:p>
      <text:p text:style-name="P1011">$ sudo systemctl enable fail2ban</text:p>
      <text:p text:style-name="P1012">$ sudo systemctl start fail2ban</text:p>
      <text:p text:style-name="P1013">$ sudo fail2ban-client status</text:p>
      <text:p text:style-name="First_20_paragraph">Configure Rkhunter:</text:p>
      <text:p text:style-name="P1014">$ sudo apt install rkhunter</text:p>
      <text:p text:style-name="P1015">$ sudo nano /etc/default/rkhunter</text:p>
      <text:p text:style-name="P1016"/>
      <text:p text:style-name="P1017"># Pour effectuer une vérification chaque jour</text:p>
      <text:p text:style-name="P1018">CRON_DAILY_RUN="yes"</text:p>
      <text:p text:style-name="P1019">REPORT_EMAIL="test@gmail.com"</text:p>
      <text:p text:style-name="First_20_paragraph">Open /etc/rkhunter.conf. Uncomment (remove the # to the left) and change the following three variables:</text:p>
      <text:p text:style-name="P1020">MIRRORS_MODE=1 ---&gt; MIRRORS_MODE=0</text:p>
      <text:p text:style-name="P1021"/>
      <text:p text:style-name="P1022">UPDATE_MIRRORS=0 ---&gt; UPDATE_MIRRORS=1</text:p>
      <text:p text:style-name="P1023"/>
      <text:p text:style-name="P1024">WEB_CMD="/bin/false" ---&gt; WEB_CMD=""</text:p>
      <text:p text:style-name="First_20_paragraph">Confirm config file:</text:p>
      <text:p text:style-name="P1025">sudo rkhunter -C</text:p>
      <text:p text:style-name="First_20_paragraph">Update database:</text:p>
      <text:p text:style-name="P1026">$ sudo rkhunter --update</text:p>
      <text:p text:style-name="First_20_paragraph">Check the local system:</text:p>
      <text:p text:style-name="P1027">$ sudo rkhunter --check</text:p>
      <text:p text:style-name="First_20_paragraph">Configure logwatch:</text:p>
      <text:p text:style-name="P1028">$ sudo apt install logwatch</text:p>
      <text:p text:style-name="P1029">$ nano /usr/share/logwatch/default.conf/logwatch.conf</text:p>
      <text:p text:style-name="P1030">MailTo = test@gmail.com</text:p>
      <text:p text:style-name="P1031">$ sudo logwatch status</text:p>
      <text:p text:style-name="First_20_paragraph">test manuellement:</text:p>
      <text:p text:style-name="P1032">$ sudo logwatch --detail Low --mailto email@address --service http --range today</text:p>
      <text:p text:style-name="First_20_paragraph">Configurer les mises à jours de sécurité automatique:</text:p>
      <text:p text:style-name="P1033">$ sudo apt install unattended-upgrades</text:p>
      <text:p text:style-name="P1034">$ sudo systemctl enable unattended-upgrades</text:p>
      <text:p text:style-name="P1035">$ sudo systemctl start unattended-upgrades</text:p>
      <text:p text:style-name="First_20_paragraph">Configuration file:</text:p>
      <text:p text:style-name="P1036">$ sudo nano /etc/apt/apt.conf.d/50unattended-upgrades</text:p>
      <text:p text:style-name="First_20_paragraph">In our example, remove // from the “security” line if it’s there, "origin=Debian,codename=${distro_codename},label=Debian-Security";</text:p>
      <text:p text:style-name="Text_20_body">Enabling automatic upgrades:</text:p>
      <text:p text:style-name="P1037">$ sudo nano /etc/apt/apt.conf.d/20auto-upgrades</text:p>
      <text:p text:style-name="P1038"/>
      <text:p text:style-name="P1039">APT::Periodic::Update-Package-Lists "1";</text:p>
      <text:p text:style-name="P1040">APT::Periodic::Unattended-Upgrade "1";</text:p>
      <text:p text:style-name="P1041">APT::Periodic::AutocleanInterval "7";</text:p>
      <text:p text:style-name="First_20_paragraph">Testing the configuration:</text:p>
      <text:p text:style-name="P1042">$ sudo unattended-upgrades --dry-run --debug</text:p>
      <text:p text:style-name="First_20_paragraph">Installer Nginx:</text:p>
      <text:p text:style-name="P1043">$ sudo apt install nginx</text:p>
      <text:p text:style-name="P1044">$ mkdir /var/www/qasari.net</text:p>
      <text:p text:style-name="First_20_paragraph">Transférer vos fichiers local vers le serveur:</text:p>
      <text:p text:style-name="P1045">$ <text:s text:c="1"/>scp -P 2382 -r ~/qasari.net/* toto@37.187.181.111:/var/www/qasari.net</text:p>
      <text:p text:style-name="First_20_paragraph">Ne pas oublier de changer le détenteur du groupe:</text:p>
      <text:p text:style-name="P1046">$ sudo chown -R $USER:$USER /var/www</text:p>
      <text:p text:style-name="First_20_paragraph">Configure Nginx to serve the website</text:p>
      <text:p text:style-name="P1047"/>
      <text:p text:style-name="P1048">$ sudo nano /etc/nginx/sites-available/qasari.net</text:p>
      <text:p text:style-name="P1049">server {</text:p>
      <text:p text:style-name="P1050"><text:s text:c="4"/>listen 80 default_server;</text:p>
      <text:p text:style-name="P1051"><text:s text:c="4"/>listen [::]:80 default_server; <text:s text:c="1"/></text:p>
      <text:p text:style-name="P1052"/>
      <text:p text:style-name="P1053"><text:s text:c="4"/>root /var/www/qasari.net; <text:s text:c="1"/></text:p>
      <text:p text:style-name="P1054"><text:s text:c="4"/>index index.html; <text:s text:c="1"/></text:p>
      <text:p text:style-name="P1055"><text:s text:c="4"/></text:p>
      <text:p text:style-name="P1056"><text:s text:c="4"/>server_name qasari.net www.qasari.net; <text:s text:c="1"/></text:p>
      <text:p text:style-name="P1057"><text:s text:c="4"/>location / {</text:p>
      <text:p text:style-name="P1058"><text:s text:c="8"/>try_files $uri $uri/ =404;</text:p>
      <text:p text:style-name="P1059"><text:s text:c="8"/>}</text:p>
      <text:p text:style-name="P1060">}</text:p>
      <text:p text:style-name="First_20_paragraph">Link site enable:</text:p>
      <text:p text:style-name="P1061">$ ln -s /etc/nginx/sites-available/qasari.net /etc/nginx/sites-enabled/qasari.net</text:p>
      <text:p text:style-name="P1062">$ sudo systemctl restart nginx</text:p>
      <text:p text:style-name="First_20_paragraph">Configuration SSL avec let's encrypt:</text:p>
      <text:p text:style-name="P1063">$ sudo apt-get install software-properties-common</text:p>
      <text:p text:style-name="P1064">$ sudo add-apt-repository ppa:certbot/certbot</text:p>
      <text:p text:style-name="P1065">$ sudo apt-get update</text:p>
      <text:p text:style-name="P1066">$ sudo apt-get install python3-certbot-nginx</text:p>
      <text:p text:style-name="P1067">$ sudo certbot --nginx certonly</text:p>
      <text:p text:style-name="First_20_paragraph">Enable auto-renewal for certificates:</text:p>
      <text:p text:style-name="P1068"/>
      <text:p text:style-name="P1069">$ sudo crontab -e</text:p>
      <text:p text:style-name="P1070"/>
      <text:p text:style-name="P1071">17 7 * * * certbot renew --post-hook "systemctl reload nginx"</text:p>
      <text:p text:style-name="First_20_paragraph">Tell Nginx use SSL for website inside server conf file:</text:p>
      <text:p text:style-name="P1072">server {</text:p>
      <text:p text:style-name="P1073"><text:s text:c="3"/>listen 443 default_server;</text:p>
      <text:p text:style-name="P1074"><text:s text:c="3"/>listen [::]:443 default_server;</text:p>
      <text:p text:style-name="P1075"><text:s text:c="3"/>#... all other content</text:p>
      <text:p text:style-name="P1076"/>
      <text:p text:style-name="P1077"/>
      <text:p text:style-name="P1078"><text:s text:c="3"/># ...previous content here</text:p>
      <text:p text:style-name="P1079"><text:s text:c="3"/>ssl on;</text:p>
      <text:p text:style-name="P1080"><text:s text:c="3"/>ssl_certificate /etc/letsencrypt/live/qasari.net/fullchain.pem;</text:p>
      <text:p text:style-name="P1081"><text:s text:c="3"/>ssl_certificate_key /etc/letsencrypt/live/qasari.net/privkey.pem;</text:p>
      <text:p text:style-name="P1082">}</text:p>
      <text:p text:style-name="First_20_paragraph">Restart web server et reboot:</text:p>
      <text:p text:style-name="P1083">$ sudo systemctl restart nginx</text:p>
      <text:p text:style-name="P1084">$ reboot now</text:p>
      <text:h text:style-name="Heading_20_1" text:outline-level="1"><text:bookmark-start text:name="id_4-réseaux"/>4. Réseaux<text:bookmark-end text:name="id_4-réseaux"/></text:h>
      <text:p text:style-name="Horizontal_20_Line"/>
      <text:h text:style-name="Heading_20_1" text:outline-level="1"><text:bookmark-start text:name="id_5-cyberdefense"/>5. Cyberdefense<text:bookmark-end text:name="id_5-cyberdefense"/></text:h>
      <text:p text:style-name="Horizontal_20_Line"/>
      <text:h text:style-name="Heading_20_2" text:outline-level="2"><text:bookmark-start text:name="id_51-méthodologie-pour-sécuriser-son-ordinateur"/>5.1 Méthodologie pour sécuriser son ordinateur<text:bookmark-end text:name="id_51-méthodologie-pour-sécuriser-son-ordinateur"/></text:h>
      <text:p text:style-name="First_20_paragraph">On arrive à la fin d'un âge avec la prolifération des attaques informatiques ou l'utilisateur n'était qu'un consommateur ou celui-ci doit maintenant reprendre le contrôle de sa machine. Pour ce protéger, il n'y a pas beaucoup de méthode à appliquer à part celle-ci:</text:p>
      <text:p text:style-name="P1085">A armes égales, et donc une militarisation du cyberespace. <text:s text:c="1"/></text:p>
      <text:p text:style-name="First_20_paragraph">Vous ne pouvez pas protéger de l'information et votre organisation, car beaucoup d'entreprise font faillite après une attaque informatique, et être productif sur votre poste de travail sans penser comme un hacker. Même si les hackers le savent très bien la faille est principalement humaine et l'ingénierie sociale reste l'art de duper son adversaire pour l'exploiter. C'est aussi vaincre par votre niveau de connaissance des pratiques de sécurité sur les systèmes et le renseignement sur le terrain tel que la veille.</text:p>
      <text:p text:style-name="Text_20_body">On voit qu'au niveau de la prolifération des méthodologies d'attaques, les hackers cybercriminels recherchent à monnayer des secrets. Entrée sur des bases de donnée, récupérer des informations de clients, mot de passe, d'informations bancaires, des portes-feuilles de cryptomonnaies. Les infostealers sont par exemple en pleine expansion. On est loin des APT (Advanced Persistant Threat) tel que le célèbre Stuxnet pour endommager des structures qui reste rare tel que sur les SCADA dans l'industrie pour rendre inopérant une cible. La technique également qui fait parler d'elle le ransomware pour faire chanter les organisations de payer une rançon en bloquant l'accès à ces documents numériques, sous peine de destruction depuis l'épidemie de l'attaque Wannacry (2017) et la vulnérabilité Eternal Blue. Internet à basculé après l'attaque par botnet Mirai (2016) ciblant l'internet des objets. Microsoft a vu tout son système d'authentification mis à l'épreuve avec Mimikatz (2012).</text:p>
      <text:p text:style-name="Text_20_body">Présentons donc une méthodologie pour ce protéger des hackers et éduquer au numérique, ce que l'on apprend pas à l'école, nos politiques veulent surveiller la population, que le flic puisse enquêté sur votre ordinateur pour trouver vos photos pedopornographiques, ou vos activités illégales, ils sont totalement obsédés par l'accès aux systèmes informatiques par les services de renseignement.</text:p>
      <text:h text:style-name="Heading_20_3" text:outline-level="3"><text:bookmark-start text:name="ne-faite-confiance-quà-lopen-source"/>Ne faite confiance qu'à l'open source<text:bookmark-end text:name="ne-faite-confiance-quà-lopen-source"/></text:h>
      <text:p text:style-name="First_20_paragraph">La règle est de rendre le code source ouvert pour auditer permettant sa maintenance et son amélioration. Un système propriétaire permet d'intégrer des backdoors pour espionner qui est une atteinte à la vie privée, ainsi que de la télémetrie pour exploiter vos données. Les gouvernements favorisent l'utilisation des systèmes propriétaires pour cette raison sur l'ingénierie logiciel. Donc oublié MacOS et Windows, passé à GNU/Linux. La NSA a tenté de backdoorer le noyau Linux, sans succès.</text:p>
      <text:h text:style-name="Heading_20_3" text:outline-level="3"><text:bookmark-start text:name="réduire-la-surface-dattaque"/>Réduire la surface d'attaque<text:bookmark-end text:name="réduire-la-surface-dattaque"/></text:h>
      <text:p text:style-name="First_20_paragraph">N'allez pas vers des systèmes qui sont infecté par des virus et malwares, + 96% des malwares sont sur Windows. Linux n'est touché qu'à hauteur de 1% par les ransomwares. Ce qui est mainstream est plus vulnérable. Le système d'exploitation le plus sécurisé au monde est un UNIX libre: openBSD. Préférer le minimalisme, n'installer que le strict nécessaire sur le système tel que des distributions sur mesure comme Arch Linux ou Gentoo. Linux est vulnérable, et Debian en 20 ans à générer un nombre important de CVE qui sont patché régulièrement, un code open source permet à n'importe qui de chercher des vulnérabilités. Alléger votre bootloader et activer le secure boot de l'UEFI pour empêcher au démarrage du code inconnu comme l'attaque <text:a xlink:type="simple" xlink:href="https://www.schneier.com/blog/archives/2009/10/evil_maid_attac.html" office:name=""><text:span text:style-name="Definition">"Evil Maid"</text:span></text:a>. Réduiser votre utilisation d'application avec une interface graphique GUI et utiliser des serveurs d'affichage plus sur tel que Wayland. Vous serez plus productif et sécurisé en utilisant le terminal en CLI.</text:p>
      <text:h text:style-name="Heading_20_3" text:outline-level="3"><text:bookmark-start text:name="le-chiffrement"/>Le chiffrement<text:bookmark-end text:name="le-chiffrement"/></text:h>
      <text:p text:style-name="First_20_paragraph">Le système doit être protégé par le chiffrement avec des outils tel que dm-crypt/ LUKS pour protéger vos documents sensibles et information de connexion, voir de porte-feuille de cryptomonnaie. La connexion réseau doit également être chiffré via SSL et TLS en forçant HTTPS, pour éviter des attaques de type MITM, souvent le VPN est préconisé. Quand vous chercher à à vous connecter à des mirrors et repository sous Arch Linux en utilisant reflector forçé la connexion HTTPS. Préconiser l'utilisation de clé de chiffrement pour vous connecter en remote sur un serveur distant. Vous devez savoir utiliser GPG mais également de créer des containers Veracrypt en applicant la sécurité par l'obscurité. Ayez des notions sur le hashage, les mots de passe ne doivent pas exister en clair dans une base de donnée.</text:p>
      <text:h text:style-name="Heading_20_3" text:outline-level="3"><text:bookmark-start text:name="contrôle-daccès"/>Contrôle d'accès<text:bookmark-end text:name="contrôle-daccès"/></text:h>
      <text:p text:style-name="First_20_paragraph">Les programmes malveillants cherchent à escalader les privilèges pour prendre le contrôle de la machine. Le système doit protéger les actions de modification tel que le compte administrateur avec un mot de passe comme root sous Linux. Ainsi vous devez avoir des mots de passe différent en fonction du niveau de privilège sur le système en cas de compromission:</text:p>
      <text:list text:style-name="L143">
        <text:list-item>
          <text:p text:style-name="P1086">1 mot de passe pour la partition chiffrée + 16 caractères</text:p>
        </text:list-item>
        <text:list-item>
          <text:p text:style-name="P1086">1 mot de passe pour le compte administrateur root + 12 caractères</text:p>
        </text:list-item>
        <text:list-item>
          <text:p text:style-name="P1086">1 mot de passe sur chaques sites webs différents et dynamique + 8 caractères</text:p>
        </text:list-item>
      </text:list>
      <text:p text:style-name="First_20_paragraph">Vous devez utiliser un gestionnaire de mot de passe comme Keepass et garder la base de donnée en local sur votre machine. Ne jamais faire confiance au cloud et un tiers-parti en intermédiaire ou les données sont stocké à distance. Votre mot de passe doit être résistant à des attaques par dictionnaire et brute force.</text:p>
      <text:h text:style-name="Heading_20_3" text:outline-level="3"><text:bookmark-start text:name="utilisez-un-gestionnaire-de-paquet"/>Utilisez un gestionnaire de paquet<text:bookmark-end text:name="utilisez-un-gestionnaire-de-paquet"/></text:h>
      <text:p text:style-name="First_20_paragraph">Vous devez avoir une source de confiance pour les logiciels sur des dépots distants que vous installez et vérifiez qu'ils ne sont pas corrompu tel que la signature GPG du mainteneur. D'ou l'utilisation de GNU/Linux, comme pacman, rpm, apt, emerge, etc.</text:p>
      <text:h text:style-name="Heading_20_3" text:outline-level="3"><text:bookmark-start text:name="auditer-le-système"/>Auditer le système<text:bookmark-end text:name="auditer-le-système"/></text:h>
      <text:p text:style-name="First_20_paragraph">Les vulnérabilités CVE sont régulièrement mise à jours, la dernière en date "Dirty Pipe" sur le noyau Linux à fait parler d'elle, vous devez auditer le système avec des outils tel que Lynis et appliquer des contres-mesures d' "hardening" en particulier sur le noyau Linux comme AppArmor, SELinux, Grsecurity et LKRG. Il faut faire une recherche de rootkit régulièrement avec chkrootkit mais également de malware, il y en a sur Linux en utilisant Yara avec des règles prédifinis comme le repo <text:a xlink:type="simple" xlink:href="https://github.com/elastic/protections-artifacts" office:name=""><text:span text:style-name="Definition">"Protections Artifacts"</text:span></text:a> d'Elastic Security.</text:p>
      <text:h text:style-name="Heading_20_3" text:outline-level="3"><text:bookmark-start text:name="rolling-release-pour-mettre-à-jours-le-système"/>Rolling Release pour mettre à jours le système<text:bookmark-end text:name="rolling-release-pour-mettre-à-jours-le-système"/></text:h>
      <text:p text:style-name="First_20_paragraph">Patcher le système dès que les paquets logiciels sont disponible en intégrant la rolling release. C'est la particularité des distributions GNU/Linux basé sur Arch Linux, tel que Manjaro, Archcraft, etc.</text:p>
      <text:h text:style-name="Heading_20_3" text:outline-level="3"><text:bookmark-start text:name="monitoring"/>Monitoring<text:bookmark-end text:name="monitoring"/></text:h>
      <text:p text:style-name="First_20_paragraph">Vous pouvez détecter des comportements anormaux sur votre système en faisant du monitoring sur les ressources en particulier les processus et l'outil htop, mais également sur le réseau car les programmes malveillants cherchent à communiquer avec l'extérieur pour extraire de l'information et l'utilisation de port (ssh, samba, http, etc) et l'outil ss ou netstat. Il est possible d'analyser les paquets avec l'outil tcpdump.</text:p>
      <text:h text:style-name="Heading_20_3" text:outline-level="3"><text:bookmark-start text:name="logs"/>Logs<text:bookmark-end text:name="logs"/></text:h>
      <text:p text:style-name="First_20_paragraph">Un programme malveillant doit être furtif et les hackers effacer leur trace sur la cible. Pourtant ils peuvent laisser des empreintes sur les accès sur le système en vérifiant les logs. Windows n'a toujours pas compris ça et Linux intègre un système de logs avancé tel que sur les services avec systemd et journalctl voir l'outil syslog-ng.</text:p>
      <text:h text:style-name="Heading_20_3" text:outline-level="3"><text:bookmark-start text:name="configurer-un-par-feu"/>Configurer un par-feu<text:bookmark-end text:name="configurer-un-par-feu"/></text:h>
      <text:p text:style-name="First_20_paragraph">Utilisez des outils comme ufw qui reste simple à configurer, vous n'avez pas besoin d'apprendre des outils compliqué comme iptable ou pfsense.</text:p>
      <text:h text:style-name="Heading_20_3" text:outline-level="3"><text:bookmark-start text:name="sauvegarde-et-restauration"/>Sauvegarde et restauration<text:bookmark-end text:name="sauvegarde-et-restauration"/></text:h>
      <text:p text:style-name="First_20_paragraph">De nos jours les systèmes les plus avancés intègrent un système de sauvegarde automatisé périodique en cas de compromission. La technique utilisé en particulier est les snapshots qu'il est possible de créer avec des systèmes de fichier comme BTRFS et des outils comme Snapper + snap-pac sur Arch Linux pour sauvegarder à chaque mise à jour en cas que vous casser le système pour le restaurer. Il faut coupler à une sauvegarde de l'environnement utilisateur tels que les .dotfiles et les documents en utilisant des outils pour chiffrer des sauvegardes dans le cloud ou sur un NAS. Il y a Duplicity, Borg, Bacula mais également Rsync ou Rclone. En règle général il faut une sauvegarde locale + distante. En cas de perquisition ou de vol à votre domicile, vos données doivent être disponible à distance.</text:p>
      <text:h text:style-name="Heading_20_3" text:outline-level="3"><text:bookmark-start text:name="conclusion"/>Conclusion<text:bookmark-end text:name="conclusion"/></text:h>
      <text:p text:style-name="First_20_paragraph">En terme de pratique de sécurité sur les ordinateurs, Windows c'est le moyen-âge et MacOS par son caractère propriétaire n'est pas une source de confiance pour l'audit du code. Quand on connait rien à l'informatique et que l'on ne veut pas trop s'en occuper, je conseil le chromebook qui est un Gentoo allegé mais vous êtes dépendant des GAFAM comme Google et ces services. Les pratiques de cybersécurité sont un héritage des administrateurs systèmes de serveur et donc l'utilisation de GNU/Linux sur le marché quand on cherche à maintenir une disponibilité de l'outil de production et des services.</text:p>
      <text:h text:style-name="Heading_20_2" text:outline-level="2"><text:bookmark-start text:name="id_52-complément-sécuriser-son-ordinateur"/>5.2 Complément sécuriser son ordinateur<text:bookmark-end text:name="id_52-complément-sécuriser-son-ordinateur"/></text:h>
      <text:p text:style-name="First_20_paragraph">En 2013, avant l'affaire Snowden, je me suis lancé en tant que consultant indépendant sans réseau dans le milieu à 24 ans pour devenir expert en cyberdefense. Je suis un cipherpunk, c'est à dire je fais la promotion de l'utilisation de la cryptographie pour la défense de la vie privée, contre le vol de donnée, le secret industriel, la protection des sources. Je recherchais à être une aide au dirigeant plus particulièrement.</text:p>
      <text:p text:style-name="Text_20_body">Je vais donc expliquer ici quelques principes de cyberdéfense, on va construire un sous-marin pour naviguer en furtif, qui sont ma valeur ajouté sur le marché du travail. Mes recherches sont utiles dans l'armement, l'industrie, le journalisme mais egalement dans l'hacktivisme, la cybercriminalité, le terrorisme ou les réseaux mafieux. Il ne faut pas ce voilé la face.</text:p>
      <text:list text:style-name="L144">
        <text:list-item>
          <text:p text:style-name="P1087">Installer un système d'exploitation en vérifiant l'<text:a xlink:type="simple" xlink:href="https://linuxhint.com/md5_sha1_sha256_checksum_iso/" office:name=""><text:span text:style-name="Definition">intégrité de l'image ISO</text:span></text:a> tel qu'il est possible sous Linux grâce à l'empreinte checksums MD5, sha1, sha256</text:p>
        </text:list-item>
        <text:list-item>
          <text:p text:style-name="P1087">Ne faites confiance qu'à Linux car le code source est ouvert et donc auditable. Les Etats et la sécurité intérieur pour des besoins d'enquête et de fichage de la population ont des portes dérobées dans les produits Microsoft Windows et Appel macOS qui sont des sources propriétaires. Le code malveillant peu y être injecté. Il y a une volonté de rendre vulnérable le système. Le noyau Linux a été plusieurs fois approché par la NSA pour intégré une porte dérobée, ils rêvent complètement.</text:p>
        </text:list-item>
        <text:list-item>
          <text:p text:style-name="P1087">Préférer des systèmes minimalistes comme Arch Linux, Gentoo, ou vous installer/compiler depuis les sources vous même les paquets nécessaires. Eviter d'installer quelque chose que vous ne comprenez pas.</text:p>
        </text:list-item>
        <text:list-item>
          <text:p text:style-name="P1087"><text:a xlink:type="simple" xlink:href="https://wiki.archlinux.org/title/Data-at-rest_encryption" office:name=""><text:span text:style-name="Definition">Chiffrer votre disque dur</text:span></text:a>. Je m'attarde pas sur l'etat de l'art et les discussions s'il faut chiffrer /boot /tmp et la /swap. Cela enflamme souvent internet en fonction des failles et vulnérabilités.</text:p>
        </text:list-item>
        <text:list-item>
          <text:p text:style-name="P1087">Utiliser des dépôts logiciels avec une signature PGP qui permet d'avoir des sources de confiance. Chiffrer votre connexion internet en HTTPS pour récupérer les mirroirs des repository. Cela évite les attaques APT mais egalement l'installation de keylogger ou de trojan. J'utilise Arch Linux et le gestionnaire de paquet <text:a xlink:type="simple" xlink:href="https://wiki.archlinux.org/title/Pacman/Package_signing" office:name=""><text:span text:style-name="Definition">pacman/signing</text:span></text:a> qui gère en natif. <text:a xlink:type="simple" xlink:href="https://wiki.archlinux.org/title/Reflector" office:name=""><text:span text:style-name="Definition">Reflector</text:span></text:a> force la connexions en HTTPS vers les sources.</text:p>
        </text:list-item>
        <text:list-item>
          <text:p text:style-name="P1087">Installer un par-feu tel que <text:span text:style-name="Source_Text">ufw</text:span> et son interface graphique <text:span text:style-name="Source_Text">gufw</text:span> Apprenez à configurer des règles</text:p>
        </text:list-item>
        <text:list-item>
          <text:p text:style-name="P1087">Vérifier les logs dans <text:span text:style-name="Source_Text">/var/log</text:span> et installer <text:span text:style-name="Source_Text">syslog-ng</text:span></text:p>
        </text:list-item>
        <text:list-item>
          <text:p text:style-name="P1087">Installer un analyseur de rootkit <text:span text:style-name="Source_Text">rkhunter</text:span></text:p>
        </text:list-item>
        <text:list-item>
          <text:p text:style-name="P1087">Monitorer le système pour analyser des programmes ou script qui utilise du CPU, mémoire ou du réseau avec <text:span text:style-name="Source_Text">htop</text:span> <text:span text:style-name="Source_Text">iostat</text:span> <text:span text:style-name="Source_Text">ss</text:span></text:p>
        </text:list-item>
        <text:list-item>
          <text:p text:style-name="P1087">Faite de la sécurité par l'obscurité en créant des containers avec <text:a xlink:type="simple" xlink:href="https://www.veracrypt.fr/en/Home.html" office:name=""><text:span text:style-name="Definition">Veracrypt</text:span></text:a> pour déposer vos documents TOP secret</text:p>
        </text:list-item>
        <text:list-item>
          <text:p text:style-name="P1087">Politique de gestion de mot de passe avec <text:span text:style-name="Source_Text">Keepass</text:span>, permet de générer des mots de passe fort</text:p>
        </text:list-item>
        <text:list-item>
          <text:p text:style-name="P1087">Installer un VPN gratuit comme protonVPN, utiliser le service mail sécurisé.</text:p>
        </text:list-item>
        <text:list-item>
          <text:p text:style-name="P1087">Utiliser des services cloud sécurisés tel que MEGA.</text:p>
        </text:list-item>
        <text:list-item>
          <text:p text:style-name="P1087">Augmenter votre vie privée avec le navigateur <text:a xlink:type="simple" xlink:href="https://librewolf.net/" office:name=""><text:span text:style-name="Definition">librewolf</text:span></text:a>, un fork de Firefox voir utilisé tor browser.</text:p>
        </text:list-item>
        <text:list-item>
          <text:p text:style-name="P1087">Soyez furtif sur internet derrière des noeuds tor et plusieurs proxy avec <text:span text:style-name="Source_Text">proxychains</text:span> pour vos activités sensible. Vérifier que la connexion à un site est en HTTPS en particulier les banques et utiliser un VPN si nécessaire.</text:p>
        </text:list-item>
        <text:list-item>
          <text:p text:style-name="P1087">Faite une veille des vulnérabilités et CVE. Via <text:a xlink:type="simple" xlink:href="https://www.cert.ssi.gouv.fr/" office:name=""><text:span text:style-name="Definition"><text:a xlink:type="simple" xlink:href="https://www.cert.ssi.gouv.fr/" office:name=""><text:span text:style-name="Definition">https://www.cert.ssi.gouv.fr/</text:span></text:a></text:span></text:a></text:p>
        </text:list-item>
        <text:list-item>
          <text:p text:style-name="P1087">Mettez à jour votre système, préférez la rolling release comme Arch Linux qui publie les mises à jours de paquet en continue sur son site. Dès qu'un paquet est patcher pour une vulnérabilité faite la commande: <text:span text:style-name="Source_Text">sudo pacman -Syu</text:span></text:p>
        </text:list-item>
        <text:list-item>
          <text:p text:style-name="P1087">Sauvegarder incrémentalement votre système. Configurer des snapshots avec un système de fichier BTRFS. Prévoyer un NAS (Synology) pour vos sauvegardes local sur le serveur samba synchronisé dans le cloud à distance grâce à la fonction hyperbackup de Synology. Redondance de la sécurité pour assurer une sureté de fonctionnement. Utiliser l'utilitaire <text:span text:style-name="Source_Text">deja-dup</text:span> de duplicity qui est simple pour chiffrer ces sauvegardes. Il existe d'autres programmes plus complexe comme Borg Backup ou Bacula.</text:p>
        </text:list-item>
        <text:list-item>
          <text:p text:style-name="P1087">Automatiser la ré-installation si le système est compromis avec des scripts et sauvegarder vos fichier <text:a xlink:type="simple" xlink:href="https://www.freecodecamp.org/news/dotfiles-what-is-a-dot-file-and-how-to-create-it-in-mac-and-linux/" office:name=""><text:span text:style-name="Definition">dotfiles</text:span></text:a> tels que .zshrc , .vimrc , .gitconfig</text:p>
        </text:list-item>
        <text:list-item>
          <text:p text:style-name="P1087">Garder une clé de System Rescue tel que l'image d'Arch Linux. Booter sur la clé puis: Ouvrir le container chiffré LUKS, Monter les disques, chrooter l'environnement et faite la réparation nécessaire.</text:p>
        </text:list-item>
      </text:list>
      <text:p text:style-name="First_20_paragraph">Tout cette procédure, je forme à la cyberdefense, c'est des années d'utilisation, de test et d'expérience des meilleurs pratiques. Ce qui est maintenant avant-gardiste, le cipherpunk sera la norme après que la cyberguerre aura détruit le système actuel, depuis Snowden cela a empiré, tous les états veulent leurs hackers sponsorisés pour voler des données, c'est un foutoir infernal et c'est politique. La cyber-armée est une vaste fumisterie. Nos futurs générations apprendrons à créer leur propre système et le customiser, nous sommes des pionniers, des visionnaires pour d'autre. Le coup fatal sera portée par l'internet quantique, on attend avec impatience que les politiques acceptent d'abandonner la surveillance pour rendre inviolable les communications. Let's Encrypt est l'une des initiatives post-Snowden de chiffrer les connexions HTTPS gratuitement avec des certificat, aucun gouvernement n'a soutenu l'initiative, nos politiques sont déconnecté de la problématique, ainsi que l'élite pensante tel que le corps des Mines, étant un ancien mineur, on ne forme pas à Linux en école d'ingénieur. La plupart des experts en cyberdefense sont complètement à l'ouest recommandant toujours plus de logiciel propriétaire payant pour faire des fonctions de sécurité. Le déni complet car c'est un gros business la cybersécurité: Si le code source n'est pas ouvert, et qu'il faut une licence, c'est de la merde pour faire du profit.Je ne suis pas seul, il y a les cipherpunks, la communauté Arch Linux, la Quadrature du Net.</text:p>
      <text:p text:style-name="Text_20_body">Je finirais l'article cette article par les outils d'hardening sous Linux pour éviter de compromettre un système. voir un IDS comme Snort que vous devez connaitre en cyberdefense.</text:p>
      <text:list text:style-name="L145">
        <text:list-item>
          <text:p text:style-name="P1088">Bastille Linux <text:a xlink:type="simple" xlink:href="http://bastille-linux.sourceforge.net/" office:name=""><text:span text:style-name="Definition"><text:a xlink:type="simple" xlink:href="http://bastille-linux.sourceforge.net/" office:name=""><text:span text:style-name="Definition">http://bastille-linux.sourceforge.net/</text:span></text:a></text:span></text:a></text:p>
        </text:list-item>
        <text:list-item>
          <text:p text:style-name="P1088">Lynis <text:a xlink:type="simple" xlink:href="https://cisofy.com/lynis/" office:name=""><text:span text:style-name="Definition"><text:a xlink:type="simple" xlink:href="https://cisofy.com/lynis/" office:name=""><text:span text:style-name="Definition">https://cisofy.com/lynis/</text:span></text:a></text:span></text:a></text:p>
        </text:list-item>
        <text:list-item>
          <text:p text:style-name="P1088">nixarmor <text:a xlink:type="simple" xlink:href="https://github.com/emirozer/nixarmor" office:name=""><text:span text:style-name="Definition"><text:a xlink:type="simple" xlink:href="https://github.com/emirozer/nixarmor" office:name=""><text:span text:style-name="Definition">https://github.com/emirozer/nixarmor</text:span></text:a></text:span></text:a></text:p>
        </text:list-item>
        <text:list-item>
          <text:p text:style-name="P1088">Linux server hardening guide <text:a xlink:type="simple" xlink:href="https://github.com/imthenachoman/How-To-Secure-A-Linux-Server" office:name=""><text:span text:style-name="Definition"><text:a xlink:type="simple" xlink:href="https://github.com/imthenachoman/How-To-Secure-A-Linux-Server" office:name=""><text:span text:style-name="Definition">https://github.com/imthenachoman/How-To-Secure-A-Linux-Server</text:span></text:a></text:span></text:a></text:p>
        </text:list-item>
      </text:list>
      <text:h text:style-name="Heading_20_2" text:outline-level="2"><text:bookmark-start text:name="id_53-tips-de-furtivité"/>5.3 Tips de furtivité<text:bookmark-end text:name="id_53-tips-de-furtivité"/></text:h>
      <text:p text:style-name="First_20_paragraph">De nos jours tous le monde espionne, c'est à la portée du clic car chacun essaye de valoriser de la DATA. Le business sur les données, est le nouvel eldorado, 99% de l'information est en source ouverte sur internet. Traiter ces données demande du temps, alors on automatise la tâche avec des programmes informatiques, l'une des techniques les plus courantes est le web scraping (harvesting).</text:p>
      <text:p text:style-name="Text_20_body">Quand vous êtes hackers ou journaliste vous aller avoir une phase de RECON pour collecter des informations sur une entreprise, un individu. Si vous êtes chercheur en sécurité informatique vous pouvez trouver des vulnérabilités sur les serveurs ou les individus par une analyse du discours et des formes d'ingénierie sociale comme levier pour obtenir une escaladation de privilège.</text:p>
      <text:p text:style-name="Text_20_body">Vous allez prendre beaucoup de notes et croiser l'information, il vous faut donc des outils de Knowledge Management, j'utilise personnellement <text:a xlink:type="simple" xlink:href="https://zim-wiki.org/" office:name=""><text:span text:style-name="Definition">Zim</text:span></text:a>. Un wiki pour organiser l'information. Pas besoin d'outils sophistiqué, vous pouvez complémenter avec <text:a xlink:type="simple" xlink:href="https://freemind.fr.softonic.com/" office:name=""><text:span text:style-name="Definition">freemind</text:span></text:a> pour créer des cartes heuristiques comme méthode de brainstorming. Ces données elles ont de la valeur, une entreprise concurrente serait intéresser de les obtenirs ou des organismes gouvernementaux plus particulièrement si votre travail touche à de l'armement.</text:p>
      <text:p text:style-name="Text_20_body">Il faut donc avoir des principes de FURTIVITE quand on collecte de l'information ou squatte un serveur qui ne vous appartient pas, vos activités de <text:a xlink:type="simple" xlink:href="https://fr.wikipedia.org/wiki/Footprinting" office:name=""><text:span text:style-name="Definition">footprinting</text:span></text:a> peuvent alerter des organisations et accentuer la surveillance sur votre connexion internet. Comment y remédier?</text:p>
      <text:list text:style-name="L146">
        <text:list-item>
          <text:p text:style-name="P1089">Générer des DATA aléatoires. Votre FAI collecte des données de navigation et les revends à des entreprises pour faire de la publicité ciblée. Vous pouvez y remédier en générant des données aléatoires sur votre réseau avec Arduino et <text:a xlink:type="simple" xlink:href="https://projecthub.arduino.cc/cstram/apan-arduino-privacy-automatic-navigator-4e0245" office:name=""><text:span text:style-name="Definition">APAN</text:span></text:a> pour 20 €. C'est la technique de la confusion.</text:p>
        </text:list-item>
        <text:list-item>
          <text:p text:style-name="P1089">Utiliser proxychains. Certains hackers se protègent derrière plus de 7 proxys avant de scanner et collecter de l'information sur une cible sensible. Il est configurer par défaut pour fonctionner avec TOR. C'est un outil réputé sous GNU/Linux.</text:p>
        </text:list-item>
        <text:list-item>
          <text:p text:style-name="P1089">Classique via un VPN + TOR. C'est la protection adéquate quand on veut anonymiser sa navigation dans le dark web, je vais pas rentrer dans le détail pourquoi il est nécessaire de coupler un VPN avec TOR mais il y a des fuites d'informations sur les noeuds d'entrée et sortie sur le réseau. Il y a de la littérature abondante sur les raisons de tels précautions. Vous devez prendre des précautions sur le choix du VPN pour réduire votre empreinte. protonVPN qui est gratuit est une solution configurable sous GNU/Linux à condition d'utiliser le bureau GNOME dont il est dépendant. J'ai réussi à faire fonctionner sous XFCE après quelques bidouilles.</text:p>
        </text:list-item>
      </text:list>
      <text:h text:style-name="Heading_20_2" text:outline-level="2"><text:bookmark-start text:name="id_54-générer-une-paire-de-clé-pgp"/>5.4 Générer une paire de clé PGP<text:bookmark-end text:name="id_54-générer-une-paire-de-clé-pgp"/></text:h>
      <text:p text:style-name="First_20_paragraph">Tout utilisateur avancée de l'informatique protège son travail avec de la cryptographie et ces communications. C'est le domaine et le monde des cipherpunks. Globalement internet utilise de plus en plus la cryptographie pour:</text:p>
      <text:list text:style-name="L147">
        <text:list-item>
          <text:p text:style-name="P1090">Sécuriser les transactions financières</text:p>
        </text:list-item>
        <text:list-item>
          <text:p text:style-name="P1090">Protéger l'intégrité des données</text:p>
        </text:list-item>
        <text:list-item>
          <text:p text:style-name="P1090">Rendre les communications privées</text:p>
        </text:list-item>
        <text:list-item>
          <text:p text:style-name="P1090">Sécuriser l'authentification</text:p>
        </text:list-item>
      </text:list>
      <text:p text:style-name="First_20_paragraph">Il faut donc avoir quelques notions pour l'utilisateur averti d'un outil essentiel : openPGP qui utilise la méthode <text:a xlink:type="simple" xlink:href="https://fr.wikipedia.org/wiki/Cryptographie_asym%C3%A9trique" office:name=""><text:span text:style-name="Definition">chiffrement asymétrique</text:span></text:a>. Le créateur de PGP(Pretty Good Privacy), Philip Zimmermann, a été violamment réprimandé par les gouvernements, à l'origine ceux-ci ne veulent pas que la population est accès la cryptographie. Zimmermann à violé le "Arms Export Control Act" des USA. La cryptologie est une arme de guerre.</text:p>
      <text:p text:style-name="Text_20_body">Citation de Zimmermann: « If privacy is outlawed, only outlaws will have privacy », soit, en français : « Si la vie privée est mise hors la loi, seuls les hors-la-loi auront une vie privée. »</text:p>
      <text:p text:style-name="Text_20_body">Comment utiliser PGP et le chiffrement asymétrique? Il faut savoir qu'une clé RSA peut être utilisé que cela soit pour openSSL ou openPGP / GnuPG.</text:p>
      <text:p text:style-name="Text_20_body">Nous allons l'utiliser pour chiffrer nos messages sur un email et servir d'authentification sécurisé tel que pour maintenir un logiciel et la signature du mainteneur dans les dépôts sous GNU/Linux.</text:p>
      <text:list text:style-name="L148">
        <text:list-item>
          <text:p text:style-name="P1091">1] Tout d'abord créer un email généraliste ou l'on peut utiliser PGP et intégrer des API. Un compte webmail Gmail est suffisant, ne vous inquietez pas si l'email est sur les serveurs de Google, ils n'ont pas accès aux emails chiffrés.</text:p>
        </text:list-item>
        <text:list-item>
          <text:p text:style-name="P1091">2] Utiliser un outil pour générer des clés PGP public et privée. Mettez un mot de passe, taille de la clé 4096 bits, et algorithme RSA. Pas de temps d'expiration tel que sur <text:a xlink:type="simple" xlink:href="https://pgptool.org/" office:name=""><text:span text:style-name="Definition"><text:a xlink:type="simple" xlink:href="https://pgptool.org/" office:name=""><text:span text:style-name="Definition">https://pgptool.org/</text:span></text:a></text:span></text:a>, vous pouvez également utiliser l'utilitaire <text:a xlink:type="simple" xlink:href="https://www.linuxfordevices.com/tutorials/linux/generate-pgp-keys-gnupg" office:name=""><text:span text:style-name="Definition">GnuPG</text:span></text:a>. Récuperez les fichiers, rappel votre clé privée est personnel et ne se partage pas, elle doit être protégée sur une partition chiffrée.</text:p>
        </text:list-item>
        <text:list-item>
          <text:p text:style-name="P1091">3] Utilisez un outil qui gère la signature PGP pour les emails. Vous pouvez utiliser le client Thunderbird avec Enigmail. Mais egalement un webmail Gmail avec <text:a xlink:type="simple" xlink:href="https://www.malekal.com/utiliser-pgp-sur-gmail-pour-le-chiffrement-de-mail/" office:name=""><text:span text:style-name="Definition">Mailvelope</text:span></text:a>.</text:p>
        </text:list-item>
        <text:list-item>
          <text:p text:style-name="P1091">4] Rendre votre clé public accessible pour authentifier votre signature. Il y a des serveurs généralistes qui collecte les clés, en particulier sur GNU/Linux pour la signature des dépôts. Ainsi transféré votre clé sur le serveur d'Ubuntu en copiant votre clé public. Aller sur <text:a xlink:type="simple" xlink:href="https://keyserver.ubuntu.com/" office:name=""><text:span text:style-name="Definition"><text:a xlink:type="simple" xlink:href="https://keyserver.ubuntu.com/" office:name=""><text:span text:style-name="Definition">https://keyserver.ubuntu.com/</text:span></text:a></text:span></text:a>. Il y a également le serveur du MIT <text:a xlink:type="simple" xlink:href="https://pgp.mit.edu/" office:name=""><text:span text:style-name="Definition"><text:a xlink:type="simple" xlink:href="https://pgp.mit.edu/" office:name=""><text:span text:style-name="Definition">https://pgp.mit.edu/</text:span></text:a></text:span></text:a> mais également sur <text:a xlink:type="simple" xlink:href="https://keys.openpgp.org/" office:name=""><text:span text:style-name="Definition"><text:a xlink:type="simple" xlink:href="https://keys.openpgp.org/" office:name=""><text:span text:style-name="Definition">https://keys.openpgp.org/</text:span></text:a></text:span></text:a>. Les serveurs sont synchronisés entre eux.</text:p>
        </text:list-item>
        <text:list-item>
          <text:p text:style-name="P1091">5] Partager le lien de votre clé public pour pouvoir l'utiliser. Comment est formaté un lien public vers une clé PGP?</text:p>
        </text:list-item>
      </text:list>
      <text:p text:style-name="First_20_paragraph">C'est sous la forme: <text:span text:style-name="Source_Text">nom + mail + signature</text:span> exemple pour ma propre clé: <text:a xlink:type="simple" xlink:href="https://keyserver.ubuntu.com/pks/lookup?search=0x6F3B7C4C&amp;fingerprint=on&amp;op=index" office:name=""><text:span text:style-name="Definition">Anthony Le Goff <text:a xlink:type="simple" xlink:href="mailto:legoff.ant@gmail.com" office:name=""><text:span text:style-name="Definition">legoff.ant@gmail.com</text:span></text:a> 0x6F3B7C4C</text:span></text:a></text:p>
      <text:p text:style-name="Text_20_body">Bienvenue dans le monde des cipherpunks.</text:p>
      <text:h text:style-name="Heading_20_2" text:outline-level="2"><text:bookmark-start text:name="id_55-authentification-serveur-distant-clé-ssh-methode-github"/>5.5 Authentification serveur distant clé SSH (methode Github)<text:bookmark-end text:name="id_55-authentification-serveur-distant-clé-ssh-methode-github"/></text:h>
      <text:p text:style-name="First_20_paragraph">Créer un repository ou réutiliser un autre.</text:p>
      <text:h text:style-name="Heading_20_3" text:outline-level="3"><text:bookmark-start text:name="vérifier-lexistence-de-clés-ssh-sur-le-pc"/>Vérifier l’existence de clés ssh sur le PC<text:bookmark-end text:name="vérifier-lexistence-de-clés-ssh-sur-le-pc"/></text:h>
      <text:p text:style-name="First_20_paragraph">Lancer la commande <text:span text:style-name="Source_Text">ls -al ~/.ssh</text:span> pour lister les clés.</text:p>
      <text:p text:style-name="Text_20_body">Vérifier le dossier s’il existe des clés ssh publique nommé:</text:p>
      <text:list text:style-name="L149">
        <text:list-item>
          <text:p text:style-name="P1092">id_rsa.pub</text:p>
        </text:list-item>
        <text:list-item>
          <text:p text:style-name="P1092">id_ecdsa.pub</text:p>
        </text:list-item>
        <text:list-item>
          <text:p text:style-name="P1092">id_ed25519.pub</text:p>
        </text:list-item>
      </text:list>
      <text:h text:style-name="Heading_20_3" text:outline-level="3"><text:bookmark-start text:name="générer-la-paire-de-clés-ssh"/>Générer la paire de clés ssh<text:bookmark-end text:name="générer-la-paire-de-clés-ssh"/></text:h>
      <text:p text:style-name="First_20_paragraph">Ouvrir un terminal</text:p>
      <text:p text:style-name="Text_20_body">Lancer la commande:</text:p>
      <text:p text:style-name="P1093">$ ssh-keygen -t ed25519 -C "your_email@example.com"</text:p>
      <text:h text:style-name="Heading_20_3" text:outline-level="3"><text:bookmark-start text:name="ajouter-un-clé-ssh-au-compte-github"/>Ajouter un clé ssh au compte github<text:bookmark-end text:name="ajouter-un-clé-ssh-au-compte-github"/></text:h>
      <text:p text:style-name="First_20_paragraph">Faite un <text:span text:style-name="Source_Text">cat</text:span> sur le chemin de votre clé public dans le dossier <text:span text:style-name="Source_Text">~/.ssh/</text:span> et copiez le. Ajoutez la clé sur le compte github à (<text:a xlink:type="simple" xlink:href="https://github.com/settings/keys" office:name=""><text:span text:style-name="Definition">https://github.com/settings/keys</text:span></text:a>)</text:p>
      <text:h text:style-name="Heading_20_3" text:outline-level="3"><text:bookmark-start text:name="test-la-connexion-ssh-sur-le-serveur-de-github"/>test la connexion ssh sur le serveur de github<text:bookmark-end text:name="test-la-connexion-ssh-sur-le-serveur-de-github"/></text:h>
      <text:p text:style-name="First_20_paragraph">ouvrir un terminal</text:p>
      <text:p text:style-name="P1094">$ ssh -T git@github.com</text:p>
      <text:p text:style-name="P1095"># Attempts to ssh to GitHub</text:p>
      <text:p text:style-name="First_20_paragraph">Il y aura une information de reconnaissance de signature de clé public</text:p>
      <text:h text:style-name="Heading_20_3" text:outline-level="3"><text:bookmark-start text:name="switch-de-https-a-ssh-en-remote"/>Switch de https a ssh en remote<text:bookmark-end text:name="switch-de-https-a-ssh-en-remote"/></text:h>
      <text:p text:style-name="First_20_paragraph">Aller dans le dossier de travail du projet git. Configurer l’URL de remote par ssh</text:p>
      <text:p text:style-name="P1096">git remote set-url origin git@github.com:username/your-repository.git</text:p>
      <text:p text:style-name="P1097"># puis vérifier que cela a bien été pris en compte</text:p>
      <text:p text:style-name="P1098">git remote -v</text:p>
      <text:p text:style-name="First_20_paragraph">commiter un fichier puis pusher le code. l’identifiant et le mot de passe ne sera pas demandé</text:p>
      <text:h text:style-name="Heading_20_1" text:outline-level="1"><text:bookmark-start text:name="id_6-sauvegarde"/>6. Sauvegarde<text:bookmark-end text:name="id_6-sauvegarde"/></text:h>
      <text:p text:style-name="Horizontal_20_Line"/>
      <text:h text:style-name="Heading_20_1" text:outline-level="1"><text:bookmark-start text:name="id_7-programmation"/>7. Programmation<text:bookmark-end text:name="id_7-programmation"/></text:h>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9-09T18:53:35Z</meta:creation-date>
    <dc:date>2023-09-09T18:53:35Z</dc:date>
  </office:meta>
</office:document-meta>
</file>